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417in" fo:margin-left="-0.1333in" fo:margin-right="-0.0028in" table:align="margins"/>
    </style:style>
    <style:style style:name="តារាង1.A" style:family="table-column">
      <style:table-column-properties style:column-width="0.8229in" style:rel-column-width="4885*"/>
    </style:style>
    <style:style style:name="តារាង1.B" style:family="table-column">
      <style:table-column-properties style:column-width="0.9361in" style:rel-column-width="5557*"/>
    </style:style>
    <style:style style:name="តារាង1.C" style:family="table-column">
      <style:table-column-properties style:column-width="0.4167in" style:rel-column-width="2473*"/>
    </style:style>
    <style:style style:name="តារាង1.D" style:family="table-column">
      <style:table-column-properties style:column-width="0.8854in" style:rel-column-width="5256*"/>
    </style:style>
    <style:style style:name="តារាង1.E" style:family="table-column">
      <style:table-column-properties style:column-width="0.6146in" style:rel-column-width="3648*"/>
    </style:style>
    <style:style style:name="តារាង1.F" style:family="table-column">
      <style:table-column-properties style:column-width="0.8451in" style:rel-column-width="5017*"/>
    </style:style>
    <style:style style:name="តារាង1.G" style:family="table-column">
      <style:table-column-properties style:column-width="4.3118in" style:rel-column-width="25593*"/>
    </style:style>
    <style:style style:name="តារាង1.H" style:family="table-column">
      <style:table-column-properties style:column-width="1.125in" style:rel-column-width="6678*"/>
    </style:style>
    <style:style style:name="តារាង1.I" style:family="table-column">
      <style:table-column-properties style:column-width="1.0833in" style:rel-column-width="6428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9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text-properties style:font-name="Khmer OS" fo:font-size="11pt" style:font-size-asian="11pt" style:font-name-complex="Khmer OS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Khmer OS" fo:font-size="11pt" fo:font-style="italic" style:font-size-asian="11pt" style:font-style-asian="italic" style:font-name-complex="Khmer OS" style:font-size-complex="11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style:font-name="Khmer OS" fo:font-size="11pt" fo:font-style="italic" fo:background-color="transparent" style:font-size-asian="11pt" style:font-style-asian="italic" style:font-name-complex="Khmer OS" style:font-size-complex="11pt" style:font-style-complex="italic" style:text-scale="99%"/>
    </style:style>
    <style:style style:name="P16" style:family="paragraph" style:parent-style-name="Table_20_Contents">
      <style:paragraph-properties fo:text-align="justify" style:justify-single-word="false"/>
      <style:text-properties style:font-name="Khmer OS" fo:font-size="11pt" fo:font-style="italic" style:font-name-asian="Baiduk OT" style:font-size-asian="11pt" style:font-style-asian="italic" style:font-name-complex="Khmer OS" style:font-size-complex="11pt" style:font-style-complex="italic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text-properties fo:font-size="11pt" fo:font-weight="bold" style:font-size-asian="11pt" style:font-weight-asian="bold" style:font-name-complex="Khmer OS" style:font-size-complex="11pt" style:font-weight-complex="bold"/>
    </style:style>
    <style:style style:name="P1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1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text-underline-style="none" style:font-name-asian="Baiduk OT" style:font-size-asian="11pt" style:font-style-asian="normal" style:font-name-complex="Khmer OS" style:font-size-complex="11pt" style:font-style-complex="normal"/>
    </style:style>
    <style:style style:name="P22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italic" style:font-size-asian="11pt" style:font-style-asian="italic" style:font-name-complex="Khmer OS" style:font-size-complex="11pt" style:font-style-complex="italic"/>
    </style:style>
    <style:style style:name="P23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5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italic" style:font-size-asian="11pt" style:font-style-asian="italic" style:font-name-complex="Khmer OS" style:font-size-complex="11pt" style:font-style-complex="italic"/>
    </style:style>
    <style:style style:name="P26" style:family="paragraph" style:parent-style-name="Table_20_Contents">
      <style:paragraph-properties fo:text-align="justify" style:justify-single-word="false" style:writing-mode="lr-tb"/>
    </style:style>
    <style:style style:name="P27" style:family="paragraph" style:parent-style-name="Table_20_Contents">
      <style:paragraph-properties fo:text-align="justify" style:justify-single-word="false" fo:background-color="#ffffff">
        <style:background-image/>
      </style:paragraph-properties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style:font-name-asian="Baiduk OT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name-asian="Baiduk OT"/>
    </style:style>
    <style:style style:name="T4" style:family="text">
      <style:text-properties fo:background-color="#ffff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7" style:family="text"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T8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9" style:family="text"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T10" style:family="text">
      <style:text-properties style:font-name="Khmer OS" fo:font-size="11pt" fo:font-style="normal" style:text-underline-style="none" style:font-name-asian="Baiduk OT" style:font-size-asian="11pt" style:font-style-asian="normal" style:font-name-complex="Khmer OS" style:font-size-complex="11pt" style:font-style-complex="normal"/>
    </style:style>
    <style:style style:name="T11" style:family="text"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T12" style:family="text">
      <style:text-properties style:font-name="Khmer OS" fo:font-size="11pt" style:font-size-asian="11pt" style:font-name-complex="Khmer OS" style:font-size-complex="11pt"/>
    </style:style>
    <style:style style:name="T13" style:family="text">
      <style:text-properties style:font-name="Khmer OS" fo:font-size="11pt" fo:background-color="#ffff00" style:font-size-asian="11pt" style:font-name-complex="Khmer OS" style:font-size-complex="11pt"/>
    </style:style>
    <style:style style:name="T14" style:family="text">
      <style:text-properties fo:background-color="#ffffff"/>
    </style:style>
    <style:style style:name="T15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">ល.រ</text:p>
          </table:table-cell>
          <table:table-cell table:style-name="តារាង1.A1" office:value-type="string">
            <text:p text:style-name="P2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ត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>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21">ព្យញ្ជនៈ​ទី ២៩ តាម​លំដាប់​ពួក​ព្យញ្ជនៈ​ទាំង ៣៣ តួ, ជា​ព្យញ្ជនៈ​ទី ៤ ក្នុង​សេស​វគ្គ​ឬ​អវគ្គ, ជា​ទន្តោដ្ឋជៈ មាន​សំឡេង​កើត​ត្រង់​ប្រទល់​ធ្មេញ​និង​រឹម​បបូរ​មាត់, ជា​ឃោសៈ​ខាង​អវគ្គ; មាន​បែប​វេយ្យាករណ៍​ឲ្យ​ផ្លាស់​ជា ព បាន​តាម​គួរ​ដល់​ការ​ប្រកប, ដូច​ជា : ទសវិធ &gt; ទសពិធ, បវិត្រ &gt; បពិត្រ, វណ៌ &gt; ពណ៌, អត្តភាវ &gt; អត្តភាព ជាដើម ។ តួ វ នេះ​ខ្មែរ​ប្រើ​សំឡេង​ជា​ពីរ​គឺ វ និង វ៉ ទាំង​មាន​សំឡេង​ដោយ​អំណាច​ព្យញ្ជនៈ​អឃោសៈ​សង្កត់​ឲ្យ​ជា វ៉ ផង ដូច​ជា កង្វារ, តង្វាយ, សង្វាត ជាដើម ។ សំ. បា. អាន​ថា វៈ ឬ វ៉ៈ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8">១១៦៨៣</text:p>
          </table:table-cell>
          <table:table-cell table:style-name="តារាង1.A2" office:value-type="string">
            <text:p text:style-name="P9">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0">(វ្ច អ. ថ. វ៉) យាន​មួយ​ប្រភេទ មាន​គ្រែ, ដង​ស្នែង, ដំបូល សម្រាប់​ឥស្សរ​ជន​ថ្នាក់​ខ្ពស់​ជិះ មាន​មនុស្ស​សែង : គង់​លើ-វ, ជិះ​វ (មាន​ប្រើ​ច្រើន​តែ​ក្នុង​សម័យ​ពី​ដើម); រ. ស. ព្រះ​វ វ ធម្មតា; (ព្រះ​សិវិកា ឬ ព្រះ​ទីន័ង​សិវិកា វ​មាន​ក្បាច់​រចនា​វិចិត្រ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8">១១៦៨៤</text:p>
          </table:table-cell>
          <table:table-cell table:style-name="តារាង1.A2" office:value-type="string">
            <text:p text:style-name="P9">វ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23">សូរ​ឮ​ដោយ​ទឹក​ហូរ​ប៉ៈ​នឹង​ច្រាំង​ប្រឡាយ ឬ​ច្រក​ចង្អៀត​ជាដើម : ទឹក​ហូរ​វ៉, ខ្យល់​បក់​ស្លឹក​ឈើ​វ៉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3"/>
          </table:table-cell>
        </table:table-row>
        <table:table-row>
          <table:table-cell table:style-name="តារាង1.A2" office:value-type="string">
            <text:p text:style-name="P8">១១៦៨៥</text:p>
          </table:table-cell>
          <table:table-cell table:style-name="តារាង1.A2" office:value-type="string">
            <text:p text:style-name="P9">វៈ !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ពាក្យ​សម្រាប់​ក្មេង​ដែល​ពួន​ចាំ​គ្នា​លុះ​ឃើញ​ក្មេង​ឯ​ទៀត​មក​ដល់​ជិត​ក៏​ស្រែក​ពញ្ញាក់​លេង ឬ​សម្រាប់​ប្រឡែង​លេង​នឹង​កូន​ក្មេង​តូច, ចួន​កាល​ថា វូម​វៈ ! ឬ វូម​វៈ​អឺ ! </text:p>
          </table:table-cell>
          <table:table-cell table:style-name="តារាង1.D2" office:value-type="string">
            <text:p text:style-name="P5">វៈ​អឺ !</text:p>
          </table:table-cell>
          <table:table-cell table:style-name="តារាង1.I2" office:value-type="string">
            <text:p text:style-name="P4"><text:s/>វូម​វៈ</text:p>
            <text:p text:style-name="P4">វូម​វៈ​អឺ ! </text:p>
          </table:table-cell>
        </table:table-row>
        <table:table-row>
          <table:table-cell table:style-name="តារាង1.A2" office:value-type="string">
            <text:p text:style-name="P8">១១៦៨៦</text:p>
          </table:table-cell>
          <table:table-cell table:style-name="តារាង1.A2" office:value-type="string">
            <text:p text:style-name="P9">វ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ឈ្មោះ​ឆ្នាំ​ទី ៩ (ស្វា) : ឆ្នាំ​វក​ជា​ឆ្នាំទី ៩ ក្នុង​ចំនួន​ឆ្នាំ​ទាំង ១២ មាន​ឆ្នាំ​ជូត​ជា​ខាង​ដើម​បង្អស់​ឆ្នាំ​កុរ​ជា​ខាង​ចុង​បំផុ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៨៧</text:p>
          </table:table-cell>
          <table:table-cell table:style-name="តារាង1.A2" office:value-type="string">
            <text:p text:style-name="P9">វ៉ក !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ជា ឧ.</text:p>
          </table:table-cell>
          <table:table-cell table:style-name="តារាង1.D2" office:value-type="string">
            <text:p text:style-name="P4">ចូរ​អុំ​សាប់​ឲ្យ​ញាប់​ឡើង ! ឬ​ស្រែក​បន្លឺ​ថា ចូរ​ចែវ​សាប់​ឲ្យ​ញាប់​ឡើង !; ពាក្យ​សម្រាប់​អ្នក​ទំ​ក្បាល​ទូក​អុំ​ឬ​ទូក​ចែវ​ប្រណាំង​ស្រែក​ប្រាប់​ពួក​អ្នក​អុំ ឬ​ពួក​អ្នក​ចែវ​សាប់​ឲ្យ​ញាប់ ដើម្បី​ឲ្យ​ទូក​ស្ទុះ​លឿន​ឡើង ។ ព. ផ្ទ. មួយ​យ៉ូ​មួយ ! ។ ឧ. សម្រែក​ក្អែក : ក្អែក​យំ​វ៉ក​ៗ ។ សូរ​ចង្អោរ ឬ ក្អួត : ចង្អោរ​វ៉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៨៨</text:p>
          </table:table-cell>
          <table:table-cell table:style-name="តារាង1.A2" office:value-type="string">
            <text:p text:style-name="P9">វ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6">ច្របល់​សព្វ​អន្លើ : វក់​ស្ករ​ត្នោត​ឲ្យ​រឹង (ច្រើន​ប្រើ វឹត ជាង) ។ វរ​ចិត្ត​ខ្លាំង; រឹត​ឆ្កួត : វក់​ចិត្ត; វក់​ឆ្កួត ។ ងប់​ចិត្ត​ប្រព្រឹត្ត​លង់​ក្នុង​អំពើ​ឥត​ប្រយោជន៍ : វក់​កញ្ឆា, វក់​ស្រា, វក់​ល្បែង, វក់​ដើរ​លេង​យប់ ។ ខំ​ប្រឹង​ហួស​កំណត់​ឥត​ឈប់​សម្រាក : វក់​ធ្វើ​ការ, វក់​រៀន ។ វក់​វី ឬ វី​វក់ វិល​ចុះ​វិល​ឡើង​ដដែល​ៗ​ដូច​គេ​វី : ដើរ​វក់​វី​ច្រើន​សា​ច្រើន​ត្រឡប់ ។ ធ្វើ​ការ​វក់​វី ឬ --វី​វក់ ធ្វើ​ការ​ច្របូក​ច្របល់ ច្រើន​មុខ នេះ​ផង​នោះ​ផង ។ ប្រើ​វក់​វី ច្រើន​ឲ្យ​ធ្វើ​ការ​ច្របូក​ច្របល់​ហួស​ប្រមាណ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>វក់​វី </text:p>
            <text:p text:style-name="P6">វី​វក់ </text:p>
          </table:table-cell>
        </table:table-row>
        <table:table-row>
          <table:table-cell table:style-name="តារាង1.A2" office:value-type="string">
            <text:p text:style-name="P8">១១៦៨៩</text:p>
          </table:table-cell>
          <table:table-cell table:style-name="តារាង1.A2" office:value-type="string">
            <text:p text:style-name="P9">វក្ក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ក-ក័ង</text:p>
          </table:table-cell>
          <table:table-cell table:style-name="តារាង1.D2" office:value-type="string">
            <text:p text:style-name="P5">បា.;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7">(&lt; វក្ក; វ្ឬក្ក) តម្រង​បស្សាវៈ <text:s/>គឺ​អាការៈ​មួយ​ប្រភេទ ក្នុង​ខ្លួន​មនុស្ស​ មាន​សណ្ឋាន​ជា​សាច់​ពីរ​ដុំ ទ្រង់ទ្រាយ​ស្រដៀង​នឹង​ផ្លែ​ស្វាយ​សម្រាប់​ជ្រាប​ទឹក​ចូល​ទៅ ហើយ​ជ្រាប​ហូរ​ចុះ​មក ដក់​ក្នុង​ក្រពះ​បស្សាវៈ (សព្ទ​នេះ តាម​ទម្លាប់​រៀង​មក​តែង​ប្រែថា <text:span text:style-name="T1">“ទាច”, ប៉ុន្តែ​បើ​តាម​ពិត ទាច ជា​ឈ្មោះ​រោគ​ធំ​ពោះ​មួយ​ប្រភេទ, មិន​មែន​ជា​ឈ្មោះ​របស់​អាការៈ​ទេ​ដឹង ?) សម្រាប់​ប្រើ​ជា រ. ស. ព្រះ​វក្កំ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8">១១៦៩០</text:p>
          </table:table-cell>
          <table:table-cell table:style-name="តារាង1.A2" office:value-type="string">
            <text:p text:style-name="P9">វគ្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ក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គ៌) ពួក, បន; ក្រុម; ប្រជុំ; សង្កាត់; គ្នា : វគ្គ​អក្សរ, សេចក្ដី​ច្រើន​វគ្គ ។ វគ្គក្ខរៈ (វ័ក-គ័ក-ខៈរ៉ៈ; បា. វគ្គក្ខរ &lt; វគ្គ + អក្ខរ) អក្សរ​ក្នុង​វគ្គ គឺ​ព្យញ្ជនៈ ២៥ តួ តាំង​ពី ក ដល់ ម ចែក​ជា​វគ្គ​មាន ៥ គឺ វគ្គ​ក, វគ្គ​ច, វគ្គ​ដ, វគ្គ​ត, វគ្គ​ប, តាំង​ពី យ រៀង​ទៅ​ហៅ​ថា អក្សរ​សេស​វគ្គ ឬ អក្សរ​អវគ្គ (ព. វ.) ។ វគ្គ​ព័ន្ធ (វ័ក-គៈព័ន; បា. --ពន្ធ) ការ​ចង​បាច់​គ្នា​ឬ​រួម​គ្នា​ជា​ពួក : ធ្វើ​វគ្គ​ព័ន្ធ ។ វគ្គ​ភេទ (វ័ក-គៈភេត) ការ​បែក​ពួក; ដំណើរ​ផ្សេង​ពួក​គ្នា ។ វគ្គ​វោត ឬ <text:s/>វោត​វគ្គ (វ័ក--) វគ្គ​និង​វោត​ឬ​វោត​និង​វគ្គ : និយាយ​មាន​វោត​វគ្គ និយាយ​តាម​ដំណើរ​សេចក្ដី​មាន​សង្កាត់​ច្បាស់​លាស់​ងាយ​ស្តាប់​ងាយ​យល់ (ម. ព. វោត ផង) ។ វគ្គ​សន្និបាត ឬ វគ្គ​សមោសរ (វ័ក-គៈ សន់-និបាត ឬ--សៈម៉ោ-ស) ដំណើរ​ភ្ជុំ​ពួក; ការ​ប្រជុំ​គ្នា ។ វគ្គ​ស្នើរ (វ័ក--) សង្កាត់​ដោយ​ឡែក​ៗ : និយាយ​មា​ន​វគ្គ​ស្នើរ, សេចក្ដី​មាន​វគ្គ​ស្នើរ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១</text:p>
          </table:table-cell>
          <table:table-cell table:style-name="តារាង1.A2" office:value-type="string">
            <text:p text:style-name="P9">វគ្គន្ត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ក-គ័ន-តៈ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គ្គ + អន្ត <text:span text:style-name="T1">“ទី​បំផុត, ចុង”) ទី​បំផុត​វគ្គ, ចុង​វគ្គ; អក្សរ​ចុង​វគ្គ គឺ​ព្យញ្ជនៈ ៥ តួ : ង, ញ, ណ, ន, ម; ហៅ វគ្គន្តក្ខរៈ ក៏​បាន (បា. &lt; វគ្គ​ + អន្ត + អក្ខរ ; ព. វ.) ។ល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២</text:p>
          </table:table-cell>
          <table:table-cell table:style-name="តារាង1.A2" office:value-type="string">
            <text:p text:style-name="P9">វគ្គ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ក-គុ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6">(វល្គុ) ពីរោះ, ស្រួល​ស្តាប់; គួរ​ឲ្យ​ស្រណោះ; គួរ​ឲ្យ​ចាប់​ចិត្ត; ល្អ ។ វគ្គុកថា ឬ --វាចា សម្តី​ពីរោះ ។ វគ្គុវាទ ឬ--វាទី អ្នក​ដែល​មាន​សម្តី​ពី​រោះ (បើ​ស្រ្តី​ជា វគ្គុវាទិកា ឬ--វាទិន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៣</text:p>
          </table:table-cell>
          <table:table-cell table:style-name="តារាង1.A2" office:value-type="string">
            <text:p text:style-name="P9">វ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ន.</text:p>
          </table:table-cell>
          <table:table-cell table:style-name="តារាង1.D2" office:value-type="string">
            <text:p text:style-name="P4">ថ្លៃ, មាស​ថ្លៃ; អ្នក​ថ្លៃ; អ្នក​ថ្លៃ, ស្រី​ថ្លៃ; ពាក្យ​ស្និទ្ធស្នាល​សម្រាប់​និយាយ​សសោះ​អន្ទង​ទៅ​រក​មនុស្ស​ជា​ទី​ស្រឡាញ់ (ច្រើន​ប្រើ​ចំពោះ​ស្រ្តី​ជាង​បុរស) : ស្រី​វង, កែវ​វង ស្រី​ថ្លៃ, កែវ​ថ្លៃ ។ ប្រើ​ហៅ សារិកា​កែវ​ក៏​បាន : អា​វង​អើយ ! (--អ្ហើយ ឬ --ង៉ើយ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៤</text:p>
          </table:table-cell>
          <table:table-cell table:style-name="តារាង1.A2" office:value-type="string">
            <text:p text:style-name="P9">វង់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6">ធ្វើ​ឲ្យ​ជា​រង្វង់, ធ្វើ​ឲ្យ​មាន​មណ្ឌល​មូល, គួស​វាស​ឲ្យ​មូល : វង់​ភ្នែក​ក្ងោក វង់​ឲ្យ​មាន​សណ្ឋាន​មូល​ប៉ុន​ភ្នែក​ក្ងោក ។ វង់​វៀន វង់​បង្វៀន, វង់​ឲ្យ​មាន​សណ្ឋាន​ក្រវៀន, វង់​ឲ្យ​មាន​ហៀន ។ ឈរ​វង់ ឈរ​ព័ទ្ធ ជា​មណ្ឌល​មូល, ឈរ​ដំកង់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>វង់​វៀន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មណ្ឌល​មូល, ទី​មាន​មណ្ឌល​មូល, អ្វី​ៗ​ដែល​មាន​មណ្ឌល​មូល; ក្រុម​មនុស្ស​ដែល​ប្រជុំ​គ្នា​ជា​មណ្ឌល​មូល; ប្រជុំ​កិច្ច​ការ; ក្រុម​ភ្លេង, ក្រុម​ល្បែង ជាដើម : វង់​ការ ប្រជុំ​មុខ​ការ, ដំណើរ​ការ ។ វង់​ខែ​ មណ្ឌល​ព្រះ​ចន្រ្ទ ។ វង់​ចិញ្ចៀន មណ្ឌល​ចិញ្ចៀន ។ វង់​មុខ ទម្រង់​មុខ ។ ចិញ្ចៀន​មួយ​វង់ ចិញ្ចៀន​មួយ ។ បរ​វង់ បរ​សត្វ​ពាហនៈ​មាន​សេះ​ជាដើម​ប្រណាំង​គ្នា​ក្នុង​វាល​វង់ ។ បាញ់​វង់ បាញ់​ចន្លោង គឺ​បាញ់​តម្រង់​ឲ្យ​ព្រួញ​ឬ​គ្រាប់​ចូល​ក្នុង​ប្រហោង​មណ្ឌល​មូល​ដែល​កំណត់ ។ ភ្លេង​មួយ​វង់ ភ្លេង​មួយ​ពួក​ឬ​មួយ​ក្រុម ។ ល្បែង​មួយ​វង់ ល្បែង​មួយ​ក្រុម ។ វាល​វង់ វាល​ធំ​មាន​មណ្ឌល​មូល សម្រាប់​បរ​ប្រណាំង​សត្វ​ពាហនៈ​មាន​សេះ​ជាដើម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ល្បែង​ស៊ី​សង​មួយ​ប្រភេទ​មាន​គូស​ដី​ជា​វង់​មូល, ជង់​លុយ​បន្តុប​លើ​គ្នា​ដាក់​ត្រង់​ទី​កណ្តាល​វង់, បើ​ចោល​ដោយ​មេ​សំណ​មូល​ផ្តួល​លុយ​នោះ​ឲ្យ​ខ្ទាត​ខ្លះ​ចេញ​ក្រៅ​វង់ ទុក​ថា ជា​ឈ្នះ : ពួក​ក្មេង​លេង​វង់ (មាន​តែ​ក្នុង​ពី​ដើម, ក្នុង​សម័យ​បច្ចុប្បន្ន មិន​មាន​ទេ..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៥</text:p>
          </table:table-cell>
          <table:table-cell table:style-name="តារាង1.A2" office:value-type="string">
            <text:p text:style-name="P9">វ៉ង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ថ្លា​ណាស់, ថ្លា​យង់, ថ្លា​ឈ្វេង : ទឹក​ថ្លា​វ៉ង់ ។ ប្រើ​ជា ថ្លា​ឆ្វង់ ក៏​បាន ។ </text:p>
          </table:table-cell>
          <table:table-cell table:style-name="តារាង1.D2" office:value-type="string">
            <text:p text:style-name="P5">ហ្វង់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៦</text:p>
          </table:table-cell>
          <table:table-cell table:style-name="តារាង1.A2" office:value-type="string">
            <text:p text:style-name="P9">វង់​ក្រច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វណ្ណយុត្ត​មួយ​គូ​មាន​សណ្ឋាន​កោង​ខុប​បញ្ឈរ ( ) នេះ, ដើម​កំណើត​នៅ​ប្រទេស​អឺរ៉ុប (បារ. ប៉ារ៉ង់តែស Parenthèse), សម្រាប់​ប្រើ​បិទ​រាំង​សេចក្ដី​ដែល​មាន​ដំណើរ​ដោយ​ឡែក...; ជា​វណ្ណយុត្ត, ក្នុង​សម័យ​នេះ, ផ្សាយ​ចេញ​ទួទៅ​ក្នុង​សកល​លោក ។ កិ. សរសេរ​វណ្ណយុត្ត ( ) នេះ : វង់​ក្រចក​ទៅ !, ចុះ​វង់​ក្រចក​ទៅ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៧</text:p>
          </table:table-cell>
          <table:table-cell table:style-name="តារាង1.A2" office:value-type="string">
            <text:p text:style-name="P9"><text:span text:style-name="T8">វង់​ព្រះ​</text:span>អាទិត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ឈ្មោះ​ប្រទាល​មួយ​ប្រភេទ​សន្តាន​ត្រាវ តែ​ធាង​និង​ស្លឹក​តូច​ជាង, ស្លឹក​មាន​សម្បុរ​ក្រហម​ត្រង់​ផ្ទៃ​កណ្តាល : ប្រទាល​វង់​ព្រះ​អាទិត្យ គេ​ច្រើន​ដាំ​ក្នុង​ផើង​សម្រាប់​ប្រើ​ជា​គ្រឿង​តាំ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៨</text:p>
          </table:table-cell>
          <table:table-cell table:style-name="តារាង1.A2" office:value-type="string">
            <text:p text:style-name="P9">វង្ក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ង-កៈ</text:p>
          </table:table-cell>
          <table:table-cell table:style-name="តារាង1.D2" office:value-type="string">
            <text:p text:style-name="P5">បា.; សំ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ង្ក; វក្រ) កោង; វៀច; ក្ងិកក្ងក់; របែរ​របោរ; របិញ​របុញ; កកិច​កកុច។ ន. របត់; រំពត់;... ។ វង្កកម្ម អំពើ​កោង; អំពើ​វៀច; ការ​ឆបោក ។ វង្កតា ឬ វង្កភាព ភាវៈ​កោង, សេចក្ដី​វៀច ។ វង្កមិត្ត ឬ--មិត្រ មិត្រ​កោង, មិត្រ​មាន​ចិត្ត​វៀច ។ វង្ក​សណ្ឋាន ទ្រង់ទ្រាយ​កោង​ឬ​វៀច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៦៩៩</text:p>
          </table:table-cell>
          <table:table-cell table:style-name="តារាង1.A2" office:value-type="string">
            <text:p text:style-name="P9">វង្ក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ង់កត់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ភ្នំ​មួយ​ក្នុង​ពួក​ភ្នំ​ហិមពាន្ត : ភ្នំ​វង្កត (ភ្នំ​មាន​សណ្ឋាន​វៀច); ហៅ វង្កត​បព៌ត ឬ វង្កត​គិរី ឬ​ហៅ​តាម​ទម្លាប់​ថា គិរី​វង្កត ក៏​បាន​(មាន​និយាយ​ក្នុង​វេស្សន្តរ​ជាតក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ភ្នំ​វង្កត</text:p>
          </table:table-cell>
        </table:table-row>
        <table:table-row>
          <table:table-cell table:style-name="តារាង1.A2" office:value-type="string">
            <text:p text:style-name="P8">១១៧០០</text:p>
          </table:table-cell>
          <table:table-cell table:style-name="តារាង1.A2" office:value-type="string">
            <text:p text:style-name="P9">វង្វាន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6">ពាក្យ​សម្រាប់​និយាយ​ផ្សំ​នឹង​ពាក្យ វង្វេង ថា : វង្វេង​វង្វាន់ វង្វេង​ភ័ន្ត​ស្មារតី​ឬ​ភ័ន្ត​គំនិត, វង្វេង​ងេងងោង : ចាស់​វង្វេង​វង្វាន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>វង្វេង​វង្វាន់ </text:p>
          </table:table-cell>
        </table:table-row>
        <table:table-row>
          <table:table-cell table:style-name="តារាង1.A2" office:value-type="string">
            <text:p text:style-name="P8">១១៧០១</text:p>
          </table:table-cell>
          <table:table-cell table:style-name="តារាង1.A2" office:value-type="string">
            <text:p text:style-name="P9">វង្វេ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6">ភ្លេច​ឬ​ភ័ន្ត​ស្មារតី, ភ័ន្ត​ផ្លូវ; ភ័ន្ត​ដំណើរ​គ្នា; ច្រឡំ​ចាំ​ពុំ​បាន; ស្រវឹង​ចិត្ត​ជ្រប់ : វង្វេង​កាម ស្រវឹង​កាម​គុណ ។ វង្វេង​គ្នា បែក​មិន​ចួប​គ្នា​ក្នុង​វេលា​ដើរ​ដំណើរ ព្រោះ​ភ័ន្ត​ច្រឡំ​ផ្លូវ ។ វង្វេង​ចិត្ត ភ័ន្ត​ចិត្ត ។ វង្វេង​ជាតិ ភ័ន្ត​កំណើត​ទៅ​កើត​តាម​យថាកម្ម ខុស​បំណង ។ វង្វេង​ទិស ភ័ន្ត​ច្រឡំ​ទិស ។ វង្វេង​ផ្លូវ ភ័ន្ត​ច្រឡំ​ផ្លូវ ខុស​បំណង​ដែល​ត្រូវ​ទៅ ។ វង្វេង​ស្មារតី ភ័ន្ត​ស្មារតី​ចាំ​ៗ​ភ្លេច​ៗ ឬ​បាត់​ៗ ឃើញ​ៗ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២</text:p>
          </table:table-cell>
          <table:table-cell table:style-name="តារាង1.A2" office:value-type="string">
            <text:p text:style-name="P9">វង្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ង់; បើ​ជា​បទ​សមាស អ. ថ. វ័ង-សៈ ឬ​វង់សៈ) ន. (វំស; វំឝ) ពូជ, ជំបួរ, ជួរ, ក្រសែ, របា, ត្រកូល, តំណ​ត្រកូល; ជាតិ ។ ឫស្សី; ប៉ី; ខ្លុយ; ស្រឡៃ; ស្នួ ។ល។ វង្ស​ករ ឬ វង្ស​ក្រឹត បុព្វ​បុរស​របស់​ត្រកូល, មនុស្ស​ដើម​ត្រកូល ។ <text:s text:c="2"/>វង្ស​ក្ស័យ ដំណើរ​ផុត​វង្ស ។ វង្ស​ចរិត ប្រវត្តិ, លំអាន របស់​ពូជ​ពង្ស; ពង្សាវតារ​ជាតិ ។ វង្ស​នាថ ឬ​វង្ស​ប្រមុខ អ្នក​ដែល​ជា​ចម្បង​របស់​ត្រកូល​ឬ​ប្រមុខ​របស់​ត្រកូល ។ វង្ស​ភោជ្យ (--ភោច) អ្នក​ដែល​ត្រូវ​ស៊ី​ទ្រព្យ​សម្បាច់​របស់​ត្រកូល ។ វង្ស​វឌ្ឍនៈ ឬ វង្ស​វ័ឌ្ឍន៍ សេចក្តី​ចម្រើន​របស់​ត្រកូល ។ វង្ស​វឌ្ឍី អ្នក​ដែល​ចម្រើន​ត្រកូល; បើ​ស្រ្តី​ជា វង្ស​វឌ្ឍិនី ។ វង្ស​សមាចារ ប្រពៃណី ឬ​ទំនៀម​ល្អ​របស់​ត្រកូល ។ វង្ស​ស្ថិតិ ការ​តាំង​នៅ​នៃ​វង្ស ។ល។ វង្សានុវង្ស (&lt; វង្ស + អនុវង្ស) វង្ស​ត​ៗ​តាម​លំដាប់​មក ។ វង្សាវលី ដូច​គ្នា​នឹង ពង្សាវលី ។ល។ បើ​រៀង​ពី​ខាង​ចុង​សព្ទ​ដទៃ អ. ថ. វង់, ដូច​ជា : ខត្តិយ​វង្ស វង្ស​ក្សត្រិយ៍ ។ ពុទ្ធ​វង្ស វង្ស​ព្រះ​ពុទ្ធ ។ ភូធរ​វង្ស, រាជ​វង្ស វង្ស​ស្តេច។ សក្យ​វង្ស ឬ សាក្យ-- វង្ស​សក្យៈ ។ សមណ​វង្ស វង្ស​សមណៈ ។ល។ (ម. ព. ពង្ស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៣</text:p>
          </table:table-cell>
          <table:table-cell table:style-name="តារាង1.A2" office:value-type="string">
            <text:p text:style-name="P9">វង្ស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ង់-សា</text:p>
          </table:table-cell>
          <table:table-cell table:style-name="តារាង1.D2" office:value-type="string">
            <text:p text:style-name="P5">បា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ពហុ. វំសា &lt; វំស ) វង្ស​ទាំងឡាយ (ព. កា. ច្រើន​ប្រើ​សំដៅ​សេចក្ដី​ជា​ឯក​វចនៈ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៤</text:p>
          </table:table-cell>
          <table:table-cell table:style-name="តារាង1.A2" office:value-type="string">
            <text:p text:style-name="P9">វង្ស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ង្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៥</text:p>
          </table:table-cell>
          <table:table-cell table:style-name="តារាង1.A2" office:value-type="string">
            <text:p text:style-name="P9"><text:span text:style-name="T8">វង្សា</text:span>អគ្គ​រា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ង់សាអ័ក-គៈរាជ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ំស <text:span text:style-name="T1">“វង្ស” + អគ្គ “ប្រសើរ, លើស​លែង, ចម្បង” + រាជ “ស្តេច”; តាម​របៀប​វេយ្យាករណ៍​គួរ​រៀង​ជា អគ្គ​រាជ​វង្ស ឬ --វង្សា “វង្ស​ស្តេច​ជា​ចម្បង”) ឋានន្តរ​របស់​សេនាបតី​សម្រាប់​ទោ ខាង​ក្រសួង​យុត្តិធម៌​ក្នុង​កម្ពុជ​រដ្ឋ ក្នុង​សម័យ​ណា​ដែល​មាន​ក្សត្រិយ៍ ឧភយោ​រាជ; សម័យ​សព្វ​ថ្ងៃ​នេះ តាំង​ជា​ទី​អនុរដ្ឋ​លេខាធិការ​ក្រសួង​នុះ​ដែរ : អ្នក​ឧកញ៉ា​វង្សា​អគ្គ​រាជ អនុរដ្ឋ​លេខាធិការ​ក្រសួង​យុត្តិធម៌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៦</text:p>
          </table:table-cell>
          <table:table-cell table:style-name="តារាង1.A2" office:value-type="string">
            <text:p text:style-name="P9">វច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ចៈន៉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ចន) ពាក្យ, សម្តី ។ ប្រភេទ​ពាក្យ​ប្រាប់​ចំនួន​តិច​ច្រើន​ដែល​កំណត់​តាម​បែប​វេយ្យាករណ៍, សម្រាប់​ភាសា​បាលី​មាន ២ យ៉ាង​គឺ ឯក​វចនៈ ប្រាប់​ដំណើរ​ថា មាន​តែ​មួយ ឬ​ប្រាប់​ដំណើរ​ដែល​ប្រមូល​ចំនួន​ច្រើន​រួប​រួម​តែ​មួយ បើ​ធៀប​នឹង​ភាសា​ខ្មែរ​ដូច​ពាក្យ​ថា មហា​ជន, ប្រជុំ​ជន, ក្រុម​យោធា, ក្រុម​ជំនុំ, ហ្វូង​សត្វ ជាដើម; ពហុ​វចនៈ ប្រាប់​ចំនួន​ពី​ត្រឹម​ពីរ​ឡើង​ទៅ, ធៀប​នឹង​ភាសា​ខ្មែរ​ដូច​ពាក្យ​ថា សត្វ​ទាំងឡាយ, អស់​លោក-អ្នក, អស់​ទាំង​ទ្រព្យ​របស់, យើង, យើង​ខ្ញុំ ជាដើម; សម្រាប់​ភាសា​សំស្រ្កឹត​មាន ៣ យ៉ាង, ពីរ​យ៉ាង​មាន​ឈ្មោះ​ដូច​ខាង​លើ​ដែរ, មួយ​យ៉ាង​ថែម​ទៀត ហៅ ទ្វិ​វចនៈ ប្រើ​ប្រាប់​ចំនួន​ត្រឹម​តែ​ពីរ​គត់, ឯ​ប៉ែក​ខាង ពហុ​វចនៈ ប្រើ​ប្រាប់​ចំនួន​តាំង​ពី​ត្រឹម​បី​ឡើង​ទៅ; សម្រាប់​ភាសា​ខ្មែរ​ក៏​ប្រើ​អនុលោម​តាម​ភាសា​ទាំង​ពីរ​ខាង​លើ​នេះ​ដែរ ប៉ុន្តែ​មាន​របៀប​មិន​ទៀង​ទាត់​ទេ ។ វចន​ករ, --ការ, --ការកៈ, --ការី (វៈចៈន៉ៈ--) អ្នក​ធ្វើ​តាម​ពាក្យ គឺ​អ្នក​យក​ពាក្យ, អ្នក​ស្តាប់​បង្គាប់ (បើ​ស្រ្តី​ជា វចន​ការិកា, --ការិនី) ។ វចន​ក្រម (--ក្រំ) លំដាប់​ពាក្យ ។ វចន​គារវៈ ឬ --គោរព (វៈចៈន៉ៈគារៈវៈ ឬ --រប់; សំ. វចន + គៅរវ) ការ​គោរព​សម្តី គឺ​ការ​ជឿ​កាន់​តាម​ពាក្យ​ប្រដៅ ។ វចន​ភេទ ការ​ខ្ចាយ​សម្តី, ដំណើរ​បែក​ការ​លេច​ឮ​ខ្ចរខ្ចាយ, ដំណើរ​ផ្សេង​សម្តី​គ្នា។ វចន​មាលា កម្រង​ពាក្យ ។ វចន​មិត្ត ឬ --មិត្រ (សំ. វចនសហាយ) មិត្រ​ដែល​ជា​គូ​និយាយ​សន្ទនា​គ្នា, ដែល​ចេះ​និយាយ​ឲ្យ​ពេញ​ចិត្ត ។ វចន​រចនា (វៈចៈន៉ៈរៈចៈន៉ា) ការ​រៀប​ចំ​ឬ​ចង​ក្រង​ពាក្យ​ពេចន៍​ឲ្យ​ចុះ​របៀប​ត្រឹម​ត្រូវ ។ វចនានុរូប (វៈចៈន៉ា--; សំ. បា. &lt; វចន + អនុរូប <text:span text:style-name="T1">“តាម​សម​គួរ”) តាម​សម​គួរ​ដល់​ពាក្យ; ការ​អនុលោម​តាម​ពាក្យ ។ វចនាលង្ការ (វៈចៈន៉ាលុ័ង-កា; បា. &lt; វចន + អលង្ការ “គ្រឿង​ប្រដាប់” គ្រឿង​ប្រដាប់​ពាក្យ គឺ​សម្តី​សម្រាប់​ប្រើ​កែម​ស៊ែម​ឲ្យ​ស្រួល​ស្តាប់; និបាត​សព្ទ​សម្រាប់​ប្រើ​ជា​គ្រឿង​ប្រដាប់​រំលេច​ពាក្យ​ឲ្យ​ស្រួល​ស្តាប់ ។ វចនាវសាន (វៈចៈន៉ាវៈ--; បា. &lt; វចន + អវសាន “ទី​បំផុត, ទី​ចប់”) ទី​បំផុត​ឬ​ទី​បញ្ចប់​សម្តី, ចុង​ពាក្យ, ចុង​សម្តី ។ល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៧</text:p>
          </table:table-cell>
          <table:table-cell table:style-name="តារាង1.A2" office:value-type="string">
            <text:p text:style-name="P9">វចន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ចន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៨</text:p>
          </table:table-cell>
          <table:table-cell table:style-name="តារាង1.A2" office:value-type="string">
            <text:p text:style-name="P9">វចន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ចន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០៩</text:p>
          </table:table-cell>
          <table:table-cell table:style-name="តារាង1.A2" office:value-type="string">
            <text:p text:style-name="P9"><text:span text:style-name="T8">វចនា</text:span>ធិប្ប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ចៈន៉ាធិប-បាយ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ចន + អធិប្បាយ; វចន + អភិប្រាយ &gt; វចនាភិប្រាយ) អធិប្បាយ​ពាក្យ គឺ​សេចក្ដី​ពន្យល់​អំពី​ពាក្យ​នីមួយ​ៗ​ឲ្យ​ឃើញ​ច្បាស់​លាស់; អភិធ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០</text:p>
          </table:table-cell>
          <table:table-cell table:style-name="តារាង1.A2" office:value-type="string">
            <text:p text:style-name="P9">វចនានុក្រ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ចៈន៉ានុក្រំ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3">(វចន + អនុ <text:span text:style-name="T1">“តាម” + ក្រម “ លំដាប់”; </text:span><text:span text:style-name="T3">វចន + អនុ + កម &gt; វចនានុក្កម) លំដាប់​ពាក្យ, លំដាប់​ពាក្យ​ដែល​រៀប​រៀង​តាម​របៀប​មុន​ក្រោយ ។ ឈ្មោះ​សៀវភៅ​នេះ​ឯង : សៀវភៅ​វចនានុក្រម​ខ្មែរ ។ វេវ. បទានុក្រម, លិបិ​ក្រម, អក្ខរានុក្រម, អភិធាន , អភិធាន​សព្ទ, វចនាធិប្បាយ; សព្វ​វចនាធិប្បាយ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១</text:p>
          </table:table-cell>
          <table:table-cell table:style-name="តារាង1.A2" office:value-type="string">
            <text:p text:style-name="P9">វច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វាចា, សម្តី, ពាក្យ ។ វចី​កម្ម អំពើ​ដែល​កើត​អំពី​សម្តី, ការ​ធ្វើ​ដោយ​សម្តី ។ វចី​គារវៈ (--គា-រៈវៈ) ការ​គោរព​ដោយ​វាចា ។ វចី​ទុច្ចរិត (--ទុច-ចៈរ៉ិត) ការ​ប្រព្រឹត្ត​អាក្រក់​ដោយ​វាចា ។ វចី​ទ្វារ ទ្វារ​វាចា ។ វចី​បណាម (--ប៉ៈ--) ឬ--ប្រណាម ការ​បង្អោន​វាចា គឺ​ការ​បញ្ចេញ​វាចា​សរសើរ​គុណ​ដែល​គួរ​គោរព ឬ​ការ​គោរព​ដោយ​សម្តី ។ វចី​បយោគ (--ប៉ៈ--) ឬ--ប្រយោគ ការ​ប្រកប​អំពើ​ដោយ​វាចា, ការ​បញ្ចេញ​វាចា​ប្រើ​គេ​ឲ្យ​សម្រេច​អំពើ ។ វចី​បរម​មិត្ត ឬ--មិត្រ (--ប៉ៈរ៉ៈម៉ៈមិត) មិត្រ​ដែល​បាន​តែ​មាត់, ដែល​ល្អ​តែ​មាត់ ។ វចី​ភេទ ការ​បញ្ចេញ​វាចា​ឲ្យ​គេ​ឮ​ច្បាស់; ដំណើរ​ផ្សេង​សម្តី​គ្នា ។ វចី​មុខ (បា.; សំ. វាង្មុខ) ពាក្យ​ផ្តើម, អារម្ភ​កថា, ឧបន្យាស​កថា ។ វចី​សង្ហរ (បា. --សំហរ) ការ​នាំ​ពាក្យ​ញុះញង់ ។ វចី​សង្ហរី អ្នក​នាំ​ពាក្យ​ញុះញង់ (បើ​ស្រ្តី​ជា វចី​សង្ហរិនី) ។ វចី​សមាចារ (--សៈម៉ាចា) ការ​ប្រព្រឹត្ត​រៀប​រយ​ដោយ​វាចា, ការ​ប្រើ​សម្តី​សុភាព​រាប​ទាប, ការ​ប្រើ​វាចា​ស្មោះ​ស្មើ ។ វចី​សុចរិត </text:span><text:span text:style-name="T12">(--សុចៈរ៉ិត) ការ​ប្រព្រឹត្ត​ល្អ​ដោយ​វាចា, ការ​ស្តី​និយាយ​ត្រឹម​ត្រូវ ។ល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២</text:p>
          </table:table-cell>
          <table:table-cell table:style-name="តារាង1.A2" office:value-type="string">
            <text:p text:style-name="P9">វចី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ចី) ។</text:p>
          </table:table-cell>
          <table:table-cell table:style-name="តារាង1.D2" office:value-type="string">
            <text:p text:style-name="P5">... វចី​សុចរិត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៣</text:p>
          </table:table-cell>
          <table:table-cell table:style-name="តារាង1.A2" office:value-type="string">
            <text:p text:style-name="P9">វច្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ច-ចៈ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ច្ច) អាចម, លាមក ។ វច្ច​កុដិ (វ័ច-ចៈកុត) បង្គន់ ។ វច្ចទ្វារ ឬ--មគ្គ (វ័ច-ចៈទ្វា ឬ--ម័ក) ទ្វារ​ឬ​ផ្លូវ​វច្ចៈ (ទ្វារ​ឧច្ចារៈ, ទ្វារ​ធំ, ទ្វារ​បាត) ។ល។ </text:p>
          </table:table-cell>
          <table:table-cell table:style-name="តារាង1.D2" office:value-type="string">
            <text:p text:style-name="P5">វច្ច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៤</text:p>
          </table:table-cell>
          <table:table-cell table:style-name="តារាង1.A2" office:value-type="string">
            <text:p text:style-name="P9">វជិរ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ជិរៈ ឬ វៈជី</text:p>
          </table:table-cell>
          <table:table-cell table:style-name="តារាង1.D2" office:value-type="string">
            <text:p text:style-name="P5">បា.;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ជិរ; វជ្រ) ពេជ្រ; កាំ​រន្ទះ; ខ្សែ​រស្មី​ផ្លេក​បន្ទោរ; ... ។ អាវុធ​របស់​ព្រះ​ឥន្រ្ទ (ពួក​ជាង​តាំង​ពី​ព្រេង​នាយ​រៀង​មក គូរ​ឬ​ឆ្លាក់ ធ្វើ​ជា​រូប​មាន​ទ្រង់ទ្រាយ​ស្រដៀង​នឹង​ផ្កា​ចំប៉ី​រីក ឬ​ចួន​កាល​ធ្វើ​ជា​រូប​ខ្សែ​ស្មើ​ផ្លេក​បន្ទោរ, មាន​ដង​ខ្លី​ដូច​ដង​ព្រះ​ខ័ឌ្គ) ។ គុ. រឹង​ស្រួយ; មាន​លំអ ។ វជិរ​បាណី (វៈជិរៈប៉ា--;បា. --បាណិ; សំ. វជ្រ--), វជិរ​ហត្ថ (--ហ័ត; បា.; សំ. វជ្រ​ហស្ត ឬ វជិរាវុធ បា. &lt; វជិរ + អាវុធ; សំ. វជ្រាយុធ &lt; វជ្រ + អាយុធ) អ្នក​ដែល​មាន​ដៃ​កាន់​វជីរ ឬ​អ្នក​ដែល​មាន​វជីរ​ជា​អាវុធ (ព្រះ​ឥន្រ្ទ) ។ វជិរ​ម័យ ដែល​ប្រដាប់​ដោយ​ពេជ្រ, ដែល​ដាំ​ពេជ្រ ។ល។ </text:p>
          </table:table-cell>
          <table:table-cell table:style-name="តារាង1.D2" office:value-type="string">
            <text:p text:style-name="P5">វជីរ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៥</text:p>
          </table:table-cell>
          <table:table-cell table:style-name="តារាង1.A2" office:value-type="string">
            <text:p text:style-name="P9">វជិរ​បាណ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ជិរៈ) ។</text:p>
          </table:table-cell>
          <table:table-cell table:style-name="តារាង1.D2" office:value-type="string">
            <text:p text:style-name="P5">វជិរម័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៦</text:p>
          </table:table-cell>
          <table:table-cell table:style-name="តារាង1.A2" office:value-type="string">
            <text:p text:style-name="P9">វជី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ជី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ាក្យ​ប្រើ​ក្លាយ​មក​ពី វជិរៈ (ម. ព. នុះ) កែវ​វជីរ, ត្បូង​វជីរ ពេជ្រ, ត្បូង​ពេជ្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៧</text:p>
          </table:table-cell>
          <table:table-cell table:style-name="តារាង1.A2" office:value-type="string">
            <text:p text:style-name="P9">វជ្ជទស្ស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ជ្ជទស្ស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៨</text:p>
          </table:table-cell>
          <table:table-cell table:style-name="តារាង1.A2" office:value-type="string">
            <text:p text:style-name="P9">វជ្ជទស្ស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(វ័ច-ជៈទ័ស-សី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 ឬ ន.</text:p>
          </table:table-cell>
          <table:table-cell table:style-name="តារាង1.D2" office:value-type="string">
            <text:p text:style-name="P4">(វជ៌្យទរ្ឝិន៑) ដែល​ឃើ​ញ​ទោស​គេ​ជា​ប្រក្រតី; អ្នក​ដែល​ឃើញ​តែ​ទោស​គេ (បើ​ស្រ្តី​ជា វជ្ជទស្សិន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១៩</text:p>
          </table:table-cell>
          <table:table-cell table:style-name="តារាង1.A2" office:value-type="string">
            <text:p text:style-name="P9">វញ្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ញ-ច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ញ្ច ឬ បវញ្ច; វញ្ច ឬ ប្រវញ្ច) បញ្ឆោត; បោក, បោក​ប្រាស់ ។ វញ្ច​កម្ម (វ័ញ-ចៈក័ម) ការ​បញ្ឆោត; ការ​បោក​ប្រាស់ ។ វញ្ច​ទន្ត (វ័ញ-ចៈ ទ័ន) ធ្មេញ​បញ្ឆោត គឺ​ធ្មេញ​ដែល​ដាក់​ជា​ជំនួស​ធ្មេញ​ធម្ម​ជាតិ ។ល។</text:p>
          </table:table-cell>
          <table:table-cell table:style-name="តារាង1.D2" office:value-type="string">
            <text:p text:style-name="P5">ប្រវញ្ច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០</text:p>
          </table:table-cell>
          <table:table-cell table:style-name="តារាង1.A2" office:value-type="string">
            <text:p text:style-name="P9">វញ្ចនា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ញ-ចៈន៉ាកា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ាការ​បញ្ឆោត; អាការ​បោក, អាការ​បោក​ប្រាស់ : ធ្វើ​កល​ល្បិច​ដោយ​វញ្ចនាការ ។ វញ្ចនាការ​នៃ​ពួក​យោធា អាការ​នៃ​កល​ល្បិច​របស់​ពួក​ទាហាន​ក្នុង​សង្រ្គាម, កល​បញ្ឆោត​នៃ​ពួក​ទាហាន ។ ច្បាំង​ឈ្នះ​បច្ចា​មិត្ត​ដោយ​វញ្ចនាការ ត​យុទ្ធ​ឈ្នះ​សត្រូវ​ដោយ​អាការ​ប្រើ​ល្បិច​បញ្ឆោត ។ល។ (ម. ព. ប្រវ័ញ្ច កិ. និង ប្រវ័ញ្ចន៍ ន. ទៀត​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១</text:p>
          </table:table-cell>
          <table:table-cell table:style-name="តារាង1.A2" office:value-type="string">
            <text:p text:style-name="P9">វញ្ឈ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ញ-ឈ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ញ្ឈ; ពន្ធ្យ) ដែល​មិន​មាន​កូន (អា); ដែល​មិន​មាន​ផល, ឥត​ប្រយោជន៍; ដែល​ឥត​ថ្លៃ ។ ប្រើ​ជា​បទ​សមាស : វញ្ឈ​កម្ម ការ​ងារ​ឥត​ផល, អំពើ​ឥត​ប្រយោជន៍ ។ <text:s/>វញ្ឈ​ព្រឹក្ស ឈើ​ដែល​ឥត​ផ្លៃ (ឈើ​អា​ឬ​ឈើ​ឈ្មោល)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២</text:p>
          </table:table-cell>
          <table:table-cell table:style-name="តារាង1.A2" office:value-type="string">
            <text:p text:style-name="P9">វញ្ឈ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ញ-ឈ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ន្ធ្យា) ស្រ្តី​អា; សត្វ​ញី​អ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៣</text:p>
          </table:table-cell>
          <table:table-cell table:style-name="តារាង1.A2" office:value-type="string">
            <text:p text:style-name="P9">វដ្ដ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ដ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ដ្ត; វ្ឫត្ត) ដែល​វិល; មូល, ដែល​ជា​វង់​មូល ។ ន. ការ​វិល​ទៅ​មក; ដំណើរ​វិល​កើត​វិល​ស្លាប់; វង់​មូល; តម្លៃ​សម្រាប់​ចាយ​ប្រើ​ស្បៀង ។ វដ្ត​ទុក្ខ ទុក្ខ​ក្នុង​វដ្តៈ គឺ​ទុក្ខ​សម្រាប់​សត្វ​ដែល​វិល​កើត​វិល​ស្លាប់ ។ វដ្ត​ភ័យ ភ័យ​អំពី​ការ​វិល​កើត​វិល​ស្លាប់ ។ វដ្ត​មូល ទី​តាំង​របស់​វដ្តៈ, ឫស​របស់​វដ្តៈ ។ វដ្ត​លោក លោក​គឺ​ការ​វិល​កើត​វិល​ស្លាប់ ។ វដ្ដ​សង្សារ (បា. --សំសារ) ដំណើរ​អន្ទោល​វិល​កើត​វិល​ស្លាប់ ។ វដ្ដ​សន្ធិ តំណ​វដ្តៈ ។ល។</text:p>
          </table:table-cell>
          <table:table-cell table:style-name="តារាង1.D2" office:value-type="string">
            <text:p text:style-name="P5">វដ្ដ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៤</text:p>
          </table:table-cell>
          <table:table-cell table:style-name="តារាង1.A2" office:value-type="string">
            <text:p text:style-name="P9">វដ្ដ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ដ្ដ ឬ វដ្ដ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៥</text:p>
          </table:table-cell>
          <table:table-cell table:style-name="តារាង1.A2" office:value-type="string">
            <text:p text:style-name="P9">វឌ្ឍក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ឍ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ធ៌កី) ជាង​ឈើ ។ វឌ្ឍកី​កម្ម (បា. វឌ្ឍកិ--) ការ​ជាង​ឈើ, ការ​ងារ​របស់​ជាង​ឈើ ។ វឌ្ឍកី​ហត្ថ (បា. វឌ្ឍកិ--) ហត្ថ​ជាង​ឈើ, ហត្ថ​ខ្នាត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៦</text:p>
          </table:table-cell>
          <table:table-cell table:style-name="តារាង1.A2" office:value-type="string">
            <text:p text:style-name="P9">វឌ្ឍ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ឍៈន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<text:span text:style-name="T6">(វឌ្ឍន; វទ៌្ធន ឬ វធ៌ន) សេចក្ដី​ចម្រើន; ការ​លូត​លាស់; ដំណើរ​ដុះ​ដាល; ដំណើរ​កើត​កាល​វាល​គុម្ព ។ ព. ផ្ទ. ហាយន ឬ ហាយនៈ ។ វឌ្ឍន​កម្ម អំពើ​ឬ​ការ​ងារ​ដែល​នាំ​ឲ្យ​ចម្រើន​ផល​ប្រយោជន៍ ។ វឌ្ឍន​កាល ឬ--សម័យ កាល​ឬ​សម័យ​ដែល​មាន​សេចក្ដី​ចម្រើន​</text:span>ប្រយោជន៍​ផ្សេង​ៗ ។ វឌ្ឍន​ធម៌ ធម៌​ឬ​សភាវៈ​ដែល​នាំ​ឲ្យ​កើត​សេចក្ដី​ចម្រើន ។ វេវ. វប្បធម៌ ។ វឌ្ឍន​ភាព ភាវៈ​ឬ​ដំណើរ​នាំ​ឲ្យ​ចម្រើន ។ វឌ្ឍនាការ (បា. &lt; វឌ្ឍន + អាការ) អាការ​នៃ​សេចក្ដី​ចម្រើន ។ល។ </text:p>
          </table:table-cell>
          <table:table-cell table:style-name="តារាង1.D2" office:value-type="string">
            <text:p text:style-name="P5">វឌ្ឍន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៧</text:p>
          </table:table-cell>
          <table:table-cell table:style-name="តារាង1.A2" office:value-type="string">
            <text:p text:style-name="P9">វឌ្ឍន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ឌ្ឍន ឬ វឌ្ឍន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៨</text:p>
          </table:table-cell>
          <table:table-cell table:style-name="តារាង1.A2" office:value-type="string">
            <text:p text:style-name="P9">វឌ្ឍនា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ឌ្ឍន ឬ វឌ្ឍន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២៩</text:p>
          </table:table-cell>
          <table:table-cell table:style-name="តារាង1.A2" office:value-type="string">
            <text:p text:style-name="P9">វណ​រ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ណៈរោក</text:p>
          </table:table-cell>
          <table:table-cell table:style-name="តារាង1.D2" office:value-type="string">
            <text:p text:style-name="P5">បា.;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ណ <text:span text:style-name="T1">“ដំបៅ” + រោគ “ជំងឺ”; វ្រណ + រោគ) រោគ​ពិការ​អាការៈ​ខាង​ក្នុង មាន​សួត, ថ្លើម, ក្រពះ ជាដើម; រោគ​របេង : វណ​រោគ ជា​ជំងឺ​រឹងត្អឹង ពេទ្យ​រក្សា​បាន​ដោយ​កម្រ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០</text:p>
          </table:table-cell>
          <table:table-cell table:style-name="តារាង1.A2" office:value-type="string">
            <text:p text:style-name="P9">វណិជ្ជ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និច-ជ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ណិជ្យា) ការ​លក់​ដូរ, ជំនួញ (ម. ព. ពាណិជ្ជ ឬ ពាណិជ្យ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១</text:p>
          </table:table-cell>
          <table:table-cell table:style-name="តារាង1.A2" office:value-type="string">
            <text:p text:style-name="P9">វណិព្វ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និប-ពៈកៈ ឬ --ពក់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វនិព្វ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២</text:p>
          </table:table-cell>
          <table:table-cell table:style-name="តារាង1.A2" office:value-type="string">
            <text:p text:style-name="P9">វណ្ដ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៉ាន់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វ័ណ្ដ ឬ វ័ណ្ឌ ១ កិ. និង ២ ន. ។ </text:p>
          </table:table-cell>
          <table:table-cell table:style-name="តារាង1.D2" office:value-type="string">
            <text:p text:style-name="P5">វណ្ឌ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៣</text:p>
          </table:table-cell>
          <table:table-cell table:style-name="តារាង1.A2" office:value-type="string">
            <text:p text:style-name="P9">វ័ណ្ដ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>វាន់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ណ្ដ; វណ្ដ, វណ្ឌ <text:span text:style-name="T1">“ចង​ព័ទ្ធ; បែង; ចែក...”) ចង​ព័ទ្ធ, រុំ​ព័ទ្ធ, ព័ទ្ធ​ព័ន្ធ, ព័ទ្ធ​ជុំ​វិញ; ស្លៀក​ឬ​ដណ្ដប់​ព័ទ្ធ​ប៉ឹង (ច្រើន​សរសេរ វ័ណ្ឌ ជាង) : វ័ណ្ឌ​សំពត់​ដូច​ព្នង ។ វ័ណ្ឌ​ក ព័ទ្ធ​ព័ន្ធ​ក : ពស់​វ័ណ្ឌ​ក ។ វ័ណ្ឌ​កន្ទប ស្លៀក​កន្ទប​ប្រផុត​ប្រផើយ ។ វ័ណ្ឌ​ប៉ឹង ប៉ឹង​ព័ទ្ធ​បិទ​បាំង​កេរ្តិ៍​ខ្មាស ។ វ័ណ្ឌ​ពុង វ័ណ្ឌ​សំពត់​បិទ​បាំង​ពោះ (ម. ព. ពុង ផង) ។ វ័ណ្ឌ​លោន (ស. លោន អ. ថ. ល៉ូន “ត្រងិល; ត្រងោល”) ស្លៀក​បិទ​បាំង​ជិត​តែ​ពី​ខាង​មុខ ។ល។ (សរសេរ​ជា វណ្ដ ឬ វណ្ឌ ក៏​បាន, តាម​ទម្លាប់​ប្រើ; សរសេរ​ក្លាយ​ជា វាន់ ក៏​មាន ប៉ុន្តែ​បើ​ពេញ​ចិត្ត​គួរ​ឈប់​សរសេរ​វាន់ ព្រោះ​ឃ្លាត​ឆ្ងាយ​ពី​ប្រភព​នៃ​ពាក្យ) ។ </text:span></text:p>
          </table:table-cell>
          <table:table-cell table:style-name="តារាង1.D2" office:value-type="string">
            <text:p text:style-name="P5">វ័ណ្ឌ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>វាន់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ណ្ដ; វណ្ដ, វណ្ឌ) ភាគ, ចំណែក; ការ​ចង​ព័ទ្ធ; ទង; កួរ។ កណ្ដាប់​ព័ទ្ធ​ជុំ​វិញ (ច្រើន​សរសេរ វ័ណ្ឌ ជាង) : វ័ណ្ឌ​ថាំង, វ័ណ្ឌ​ធុង, ដែក​វ័ណ្ឌ​ផាឌិប <text:s/>(សរសេរ​ជា វណ្ដ ឬ វណ្ឌ 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៤</text:p>
          </table:table-cell>
          <table:table-cell table:style-name="តារាង1.A2" office:value-type="string">
            <text:p text:style-name="P9">វណ្ណ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>វ័ន-ណ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(វណ្ណ; វណ៌) អក្សរ ។ វណ្ណ​កវី (--កៈវ៉ី) អ្នក​ប្រាជ្ញ​ខាង​អក្សរ​សាស្រ្ត; អ្នក​ប្រាជ្ញ​ខាង​កាព្យ​ឃ្លោង ។ វណ្ណ​គតិ (វ័ន-ណៈគៈ--) ដំណើរ​របស់​អក្សរ គឺ​ការ​តែង​សេចក្ដី, ការ​ចង​ក្រង​ពាក្យ​ត្រូវ​តាម​លក្ខណៈ​អក្សរ ។ វណ្ណ​កូបិកា (--ប៉ិ--) ដប​ទឹក​សរសេរ (ដប​ទឹក​ខ្មៅ) ។ វណ្ណ​តូលិកា ប៉ាកកៃ; ស្លាប​ប៉ាកកា ។ វណ្ណ​តូលិកា​ទណ្ឌ (--ទ័ន) ដង​ប៉ាកកៃ; ដង​ប៉ាកកា ។ វណ្ណ​ទូត សំបុត្រ, ចុតហ្មាយ, ដីកា ។ វណ្ណ​ព្រឹត្ត ឆន្ទ, កាព្យ : ឆន្ទ​វណ្ណ​ព្រឹត្ត ។ វណ្ណ​មាលា ពួក​អក្សរ​ទាំងអស់ ។ វណ្ណ​លេខា ដី-ស ។ វណ្ណ​វិបរិយាយ ឬ វណ៌​វិបយ៌ាយ (វ័ន-ណៈវិប៉ៈរ៉ិយ៉ា យ ឬ វ័រ-ណៈវិបុ័រ-</text:span><text:span text:style-name="T12">យ៉ាយ) ការ​លើក​តួ​អក្សរ​ត្រឡប់​មក​ដើម​ជា​ចុង​ឬ​ចុង​ជាដើម, ដូច​ជា: </text:span><text:span text:style-name="T6">មសក ជា​មកស </text:span><text:span text:style-name="T7">“មូស” ជាដើម (ព. វ. បា. សំ.) ។ល។ </text:span></text:p>
          </table:table-cell>
          <table:table-cell table:style-name="តារាង1.D2" office:value-type="string">
            <text:p text:style-name="P5">វណ្ណ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>វ័ន-ណ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6"><text:span text:style-name="T6">(វណ្ណ; វណ៌) ព័ណ៌, សម្បុរ; ពន្លឺ, រស្មី; ភេទ; ថ្នាក់​វង្ស, ពូជ, ពូជពង្ស (របស់​មនុស្ស) ។ តាម​លទ្ធិ​ព្រាហ្មណ៍ ចែក​ពូជ​របស់​មនុស្ស​ជា ៤ ថ្នាក់ ទី ១-ព្រាហ្មណៈ ថា (ដើម​កំណើត​ដំបូង​បំផុង) កើត​អំពី​ព្រះ​ឱស្ឋ​របស់​ព្រហ្ម (ព្រហ្ម​តម្រូវ​ឲ្យ​ជា​ម្ចាស់</text:span><text:span text:style-name="T12">​សាសនា មាន​មុខ​ការ​ខាង​បង្រៀន​ប្រៀន​ប្រដៅ​វេទ​មន្ត​វិជ្ជា​ផ្សេង​ៗ); </text:span><text:span text:style-name="T6">ទី ២-ក្សត្រិយៈ ឬ ខត្តិយៈ កើត​អំពី​ព្រះ​ពាហា​របស់​ព្រហ្ម (មាន​មុខ​ការ​ខាង​គ្រប់​គ្រង​រក្សា​ប្រទេស); ទី៣-វៃស្យៈ ឬ វេស្សៈ កើត​អំពី​ព្រះ​ឧរុ​របស់​ព្រហ្ម (មាន​មុខ​ការ​ខាង​ធ្វើ​កិច្ច​ការ​ខ្ពង់​ខ្ពស់​ចុះ​រង​ពី</text:span><text:span text:style-name="T12">​ក្សត្រិយៈ​មក ឬ​កិច្ច​ការ​ធម្មតា ); ទី៤-សូទ្រៈ ឬ សុទ្ទៈ កើត​អំពី​ព្រះ​បាទ​របស់​ព្រហ្ម</text:span><text:span text:style-name="T6"> (មាន​មុខ​ការ​ខាង​ស៊ី​ឈ្នួល​ឬ​ការ​ថយ​ថោក​ផ្សេង​ៗ) ។ មាន​បញ្ញត្តិ​ឲ្យ​ស្លៀក​ដណ្ដប់​សំពត់​ព័ណ៌​ផ្សេង​គ្នា​គឺ ព្រាហ្មណៈ ត្រូវ​ប្រើ​សំពត់​ព័ណ៌​ស, ក្សត្រិយៈ ប្រើ​សំពត់​ព័ណ៌​ក្រហម, វៃស្យៈ ប្រើ​ព័ណ៌​លឿង, សូទ្រៈ ប្រើ​ព័ណ៌​ខ្មៅ; ដោយ​ហេតុ​នេះ​ទើប​ហៅ​ពូជ​របស់​មនុស្ស​ទាំង ៤ ថ្នាក់​នុះ​ថា វណ្ណៈ ឬ វណ៌ៈ គឺ​ហៅ​ដោយ​សំដៅ​ព័ណ៌​សំពត់​ស្លៀក​ដណ្ដប់​នុះ​ឯង ។ វណ្ណៈ​ទាំង​៤​នេះ​ហៅ​តាម​អដ្ឋកថា​ជា កុល​វគ្គ </text:span><text:span text:style-name="T7">“ពួក​ត្រកូល” ដូច្នេះ​វិញ​ក៏​បាន ។ លុះ​ចំណេរ​កាល​យូរ​មក​ពាក្យ​ថា វណ្ណៈ ឬ វណ៌ៈ នេះ ពួក​អ្នក​ប្រាជ្ញ​ខាង​អក្សរ​សាស្រ្ត​កំណត់​ឲ្យ​ប្រែ​ថា “ភេទ; ថ្នាក់​វង្ស, ពូជ, ពូជ​ពង្ស (របស់​មនុស្ស” ។ បវេណី​ក្នុង​កម្ពុជ​រដ្ឋ លើក​ថ្នាក់​វង្ស ក្សត្រិយ៍ ជា​ទី​១, បារគូ​បុរោហិត (ដែល​សន្មត​ថា​ព្រាហ្មណ៍ ) ជា​ទី​២, វៃស្យៈ (ពូជ​ព្រៃ​ងារ) ជា​ទី ៣, សូទ្រៈ (ពូជ​អ្នក​ងារ) ជា​ទី ៤ (តែ​ឥឡូវ​ពូជ​សូទ្រៈ​លើក​លែង​មិន​ឲ្យ​មាន, រាប់​បញ្ចូល​ជា​ប្រជា​ជន​ស្មើ​មុខ​គ្នា​ជា​មួយ​នឹង​វៃស្យៈ​ទាំងអស់); ឯ​ព័ណ៌​សំពត់​ស្លៀក​ដណ្ដប់​មិន​មាន​បញ្ញត្តិ, មាន​កំណត់​ឲ្យ​ប្រើ​សំពត់​ព័ណ៌​ផ្សេង​គ្នា​តែ​ក្នុង​ព្រះ​រាជ​ពិធី​ធំ​ម្តង​ៗ, ចំពោះ​តែ​ក្សត្រិយ៍​និង​មន្រ្តី, ប្រើ​តាម​ថ្នាក់​ទាំង​៤​សម្រាប់​គឺ ១-សម្រាប់​ឯក (សម្រាប់​ក្សត្រិយ៍​ទ្រង់​រាជ្យ) ប្រើ​សំពត់​ព័ណ៌​ក្រហម; ២-សម្រាប់​ទោ (សម្រាប់​ក្សត្រិយ៍​ឧភយោរាជ) ប្រើ​ព័ណ៌​បៃតង; ៣-សម្រាប់​ត្រី (សម្រាប់​ក្សត្រិយ៍​ឧបរាជ ឬ​ឧបយុវរាជ) ប្រើ​ព័ណ៌​ស្វាយ; ៤-សម្រាប់​ចត្វា (សម្រាប់​សម្តេច​ព្រះ​វររាជ​ជននី) ប្រើ​ព័ណ៌​ខៀវ ។ ព័ណ៌​ផ្លិត​សមណ​ស័ក្តិ​សម្រាប់​បព្វជិត​ជា​រាជា​គណៈ​ឋានានុក្រម​ក៏​ប្រើ​ព័ណ៌​តាម​លំដាប់​ថ្នាក់​ទាំង​៤ សម្រាប់​នុះ​ដែរ​គឺ សម្រាប់​ឯក ផ្លិត​ព័ណ៌​ក្រហម; សម្រាប់​ទោ ផ្លិត​ព័ណ៌​បៃតង; សម្រាប់​ត្រី ផ្លិត​ព័ណ៌​ស្វាយ; សម្រាប់​ចត្វា ផ្លិត​ព័ណ៌​ខៀវ ។ វណ្ណ- <text:s/>សព្ទ​នេះ ប្រើ​រួម​ចូល​ជា​មួយ​នឹង​សព្ទ​ដទៃ​បាន​តាម​គួរ​ដល់​ការ​ប្រកប, ដូច​ជា : វណ្ណ​មត្ត ឬ --មាត្រ (វ័ន-ណៈម៉ាត់ ឬ --មាត) ដែល​មាន​ត្រឹម​តែ​សម្បុរ; ដែល​បាន​តែ​ព័ណ៌​ឥត​ក្លិន : ផ្កា​វណ្ណ​មត្ត ឬ--មាត្រ; ដែល​មាន​ត្រឹម​តែ​ពូជ​ពង្ស​ឧត្តម តែ​ឥត​ចំណេះ​វិជ្ជា ឬ​ខ្សត់​ទ្រព្យ ឬ​ក៏​ឥត​គេ​រាប់: មនុស្ស​វណ្ណ​មត្ត ឬ--មាត្រ (បើ​ស្ត្រី​ជា វណ្ណ​មត្តា ឬ--មាត្រា ) ។ វណ្ណ​វ័ត ឬ--វន្ត (វ័ន-ណៈវាត់ ឬ--វាន់) មាន​សម្បុរ (ល្អ); មាន​ពូជ​ពង្ស (បើ​ស្រ្តី​ជា វណ្ណ​វតី ឬ--វន្តី) ។ វណ្ណ​សង្ករ (វ័ន-ណៈស័ង-កៈរ៉ៈ ឬ--សង់-ក) សេចក្ដី​រង្កៀស​ចំពោះ​ពូជ​ពង្ស; ការ​លាយ​ច្រឡំ​ពូជ​ពង្ស; ការ​លាយ​ចម្រុះ​ព័ណ៌ ។ វណ្ណ​សណ្ឋាន សម្បុរ​និង​ទ្រង់ទ្រាយ : មាន​វណ្ណ​សណ្ឋាន​ផ្សេង​គ្នា ។ វណ្ណ​សម្បត្តិ (--សំប័ត) ការ​បរិបូរ​ដោយ​សម្បុរ ។ វណ្ណ​សេដ្ឋ ឬ វណ៌​ស្រេស្ឋ (វ័ន-ណៈ-សេត ឬ​វ័រ-ណៈស្រេស) ដែល​ប្រសើរ​ព្រោះ​ពូជ​ពង្ស (ព្រាហ្មណ៍​ឬ​ក្សត្រិយ៍); បើ​ស្រ្តី​ជា វណ្ណ​សេដ្ឋា ឬ​វណ៌​ស្រេស្ឋា... (ព្រាហ្មណី ឬ ក្សត្រិយានី) ។ វណ្ណ​សំសគ្គៈ (វ័ន-ណៈស័ងស័ក-គៈ) ការ​ច្រឡំ​ពូជ​ពង្ស, ការ​លាយ​ពូជ​ពង្ស; ការ​កាត់​ពូជ​ពង្ស​ដែល​ទីទៃ​ពី​គ្នា : កូន​វណ្ណ​សំសគ្គៈ ។ល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>វ័ន-ណ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ណ៌) លម្អ; គុណ; សេចក្ដី​សរសើរ, ពាក្យ​សរសើរ; ពាក្យ​ពណ៌នា​កេរ្តិ៍​ឈ្មោះ​ល្អ; រូប​រាង; បែប, បែប​យ៉ាង; ការ​កំណត់​ហេតុ; លក្ខណៈ;... ។ ប្រើ​ផ្សំ​ជា​មួយ​នឹង​សព្ទ​ដទៃ : វណ្ណ​ទាសី ទាសី​មាន​លម្អ គឺ​នគរ​សោភិនី, ស្រី​ពេស្យា ។ វណ្ណ​ធាតុ (--ធាត) លក្ខណៈ​រូប​រាង ។ វណ្ណប្បភេទ (វ័ន-ណ័ប-ប៉ៈភេត) ដំណើរ​ផ្សេង​បែប​គ្នា, បែប​ទីទៃ​ពី​គ្នា;... ។ វណ្ណ​វាទី អ្នក​ពោល​ពាក្យ​សរសើរ (បើ​ស្រ្តី​ជា វណ្ណ​វាទិនី)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៥</text:p>
          </table:table-cell>
          <table:table-cell table:style-name="តារាង1.A2" office:value-type="string">
            <text:p text:style-name="P9">វណ្ណ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ន-ណ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ណ៌នា) ពាក្យ​ពណ៌នា, ពាក្យ​ពន្យល់, សេចក្ដី​អធិប្បាយ, អដ្ឋកថា; ការ​សរសេ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៦</text:p>
          </table:table-cell>
          <table:table-cell table:style-name="តារាង1.A2" office:value-type="string">
            <text:p text:style-name="P9">វណ្ណយុត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ន-ណៈយុត</text:p>
          </table:table-cell>
          <table:table-cell table:style-name="តារាង1.D2" office:value-type="string">
            <text:p text:style-name="P5">បា. ស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(វណ៌យុក្ត ឬ--យុក្តិ) គ្រឿង​ប្រដាប់​សម្រាប់​ប្រើ​ផ្សំ​ជា​មួយ​នឹង​អក្សរ; វណ្ណយុត្ត​សម្រាប់​ប្រើ​ក្នុង​ភាសា​ខ្មែរ​មាន ១៨ យ៉ាង​គឺ ១- វិសជ៌នី ឬ វិសគ៌ៈ </text:span><text:span text:style-name="T12">ឬ​ក៏ រះ​មុខ </text:span><text:span text:style-name="T13">(ះ)</text:span><text:span text:style-name="T12">; ២-មូសិកទន្ត ឬ ធ្មេញ​កណ្តុរ </text:span><text:span text:style-name="T13">( ៉ )</text:span><text:span text:style-name="T12">; ៣- ត្រី​សព្ទ </text:span><text:span text:style-name="T13">(៊)</text:span><text:span text:style-name="T12">; ៤- ទណ្ឌឃាត ឬ បដិសេធ </text:span><text:span text:style-name="T13">(៍)</text:span><text:span text:style-name="T12">; ៥-របាទ ឬ រេផៈ </text:span><text:span text:style-name="T13">(៌)</text:span><text:span text:style-name="T12">; ៦-រស្ស​សញ្ញា ឬ បន្តក់ </text:span><text:span text:style-name="T13">(់)</text:span><text:span text:style-name="T12">; ៧-សំយោគ​សញ្ញា </text:span><text:span text:style-name="T13">(័)</text:span><text:span text:style-name="T12"> ៨-លេខ​ទោ ឬ អាមេណ្ឌិត​សញ្ញា </text:span><text:span text:style-name="T13">(ៗ)</text:span><text:span text:style-name="T12">; ៩-លេខ​អស្តា </text:span><text:span text:style-name="T13">(៏)</text:span><text:span text:style-name="T12">; ១០- កាកបាទ ឬ ជើង​ក្អែក (+); ១១- កុក្កុដ​នេត្រ ឬ ភ្នែក​មាន់ (៙); ១២- របះ (។); ១៣- របះ​ចប់ ឬ របះ​បរិយោសាន (៕); ១៤- គោមូត្រ </text:span><text:span text:style-name="T13">(៚)</text:span><text:span text:style-name="T12">; ១៥- រ៉ាត់ ឬ គាប ( </text:span><text:span text:style-name="T12">}</text:span><text:span text:style-name="T12"> ); ១៦-រជ្ជុសញ្ញា (-); ១៧-មច្ឆណ្ឌ​សញ្ញា ឬ ពង</text:span><text:span text:style-name="T12">​ត្រី (...) ១៨- បេយ្យាល (។ បេ ។) ឬ (។ល។); ជា ១៩ យ៉ាង​នឹង យុគល​ពិន្ទុ នេះ </text:span><text:span text:style-name="T13">(ៈ)</text:span><text:span text:style-name="T12"> ដែល​ទើប​នឹង​បង្កើត​ថ្មី សម្រាប់​ប្រើ​ចុច​សម្រួល​ពាក្យ​ឲ្យ​ងាយ​ថា, ដូច​ជា ធុរៈ, ភារៈ, ព្យូហៈ, លក្ខណៈ ជាដើម ។ ក្នុង​វចនានុក្រម​នេះ មាន​ប្រើ​វណ្ណយុត្ត​របស់​អឺរ៉ុប​ផង គឺ </text:span><text:span text:style-name="T6">. , ; : ? ! = &lt; &gt; “ ” ( ) សម្រួល​តាម​សម័យ​និយម (ដែល​ក្នុង​សម័យ​បច្ចុប្បន្ន​បាន​ឲ្យ​ឈ្មោះ​ថា សំ. បា. ឬ​ជា​ខ្មែរ​អស់​ហើយ) ។ </text:span></text:p>
          </table:table-cell>
          <table:table-cell table:style-name="តារាង1.D2" office:value-type="string">
            <text:p text:style-name="P5">--យុត្តិ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៧</text:p>
          </table:table-cell>
          <table:table-cell table:style-name="តារាង1.A2" office:value-type="string">
            <text:p text:style-name="P9">វត្ត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>វាត់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ត៌) ប្រព្រឹត្តិ, ការ​ប្រព្រឹត្ត, សេចក្ដី​ប្រតិបត្តិ; មុខ​ការ, កិច្ច ដែល​គួរ​ធ្វើ; នាទី; ការ​កាន់​សីល​ធម៌; សេចក្ដី​គោរព; ទំនៀម, សណ្ដាប់​ធ្នាប់ : មនុស្ស​មាន​វត្ត​ល្អ មនុស្ស​មាន​សេចក្ដី​ប្រតិបត្តិ​ល្អ; <text:s/>សិស្ស​ធ្វើ​វត្ត ឬ យក​វត្ត​គ្រូ សិស្ស​ធ្វើ​សេចក្ដី​គោរព​ចំពោះ​គ្រូ ។ <text:s text:c="2"/>វត្ត​ប្រតិបត្តិ (វាត់-ប្រៈតិប័ត) ការ​ប្រតិបត្តិ​តាម​កិច្ច​ដែល​គួរ​ធ្វើ ។ បើ​រួម​ចូល​ជា​មួយ​នឹង​សព្ទ​ដទៃ រៀង​ពី​ខាង​ដើម អ. ថ. វ័ត-តៈ, ដូច​ជា : វត្តប្បដិ​វត្ត (វ័ត-ត័ប-ប៉ៈដិវ័ត) វត្ត​ប្រតិបត្តិ​តូច​និង​ធំ ។ វត្ត​បទ (--បត់) ផ្លូវ​របស់​សីល​ធម៌ ។ វត្ត​វន្ត (--វ័ន) ដែល​មាន​វត្ត​ប្រតិបត្តិ; បើ​ស្ត្រី​ជា វត្ត​វន្តី ឬ វត្ត​វតី ។ វត្ត​សមាទាន (--សៈម៉ា--) ការ​កាន់​វត្ត​ប្រតិបត្តិ ។ វត្ត​សម្បន្ន (--សំ-ប័ន) ដែល​បរិបូរ​ដោយ​វត្ត​ប្រតិបត្តិ; បើ​ស្រី​ជា វត្ត​សម្បន្នា (--ស័ម-ប័ន-ន៉ា)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>វាត់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ទី​ដែល​មាន​វត្ត​ប្រតិបត្តិ (?); អាវាស​ឬ​អារាម​ជា​ទី​នៅ​អាស្រ័យ​របស់​ពួក​សមណៈ : ឲ្យ​កូន​នៅ​វត្ត ឲ្យ​កូន​ទៅ​នៅ​រៀន​អក្សរ​ឯ​វត្ត ។ សាលា​វត្ត សាលា​សម្រាប់​ប្រជុំ​ធ្វើ​បុណ្យ​ក្នុង​វត្ត; សាលា​រៀន​ក្នុង​វត្ត ។ល។ បុរាណ​ហៅ​ថា ក្តី : ឲ្យ​កូន​ទៅ​នៅ​ក្ត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៨</text:p>
          </table:table-cell>
          <table:table-cell table:style-name="តារាង1.A2" office:value-type="string">
            <text:p text:style-name="P9">វត្ត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ត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ត៌និ ឬ --នី ) ផ្លូវ, ផ្លូវ​ធ្លា, ថ្ន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៣៩</text:p>
          </table:table-cell>
          <table:table-cell table:style-name="តារាង1.A2" office:value-type="string">
            <text:p text:style-name="P9">វត្តម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ត៌មាន) ម. ព. ព័ត៌ម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០</text:p>
          </table:table-cell>
          <table:table-cell table:style-name="តារាង1.A2" office:value-type="string">
            <text:p text:style-name="P9"><text:span text:style-name="T8">វត្តមាន​</text:span>ក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តៈម៉ា ន៉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ត៌--) បច្ចុប្បន្ន​កាល (ព័ត៌មាន​កាល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១</text:p>
          </table:table-cell>
          <table:table-cell table:style-name="តារាង1.A2" office:value-type="string">
            <text:p text:style-name="P9">វត្តមា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ត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ត៌--) ឈ្មោះ​វិភត្តិ​អាខ្យាត​ថ្នាក់​ទី ១ ប្រាប់​បច្ចុប្បន្ន​កាល : វិភត្តិ​វត្តមានា <text:s/>(ព. វ. បា. សំ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២</text:p>
          </table:table-cell>
          <table:table-cell table:style-name="តារាង1.A2" office:value-type="string">
            <text:p text:style-name="P9">វត្ថ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ថៈ</text:p>
          </table:table-cell>
          <table:table-cell table:style-name="តារាង1.D2" office:value-type="string">
            <text:p text:style-name="P5">បា.; សំ.;</text:p>
            <text:p text:style-name="P5">សំ. ក្ល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ស្រ្ត; ពស្រ្ត ) សំពត់ ។ ប្រើ​ផ្សំ​នឹង​សព្ទ​ដទៃ​ដូច​ជា: វត្ថ​កោដ្ឋាគារ (បា. &lt; វត្ថ + កោដ្ឋ <text:span text:style-name="T1">“ឃ្លាំង; ជង្រុក”+ អគារ <text:s/>“ផ្ទះ”) ឃ្លាំង​សំពត់ ។ វត្ថ​ទាន ការ​ឲ្យ​សំពត់ (ឲ្យ​ទាន​សំពត់) ។ វត្ថ​បរិភោគ ឬ វត្ថ​ភោគ ការ​ប្រើ​ប្រាស់​សំពត់ (ការ​ស្លៀក​ដណ្ដប់) ។ វត្ថ​លាភ ការ​បាន​សំពត់ ។ល។ វត្ថាភរណៈ (វ័ត-ថាភៈរៈណៈ; បា. &lt; វត្ថ + អាភរណ) សំពត់​និង​អាភរណៈ (គ្រឿង​អម្ពរ) ។ វត្ថាលង្ការ (វ័ត-ថា លុ័ង-កា; បា. &lt; វត្ថ + អលង្ការ) សំពត់​និង​អលង្ការ (គ្រឿង​ប្រដាប់​ខ្លួន) ។ល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៣</text:p>
          </table:table-cell>
          <table:table-cell table:style-name="តារាង1.A2" office:value-type="string">
            <text:p text:style-name="P9">វត្ថ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ត្ថ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៤</text:p>
          </table:table-cell>
          <table:table-cell table:style-name="តារាង1.A2" office:value-type="string">
            <text:p text:style-name="P9">វត្ថពន្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ថ្ពន់</text:p>
          </table:table-cell>
          <table:table-cell table:style-name="តារាង1.D2" office:value-type="string">
            <text:p text:style-name="P5">បា. ស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ត្ថ <text:s/>“សំពត់” +ពន្ធ “ចង, ក្រវាត់”) សំពត់​សម្រាប់​ក្រវាត់ ជា​បរិក្ខារ​របស់​បព្វជិត​ពុទ្ធ​សាសនិក, មាន ២ យ៉ាង​គឺ វត្ថពន្ធ​ចង្កេះ សម្រាប់​ក្រវាត់​ត្រង់​ចង្កេះ ដើម្បី​រក្សា​បរិមណ្ឌល​ស្បង់, បាលី​ហៅ កាយ​ពន្ធន មាន ២ បែប​គឺ សូករន្តកៈ <text:s/>ធ្វើ​ដោយ​ផ្ទាំង​សំពត់​តូច​វែង មាន​សណ្ឋាន​ស្រដៀង​នឹង​ពោះវៀន​ជ្រូក, បដិកៈ <text:s/>ធ្វើ​ដោយ​ចេស​សូត្រ​ឬ​អំបោះ​ត្បាញ​ចាក់​ស្រែះ​ជា​បន្ទះ មាន​ខ្សែ​ក្រង​ត្រង់​ខាង​ចុង​ទាំង​ពីរ​ល្មម​ក្រវាត់​បាន (វត្ថពន្ធ​ចង្កេះ ទាំង​ពីរ​បែប​នេះ​មាន​តាំង​ពី​ក្នុង​ពុទ្ធ​កាល​ត​រៀង​មក, មាន​ពុទ្ធប្បញ្ញតិ្ត ឲ្យ​ពួក​បព្វជិត​ក្រវាត់​ក្នុង​វេលា​ដែល​នឹង​ចូល​ទៅ​ក្នុង​ភូមិ, ឯ​វេលា​ក្រៅ​ពី​នេះ​មិន​មាន​កំណត់); វត្ថពន្ធ​ទ្រូង បាលី​ហៅ ឧរពន្ធន សម្រាប់​ក្រវាត់​ត្រង់​ខាង​ក្រោម​ដោះ​លើ​ផ្នត់​សង្ឃាដី ដែល​ពាក់​ពាត​លើ​ស្មា​ខាង​ធ្វេង​ពី​លើ​ចីពរ​ដែល​គ្រង ដើម្បី​រក្សា​បរិមណ្ឌល​ចីពរ​និង​សង្ឃាដី​កុំ​ឲ្យ​ធ្លាក់​រយីករយាក (ប្រើ​ក្នុង​វេលា​ពាក់​ផ្នត់​សង្ឃាដី​ពាត​លើ​ឧត្តរាសង្គៈ); វត្ថពន្ធ​ទ្រូង​នេះ​កើត​មាន​ក្នុង​សម័យ​ខាង​ក្រោយ​ពុទ្ធ​កាល ស្រករ​គ្នា​នឹង​សំពត់​អង្ស័ក; វត្ថពន្ធ​ទ្រូង​និង​អង្ស័ក​ទាំង​ពីរ​មុខ​នេះ​ជា​បរិក្ខារ​ចោឡៈ គឺ​ជា​គ្រឿង​បរិក្ខារ​រាយ​រង, ត្រូវ​ការ​ប្រើ​ប្រាស់​ក៏​បាន មិន​បាច់​ប្រើ​ក៏​បាន​ ប្រហែល​គ្នា​នឹង​គ្រឿង​បរិក្ខារ​តូច​ៗ ដូច​យ៉ាង​កន្សែង​ជូត​មុខ​ជាដើម​នោះ​ដែរ មាន​ក៏​បាន មិន​បាច់​មាន​ក៏​បាន (ព. វិ. ពុ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៥</text:p>
          </table:table-cell>
          <table:table-cell table:style-name="តារាង1.A2" office:value-type="string">
            <text:p text:style-name="P9">វត្ថ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ត្ថ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៦</text:p>
          </table:table-cell>
          <table:table-cell table:style-name="តារាង1.A2" office:value-type="string">
            <text:p text:style-name="P9">វត្ថ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ថិ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2">(វស្តិ) ក្រពះ​បស្សាវ:; (រ. ស.) : ព្រះ​វត្ថិ (ម. ព. វក្កំ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៧</text:p>
          </table:table-cell>
          <table:table-cell table:style-name="តារាង1.A2" office:value-type="string">
            <text:p text:style-name="P9">វត្ថ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-ថុ</text:p>
          </table:table-cell>
          <table:table-cell table:style-name="តារាង1.D2" office:value-type="string">
            <text:p text:style-name="P5">បា.; សំ.</text:p>
            <text:p text:style-name="P5">សំ. ក្ល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ស្តុ, ពស្តុ; ប្រើ​ឃ្លាត​ក្លាយ​មក​ជា ភ័ស្តុ) របស់​ជា​ទី​តាំង; លំនៅ; ទី; ទី​ដី; ចម្ការ; ទ្រព្យ; អីវ៉ាន់; រឿង; រឿង​និទាន; ហេតុ; ដើម​ហេតុ; ដំណើរ​សេចក្ដី; ខ្លឹម, ខ្លឹមសារ; គុណ​សម្បត្តិ; ព្រះ​រត្នត្រ័យ ។ល។ : ខ្ញុំ​មក​ដៃ​ទទេ ឥត​មាន​វត្ថុ​អ្វី​ផ្ញើ​អ្នក​ទេ ! ។ វត្ថុ​កាម សេចក្ដី​ប្រាថ្នា​ឬ​ចំណង់​ចំពោះ​ត្រង់​វត្ថុ​ដែល​នាំ​ចិត្ត​ឲ្យ​រីករាយ ។ វត្ថុ​ទេវតា ទេវតា​ដែល​អាស្រ័យ​នៅ​នា​ផ្ទះ​លំនៅ ឬ​នៅ​ទី​ដី​ចម្ការ​ច្បារ​ដំណាំ​របស់​មនុស្ស ។ វត្ថុ​និយម (--យំ) ការ​កំណត់​ធម្មតា​របស់​វត្ថុ; សេចក្ដី​កំណត់​តាម​ហេតុ ។ វត្ថុ​សម្បទា (--ស័ម-ប៉ៈ--) ការ​គ្រប់គ្រាន់​ដោយ​គុណ​សម្បត្តិ ។ វត្ថុ​ស្វាធ្យាយ ការ​រៀន​ទន្ទេញ​ចំណាំ​ឲ្យ​ស្គាល់​វត្ថុ​ផ្សេង​ៗ (ម. ព. ស្វាធ្យាយ ផង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៨</text:p>
          </table:table-cell>
          <table:table-cell table:style-name="តារាង1.A2" office:value-type="string">
            <text:p text:style-name="P9">វត្ថុ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ត្ថុ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៤៩</text:p>
          </table:table-cell>
          <table:table-cell table:style-name="តារាង1.A2" office:value-type="string">
            <text:p text:style-name="P9">វត្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ូន​គោ; ឆ្នាំ (ម. ព. វត្សរ៍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០</text:p>
          </table:table-cell>
          <table:table-cell table:style-name="តារាង1.A2" office:value-type="string">
            <text:p text:style-name="P9">វត្សរ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ត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សំវច្ឆរ; សំវត្សរ, ឬ​លុប សំ នៅ​ត្រឹម​តែ វត្សរ) ឆ្នាំ : បៀវត្សរ៍ ប្រាក់​រង្វាន់​ឆ្នាំ; សតវត្សរ៍ កាល​កំណត់​មួយ​ជុំ​រយ​ឆ្នាំ, មួយ​ខួប​រយ​ឆ្នាំ; ដប់​សតវត្សរ៍ ជា​មួយ​ពាន់​ឆ្នាំ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១</text:p>
          </table:table-cell>
          <table:table-cell table:style-name="តារាង1.A2" office:value-type="string">
            <text:p text:style-name="P9">វទ័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ទ័ន 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ទន) ការ​និយាយ; ពាក្យ; ធ្មេញ; មាត់ (ព. កា.) : ប្រយ័ត្ន​វទ័ន កុំ​ពោល​រួសរាន់ ដោយ​ឥត​គំនិត មុន​នឹង​និយាយ ត្រូវ មាន​ការ​គិត ការ​ឥត​គំនិត រមែង​ភ្លាំងភ្លាត់ ។ ដូច​ត្រី​កំភ្លាញ មាន​ក្តី លិច​លាញ ស្លាប់​ខ្លួន​ព្រោះ​មាត់ កក្អិច​ឥត​ស្រាក គេ​ទៅ​ជញ្ជាត់ ព្រោះ​តែ​វា​មាត់ ភ្លាត់​ខ្លួន​ចូល​ឆ្នាំង ។</text:p>
          </table:table-cell>
          <table:table-cell table:style-name="តារាង1.D2" office:value-type="string">
            <text:p text:style-name="P5">វទន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២</text:p>
          </table:table-cell>
          <table:table-cell table:style-name="តារាង1.A2" office:value-type="string">
            <text:p text:style-name="P9">វទញ្ញ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ទ័ញ-ញូ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ទន្យ) អ្នក​ដឹង​ក្នុង​ការ​និយាយ​ស្តី, អ្នក​ចេះ​និយាយ​ស្តី​គួរ​ដល់​ការ; អ្នក​ដែល​មាន​ចិត្ត​ទូលាយ; មនុស្ស​ចិត្ត​បុណ្យ; អ្នក​ដែល​ដឹង​ក្នុង​ការ​ឱបអរសាទរ (ទាំង​បុរស​ទាំង​ស្រ្តី) ។ (ព. កា.) : អ្នក​វទញ្ញូ អាច​ជា​គំរូ ឲ្យ​គេ​ធ្វើ​តាម សម្តី​ទៀត​ទាត់ មិន​ភ្លាំងភ្លាត់​ភ្លាម ទើប​បាន​មាន​នាម ថា​ប្រាជ្ញ​វោហា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៣</text:p>
          </table:table-cell>
          <table:table-cell table:style-name="តារាង1.A2" office:value-type="string">
            <text:p text:style-name="P9">វ័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ធ &lt; ហន “បៀតបៀន; សម្លាប់”) ដួស​ឆ្កឹះ​ខ្លាំង​ដោយ​ចុង​ស្នែង : ក្របី​វ័ធ (សរសេរ​ជា វាត់ ក៏​មាន; គួរ​ប្រើ វ័ធ នេះ​វិញ ត្រឹម​ត្រង់​តាម​ប្រភព​ដើម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៤</text:p>
          </table:table-cell>
          <table:table-cell table:style-name="តារាង1.A2" office:value-type="string">
            <text:p text:style-name="P9">វធ​ភូម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ធៈភូម 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--ឬ វធដ្ឋាន) ទី​ពិឃាត​សត្វ, កន្លែង​ពិឃាត​សត្វ​យក​សាច់​លក់ ។ វេវ. សត្ត​ឃាតដ្ឋាន ។ </text:p>
          </table:table-cell>
          <table:table-cell table:style-name="តារាង1.D2" office:value-type="string">
            <text:p text:style-name="P5">វធ្យស្ថាន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៥</text:p>
          </table:table-cell>
          <table:table-cell table:style-name="តារាង1.A2" office:value-type="string">
            <text:p text:style-name="P9">វធ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្រ្តី​មាន​គូ​ស្រករ, ស្រ្តី​ក្រមុំ​ដែល​ទើប​មាន​ស្វាមី; ស្រ្តី​ដែល​មាតា​បិតា​ក្មេក​កំពុង​សង្កេត​ឫក​មារយាទ ។ (ព. កា.) វធូ​ជា​ស្រី ខ្លួន​ទើប​មាន​ប្តី​ ត្រូវ​ផ្គង់​ចរិយា ប្រយ័ត្ន​ទាស់​ឆ្គង គន្លង​មាត្រា មាតា​បិតា អរ​មិន​តិច​ឡើយ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៦</text:p>
          </table:table-cell>
          <table:table-cell table:style-name="តារាង1.A2" office:value-type="string">
            <text:p text:style-name="P9">វធ្យស្ថ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ធភូមិ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៧</text:p>
          </table:table-cell>
          <table:table-cell table:style-name="តារាង1.A2" office:value-type="string">
            <text:p text:style-name="P9">វ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ន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ន) ព្រៃ ។ ទឹក; ទី​នៅ, ទី​អាស្រ័យ; ផ្ទះ; ភូមិ​លំនៅ;... ។ ប្រើ​ផ្សំ​ជា​មួយ​នឹង​សព្ទ​ដទៃ : វន​កុសុម ផ្កា​ព្រៃ; ផ្កា​ដុះ​ក្នុង​ទឹក ។ វន​គជ (--គច់) ដំរី​ព្រៃ ។ វន​គោចរ ការ​ត្រាច់​ស្វែង​រក​អាហារ​ក្នុង​ព្រៃ ។ វន​ចរ, វន​ចរកៈ; វនេចរ ពនេចរ, ថ្មើរ​ព្រៃ, ព្រាន​ព្រៃ ។ វន​ជីវិកា ការ​ចិញ្ចឹម​ជីវិត​ឬ​ការ​រស់​នៅ​ក្នុង​ព្រៃ ។ វន​ទេវតា ទេវតា​ដែល​ស្ថិត​នៅ​ក្នុង​ព្រៃ ។ វនន្តរ (វៈន៉ន់-ដ; &lt; វន + អន្តរ “ចន្លោះ”) ចន្លោះ​ឬ​លង្វែក​ព្រៃ ។ វន​បាល ឬ វន​បាលកៈ អ្នក​រក្សា​ព្រៃ, អ្នក​កាន់​ការ​ថែ​រក្សា​ព្រៃ (បើ​ស្រ្តី​ជា វន​បាលី ឬ វន​បាលិកា) ។ វន​បិសាច បិសាច​រក្សា​ព្រៃ, ខ្មោច​ព្រៃ; ម្រេញ​គង្វាល ។ វន​បុស្ប (--បុស) ផ្កា​ព្រៃ ។ វនប្បទេស (វៈន័ប-ប៉ៈ--) ឬ វន​ប្រទេស ព្រៃ, ព្រៃ​ទាំងមូល ។ វនប្បវេស (វៈន័ប-ប៉ៈ--) ការ​ចូល​ទៅ​កាន់​ព្រៃ ។ ឈ្មោះ​កណ្ឌ​ទី​៤​នៃ​មហា​វេស្សន្តរ​ជាតក (ព. ពុ.)។ វន​មូល​ផលា​ផល (វនៈមូលៈផៈល៉ាផល់) មើម​ដំឡូង​និង​ផ្លែ​ឈើ​តូច​ធំ​ក្នុង​ព្រៃ ។ វន​រតិ សេចក្ដី​រីករាយ​ក្នុង​ព្រៃ, ការ​ចូល​ចិត្ត​នៅ​ក្នុង​ព្រៃ ។ វន​វប្ប​កម្ម (--វ៉ាប់-ប៉ៈ--) ការ​ដាំ​ឈើ​ព្រៃ, វិទ្យាសាស្រ្ត​ខាង​ការ​បណ្ដុះ​និង​ការ​ថែ​រក្សា​ដើម​ឈើ ។ វន​វប្ប​ករ អ្នក​ដាំ, បណ្តុះ, ថែ​រក្សា​ឈើ​ព្រៃ ។ វន​វាស ការ​នៅ​ក្នុង​ព្រៃ ។​ វន​វាសី អរញ្ញ​វាសី (អ្នក​នៅ​ក្នុង​ព្រៃ); បើ​ស្រ្តី​ជា វន​វាសិនី <text:s/>វន​សណ្ឌ (វៈ នៈ-សន់) ដង​ព្រៃ ។ វនស្ថាន ឬ វនដ្ឋាន ទី​ព្រៃ, តួ​ព្រៃ ។ល។ វនាល័យ (ម. ព. ពនាល័យ) ។ វនាលី ជួរ​ព្រៃ; ជាយ​ព្រៃ ។ វនាវាស (សំ. បា. &lt; វន + អាវាស) លំនៅ​ក្នុង​ព្រៃ ។ វនាស្រម (ម. ព. ពនាស្រម) ។ វនាស្រ័យ (ម. ព. ពនាស្រ័យ) ។ ល។</text:p>
          </table:table-cell>
          <table:table-cell table:style-name="តារាង1.D2" office:value-type="string">
            <text:p text:style-name="P5">វ័ន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៨</text:p>
          </table:table-cell>
          <table:table-cell table:style-name="តារាង1.A2" office:value-type="string">
            <text:p text:style-name="P9">វន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៥៩</text:p>
          </table:table-cell>
          <table:table-cell table:style-name="តារាង1.A2" office:value-type="string">
            <text:p text:style-name="P9">វនន្ត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០</text:p>
          </table:table-cell>
          <table:table-cell table:style-name="តារាង1.A2" office:value-type="string">
            <text:p text:style-name="P9">វនប្ប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ន័ប-ប៉ៈ--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វនស្បតិ ។ </text:p>
          </table:table-cell>
          <table:table-cell table:style-name="តារាង1.D2" office:value-type="string">
            <text:p text:style-name="P5">--ព្រឹក្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១</text:p>
          </table:table-cell>
          <table:table-cell table:style-name="តារាង1.A2" office:value-type="string">
            <text:p text:style-name="P9">វន​រ័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ន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ន “ព្រៃ” + រត “ដែល​ត្រេកអរ ឬ​អ្នក​ត្រេកអរ”) អ្នក​ត្រេកអរ​ក្នុង​ព្រៃ ឬ​អ្នក​ពេញ​ចិត្ត​នៅ​តែ​ក្នុង​ព្រៃ ។ ឋានន្តរ​ជា​សមណ​ស័ក្តិ ទី​រាជា​គណៈ សម្រាប់​ឯក​ក្នុង​កម្ពុជ​រដ្ឋ ដែល​ព្រះ​មហា​ក្សត្រិយ៍​ក្នុង​បុរាណ​សម័យ​ទ្រង់​តាំង​ព្រះ​មហា​ថេរ​អង្គ​ណា​មួយ ដែល​ជា​អ្នក​ប្រាជ្ញ​ខាង​ពួក​អរញ្ញ​វាសី; លុះ​ចំណេរ​កាល​ត​ៗ​រៀង​មក ទោះ​បី​ព្រះ​ថេរៈ​ដែល​ជា​គាមវាសី​ក៏​អាច​ទទួល​ឋានន្តរ​នេះ​បាន តាម​ដោយ​ព្រះ​មហា​ក្សត្រិយ៍​ទ្រង់​សព្វ​ព្រះ​រាជ​ហឫទ័យ​តាំង ហៅ​ថា ព្រះ​វន​រ័ត ចួន​កាល​ឡើង​ដល់​ទី សម្តេច ក៏​មាន : សម្តេច​ព្រះ​វន​រ័ត (ធៀប​គ្នា​នឹង​ឋានន្តរ​ស័ក្តិ​នៃ​សេនាបតី​សម្រាប់​ឯក​ខាង​អាណាចក្រ​ទី​ចក្រី​កុញ្ជរាធិបតី)។ សមណ​ស័ក្តិ​នេះ​តាម​ប្រវត្តិ​ក្នុង​ប្រទេស​សៀម​សរសេរ​ជា វន​រ័តន៍ ឬ --រ័ត្ន “ព្រៃ​កែវ”, ជា​ឋានន្តរ​ដែល​ព្រះ​មហា​ក្សត្រិយ៍​ពី​ព្រេង​នាយ ទ្រង់​តាំង​ព្រះ​មហា​ថេរ​អង្គ​មួយ​ជា​លង្កា​វង្ស​គង់​នៅ​ក្នុង​វត្ត​ព្រៃ​កែវ​ក្នុង​ប្រទេស​សៀ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២</text:p>
          </table:table-cell>
          <table:table-cell table:style-name="តារាង1.A2" office:value-type="string">
            <text:p text:style-name="P9">វន​រ័តន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នរ័ត) ។ </text:p>
          </table:table-cell>
          <table:table-cell table:style-name="តារាង1.D2" office:value-type="string">
            <text:p text:style-name="P5">--រ័ត្ន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៣</text:p>
          </table:table-cell>
          <table:table-cell table:style-name="តារាង1.A2" office:value-type="string">
            <text:p text:style-name="P9">វនស្ប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ន័ស-ស្ប៉ៈ--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នស្បតិ; វនប្បតិ “ឈើ​ជា​ម្ចាស់​នៃ​ព្រៃ”) ឈើ​ធំ​ទាំងពួង​ឬ​ឈើ​ជា​ចម្បង​ជាង​ដើម​ឈើ​ឯ​ទៀត​ៗ ក្នុង​ព្រៃ​មួយ​ៗ ។ មាន​ន័យ​មួយ​ផ្សេង​ថា ឈើ​ដែល​បញ្ចេញ​ផ្កា​ជា​រូប​ផ្លែ​មក​តែ​ម្តង : ខ្នុរ, ល្វា, ល្វា​ដី ... ជា​វនស្បតិ ឬ វនស្បតិ​ព្រឹក្ស (ប្រើ​ជា វនប្បតិ ឬ វនប្បតិ​ព្រឹក្ស ក៏​បាន) ។ </text:p>
          </table:table-cell>
          <table:table-cell table:style-name="តារាង1.D2" office:value-type="string">
            <text:p text:style-name="P5">--ព្រឹក្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៤</text:p>
          </table:table-cell>
          <table:table-cell table:style-name="តារាង1.A2" office:value-type="string">
            <text:p text:style-name="P9">វន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៥</text:p>
          </table:table-cell>
          <table:table-cell table:style-name="តារាង1.A2" office:value-type="string">
            <text:p text:style-name="P9">វនិត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<text:span text:style-name="T5">ពនិតា)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៦</text:p>
          </table:table-cell>
          <table:table-cell table:style-name="តារាង1.A2" office:value-type="string">
            <text:p text:style-name="P9">វនិព្វ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និប-ពៈកៈ ឬ --ពក់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នីក, វនីបក, វនីយក) ស្មូម; ស្មូម​អ្នក​ពោល​ពណ៌នា​សរសើរ​គុណ​របស់​អ្នក​ឲ្យ​ឬ​សរសើរ​ផល​ទាន​ជា​មុន​រួច​ទើប​សូម​ទាន ឬ​ក៏​ពោល​សរសើរ, ពោល​ពាក្យ​ឲ្យ​ពរ ក្នុង​កាល​ដែល​គេ​ឲ្យ​ទាន​មក​ខ្លួន​រួច​ហើយ (សរសេរ​ជា វណិព្វក 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៧</text:p>
          </table:table-cell>
          <table:table-cell table:style-name="តារាង1.A2" office:value-type="string">
            <text:p text:style-name="P9">វនេច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ន និង ពនេច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៨</text:p>
          </table:table-cell>
          <table:table-cell table:style-name="តារាង1.A2" office:value-type="string">
            <text:p text:style-name="P9">វ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ន់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ពាក្យ​នេះ​ជា បច្ច័យ​តទ្ធិត (វន្តុ&gt; វន្ត) ប្រែ​ថា “មាន” សម្រាប់​ចុះ​ផ្សំ​ពី​ខាង​ចុង​សព្ទ​បាលី ច្រើន​តែ​ជា​អរូប​នាម ដែល​មាន​ស្រៈ អ, អា នៅ​ទី​បំផុត ខាង​ចុង, ដូច​ជា កុល​វន្ត អ្នក​មាន​ត្រកូល, អ្នក​មាន​ពូជ​ពង្ស; គុណ​វន្ត អ្នក​មាន​គុណ; តេជ​វន្ត អ្នក​មាន​តេជះ; បញ្ញ​វន្ត អ្នក​មាន​ប្រាជ្ញា; យស​វន្ត អ្នក​មាន​យស; សីល​វន្ត អ្នក​មាន​សីល <text:s/>។ល។ បើ​ស្រ្តី​ជា --វន្តី ឬ --វតី ដូច​ជា គុណ​វន្តី ឬ គុណ​វតី ស្រ្តី​អ្នក​មាន​គុណ​ជាដើម ។ កាល​បើ​ចុះ វន្ត នេះ​ផ្សំ​ជា​មួយ​នឹង​នាម​សព្ទ​យ៉ាង​នេះ​ហើយ​ប្រើ​ជា គុ. ឬ ន. ក៏​ប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៦៩</text:p>
          </table:table-cell>
          <table:table-cell table:style-name="តារាង1.A2" office:value-type="string">
            <text:p text:style-name="P9">វន្ទ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ន-ទ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ភិវាទន៍ (ការ​ថ្វាយ​បង្គំ, ការ​សំពះ, គំនាប់) ។ កាយ​វន្ទនា, វចី​វន្ទនា, មនោ​វន្ទនា អភិវាទន៍​ដោយ​កាយ, ដោយ​វាចា, ដោយ​ចិត្ត ។ វន្ទនាការ (&lt; វន្ទនា + អាការ) អាការ​អភិវាទន៍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០</text:p>
          </table:table-cell>
          <table:table-cell table:style-name="តារាង1.A2" office:value-type="string">
            <text:p text:style-name="P9">វន្ទ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ន-ទ័ន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កំពុង​ថ្វាយ​បង្គំ, សំពះ, គំនាប់; បើ​ស្រ្តី​ជា វន្ទន្តី (ព. កា.) : វន្ទន្ត​វន្ទន្តី បញ្ចេញ​វចី សរសើរ​គុណ​ព្រះ- ត្រ័យ​រត្ន​ទាំង​បី សិរី​តេជះ សូម​ឲ្យ​បាន​ឈ្នះ មោហ៍​មារ​ទាំងឡា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១</text:p>
          </table:table-cell>
          <table:table-cell table:style-name="តារាង1.A2" office:value-type="string">
            <text:p text:style-name="P9">វន្ទន្ត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ន្ទន្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២</text:p>
          </table:table-cell>
          <table:table-cell table:style-name="តារាង1.A2" office:value-type="string">
            <text:p text:style-name="P9">វន្ទ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ន-ទា</text:p>
          </table:table-cell>
          <table:table-cell table:style-name="តារាង1.D2" office:value-type="string">
            <text:p text:style-name="P5">បា. 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ន្ទ) ថ្វាយ​បង្គំ, សំពះ, គំនាប់ (ព. កា.) : សូម​ថ្វាយ​វន្ទា ឆ្ពោះ​ព្រះ​ភគវា សម្មាសម្ពុទ្ធ អង្គ​ព្រះ​អរហន្ត ព្រះ​ទ័យ​បរិសុទ្ធ ប្រសើរ​បំផុត ឥត​មាន​ប្រៀប​ប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៣</text:p>
          </table:table-cell>
          <table:table-cell table:style-name="តារាង1.A2" office:value-type="string">
            <text:p text:style-name="P9">វន្ទីយ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ន-ទី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គុ. “ដែល​គួរ​វន្ទា, គួរ​អភិវាទ”) ថ្វាយ​បង្គំ, សំពះ, គំនាប់ (ព. កា.) : ខ្ញុំ​សូម​វន្ទីយ៍ ឆ្ពោះ​ព្រះ​មុនី បរម​សាស្តា ជា​គ្រូ​នៃ​មនុស្ស និង​ពួក​ទេញ្ត ព្រះ​នាម​សត្ថា- ទេវ​មនុស្ស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៤</text:p>
          </table:table-cell>
          <table:table-cell table:style-name="តារាង1.A2" office:value-type="string">
            <text:p text:style-name="P9">វន្ទីយ​បុគ្គ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ន-ទីយៈ បុក-គល់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ុគ្គល​ដែល​គួរ​គេ​អភិវាទ : មាតា​បិតា​ជា​វន្ទីយ​បុគ្គល របស់​បុត្រ​ធីតា ។ <text:s/>ព. ផ្ទ. អវន្ទីយ​បុគ្គល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៥</text:p>
          </table:table-cell>
          <table:table-cell table:style-name="តារាង1.A2" office:value-type="string">
            <text:p text:style-name="P9">វ៉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ដែល​ទន់​ខ្លប ឬ​ដែល​ទន់​រលាស់​ខ្លប​ៗ : ក្តារ​ទន់​វ៉ប; ដង​រ៉ែក​រលាស់​វ៉ប​ៗ ។ <text:s/>វេវ. ខ្លប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៦</text:p>
          </table:table-cell>
          <table:table-cell table:style-name="តារាង1.A2" office:value-type="string">
            <text:p text:style-name="P9">វប្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ប-ប៉ៈ 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សាប, ព្រោះ, សាប​ព្រោះ, បណ្តុះ​ពូជ; ច្រាំង, ត្រើយ ។ល។ ប្រើ​ផ្សំ​នឹង​សព្ទ​ដទៃ : វប្ប​កម្ម ឬ វប្ប​កិច្ច, វប្រ​ក្រឹត្យ ការ​ឬ​របរ​សាប​ព្រោះ ។ វប្បករ, វប្ប​ការ ឬ --ការី អ្នក​ធ្វើ​ការ​សាប​ព្រោះ (បើ​ស្ត្រី​ជា វប្ប​ការិកា ឬ --ការិនី) ។ វប្ប​កាល ឬ --សម័យ កាល​ឬ​សម័យ​ដែល​ត្រូវ​សាប​ព្រោះ ។ វប្បក្ខេត្ត ឬ វប្រក្សេត្រ (--ខែត ឬ --ក្សែត) ថ្នាល; ស្រែ​ពង្រោះ ។ វប្បដ្ឋាន ឬ វប្រស្ថាន ទី​សម្រាប់​សាប​ព្រោះ (ដូច​គ្នា​នឹង វប្បក្ខេត្ត ដែរ) ។ វប្ប​ធម៌ (វ៉ាប់-ប៉ៈ--) ការ​ផ្សាំ​បណ្ដុះ​ចំណេះ​វិជ្ជា​និង​ប្រាជ្ញា​ស្មារតី​ឲ្យ​បាន​លូត​លាស់​ចម្រើន ដោយ​វិទ្យាសាស្រ្ត ឬ​ដោយ​សិល្បៈ​ផ្សេង​ៗ​ជាដើម ។ វប្ប​មង្គល ឬ វប្រ-- មង្គល​សាប​ព្រោះ; មង្គល​ច្រត់​ព្រះ​នង្គ័ល ។ វប្ប​រដូវ ឬ វប្រ-- <text:s/>រដូវ​សាប​ព្រោះ​ <text:s text:c="5"/>។ល។ (ព. កា.) : ហៃ​មាស​កូន​ឪ វប្ប​រដូវ ចូល​ដល់​មក​ហើយ ចូរ​ខំ​ខ្នះ​ខ្នែង កុំ​ធ្វើ​កន្តើយ រដូវ​ហ្នឹង​ហើយ បង្កើត​ធនធាន ។ ... </text:p>
          </table:table-cell>
          <table:table-cell table:style-name="តារាង1.D2" office:value-type="string">
            <text:p text:style-name="P5">វប្រ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៧</text:p>
          </table:table-cell>
          <table:table-cell table:style-name="តារាង1.A2" office:value-type="string">
            <text:p text:style-name="P9">វប្ប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ប្ប ឬ វប្រ) ។ </text:p>
          </table:table-cell>
          <table:table-cell table:style-name="តារាង1.D2" office:value-type="string">
            <text:p text:style-name="P5">វប្រ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៨</text:p>
          </table:table-cell>
          <table:table-cell table:style-name="តារាង1.A2" office:value-type="string">
            <text:p text:style-name="P9">វម​រ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មៈរោក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រោគ​ក្អួត, រោគ​ចង្អោ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៧៩</text:p>
          </table:table-cell>
          <table:table-cell table:style-name="តារាង1.A2" office:value-type="string">
            <text:p text:style-name="P9">វម្ម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ម-មិត 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ម្ម <text:s/>“ក្រោះ” + ឥ-ត “ដែល​ពាក់”; &lt; វម៌ + ឥ-ត) ទាហាន​ពាក់​ក្រោះ : ទាហាន​វម្មិត ។ (ព. កា.) : រេហ៍​ពល​វម្មិត លើក​ចូល​ទៅ​ជិត កង​ទ័ព​ខាង​ខ្មាំង រុក​ចូល​គឃ្លើន ផ្គើន​ដោយ​កម្លាំង ចូល​លុក​ប្រឆាំង តតាំង​យក​ជ័យ ។ </text:p>
          </table:table-cell>
          <table:table-cell table:style-name="តារាង1.D2" office:value-type="string">
            <text:p text:style-name="P5">វរ្មិត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០</text:p>
          </table:table-cell>
          <table:table-cell table:style-name="តារាង1.A2" office:value-type="string">
            <text:p text:style-name="P9">វ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ៈយ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យ; វយស៑) អាយុ, កំណត់​អាយុ; ដំណើរ​សូន្យ​ទៅ​ខាង​ក្រោយ​លឿន​កើន​ទៅ​ខាង​មុខ (នៃ​អាយុ) : វ័យ​ក្មេង, វ័យ​កំលោះ​ក្រមុំ, វ័យ​ចាស់ ។ បឋម​វ័យ វ័យ​ដំបូង; មជ្ឈិម​វ័យ វ័យ​កណ្ដាល; បច្ឆិម​វ័យ វ័យ​ខាង​ចុង ។ វយ​ជន ជន​ចាស់ (ព. ផ្ទ. យុវជន) ។ វយានុរូប (បា. &lt; វយ + អនុ​រូប) កិ. វិ. តាម​សម​គួរ​ដល់​វ័យ, សមរម្យ​តាម​វ័យ : តែង​ខ្លួន​តាម​វយានុរូប ។ (ព. កា.) : ក្នុង​វ័យ​ទាំង​បី គួរ​ធ្វើ​អ្វី​ៗ កុំ​ឲ្យ​ឃ្លាត​ក្លាយ ខុស​ចាក​រយៈ នៃ​វ័យ​ទាំងឡាយ ទាស់​ខុស​នាយអាយ គួរ​ស្តាយ​ពន់ពេក ។ ... </text:p>
          </table:table-cell>
          <table:table-cell table:style-name="តារាង1.D2" office:value-type="string">
            <text:p text:style-name="P5">វ័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៧៧៨១</text:p>
          </table:table-cell>
          <table:table-cell table:style-name="តារាង1.A2" office:value-type="string">
            <text:p text:style-name="P9"><text:span text:style-name="T8">វយ​វឌ្ឍនា</text:span>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យៈវ័ត-ឍៈនាកា</text:p>
          </table:table-cell>
          <table:table-cell table:style-name="តារាង1.D2" office:value-type="string">
            <text:p text:style-name="P5">បា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យ + វឌ្ឍន + អាការ) អាការ​ចម្រើន​តាម​លំដាប់​វ័យ​គឺ​តាំង​ពី​ប្រសូត​មក​រហូត​ដល់​ចម្រើន​ធំ​ខ្លួន​រៀង​ទៅ​ដល់​ចាស់ : លុះ​ព្រះ​សិទ្ធត្ថៈ -គោតម ទ្រង់​មាន​វយ​វឌ្ឍនាការ​បាន​ព្រះ​ជន្ម ១៦ ឆ្នាំ ព្រះ​បាទ​ស្រី​សុទ្ធោទន​ជា​ព្រះ វរ​បិតា ក៏​ទ្រង់​ផ្ទេរ​រាជ​សម្បត្តិ​ដល់​ព្រះ​រាជ​បុត្រ ... (ប្រថម​សម្ពោធិកថា ត្រង់​សិទ្ធត្ថ​រាជាភិសេក) ។ ព. កា. ថា : បុត្រ​មាន​វយ​វឌ្ឍនាការ គ្រូ​បា​អាចារ្យ​គួរ​ពោល​ក្រើន មាតា​បិតា​ឲ្យ​ក្រវើន រក​ក្តី​ចម្រើន​ឲ្យ​កូន​ខ្លួន ។ ...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២</text:p>
          </table:table-cell>
          <table:table-cell table:style-name="តារាង1.A2" office:value-type="string">
            <text:p text:style-name="P9">វយស្ថ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យ័ស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3">(វយស្ថ; វយដ្ឋ) ដែល​កំពុង​ពេញ​ជំទង់, ដែល​នៅ​ក្មេង; កំលោះ, ក្រមុំ ។ វយស្ថា នាង​ក្រមុំ; ស្រ្តី​ជា​សំឡាញ់ ( របស់​ស្រ្តី) ។ </text:p>
          </table:table-cell>
          <table:table-cell table:style-name="តារាង1.D2" office:value-type="string">
            <text:p text:style-name="P5">វយ័ស្ថ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៣</text:p>
          </table:table-cell>
          <table:table-cell table:style-name="តារាង1.A2" office:value-type="string">
            <text:p text:style-name="P9">យស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យ័ស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យស្យ) មាន​អាយុ ។ ន. អ្នក​មាន​អាយុ​ស្មើ​គ្នា​ឬ​ស្រករ​គ្នា; សំឡាញ់​ស្និទ្ធ, ភឿន, ភ្លើ (បើ​ស្រ្តី​ជា វយស្យា ឬ វយ័ស្យា) ។ </text:p>
          </table:table-cell>
          <table:table-cell table:style-name="តារាង1.D2" office:value-type="string">
            <text:p text:style-name="P5">វយ័ស្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៤</text:p>
          </table:table-cell>
          <table:table-cell table:style-name="តារាង1.A2" office:value-type="string">
            <text:p text:style-name="P9">វរ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ទាស់​ការ, ទាស់​ទំនង; នាំ​ឲ្យ​មាន​រវល់​ឥត​ប្រយោជន៍; នាំ​ឲ្យ​ទាស់​ដំណើរ ។ វរ​ហើយ ! ទាស់​ហើយ ! ។ កុំ​វរ ! កុំ​រវល់ !; នាំ​វរ នាំ​រវល់; វរ​វឹក ឬ វឹក​វរ ច្របូក​ច្របល់; ធ្វើ​ឲ្យ​ច្រឡំ​បល់, ឲ្យ​ទាស់​ការ ។ វរ​វឹក​ទទឹក​ស្ងួត (ព. ប្រ.) ច្របូក​ច្របល់​ដូច​គេ​យក​របស់​ទទឹក​ដាក់​លាយ​នឹង​របស់​ស្ងួត (ព. សា.) : វរ​វឹក​ទទឹក​ស្ងួត​អស់​ទៅ​ហើយ ! <text:s/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រ​វឹក </text:p>
            <text:p text:style-name="P4">វឹក​វរ 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>វ 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រ) ប្រសើរ, ខ្ពស់ខ្ពស់, លើស​លន់, ថ្លៃ​ថ្លា; ជា​ចម្បង; ដែល​គួរ​ប្រាថ្នា, គួរ​ចង់​បាន, គួរ​ជ្រើស​យក; ដែល​គួរ​សូម,... ។ ន. ពរ (ម. ព. ព្រះ ផង) ។ ប្រើ​ផ្សំ​នឹង​សព្ទ​ដទៃ​បាន​តាម​គួរ​ដល់​ការ​ប្រកប, ដូច​ជា : វរ​គុណ គុណ​ដ៏​ប្រសើរ, គុណ​គាប់ ។ វរ​ចក្រ ចក្រ​ដ៏​ប្រសើរ ។ វរ​ជន ជន​ប្រសើរ ។ វរ​ជ័យ ជម្នះ​ដ៏​ប្រសើរ ។ វរញ្ញូ អ្នក​ដឹង​ធម៌​ដ៏​ប្រសើរ (ព្រះ​ពុទ្ធ) : ព្រះ​វរញ្ញូ ។ វរ​តនូ ឬ វរ​នារី ស្រ្តី​ល្អ​ឆ្នើម ។ វរ​ទាន ការ​ឲ្យ​ពរ; ការ​ឲ្យ​រង្វាន់ ។ វរ​នាថ ពំនាក់​ដ៏​ប្រសើរ ។ វរ​បិតា បិតា​ប្រសើរ (បិតា​ក្សត្រិយ៍) : ព្រះ​វរ​បិតា ។ វរ​បុរស បុរស​ប្រសើរ, ប្រុស​ថ្លៃ ។ វរ​មន្រ្តី មន្រ្តី​ប្រសើរ; ខ្មែរ​ប្រើ​ជា​ថ្នាក់​ឋានន្តរ​នៃ​មន្រ្តី​ជាន់​ខ្ពស់​ផ្នែក​រដ្ឋបាល, នៅ​ត្រង់​ចន្លោះ​ថ្នាក់​អនុ​មន្រ្តី​និង​ឧត្តម​មន្រ្តី ។ វរ​មាតា មាតា​ប្រសើរ (មាតា​ក្សត្រិយ៍) : ព្រះ​វរ​មាតា ។ វរ​មិត្ត ឬ--មិត្រ មិត្រ​ប្រសើរ ។ វរ​យោសិត ស្រ្តី​មាន​រូប​ល្អ, នាង​ឆើតឆោម, ស្រី​ថ្លៃ ។ វរ​រាជ ស្តេច​ប្រសើរ ។ វរ​លញ្ឆករ ត្រា​ដ៏​ប្រសើរ (ព្រះ​រាជ​មុទ្រា) : ព្រះ​វរ​លញ្ឆករ ។ វរ​លក្ខណ៍ លក្ខណៈ​ដ៏​ប្រសើរ; ដែល​មាន​លក្ខណៈ​ដ៏​ប្រសើរ ។ វរ​វង្ស វង្ស​ដ៏​ប្រសើរ; ដែល​មាន​វង្ស​ខ្ពង់ខ្ពស់ ។ វរ​វណ្ណិនី ស្រ្តី​មាន​សម្បុរ​ល្អ, នាង​ឆើតឆោម ឬ​នាង​ឆោមឆាយ ។ វរ​វៀង​ជ័យ (ម. ព. វៀង​ជ័យ) ។ វរ​សេនិយ ឬ វរ​សេនីយ៍ (វៈរៈសេន៉ី) : វរ​សេនីយ៍​ត្រី ឋានន្តរ​ស័ក្តិ​នាយ​ទាហាន​ជាន់​ខ្ពស់ បន្ទាប់​ពី​វរ​សេនីយ៍​ទោ ។ វរ​សេនីយ៍​ទោ ឋានន្តរ​ស័ក្តិ​នាយ​ទាហាន​ជាន់​ខ្ពស់​នៅ​ត្រង់​ចន្លោះ វរ​សេនីយ៍​ត្រី​និង​វរ​សេនីយ៍​ឯក ។ វរ​សេនីយ៍​ឯក ឋានន្តរ​ស័ក្តិ​នាយ​ទាហាន​ជាន់​ខ្ពស់, ខ្ពស់​ផុត​ក្នុង​ថ្នាក់​វរ​សេនីយ៍ ។ វរោកាស (&lt; វរ + ឱកាស) ឱកាស​ប្រសើរ ។ វរោត្តម (វៈរោត-ដំ; &lt; វរ + ឧត្តម) ឧត្តម​ថ្លៃថ្លា, ប្រសើរ​ខ្ពង់ខ្ពស់ ។ល។</text:p>
          </table:table-cell>
          <table:table-cell table:style-name="តារាង1.D2" office:value-type="string">
            <text:p text:style-name="P5">វរ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៥</text:p>
          </table:table-cell>
          <table:table-cell table:style-name="តារាង1.A2" office:value-type="string">
            <text:p text:style-name="P9">វរ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រ ២ គុ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៦</text:p>
          </table:table-cell>
          <table:table-cell table:style-name="តារាង1.A2" office:value-type="string">
            <text:p text:style-name="P9">វរោ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រ ២ គុ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៧</text:p>
          </table:table-cell>
          <table:table-cell table:style-name="តារាង1.A2" office:value-type="string">
            <text:p text:style-name="P9">វរុណ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នាម​ទេវតា​ជា​ម្ចាស់​ទឹក​ឬ​ម្ចាស់​សមុទ្រ, ចួន​កាល​ហៅ​ថា សិន្ធុបតី; ឬ​នាម​ទេវតា​អ្នក​បង្អុរ​ភ្លៀង; ខ្មែរ​ច្រើន​ហៅ ព្រះ​ពិរុណ សំដៅ​ចំពោះ​នាម​ទេវតា​អ្នក​បង្អុរ​ភ្លៀង​នុះ​ដែរ ឬ​សំដៅ​សេចក្ដី​ថា <text:s/>“ភ្លៀង; ទឹក; មហា​សមុទ្រ” (ម. ព. ពិរុណ និង ពិរុណ​សាស្រ្ត ផង)។ ឈ្មោះ​នៃ​តាបស​ទ្រុស្ត​សីល​ម្នាក់ ជា​អ្នក​ផ្តើម​បង្កើត​សុរា​ដំបូង​បំផុត​ជា​មួយ​នឹង​ព្រាន​ព្រៃ​ឈ្មោះ សុរៈ (ម. ព. វារុណី និង សុរា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៨</text:p>
          </table:table-cell>
          <table:table-cell table:style-name="តារាង1.A2" office:value-type="string">
            <text:p text:style-name="P9">វណ៌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រ-ណៈ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ក្នុង​ពាក្យ វណ្ណ ឬ វណ្ណៈ ១ ន. និង វណ្ណ ឬ វណ្ណៈ ២ ន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៨៩</text:p>
          </table:table-cell>
          <table:table-cell table:style-name="តារាង1.A2" office:value-type="string">
            <text:p text:style-name="P9">វរ្ម័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រ-មុ័ន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ម៌ន៑) ក្រោះ, អាវ​ក្រោះ ។ ជយ​វរ្ម័ន (ជៈយៈ--) អាវ​ក្រោះ​មាន​ជ័យ; អ្នក​ពាក់​ក្រោះ​មាន​ជ័យ ។ ព្រះ​បរម​នាម ឬ​គោរម​នៃ​ព្រះ​បរម​នាម​របស់​ព្រះ​មហា​ក្សត្រិយ៍​ក្នុង​កម្ពុជ​រដ្ឋ​សម័យ​មហា​នគរ (សម័យ​នគរ​ធំ) : ព្រះ​បាទ​ជយ​វរ្ម័ន​ទី៧ ..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០</text:p>
          </table:table-cell>
          <table:table-cell table:style-name="តារាង1.A2" office:value-type="string">
            <text:p text:style-name="P9">វរ្ម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ម្មិ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១</text:p>
          </table:table-cell>
          <table:table-cell table:style-name="តារាង1.A2" office:value-type="string">
            <text:p text:style-name="P9">វល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ល <text:s/>“បិទ​បាំង; ព័ទ្ធ​ជុំ​វិញ; វិល​ក្រឡឹង​ជុំ​វិញ”) ដែល​ហូរ​ឬ​បក់​កួច​វិល​ត្រឡប់ : ទឹក​វល់, ខ្យល់​វល់ ។ ដែល​ទញ់​តុះ​ឬ​ទញ់​ទាល់​គិត​មិន​លេច: គំនិត​វល់, ប្រាជ្ញា​វល់ ។ ដែល​មាន​សូរ​ឮ​ថប់​ៗ​ក្នុង​ច្រមុះ​មិន​សូវ​ច្បាស់ : សំឡេង​វ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២</text:p>
          </table:table-cell>
          <table:table-cell table:style-name="តារាង1.A2" office:value-type="string">
            <text:p text:style-name="P9">វល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ល៉ៃ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លយ) កង; កង​ដៃ​ឬ​កង​ជើង : វល័យ​មាស ។ (ព. កា.) : នាង​នាដ​ពាក់​វល័យ មុខ​ប៉ប្រៃ​ចេញ​កែក្រាយ អ្នក​មើល​រាំ​ទាំងឡាយ សឹង​សប្បាយ​រីករាយ​ក្រៃ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៣</text:p>
          </table:table-cell>
          <table:table-cell table:style-name="តារាង1.A2" office:value-type="string">
            <text:p text:style-name="P9">វលាហ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លាហៈក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មេឃ; ពពក, ពពក​ខាប់; ភ្លៀង ។ ទេវតា​អ្នក​បណ្ដាល​ឲ្យ​កើត​ភ្លៀង, ឲ្យ​កើត​ខ្យល់ ; វស្ស​វលាហក (វ័ស-សៈ--) វលាហក​បណ្ដាល​ឲ្យ​ធ្លាក់​ភ្លៀង; វាត​វលាហក (វាតៈ--) <text:s/>វលាហក​បណ្ដាល​ឲ្យ​មាន​ខ្យល់ ។ សេះ, ច្រើន​ហៅ​ថា សេះ​វលាហក ។</text:p>
          </table:table-cell>
          <table:table-cell table:style-name="តារាង1.D2" office:value-type="string">
            <text:p text:style-name="P5">ពលាហក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៤</text:p>
          </table:table-cell>
          <table:table-cell table:style-name="តារាង1.A2" office:value-type="string">
            <text:p text:style-name="P9">វល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លិ ឬ វលី) ស្បែក​ដែល​ជ្រិត​ជ្រីវ, ដែល​ជ្រួញ; ផ្នត់; ផ្នត់​ពោះ; ផ្នត់​ថ្ងាស (ព. កា.) : យាយ​តា​ទាំង​ទ្វី មុខ​មាន​វលី ជរា​ណាស់​ហើយ ពុំ​សម​បី​បើ ធ្វើ​ឫក​តោះតើយ ខ្លួន​ចាស់​ម្ល៉ឹង​ហើយ គួរ​មាន​សង្វេគ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៥</text:p>
          </table:table-cell>
          <table:table-cell table:style-name="តារាង1.A2" office:value-type="string">
            <text:p text:style-name="P9">វលី​មុ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លីមុក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លិ-- ឬ វលី--) ស្វា ។ (ព. កា.) : រី​សត្វ​វលី​មុខ ស៊ុក​គ្រលុក​បែប​សម្បើម ចេះ​តែ​ញាក់​ចិញ្ចើម មុខ​ពព្រើម​ដូច​ឥត​ទុក្ខ ។ <text:s/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៦</text:p>
          </table:table-cell>
          <table:table-cell table:style-name="តារាង1.A2" office:value-type="string">
            <text:p text:style-name="P9">វល្មីក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ល-មី-កិ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វាល្មីកៈ ឬ វាល្មីកិ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៧</text:p>
          </table:table-cell>
          <table:table-cell table:style-name="តារាង1.A2" office:value-type="string">
            <text:p text:style-name="P9">វល្លភ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ល-លៈភ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ល្លភ) ដែល​ស្និទ្ធ, ស្និទ្ធស្នាល, ជិតដិត; ដែល​គាប់​គួរ; ដែល​ជា​ទី​ស្រឡាញ់​អស់​ពី​ចិត្ត ។ វល្លភ​ភាព ភាវៈ​ស្និទ្ធស្នាល; ការ​គាប់​គួរ ។ វល្លភ​មិត្ត ឬ--មិត្រ មិត្រ​យ៉ាង​ស្និទ្ធ, មិន​ទំនុក​ទុក​ចិត្ត​ស្មើ​ខ្លួន​មួយ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៨</text:p>
          </table:table-cell>
          <table:table-cell table:style-name="តារាង1.A2" office:value-type="string">
            <text:p text:style-name="P9">វល្លភ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ល-ល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ភរិយា, ភរិយា​ដែល​ស្វាមី​ស្រឡាញ់​ទុក​ចិត្ត​ឥត​រង្កៀស, ភរិយា​គាប់​គួ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៧៩៩</text:p>
          </table:table-cell>
          <table:table-cell table:style-name="តារាង1.A2" office:value-type="string">
            <text:p text:style-name="P9">វល្ល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ល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ល្លី) លតា ។ វល្លិ​ជាតិ ឬ វល្លី-- (វ័ល-លិ-ជាត ឬ វ័ល-លី--) លតា​ជាតិ​ទួទៅ : បោច​វល្លិ​ធ្វើ​ចំណ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០</text:p>
          </table:table-cell>
          <table:table-cell table:style-name="តារាង1.A2" office:value-type="string">
            <text:p text:style-name="P9">វល្លិ​ជា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ល្លិ) ។</text:p>
          </table:table-cell>
          <table:table-cell table:style-name="តារាង1.D2" office:value-type="string">
            <text:p text:style-name="P5">វល្លី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១</text:p>
          </table:table-cell>
          <table:table-cell table:style-name="តារាង1.A2" office:value-type="string">
            <text:p text:style-name="P9">វ៉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ដោយ​ស្រែក​ដេញ​បង្អើល​សត្វ​ជាដើម : សូរ​វ៉ស​ៗ, ស្រែក​វ៉ស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២</text:p>
          </table:table-cell>
          <table:table-cell table:style-name="តារាង1.A2" office:value-type="string">
            <text:p text:style-name="P9">វសនដ្ឋ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សៈន៉ាត់-ឋាន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--ស្ថាន) ទី​នៅ, លំនៅ, ផ្ទះ; ភូមិ​លំនៅ (ប្រើ​ជា វាសនដ្ឋាន ក៏​បាន) ។ ម. ព. លំនៅ ថែម​ទៀត​ផ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៣</text:p>
          </table:table-cell>
          <table:table-cell table:style-name="តារាង1.A2" office:value-type="string">
            <text:p text:style-name="P9">វសន្តតិល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ស័ន-តៈតិ ល៉ៈកៈ 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ឆន្ទ​មួយ​ប្រភេទ ក្នុង​មួយ​បាទ (មួយ​ឃ្លា) មាន ១៤ អក្សរ កំណត់​ដោយ​អក្សរ​ទី ១, ២, ៤, ៨, ១១, ១៣, ១៤ ជា គរុ, អក្សរ ៧ តួ​ក្រៅ​ពី​នេះ​ជា​លហុ (បួន​បាទ​ជា​មួយ​គាថា); សម្រាប់​ប្រើ​ខាង​ភាសា​សំស្រ្កឹត​និង​បាលី​ឬ​ប្រើ​ខាង​ភាសា​ខ្មែរ​ក៏​បាន តែ​ពិបាក​តែង​ណាស់ (មេ​ឆន្ទ​នេះ​ថា វុត្តា​វសន្តតិលកា តភជា ជគា គោ) ។ </text:p>
          </table:table-cell>
          <table:table-cell table:style-name="តារាង1.D2" office:value-type="string">
            <text:p text:style-name="P5">--កា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៤</text:p>
          </table:table-cell>
          <table:table-cell table:style-name="តារាង1.A2" office:value-type="string">
            <text:p text:style-name="P9">វសន្ត​រដូ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សន់-តៈ រដូវ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4">(វសន្ត + ឫតុ; វសន្ត + ឧតុ &gt; វសន្តោតុ) រដូវ​ឈើ​ជ្រុះ​លាស់​ស្លឹក ឬ​រដូវ​ឈើ​លាស់​ស្លឹក​បញ្ចេញ​ផ្កា, មាន ២ ខែ, រាប់​ពី​ថ្ងៃ​១​រោច​ខែ​ផល្គុន​ដល់​ថ្ងៃ ១៥ កើត​ខែ​ពិសាខ, មាន ៥៩ ថ្ងៃ (គួរ​កុំ​ច្រឡំ វសន្ត និង វស្សាន, កុំ​សរសេរ វស្សន្ត-- ។ ម. ព. រតូវ ឬ រដូវ ១ ន. ផង ។ </text:p>
          </table:table-cell>
          <table:table-cell table:style-name="តារាង1.D2" office:value-type="string">
            <text:p text:style-name="P5">រតូវ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៥</text:p>
          </table:table-cell>
          <table:table-cell table:style-name="តារាង1.A2" office:value-type="string">
            <text:p text:style-name="P9">វស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សល់ 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សល; វ្ឫឞល) មនុស្ស​ជាតិ​ទាប; មនុស្ស​ជាតិ​សូទ្រៈ; មនុស្ស​ជួជាតិ (ហៅ វសល​ជាតិ ឬ វសល​មនុស្ស ក៏​បាន); បើ​ស្រ្តី​ជា វសលី (សំ. វ្ឫឞលី) ស្រី​ជាតិ​ទាប; ស្រី​ជាតិ​សូទ្រៈ (វសលី នេះ ជា​ពាក្យ​អាសគ្រាម, បា. ច្រើន​ប្រើ​ជា អាលបនៈ ថា វសលិ ជា​សម្តី​ពុំ​សម​គួរ​សោះ​ឡើយ...) ។ </text:p>
          </table:table-cell>
          <table:table-cell table:style-name="តារាង1.D2" office:value-type="string">
            <text:p text:style-name="P5">វសល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៦</text:p>
          </table:table-cell>
          <table:table-cell table:style-name="តារាង1.A2" office:value-type="string">
            <text:p text:style-name="P9">វសវត្ត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សៈវ័ត-តី ឬ--ដី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ទេវ​បុត្ត​មារ (វៃវស្វត <text:s/>“ព្រះ​យមរាជ; ផ្កាយ​សៅរ៍; ទេវ​បុត្ត​មារ”) ។ អ្នក​ញ៉ាំង​គេ​ឲ្យ​ប្រព្រឹត្ត​ក្នុង​អំណាច​ខ្លួន, អ្នក​វាត​អំណាច (សំ. ហៅ វឝវរ្តិន៑ <text:s text:c="2"/>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៧</text:p>
          </table:table-cell>
          <table:table-cell table:style-name="តារាង1.A2" office:value-type="string">
            <text:p text:style-name="P9">វសុធ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សុធ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៨</text:p>
          </table:table-cell>
          <table:table-cell table:style-name="តារាង1.A2" office:value-type="string">
            <text:p text:style-name="P9">វសុន្ធរ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សុន្ធរ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០៩</text:p>
          </table:table-cell>
          <table:table-cell table:style-name="តារាង1.A2" office:value-type="string">
            <text:p text:style-name="P9">វសុមត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សុ-មៈតី ឬ--ដី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ផែន​ដី; លោក, ពិភព​លោក; ប្រទេស (ប្រើ​ជា ពសុមតី 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០</text:p>
          </table:table-cell>
          <table:table-cell table:style-name="តារាង1.A2" office:value-type="string">
            <text:p text:style-name="P9">វស្ស​ក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ស-ស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ស្ស + កាល ឬ សមយ) កាល​ឬ​សម័យ​មាន​ភ្លៀង, រដូវ​ភ្លៀង (វស្សាន​កាល ឬ --រដូវ) ។</text:p>
          </table:table-cell>
          <table:table-cell table:style-name="តារាង1.D2" office:value-type="string">
            <text:p text:style-name="P5">--សម័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១</text:p>
          </table:table-cell>
          <table:table-cell table:style-name="តារាង1.A2" office:value-type="string">
            <text:p text:style-name="P9">វស្ស​វលាហ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លាហ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២</text:p>
          </table:table-cell>
          <table:table-cell table:style-name="តារាង1.A2" office:value-type="string">
            <text:p text:style-name="P9">វស្ស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ស-ស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ស្ស; វឞ៌, វរ្សា) ឆ្នាំ; ភ្លៀង; រដូវ​ភ្លៀង ។ កាន់​វស្សា ឬ ចាំ​វស្សា នៅ​រក្សា​អរុណ​ក្នុង​រដូវ​ភ្លៀង ក្នុង​ទី​មាន​កំណត់​របស់​បព្វជិត​ពុទ្ធ​សាសនិក ។ ខែ​វស្សា ខែ​មាន​ភ្លៀង (ព. ផ្ទ. ខែ​ប្រាំង) ។ ចូល​វស្សា ប្តេជ្ញា​ថា នៅ​ក្នុង​រដូវ​ភ្លៀង​ក្នុង​ទី​មាន​កំណត់​របស់​ភិក្ខុ​សាមណេរ ។ ចេញ​វស្សា នៅ​ចាំ​វស្សា​គ្រប់​គ្រាន់​តាម​កាល​កំណត់​ហើយ ។ ចំណេញ​វស្សា សម័យ​ដែល​ពួក​បព្វជិត​ពុទ្ធ​សាសនិក​ចេញ​វស្សា​ហើយ គឺ​កាល​ជា​ខាង​ចុង​នៃ​វស្សាន​រដូវ ។ ដាច់​វស្សា នៅ​ឲ្យ​កន្លង​អរុណ​ក្នុង​ទី​ក្រៅ​អាវាស​ដែល​កំណត់​ចាំ​វស្សា របស់​ភិក្ខុ​សាមណេរ ។ ទៀន​វស្សា ទៀន​ធំ​ដែល​ទាយក​ប្រគេន​ភិក្ខុ​សង្ឃ​ឲ្យ​អុជ​ក្នុង​រដូវ​ភ្លៀង ... ។ មួយ​វស្សា មួយ​រដូវ​ភ្លៀង: <text:span text:style-name="T2">បួស​បាន​មួយ​វស្សា ។ សំពត់​ចំណាំ​វស្សា សំពត់​ដែល​ទាយក​ប្រគេន​ភិក្ខុ​សាមណេរ​អ្នក​នៅ​ចាំ​វស្សា​រួច​ហើយ ។ល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៣</text:p>
          </table:table-cell>
          <table:table-cell table:style-name="តារាង1.A2" office:value-type="string">
            <text:p text:style-name="P9">វស្សា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ស-សាន៉ៈ</text:p>
          </table:table-cell>
          <table:table-cell table:style-name="តារាង1.D2" office:value-type="string">
            <text:p text:style-name="P5"><text:s/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ស្សាន) រដូវ​ភ្លៀង ។ វស្សាន​កាល ឬ --សម័យ កាល​ឬ​សម័យ​មាន​ភ្លៀង; រដូវ​ភ្លៀង (ម. ព. រតូវ ឬ រដូវ ១ ន. ផង) ។</text:p>
          </table:table-cell>
          <table:table-cell table:style-name="តារាង1.D2" office:value-type="string">
            <text:p text:style-name="P5">វស្សាន​រដូវ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៤</text:p>
          </table:table-cell>
          <table:table-cell table:style-name="តារាង1.A2" office:value-type="string">
            <text:p text:style-name="P9">វស្សូបនាយ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័ស-សូប៉ៈ ន៉ា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ស្ស <text:s/>“ភ្លៀង, រដូវ​ភ្លៀង” + ឧបនាយិកា <text:s/>“តិថី​ដែល​បង្អោន​ចូល​មក”) ថ្ងៃ​ជិត​ចូល​វស្សា (ព. វិ. ពុ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៥</text:p>
          </table:table-cell>
          <table:table-cell table:style-name="តារាង1.A2" office:value-type="string">
            <text:p text:style-name="P9">វហត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ហៈតី ឬ--ដី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នទី​ទាំងពួង (សម្រាប់​ប្រើ​តាម​កវី​ត្រូវ​កា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៦</text:p>
          </table:table-cell>
          <table:table-cell table:style-name="តារាង1.A2" office:value-type="string">
            <text:p text:style-name="P9">វហន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ៈហៈន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ហន) ការ​នាំ​ទៅ (មាន​លី, យួរ​ជាដើម) ។ </text:p>
          </table:table-cell>
          <table:table-cell table:style-name="តារាង1.D2" office:value-type="string">
            <text:p text:style-name="P5">--កិច្ច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៧</text:p>
          </table:table-cell>
          <table:table-cell table:style-name="តារាង1.A2" office:value-type="string">
            <text:p text:style-name="P9">វ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ុ. ស.</text:p>
          </table:table-cell>
          <table:table-cell table:style-name="តារាង1.D2" office:value-type="string">
            <text:p text:style-name="P4">គេ; ពាក្យ​សម្រាប់​និយាយ​ជា​ជំនួស​ឈ្មោះ​មនុស្ស​ក្មេង​ជាង ឬ​មនុស្ស​ថ្នាក់​តូច​ទាប​ជាង ឬ​ក៏​សត្វ​តិរច្ឆាន, វត្ថុ, ធម្មជាតិ,... ផ្សេង​ៗ : ហាម​ពួក​ក្មេង​កុំ​ឲ្យ​វា​លេង​ទឹក; កូន​ខ្ញុំ​វា​ឈឺ; កូន​គោ​វា​យំ​រក​មេ​វា; ការុង​វា​តូច​ច្រក​អង្ករ​មិន​អស់; គំនិត​វា​រាក់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១៨</text:p>
          </table:table-cell>
          <table:table-cell table:style-name="តារាង1.A2" office:value-type="string">
            <text:p text:style-name="P9">វ៉ា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ុ. ស.</text:p>
          </table:table-cell>
          <table:table-cell table:style-name="តារាង1.D2" office:value-type="string">
            <text:p text:style-name="P4">នាង; ពាក្យ​លំអុត​សម្រាប់​និយាយ​ជា​ជំនួស​ឈ្មោះ​កូន​ក្មេង​ក្នុង​ទី​ចំពោះ​មុខ : អា​វ៉ា ឯង​ទៅ​ណា ?, មេ​វ៉ា​ហុច​ប្រអប់​នុ៎ះ​ឲ្យ​មីង​បន្តិច ! <text:s text:c="3"/>(ប្រើ​តាម​ទម្លាប់​និយាយ​ដោយ​ស្រុក​ភូមិ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កូន​ខ្ចី​យំ,..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4">ពាក្យ​សម្រាប់​និយាយ​ផ្សំ​នឹង​ពាក្យ វត្ត ថា: វត្ត​វ៉ា, ទៅ​វត្ត​ទៅ​វ៉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ត្ត​វ៉ា</text:p>
          </table:table-cell>
        </table:table-row>
        <table:table-row>
          <table:table-cell table:style-name="តារាង1.A2" office:value-type="string">
            <text:p text:style-name="P8">១១៨១៩</text:p>
          </table:table-cell>
          <table:table-cell table:style-name="តារាង1.A2" office:value-type="string">
            <text:p text:style-name="P9">វា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ភ័ន្ត​ច្រឡំ; ចាំ​ស្រពេចស្រពិល : វាក់​គំនិត, វាក់​ស្មារតី, វាក់​ផ្លូវ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០</text:p>
          </table:table-cell>
          <table:table-cell table:style-name="តារាង1.A2" office:value-type="string">
            <text:p text:style-name="P9">វាកចិរ​ពស្រ្ដ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កៈចិរៈព័ស ឬ--ពស់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 វកចិរ+ វស្រ្ត, វ &gt; ព) សំពត់​សំបក​ឈើ; សំពត់​ឆ្មៃ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១</text:p>
          </table:table-cell>
          <table:table-cell table:style-name="តារាង1.A2" office:value-type="string">
            <text:p text:style-name="P9">វាក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្យៈ</text:p>
          </table:table-cell>
          <table:table-cell table:style-name="តារាង1.D2" office:value-type="string">
            <text:p text:style-name="P5">សំ.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3">ពាក្យ, សម្តី; វោហារ; ប្រយោគ ។ ប្រយោគ​មួយ​ៗ​ដែល​មាន​សេចក្ដី​គ្រប់គ្រាន់, ដូច​ជា : គេ​ខំ​ប្រឹង​រៀន​ចំណេះ​ដើម្បី​ប្រយោជន៍​ឲ្យ​កើត​ទ្រព្យ​សម្បត្តិ (ព. វ.) ។ វាក្យបរិវត្តន៍ (--ក៉្យៈប៉ៈរ៉ិវ័ត) ការ​ប្រែ​ពាក្យ គឺ​ការ​ប្រែ​ពី​ភាសា​មួយ​ទៅ​មួយ ។ វាក្យ​សព្ទ សព្ទ​គឺ​ពាក្យ, ប្រជុំ​ពាក្យ​សម្រាប់​ប្រើ​ក្នុង​ភាសា​នីមួយ​ៗ, មេ​ពាក្យ​ដែល​ប្រើ​ក្នុង​វិជ្ជា​នីមួយ​ៗ : ចេះ​វាក្យ​សព្ទ, រៀន​វាក្យ​សព្ទ ។ វាក្យ​សម្ពន្ធ (--សំ-ព័ន) សម្ពន្ធ​នៃ​ពាក្យ, ការ​ចង​ក្រង​ពាក្យ; ផ្នែក​វេយ្យាករណ៍​និយាយ​ពី​មុខ​ការ​នាទី និង​របៀប​នៃ​ពាក្យ​ពេចន៍​ក្នុង​ប្រយោគ​នីមួយ​ៗ ។ វាក្យាង្ស (--ក្យ៉ាង-សៈ ឬ--ក្យ៉ាង; &lt; វាក្យ + អំស “ចំណែក”) ចំណែក​ប្រយោគ គឺ​សង្កាត់​ពាក្យ​ដែល​មាន​សេចក្ដី​មិន​ទាន់​គ្រប់គ្រាន់, ដូច​ជា : ផ្ទះ​របស់​ខ្ញុំ; ស្រុក​កើត​ជំងឺ (ព. វ.) ។<text:span text:style-name="T14"> វាក្យារម្ភ (--ក្យ៉ារុ័ម-ភៈ </text:span><text:span text:style-name="T4">ឬ--រ៉ំ</text:span><text:span text:style-name="T14">; &lt; វាក្យ + អារម្ភ </text:span>“ផ្តើម”) ការ​ផ្តើម​ពាក្យ ។ និបាត​សព្ទ​សម្រាប់​ផ្តើម​ពាក្យ, ដូច​ជា : ក៏, ឯ, ក៏​ឯ; ចំណែក​ឯ,... (ព. វ.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២</text:p>
          </table:table-cell>
          <table:table-cell table:style-name="តារាង1.A2" office:value-type="string">
            <text:p text:style-name="P9">វាក្យ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ាក្យ ន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៣</text:p>
          </table:table-cell>
          <table:table-cell table:style-name="តារាង1.A2" office:value-type="string">
            <text:p text:style-name="P9">វាក្យ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ាក្យ ន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៤</text:p>
          </table:table-cell>
          <table:table-cell table:style-name="តារាង1.A2" office:value-type="string">
            <text:p text:style-name="P9">វាគ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ខុស​សញ្ញា, ដំណើរ​ខុស​ប្តេជ្ញា, ការ​បង់​ពាក្យ​សត្យ ។ អ្នក​បំភ្លាត់​ពាក្យ​ប្តេជ្ញា, អ្នក​បង់​ពាក្យ​សត្យ, អ្នក​និយាយ​មិន​ទៀង​ទាត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៥</text:p>
          </table:table-cell>
          <table:table-cell table:style-name="តារាង1.A2" office:value-type="string">
            <text:p text:style-name="P9">វាគុរ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នេសាទុបករណ៍​ពួក​មួយ​មាន​ក្រឡា​បណ្ដាញ មាន​សំណាញ់, មង, បន្តឹង, បង្កាត់ ជាដើ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៦</text:p>
          </table:table-cell>
          <table:table-cell table:style-name="តារាង1.A2" office:value-type="string">
            <text:p text:style-name="P9">វាគុរ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ចិញ្ចឹម​ជីវិត​ដោយ​ការ​ដាក់​វាគុរា; ព្រាន​អ្នក​ដាក់​វាគុរា; បើ​ស្រ្តី​ជា វាគុរ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៧</text:p>
          </table:table-cell>
          <table:table-cell table:style-name="តារាង1.A2" office:value-type="string">
            <text:p text:style-name="P9">វាគ្មិ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ប៉ិន​និយាយ, ដែល​ចេះ​និយាយ​ពីរោះ ។ ន. អ្នក​ឈ្លាស​សម្តី; អ្នក​មាន​សម្តី​ថ្វី​មាត់, អ្នក​ពូកែ​សម្តី : សូម​លោក​ថ្លែង​ការណ៍​ចុះ ព្រោះ​លោក​ជា​វាគ្មិន​មាន​ល្បី​ណាស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៨</text:p>
          </table:table-cell>
          <table:table-cell table:style-name="តារាង1.A2" office:value-type="string">
            <text:p text:style-name="P9">វ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វៀច​វែង, ដែល​កុង​វែង, ដែល​វៀច​កុង​ចែង​វ៉ែង : ផ្លូវ​វាង, គំនិត​វាង, សម្តី​វា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២៩</text:p>
          </table:table-cell>
          <table:table-cell table:style-name="តារាង1.A2" office:value-type="string">
            <text:p text:style-name="P9">វ៉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ាង្មយ &lt; វាច៑ <text:s/>“សម្តី” + មយ <text:s/>“ដែល​ប្រកប​ដោយ” = ដែល​ប៉ិន​សម្តី; អ្នក​បាន​សម្តី) វាត​សម្តី, ប្រើ​សម្តី​គ្រប​លើ​គេ; វាត​អំណាច​លើ; ហួងហែង; ហែហៃ : វ៉ាង​សម្តី; វ៉ាង​អំណាច; វ៉ាង​ទ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០</text:p>
          </table:table-cell>
          <table:table-cell table:style-name="តារាង1.A2" office:value-type="string">
            <text:p text:style-name="P9">វ៉ាង​មុ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ាង្មុខ <text:s/>“ការ​ផ្សាយ​សម្តី; អារម្ភ​កថា, ឧបន្យាស​កថា”) ពោល​ពាក្យ​វាត​មុខ​វាត​អំណាច; វាត​អំណាច​យក​មុខ : វ៉ាង​មុខ​ឲ្យ​ដាច់​ម្នាក់​ឯ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១</text:p>
          </table:table-cell>
          <table:table-cell table:style-name="តារាង1.A2" office:value-type="string">
            <text:p text:style-name="P9">វាងវៃ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មាន​ប្រាជ្ញា​វាង​កេលកុង​ទាំង​រហ័ស​ផង​ទៀត គឺ​ដែល​ឈ្លាស​វៃ, ដែល​ដឹង​ផ្លូវ​ដឹង​ឧបាយ : ប្រាជ្ញា​វាងវៃ, គំនិត--, មនុស្ស-- (គួរ​កុំ​ច្រឡំ​ប្រើ​ជា វៀងវៃ ព្រោះ​ខុស​ទេ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២</text:p>
          </table:table-cell>
          <table:table-cell table:style-name="តារាង1.A2" office:value-type="string">
            <text:p text:style-name="P9">វា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កាយ​រាច​រាយ​ឲ្យ​ស្តើង, ឲ្យ​ស្មើ : វាច​ស្រូវ, វាច​គ្រាប់​សណ្តែក ។ វាច​វី ឬ វី​វាច ចាប់​វាច​វី​ចុះ​វី​ឡើ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ាច​វី </text:p>
            <text:p text:style-name="P4">វី​វាច</text:p>
          </table:table-cell>
        </table:table-row>
        <table:table-row>
          <table:table-cell table:style-name="តារាង1.A2" office:value-type="string">
            <text:p text:style-name="P8">១១៨៣៣</text:p>
          </table:table-cell>
          <table:table-cell table:style-name="តារាង1.A2" office:value-type="string">
            <text:p text:style-name="P9">វាច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ៈកៈ ឬ --ចក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ប្រាប់, អ្នក​និយាយ ។ (សំ. វាច្យ) ពាក្យ​ប្រាប់​នាទី​ឬ​ដំណើរ​របស់​កិរិយា​ក្នុង​វេយ្យាករណ៍​មាន កត្តុវាចក ជាដើម..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៤</text:p>
          </table:table-cell>
          <table:table-cell table:style-name="តារាង1.A2" office:value-type="string">
            <text:p text:style-name="P9">វាចស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ៈសិ-កៈ ឬ--សិក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ប្រព្រឹត្ត​ទៅ​ខាង​វាចា, ដែល​ទាក់ទង​ខាង​ប៉ែក​សម្តី: អំពើ​វាចសិក ។ វាចសិក​កម្ម (--ចៈសិ-កៈក័ម) អំពើ​ដែល​កើត​ព្រោះ​សម្ត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៥</text:p>
          </table:table-cell>
          <table:table-cell table:style-name="តារាង1.A2" office:value-type="string">
            <text:p text:style-name="P9">វាច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ច៑, វាចា) សម្តី ។ វាចា​កម្ម អំពើ​ដែល​សម្រេច​ដោយ​វាចា ។ វាចានុរក្ខី អ្នក​រក្សា​វាចា គឺ​អ្នក​រក្សា​ប្រយ័ត្ន​មាត់​មិន​និយាយ​ឲ្យ​ភ្លាត់​ទៅ​រក​ខាង​ការ​ខុស (បើ​ស្រ្តី​ជា វាចានុរក្ខិនី) ។ វាចា​បេយ្យ​ភាព (--ប៉ៃយ៉ៈភាប) ភាព ឬ​ដំណើរ​នៃ​សម្តី​ទន់​ផ្អែម គួរ​ឲ្យ​ពេញ​ចិត្ត​ចង់​ស្តាប់ ចង់​ឮ ។ ទុញ្ភសិត​វាចា (ទុប-ភាសិតៈ--) សម្តី​អាក្រក់, សម្តី​ខុស ។ បិយ​វាចា (ប៉ិយ៉ៈ--) សម្តី​គួរ​ឲ្យ​ស្រឡាញ់, សម្តី​សុភាព ។ ផរុស​វាចា (ផៈរុ-សៈ--) សម្តី​ទ្រគោះ ។ សណ្ហ​វាចា (សន់-ហៈ--) សម្តី​ល្អិត គឺ​សម្តី​ស្រទន់, ពីរោះ ។ សប្បុរិស​វាចា ឬ សព្ភិ​វាចា (ស័ប-ប៉ុ-រ៉ិ-សៈ- ឬ ស័ប-ភិ--) សម្តី​របស់​សប្បុរស, សម្តី​អ្នក​ត្រឹម​ត្រូវ ។ សុភាសិត​វាចា (--សិតៈ--) សម្តី​ល្អ, សម្តី​ត្រូវ។ អសប្បុរិស​វាចា ឬ អសព្ភិ​វាចា (អៈស័ប-ប៉ុ-រ៉ិសៈ--ឬ អៈស័ប-ភិ--) សម្តី​របស់​អសប្បុរស, សម្តី​មនុស្ស​មិន​ត្រឹម​ត្រូវ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៦</text:p>
          </table:table-cell>
          <table:table-cell table:style-name="តារាង1.A2" office:value-type="string">
            <text:p text:style-name="P9">វាច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ាច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៧</text:p>
          </table:table-cell>
          <table:table-cell table:style-name="តារាង1.A2" office:value-type="string">
            <text:p text:style-name="P9">វាច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-ចាល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 ឬ ន.</text:p>
          </table:table-cell>
          <table:table-cell table:style-name="តារាង1.D2" office:value-type="string">
            <text:p text:style-name="P4">ដែល​ហៃ​និយាយ; មនុស្ស​ជាង​ពាក្យ; មនុស្ស​អ្នក​និយាយ​តាម​តែ​រួច​ពី​មាត់ : មនុស្ស​វាចា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៨</text:p>
          </table:table-cell>
          <table:table-cell table:style-name="តារាង1.A2" office:value-type="string">
            <text:p text:style-name="P9">វាចា​សិលិដ្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ិ-លិត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ថែម​ពាក្យ​ឬ​ការ​រៀង​សម្តី ដើម្បី​ឲ្យ​ស្រួល​មាន ឲ្យ​ស្រួល​ថា ដូច​ជា​ត្រឹម​តែ​បី​យប់​ប៉ុណ្ណោះ គេ​និយាយ​ថា ពីរ​បី​យប់ : ខ្ញុំ​ទៅ​ស្រុក​កំណើត​ខ្ញុំ​ពីរ​បី​យប់; ឲ្យ​ខ្ញុំ​ខ្ចី​អាវ​ពាក់​បួន​ប្រាំ​ថ្ងៃ​សិន ។ <text:s/>ហៅ ព្យញ្ជន​សិលិដ្ឋ (ព្យញ់-ជៈនៈសិ-លិត) ក៏​បាន ប្រែ​ថា “ការ​ថែម​ឬ​រៀង​ព្យញ្ជនៈ​ឲ្យ​ស្រួល​មាត់​ថា”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៣៩</text:p>
          </table:table-cell>
          <table:table-cell table:style-name="តារាង1.A2" office:value-type="string">
            <text:p text:style-name="P9">វាច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ំណឹង; ពាក្យ​ផ្តាំ​ផ្ញើ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០</text:p>
          </table:table-cell>
          <table:table-cell table:style-name="តារាង1.A2" office:value-type="string">
            <text:p text:style-name="P9">វាចិកប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ិ-កៈប័ត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ំបុត្រ, ចុតហ្មាយ, លិខិ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១</text:p>
          </table:table-cell>
          <table:table-cell table:style-name="តារាង1.A2" office:value-type="string">
            <text:p text:style-name="P9">វាចិកហារ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ិ-កៈហារៈ កៈ ឬ--រ៉ក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ហារក ឬ --ហារិន៑ អ្នក​នាំ​ដំណឹង; អ្នក​នាំ​សំបុត្រ, បុរស​អ្នក​រត់​សំបុត្រ (បើ​ស្រ្តី​ជា វាចិកហារិកា ឬ --ហារិនី) ។</text:p>
          </table:table-cell>
          <table:table-cell table:style-name="តារាង1.D2" office:value-type="string">
            <text:p text:style-name="P5">--ហារី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២</text:p>
          </table:table-cell>
          <table:table-cell table:style-name="តារាង1.A2" office:value-type="string">
            <text:p text:style-name="P9">វាចិកហារ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 ម. ព. វាចិកហារក <text:s/>ឬ -​ហារី <text:s/>) ។ </text:p>
          </table:table-cell>
          <table:table-cell table:style-name="តារាង1.D2" office:value-type="string">
            <text:p text:style-name="P5">--ហារិនី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៣</text:p>
          </table:table-cell>
          <table:table-cell table:style-name="តារាង1.A2" office:value-type="string">
            <text:p text:style-name="P9">វាជ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ជិនី និង ពាជី ។ <text:s/></text:p>
          </table:table-cell>
          <table:table-cell table:style-name="តារាង1.D2" office:value-type="string">
            <text:p text:style-name="P5">វាជី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៤</text:p>
          </table:table-cell>
          <table:table-cell table:style-name="តារាង1.A2" office:value-type="string">
            <text:p text:style-name="P9">វាណវ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ណៈវារៈ ឬ--វា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គ្រឿង​រាំង​កូន​សរ, រាំង​ព្រួញ; អាវ​ក្រោះ សម្រាប់​ការពារ​សស្រ្តាវុធ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៥</text:p>
          </table:table-cell>
          <table:table-cell table:style-name="តារាង1.A2" office:value-type="string">
            <text:p text:style-name="P9">វាណិ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ណិជ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៦</text:p>
          </table:table-cell>
          <table:table-cell table:style-name="តារាង1.A2" office:value-type="string">
            <text:p text:style-name="P9">វាណិជ្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ណិជ្ជ <text:span text:style-name="T2">ឬ ពាណិជ្យ) ។</text:span></text:p>
          </table:table-cell>
          <table:table-cell table:style-name="តារាង1.D2" office:value-type="string">
            <text:p text:style-name="P5">វាណិជ្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៧</text:p>
          </table:table-cell>
          <table:table-cell table:style-name="តារាង1.A2" office:value-type="string">
            <text:p text:style-name="P9">វាណិជ្ជ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ណិជ្ជ​កម្ម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៨</text:p>
          </table:table-cell>
          <table:table-cell table:style-name="តារាង1.A2" office:value-type="string">
            <text:p text:style-name="P9">វាណិជ្ជ​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ណិជ្ជ​កា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៤៩</text:p>
          </table:table-cell>
          <table:table-cell table:style-name="តារាង1.A2" office:value-type="string">
            <text:p text:style-name="P9">វាណ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ី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3">សម្តី, ភាសា; សូរ​សព្ទ; ស្រ្តី​មាន​សម្តី​ពីរោះ; នាង​សរស្វត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០</text:p>
          </table:table-cell>
          <table:table-cell table:style-name="តារាង1.A2" office:value-type="string">
            <text:p text:style-name="P9">វ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ត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ាឍ <text:s/>“ច្រើន, ដែល​មាន​ច្រើន; ទូលាយ”) ធ្វើ​ឲ្យ​ទូលាយ, ឲ្យ​ធំ; ផ្សាយ​អំណាច : វាត​ដី, វាត​ទី; វាត​មុខ; វាត​ងារ; វាត​អំណាច ។ កកាយ​ទឹក​ចូល​ដោយ​ច្រវា​ដើម្បី​ឲ្យ​ទូក​ងាក​ចេញ​ឬ​ងាក​ចូល : វាត​ទូក​ចូល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១</text:p>
          </table:table-cell>
          <table:table-cell table:style-name="តារាង1.A2" office:value-type="string">
            <text:p text:style-name="P9">វ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ខ្យល់; អាកាស; ខ្យល់​ក្នុង​សព៌ាង្គ​កាយ ។ វាតគុល្ម (--តៈគុល) ខ្យល់​កំបុត​ត្បូង, ចក្រវាត, ពាយុគុល្ម ។ វាតណ្ឌៈ (សំ. បា. &lt; វាត + អណ្ឌ) រោគ​អណ្ឌៈ​ធំ (រោគ​កោប) ។ វាត​បក្សី សត្វ​ត្រចៀកកាំ ។ វាត​បាន ប្រហោង​ផឹក​ខ្យល់ គឺ​បង្អួច ។ វាត​ព័រ្ស (--តៈព័រ) ខ្យល់​និង​ភ្លៀង ឬ​ភ្លៀង​លាយ​ខ្យល់ ។ វាត​ព្យាធិ, វាត​រោគ (--តៈ--) ឬ វាតាពាធ ជំងឺ​ខ្យល់, រោគ​ខ្យល់​ចាប់ ។ វាត​មណ្ឌលិកា (វាតៈម័ន-ឌៈ លិ-កា) ខ្យល់​កំបុត​ត្បូង គឺ​ខ្យល់​ដែល​បក់​ប្រមូល​កួច​មូល​ឡើង​លើ ដោយ​កម្លាំង​នៃ​ឧណ្ហ​ភាព ។ វាត​ម្រឹគ ឈ្លូស ។ វាត​វេគ (--តៈវេក) សន្ទុះ​ឬ​កម្លាំង​ខ្យល់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ាត​វេគ</text:p>
          </table:table-cell>
        </table:table-row>
        <table:table-row>
          <table:table-cell table:style-name="តារាង1.A2" office:value-type="string">
            <text:p text:style-name="P8">១១៨៥២</text:p>
          </table:table-cell>
          <table:table-cell table:style-name="តារាង1.A2" office:value-type="string">
            <text:p text:style-name="P9">វាត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ាត ន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៣</text:p>
          </table:table-cell>
          <table:table-cell table:style-name="តារាង1.A2" office:value-type="string">
            <text:p text:style-name="P9">វាត់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រលាស់​ចុង​ឡើង : វាត់​សន្ទូច ។ រលាស់​ចុង​ផ្ងុប ឬ​រលាស់​ចេញ : វាត់​ដោយ​រំពាត់, វាយ​វាត់, វាត់​មួយ​ជើ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ាយ​វាត់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រលាស់​ឡើង​បាន : សន្ទួច​វាត់, អន្ទាក់​វាត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័ធ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៤</text:p>
          </table:table-cell>
          <table:table-cell table:style-name="តារាង1.A2" office:value-type="string">
            <text:p text:style-name="P9">វាតវលាហ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លាហក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៥</text:p>
          </table:table-cell>
          <table:table-cell table:style-name="តារាង1.A2" office:value-type="string">
            <text:p text:style-name="P9">វាតអាទ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ត​អាទិ៍) ។</text:p>
          </table:table-cell>
          <table:table-cell table:style-name="តារាង1.D2" office:value-type="string">
            <text:p text:style-name="P5">--អាទ្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៦</text:p>
          </table:table-cell>
          <table:table-cell table:style-name="តារាង1.A2" office:value-type="string">
            <text:p text:style-name="P9">វាតុ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ដុល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ខូច​ចរិត, ឆ្កួត; បើ​ស្រ្តី​ជា វាតុលា ឬ វាតុល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៧</text:p>
          </table:table-cell>
          <table:table-cell table:style-name="តារាង1.A2" office:value-type="string">
            <text:p text:style-name="P9">វាតុល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--តុ-ល៉ា ឬ --ល៉ី) មើល​ពាក្យ វាតុល ។ </text:p>
          </table:table-cell>
          <table:table-cell table:style-name="តារាង1.D2" office:value-type="string">
            <text:p text:style-name="P5">វាតុលី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៨</text:p>
          </table:table-cell>
          <table:table-cell table:style-name="តារាង1.A2" office:value-type="string">
            <text:p text:style-name="P9">វាត្យ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្យុះ; ខ្យល់​កំបុត​ត្បូង (ព. កា.) : វាត្យា​បោក​បក់ កញ្ឆល​កញ្ឆក់ រំលំ​គ្រឹហា ភិត​ភ័យ​រចល់ ខ្វាយ​ខ្វល់​រាល់​គ្នា វិនាស​ទ្រព្យា <text:s/>ពុំ​ជា​បើ​ប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៥៩</text:p>
          </table:table-cell>
          <table:table-cell table:style-name="តារាង1.A2" office:value-type="string">
            <text:p text:style-name="P9">វា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ទ) ពាក្យ, ពាក្យ​ពោល, ពំនោល ។ វាទប្បដិវាទ ឬ វាទ​ប្រតិវាទ (--ទ័ប-ប៉ៈដិ-វាត ឬ--ប្រៈតិ--) ពាក្យ​ពោល​តប​ត​ទៅ​រក​ពាក្យ, ការ​ប្រកែក​គ្នា​ទៅ​វិញ​ទៅ​មក ។ វាទ​យុទ្ធ ការ​ជជែក​យក​ឈ្នះ (ទាំង​ពីរ​ខាង) ។ វាទានុវាទ (&lt; វាទ + អនុវាទ) ការ​ពោល​បណ្ដោយ​តាម​គ្នា, ពាក្យ​ចាក់​បណ្ដោយ; ពាក្យ​ប្រកាន់​និង​ពាក្យ​ដោះ ។ ព. កា. ថា : វាទានុវាទ ច្រើន​តែ​ឃ្លៀងឃ្លាត ពុំ​សូវ​ទៀងទាត់ ពាក្យ​ខ្លះ​ក៏​ត្រូវ​ ពាក្យ​ខ្លះ​ក៏​ភ្លាត់ ព្រោះ​មាត់​និង​មាត់ ប្រឆាំង​ត​គ្នា ។ល។ </text:p>
          </table:table-cell>
          <table:table-cell table:style-name="តារាង1.D2" office:value-type="string">
            <text:p text:style-name="P5">វាទ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០</text:p>
          </table:table-cell>
          <table:table-cell table:style-name="តារាង1.A2" office:value-type="string">
            <text:p text:style-name="P9">វាទក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ៈក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ទក) អ្នក​ប្រគំ; អ្នក​លេង​ភ្លេង; បើ​ស្រ្តី​ជា វាទ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១</text:p>
          </table:table-cell>
          <table:table-cell table:style-name="តារាង1.A2" office:value-type="string">
            <text:p text:style-name="P9">វាទន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ៈនៈក័ម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ទន) ការ​ប្រគំ; ការ​លេង​ភ្លេ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២</text:p>
          </table:table-cell>
          <table:table-cell table:style-name="តារាង1.A2" office:value-type="string">
            <text:p text:style-name="P9">វាទអាទិ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ត-អាត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ាទ “ពាក្យ, ពាក្យ​ពោល”; អាទិ ឬ អាទ្យ “ជាដើម, ខាង​ដើម”) ផ្ដើម​និយាយ ឬ​តាំង​និយាយ​មុន​គេ​យក​មុខ, យក​អំណាច, យក​ប្រយោជន៍ : ខ្ញុំ​ឥត​វាទ​អាទិ៍​យក​អ្វី​ទេ (សរសេរ​ជា វាទ​អាទិ ឬ--អាទ្យ ក៏​បាន, សំដៅ​សេចក្ដី​ថា “ផ្តើម​វាត​យក​មុខ, យក​អំណាច, យក​ប្រយោជន៍” ) ។</text:p>
          </table:table-cell>
          <table:table-cell table:style-name="តារាង1.D2" office:value-type="string">
            <text:p text:style-name="P5">--អាទ្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៣</text:p>
          </table:table-cell>
          <table:table-cell table:style-name="តារាង1.A2" office:value-type="string">
            <text:p text:style-name="P9">វាទ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ទក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៤</text:p>
          </table:table-cell>
          <table:table-cell table:style-name="តារាង1.A2" office:value-type="string">
            <text:p text:style-name="P9">វាទ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ទ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៥</text:p>
          </table:table-cell>
          <table:table-cell table:style-name="តារាង1.A2" office:value-type="string">
            <text:p text:style-name="P9">វាទ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ទិន៑) អ្នក​ពោល; អ្នក​ជជែក; បើ​ស្រ្តី​ជា វាទិន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៦</text:p>
          </table:table-cell>
          <table:table-cell table:style-name="តារាង1.A2" office:value-type="string">
            <text:p text:style-name="P9">វាទ្យ​ភណ្ឌ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្យៈភ័ន</text:p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ទ្យ + ភាណ្ឌ) គ្រឿង​តន្រ្តី; គ្រឿង​តន្រ្តី​មួយ​វង់ (ម. ព. ពាទ្យ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៧</text:p>
          </table:table-cell>
          <table:table-cell table:style-name="តារាង1.A2" office:value-type="string">
            <text:p text:style-name="P9">វាន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័ណ្ដ ឬ វ័ណ្ឌ កិ. និង ន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៨</text:p>
          </table:table-cell>
          <table:table-cell table:style-name="តារាង1.A2" office:value-type="string">
            <text:p text:style-name="P9">វា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ន) គ្រឿង​ចាក់​ស្រែះ, គ្រឿង​ក្រង​ភ្ជាប់; តណ្ហា (ធម្មជាត​ឬ​ស្ថាន​ដែល​ចេញ​ផុត​ចាក​តណ្ហា​ជា​គ្រឿង​ចាក់​ស្រែះ ហៅ​ថា និញ្វន &lt; និ + វាន; ឬ និវ៌ាណ &lt; និស៑ + វាន, និស៑ &gt; និរ៑, ន &gt; ណ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៦៩</text:p>
          </table:table-cell>
          <table:table-cell table:style-name="តារាង1.A2" office:value-type="string">
            <text:p text:style-name="P9">វាន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ន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៧០</text:p>
          </table:table-cell>
          <table:table-cell table:style-name="តារាង1.A2" office:value-type="string">
            <text:p text:style-name="P9">វានរិន្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នរិន្ទ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៧១</text:p>
          </table:table-cell>
          <table:table-cell table:style-name="តារាង1.A2" office:value-type="string">
            <text:p text:style-name="P9">វានរ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នរ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៧២</text:p>
          </table:table-cell>
          <table:table-cell table:style-name="តារាង1.A2" office:value-type="string">
            <text:p text:style-name="P9">វានរេន្រ្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នរេន្រ្ទ ឬ ពានរេស) ។ </text:p>
          </table:table-cell>
          <table:table-cell table:style-name="តារាង1.D2" office:value-type="string">
            <text:p text:style-name="P5">វានរេ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៧៣</text:p>
          </table:table-cell>
          <table:table-cell table:style-name="តារាង1.A2" office:value-type="string">
            <text:p text:style-name="P9">វ៉ាន់ស៊ុ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អ្វានស៊ុយ ឬ អួនស៊ុយ) ឈ្មោះ​ដំណាំ​តិណ​ជាតិ មាន​ក្លិន​ក្រអូប​ឆួល ប្រើ​ជា​គ្រឿង​ផ្សំ​ជា​ជំនួយ​ម្ហូប​មុខ​ខ្លះ ឬ​បបរ​គ្រឿង​ឲ្យ​មាន​រស​ឆ្ងាញ់, មាន ២ ប្រភេទ​គឺ មួយ​ប្រភេទ​ស្លឹក​ល្អិត​ទន់​ស្រួយ, មួយ​ប្រភេទ​ទៀត​ស្លឹក​ធំ​ទ្រវែង​សាច់​ស្វិត​បន្តិច (ទាំង​២​ប្រភេទ​នេះ​ដើម​កំណើត​មក​ពី​ប្រទេស​ចិន) : ហាន់វ៉ាន់ស៊ុយ​ជ្រក់​ត្រី​ស្ងោ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៧៤</text:p>
          </table:table-cell>
          <table:table-cell table:style-name="តារាង1.A2" office:value-type="string">
            <text:p text:style-name="P9">វាប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ធ្ងន់​ពាប់ : អម្រែក​ធ្ងន់​វាប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៧៥</text:p>
          </table:table-cell>
          <table:table-cell table:style-name="តារាង1.A2" office:value-type="string">
            <text:p text:style-name="P9">វ៉ាប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ដោយ​ត្របាក់ : ត្រី​ឆ្តោ​ត្របាក់​នុយ​វ៉ាប់ ។ កិ. វិ. ដែល​ចាប់​ដោយ​ប្រញាប់ : ចាប់​ជំងឺ​វ៉ាប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១៨៧៦</text:p>
          </table:table-cell>
          <table:table-cell table:style-name="តារាង1.A2" office:value-type="string">
            <text:p text:style-name="P9">វាប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ី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1">បឹង; ត្រពាំង ។ ចុល្លវាបី (ចុល-ល៉ៈ--) បឹង​តូច ។ មហា​វាបី បឹង​ធំ ។ ព. កា. ថា : កម្ពុជ​រដ្ឋ មាន​នគរ​វត្ត ប្រាសាទ​សិលា​មាន​ទន្លេ​សាប ធំ​ធេង​មហិមា ដែល​ជា​មហា វាបី​នៃ​រដ្ឋ ។ ចុល្លវាបី ប្លែក​ៗ​ច្រើន​ក្រៃ ជា​ទី​វិវឌ្ឍន៍ ដោយ​ជាតិ​មច្ឆា នានា​ច្រើន​ក្ដាត់ ជា​ទ្រព្យ​សម្បត្តិ នៃ​កម្ពុជ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2"/>
          </table:table-cell>
        </table:table-row>
        <table:table-row>
          <table:table-cell table:style-name="តារាង1.A2" office:value-type="string">
            <text:p text:style-name="P8">១១៨៧៧</text:p>
          </table:table-cell>
          <table:table-cell table:style-name="តារាង1.A2" office:value-type="string">
            <text:p text:style-name="P9">វាមលូ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ៈលូ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0">ដំបូក (ព. កា.) : រី​វាមលូរ កើត​មាន​នៅ​យូរ សឹង​មាន​ប្រយោជន៍​ យក​ដី​ធ្វើ​ជី ដំណាំ​ដំណោច មាន​ផល​មិន​ហោច ចម្រើន​ធនធ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2"/>
          </table:table-cell>
        </table:table-row>
        <table:table-row>
          <table:table-cell table:style-name="តារាង1.A2" office:value-type="string">
            <text:p text:style-name="P8">១១៨៧៨</text:p>
          </table:table-cell>
          <table:table-cell table:style-name="តារាង1.A2" office:value-type="string">
            <text:p text:style-name="P9">វាយ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ព. ស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23">(វ៉ៃ) ប្រហារ​ដោយ​បហរណ​វត្ថុ​ឥត​មុខ​មុត មាន​រំពាត់, ដំបង​ជាដើម : វាយ​ដោយ​រំពាត់, វាយ​មួយ​ដំបង ។ សំពង​ឲ្យ​មុត​លិច​ចុះ : វាយ​ដែក​គោល ។ សំពង​បញ្ចូល​ឲ្យ​ណែន​តឹង : វាយ​រនុក​ក្រោល ។ ទួង, គោះ ឬ​ដំ​ឲ្យ​លាន់​ឮ​សូរ​សព្ទ : វាយ​ស្គរ​ធំ, វាយ​រគាំង, វាយ​គង ។ យក​សេចក្ដី​ឬ​លម្អិត​សេចក្តី​ឲ្យ​ជាក់​ប្រាកដ : វាយ​សេចក្ដី​មិន​បែក ។ ត​ថ្លៃ : វាយ​ថ្លៃ​ទំនិញ ។ ច្បាំង​គ្នា, ច្បាំង​ដណ្ដើម​យក​ស្រុក : វាយ​កង​ទ័ព​បច្ចា​មិត្ត, វាយ​យក​ស្រុក ។ វាយ​ដំ វាយ​សំពង​ថែម​ហើយ​ថែម​ទៀត ។ វាយ​ដំ​ច្រំ​ធាក់ វាយ​សំពង​រឿយ​ៗ ទាំង​ធាក់​តន្រ្តំ​ផ្ទួន​ៗ​ផង ។ ព. ប្រ. វាយ​កន្ទុយ​ភ្នែក ញាក់​ចុង​ភ្នែក​ឲ្យ​សញ្ញា​គ្នា ។ វាយ​ចុង​សម្តី បញ្ចេញ​ចុង​សម្តី​មាន​សេចក្ដី​ប្លែក គួរ​ឲ្យ​សង្ស័យ ។ល។ ព. ទ. បុ. វាយ​ទឹក​កម្ចាយ​ត្រី កំចោក​រោក​កម្ចាត់​កម្ចាយ​ឲ្យ​បែក​ខ្ញែក​ឬ​ឲ្យ​បែក​កន្ធែក​ចេញ​ពី​គ្នា ។ វាយ​ពាង​ព្រហក់​បំបែក ឬ វាយ​បំបែក​ពាង​ព្រហក់​របស់​ឯង កម្ចាយ​សេច​ក្ដី​កំបាំង​ក្នុង​ផ្ទះ ឬ ក្នុង​ក្រុម​របស់​ខ្លួន​ឲ្យ​លេច​ឮ​ខ្ចរខ្ចាយ​ស្អុយ​កេរ្តិ៍​ឈ្មោះ​សាយ​សុ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5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ឈើ​មួយ​ប្រភេទ ដើម​សាច់​ជ្រាក​សម្បុរ​លាយ-ស​លាយ​ក្រហម​ខណ្ឌ​ជា​សង្កាត់​ៗ, ផ្លែ​តូច​ៗ វេលា​ទុំ​ឡើង​សម្បុរ​ក្រហម ប្រើ​ជា​អាហារ​ប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៧៩</text:p>
          </table:table-cell>
          <table:table-cell table:style-name="តារាង1.A2" office:value-type="string">
            <text:p text:style-name="P9">វាយទណ្ឌ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យៈទ័ន</text:p>
          </table:table-cell>
          <table:table-cell table:style-name="តារាង1.D2" office:value-type="string">
            <text:p text:style-name="P5">សំ. 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--ភាណ្ឌ) គ្រឿង​តម្បាញ, កី ។</text:p>
          </table:table-cell>
          <table:table-cell table:style-name="តារាង1.D2" office:value-type="string">
            <text:p text:style-name="P5">--ភណ្ឌ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០</text:p>
          </table:table-cell>
          <table:table-cell table:style-name="តារាង1.A2" office:value-type="string">
            <text:p text:style-name="P9">វាយ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ខ្យល់; ព្យុះ ។ វាយុគុល្ម (--គុល) មើល​ពាក្យ ពាយុគុល្ម ។ វាយុទេព ទេវតា​អ្នក​បណ្ដាល​ឲ្យ​កើត​ខ្យល់ (វាតវលាហក) ។ វាយុបថ (--បត់) ផ្លូវ​ខ្យល់ (អាកាស) ។ វាយុបុត្រ (ម. ព. ពាយុបុត្រ) ។ វាយុផល (--ផល់) ឥន្ទធនូ; ព្រឹល, គ្រាប់​ព្រឹល ។ វាយុភក្ស (--ភ័ក) ដែល​មាន​ខ្យល់​ជា​អាហារ; អ្នក​បរិភោគ​តែ​ខ្យល់ ។ ឈ្មោះ​យក្ស​ម្នាក់​ក្នុង​រឿង​រាមកេរ្តិ៍ ។ វាយុរោសា រាត្រី (យប់) ។ វាយុវេគ (--វេក) កម្លាំង​ខ្យល់, សន្ទុះ​ខ្យល់ ។ វាយុស័ខ ដែល​មាន​ខ្យល់​ជា​សម្លាញ់ (ភ្លើង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១</text:p>
          </table:table-cell>
          <table:table-cell table:style-name="តារាង1.A2" office:value-type="string">
            <text:p text:style-name="P9">វាយុ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6">(មើល​ក្នុង​ពាក្យ វាយុ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២</text:p>
          </table:table-cell>
          <table:table-cell table:style-name="តារាង1.A2" office:value-type="string">
            <text:p text:style-name="P9">វាយ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7">(&lt; វាយ) ខ្យល់ ។ វាយោ​ធាតុ (--ធាត) ធាតុ​ខ្យ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8">១១៨៨៣</text:p>
          </table:table-cell>
          <table:table-cell table:style-name="តារាង1.A2" office:value-type="string">
            <text:p text:style-name="P9">វ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លូន​ដោយ​ប្រវា : កូន​តូច​ទើប​ចេះ​វារ, ស្រមោច​វារ​រសាវ ។ បោះ​ទង​ចេញ ឬ បោះ​ទង​តោង​ចាប់ : ល្ពៅ​វារ, ត្រឡាច​វារ​ឡើង​ទ្រើង, ម្លូ​វារ​តាម​ជន្លង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៤</text:p>
          </table:table-cell>
          <table:table-cell table:style-name="តារាង1.A2" office:value-type="string">
            <text:p text:style-name="P9">វារ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រ) ថ្ងៃ (ក្នុង​សប្តាហ៍); វេលា; វេន, ឱកាស: ក្នុង​វារៈ​នេះ... ។ ការ​រារាំង, ការពារ; ការ​ណាត់​ឬ​មត់​គ្នា, ការ​បិទ, ខ្ទប់, គ្រប; គម្រប;..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៥</text:p>
          </table:table-cell>
          <table:table-cell table:style-name="តារាង1.A2" office:value-type="string">
            <text:p text:style-name="P9">វារ​ជើ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6">(ព. ប្រ.) ដែល​ដួល​រាប​ទៅ​លើ​ដី ចាប់​ឫស​រសេមរសាម​មិន​បែក​គុម្ព (និយាយ​តែ​ពី​ធញ្ញ​ជាតិ​និង​តិណ​ជាតិ) : ស្រូវ​វារ​ជើ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៦</text:p>
          </table:table-cell>
          <table:table-cell table:style-name="តារាង1.A2" office:value-type="string">
            <text:p text:style-name="P9">វារណ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ៈណ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រណ) ដំរី, ដំរី​ប្រសើ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៧</text:p>
          </table:table-cell>
          <table:table-cell table:style-name="តារាង1.A2" office:value-type="string">
            <text:p text:style-name="P9">វារវលាស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ៈ--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ស្រី​ពេស្យ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6"/>
          </table:table-cell>
        </table:table-row>
        <table:table-row>
          <table:table-cell table:style-name="តារាង1.A2" office:value-type="string">
            <text:p text:style-name="P8">១១៨៨៨</text:p>
          </table:table-cell>
          <table:table-cell table:style-name="តារាង1.A2" office:value-type="string">
            <text:p text:style-name="P9">វារាណស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6">(មើល​ក្នុង​ពាក្យ ពារាណស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៨៩</text:p>
          </table:table-cell>
          <table:table-cell table:style-name="តារាង1.A2" office:value-type="string">
            <text:p text:style-name="P9">វារ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ទឹក (ខ្មែរ​ច្រើន​ប្រើ​ក្លាយ​ជា វារី) ។ វារិ​គ័ភ៌ ឬ វារិ​ធរ មេឃ, ពពក ។ វារិគោចរ, វារិចរ សត្វ​ទឹក, មច្ឆ​ជាតិ ។ វារិជជាតិ (--ជៈជាត) ឬ វារិជាត អ្វី​ៗ​ដែល​ដុះ​ក្នុង​ទឹក; សត្វ​ទឹក ។ វារិធានី ធុង​ទឹក, ឃ្លាំង​ទឹក ។ វារិធិ ឬ វារិនិធិ សមុទ្រ, សាគរ ។ វារិបថ, --មគ្គ ឬ --មាគ៌ា (--បត់, --ម័ក ឬ --មារ-គា) ផ្លូវ​ទឹក ។ វារិពិន្ទុ តំណក់​ទឹក ។ វារិមសិ (--មៈ--) កករ​ទឹក; មេឃ, ពពក ។ វារិយន្ត្រ (--យន់) គ្រឿង​ស្រូប​ទឹក, ស្នប់​ទឹក; ម៉ាស៊ីន​ទឹក (?) ។ វារិយាន ឬ វារិរថ (--រត់) នាវា (គ្រប់​យ៉ា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០</text:p>
          </table:table-cell>
          <table:table-cell table:style-name="តារាង1.A2" office:value-type="string">
            <text:p text:style-name="P9">វារិ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ារិ) ។</text:p>
          </table:table-cell>
          <table:table-cell table:style-name="តារាង1.D2" office:value-type="string">
            <text:p text:style-name="P5">វារី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១</text:p>
          </table:table-cell>
          <table:table-cell table:style-name="តារាង1.A2" office:value-type="string">
            <text:p text:style-name="P9">វារុណ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ី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ុរា; ទឹក​ស្រវឹង​គ្រប់​យ៉ាង; ហៅ​តាម​នាម​តាបស​ទ្រុស្ត​សីល​ម្នាក់​ឈ្មោះ វរុណៈ <text:s/>ដែល​ជា​គូ​ដៃ​គ្នា​នឹង​ព្រាន​ព្រៃ​ម្នាក់​ឈ្មោះ សុរៈ ជា​អ្នក​ផ្តើម​បង្កើត​សុរា​ជា​ដំបូង​បំផុត (ហៅ ពារុណី ក៏​បាន) ។ ម. ព. សុរា ផង ។ ទិស​បស្ចិម; ឈ្មោះ​ពួក​នក្សត្រ ទី ២៥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២</text:p>
          </table:table-cell>
          <table:table-cell table:style-name="តារាង1.A2" office:value-type="string">
            <text:p text:style-name="P9">វារេណវាក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ណៈវាក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វារេណ “ផ្ទួន​ៗ, ដដែល​ៗ” + វាក្យ “ពាក្យ, សម្តី”) សម្តី​ផ្ទួន​ៗ ដដែល​ៗ, សម្តី​ច្រំដែល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៣</text:p>
          </table:table-cell>
          <table:table-cell table:style-name="តារាង1.A2" office:value-type="string">
            <text:p text:style-name="P9">វ៉ារោ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លើក​ឈប់​លែង​រាំ : ល្ខោន​វ៉ារោ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៤</text:p>
          </table:table-cell>
          <table:table-cell table:style-name="តារាង1.A2" office:value-type="string">
            <text:p text:style-name="P9">វ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ទី​ដែល​ស្រឡះ​ឥត​មាន​ព្រៃ, ឥត​មាន​អ្វី​បាំង; លំហ : វាល​ស្រែ, ដាក់​អីវ៉ាន់​ចោល​កណ្ដាល​វាល ។ វាល​កាល វាល​ស្រឡះ​ស្អាត​ធេង ។ វាល​វង់ វាល​មាន​មណ្ឌល​មូល​សម្រាប់​បរ​សេះ​ប្រណាំង ។ ព. ប្រ. វាល​ខ្លួន ស្រឡះ​ខ្លួន​ឥត​ទី​ពឹង, ឥត​ពំនាក់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ាល​កាល</text:p>
            <text:p text:style-name="P4">វាល​វង់ </text:p>
          </table:table-cell>
        </table:table-row>
        <table:table-row>
          <table:table-cell table:style-name="តារាង1.A2" office:value-type="string">
            <text:p text:style-name="P8">១១៨៩៥</text:p>
          </table:table-cell>
          <table:table-cell table:style-name="តារាង1.A2" office:value-type="string">
            <text:p text:style-name="P9">វាល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ល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សក់, សរសៃ​សក់; រោម​សត្វ, សក់​កន្ទុយ​សត្វ​ចតុប្បាទ​ប្រភេទ​ខ្លះ យ៉ាង​ដូច​គោ សេះ​និង​ចាមរី​ជាដើម ។ វាល​កម្ពល ឬ វាល​ពស្រ្ត សំពត់​រោម​សត្វ ។ វាលគ្គៈ (--ល័ក-គៈ; &lt; វាល + អគ្គ “ចុង”) ចុង​សក់ ។ វាលគ្គមត្ត (--ល័ក-គៈម៉ាត់) ត្រឹម​តែ​ចុង​សក់, ប៉ុន​ចុង​សក់ ។ វាលធិ (--លៈធិ) សរីរ​ប្រទេស​ទ្រទ្រង់​នូវ​លក់​កន្ទុយ គឺ​ដង​កន្ទុយ​នៃ​សត្វ​ចតុប្បាទ​ប្រភេទ​ខ្លះ មាន​គោ, ក្របី, សេះ, ចាមរី ជាដើម ។ វាលវីជនី (--ជៈ--) ផ្លិត​រោម​សត្វ, ស៊ែ ។ វាលវេធី អ្នក​បាញ់​ត្រង់​សូម្បី​សក់​មួយ​សរសៃ​ក៏​បាញ់​ត្រូវ​បាន (បើ​ស្រ្តី​ជា វាល​វេធិនី) ។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៦</text:p>
          </table:table-cell>
          <table:table-cell table:style-name="តារាង1.A2" office:value-type="string">
            <text:p text:style-name="P9">វាល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6">(មើល​ក្នុង​ពាក្យ វាល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៧</text:p>
          </table:table-cell>
          <table:table-cell table:style-name="តារាង1.A2" office:value-type="string">
            <text:p text:style-name="P9">វាល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ដាក់​ក្នុង​រង្វាល់, ធ្វើ​ឲ្យ​ត្រឹម​ត្រូវ​តាម​រង្វាល់, ដាក់​ឬ​ច្រក​ឲ្យ​ពេញ​រង្វាល់ : វាល់​ស្រូវ ។ សរសេរ​វាល់​បន្ទាត់ សរសេរ​លៃ​បន្ទាត់​ឲ្យ​ស្មើ​គ្នា​នឹង​ច្បាប់​ដើម ។ វាល់​ព្រឹក ពេញ​មួយ​យប់​ទាល់​ព្រឹក ។ វាល់​ល្ងាច ពេញ​មួយ​ថ្ងៃ​ទាល់​ល្ងាច (ម. ព. វាស់ ផង) ។ វាល់​វាល (ព. ប្រ.) ច្រើន​ពេញ​ពាស ហាក់​ដូច​ជា​វាល់​ពេញ​ទាំង​វាល: <text:span text:style-name="T2">កុហក​វាល់​វាល ។ល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ាល់​វាល</text:p>
          </table:table-cell>
        </table:table-row>
        <table:table-row>
          <table:table-cell table:style-name="តារាង1.A2" office:value-type="string">
            <text:p text:style-name="P8">១១៨៩៨</text:p>
          </table:table-cell>
          <table:table-cell table:style-name="តារាង1.A2" office:value-type="string">
            <text:p text:style-name="P9">វ៉ាល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ដោយ​ចោល​អ្វី​មួយ​ដែល​វិល : ចោល​វ៉ាល់ ។ វ៉ាល់​គុប ចោល​វ៉ាល់​ទៅ​ធ្លាក់​ឬ​ប៉ះ​ឮ​សូរ​គុប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៨៩៩</text:p>
          </table:table-cell>
          <table:table-cell table:style-name="តារាង1.A2" office:value-type="string">
            <text:p text:style-name="P9">វាលមីក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ល្មីកៈ ឬ វាល្មីកិ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០</text:p>
          </table:table-cell>
          <table:table-cell table:style-name="តារាង1.A2" office:value-type="string">
            <text:p text:style-name="P9">វាលវីជ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ាល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១</text:p>
          </table:table-cell>
          <table:table-cell table:style-name="តារាង1.A2" office:value-type="string">
            <text:p text:style-name="P9">វាល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លុក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២</text:p>
          </table:table-cell>
          <table:table-cell table:style-name="តារាង1.A2" office:value-type="string">
            <text:p text:style-name="P9">វ៉ាលិ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រ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Valise; អ៊ីតាលី Valigia) ហិប​តូច​ស្រាល ធ្វើ​ដោយ​ស្បែក​សម្លាប់ ឬ​ធ្វើ​ដោយ​សំពត់​សាច់​ក្រាស់​ជាដើម មាន​ដៃ​យួរ​បាន សម្រាប់​ដាក់​អីវ៉ាន់​ស្រាល​ៗ មាន​សម្លៀក​បំពាក់​ជាដើម : វ៉ាលិស​ស្បែ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៣</text:p>
          </table:table-cell>
          <table:table-cell table:style-name="តារាង1.A2" office:value-type="string">
            <text:p text:style-name="P18">វាលុក​ចេតិ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លុក​ចេតិ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៤</text:p>
          </table:table-cell>
          <table:table-cell table:style-name="តារាង1.A2" office:value-type="string">
            <text:p text:style-name="P9">វលុ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លុកា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៥</text:p>
          </table:table-cell>
          <table:table-cell table:style-name="តារាង1.A2" office:value-type="string">
            <text:p text:style-name="P9">វាល្មីក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ល-មី-កៈ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3">ឈ្មោះ​កវី​ម្នាក់​ជា​អ្នក​តែង​មហា​កាព្យ ថ្លែង​រឿង​រាមាយណៈ ជា​ភាសា​សំស្រ្កឹត (ហៅ វល្មីកិ ក៏​បាន; ប្រើ​ក្លាយ​ជា វាលមីកិ តាម​លំនាំ​បាលី​ភាសា​ក៏​មាន) ។ </text:p>
          </table:table-cell>
          <table:table-cell table:style-name="តារាង1.D2" office:value-type="string">
            <text:p text:style-name="P5">វាល្មីកិ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៦</text:p>
          </table:table-cell>
          <table:table-cell table:style-name="តារាង1.A2" office:value-type="string">
            <text:p text:style-name="P9">វា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្បែក​ស្តើង​ខាង​ក្នុង រង​បន្ទាប់​ស្បែក​ក្រៅ : វាវ​គោ, វាវ​ឈ្លូ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៧</text:p>
          </table:table-cell>
          <table:table-cell table:style-name="តារាង1.A2" office:value-type="string">
            <text:p text:style-name="P9">វ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ធ្វើ​ឲ្យ​មាន​លំនាំ, ឲ្យ​មាន​រាង, ឲ្យ​មាន​ទ្រង់, ឲ្យ​មាន​បែប; គូស​ឬ​គូស​ព្រាង : វាស​ក្បាច់, គូរ​វាស, វាស​វង់ ។ លើក​ដៃ​ឬ​ជើង​ផាត់​ចេញ​ឬ​ចូល : វាស​ដៃ, វាស​ជើង ។ វាស​គំនិត បញ្ចេញ​គំនិត​ឲ្យ​មាន​ទំនង​លំអាន​ទុក​ជា​មុន ។ វាស​វាង និយាយ​បញ្ឆិត​បញ្ឆៀង​ពង្វាង​នាយ​អាយ : និយាយ​វាស​វាង, បញ្ចៀស​វាស​វាង, សម្តី​វាសវាង ។ វាស​សម្តី បញ្ចេញ​សម្តី​វាស​យក​ផ្លូវ​យក​ដំណើរ, និយាយ​យក​កម្ពស់ : វាស​សម្តី​ឡើង​ខ្ពស់​ដូច​មេឃ ។ វាស​ឡើង តាំង​ផ្តើម​និយាយ​ឡើង : វាស​ឡើង​យក​ត្រូវ​តែ​ខាង​ខ្លួន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ាស​វាង</text:p>
          </table:table-cell>
        </table:table-row>
        <table:table-row>
          <table:table-cell table:style-name="តារាង1.A2" office:value-type="string">
            <text:p text:style-name="P8">១១៩០៨</text:p>
          </table:table-cell>
          <table:table-cell table:style-name="តារាង1.A2" office:value-type="string">
            <text:p text:style-name="P9">វ៉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ដោយ​ស្រែក​យ៉ាង​ពេញ​សំឡេង : ឮ​វ៉ាស​ៗ, ឮ​មាត់​ស្រែក​វ៉ាស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០៩</text:p>
          </table:table-cell>
          <table:table-cell table:style-name="តារាង1.A2" office:value-type="string">
            <text:p text:style-name="P9">វាស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ស្ទង់​ប្រមាណ, ស្ទង់​ខ្នាត ដោយ​រង្វាស់ : វាស់​ដី, វាស់​ទទឹង​បណ្ដោយ, វាស់​កម្ពស់ ។ វាស់​ព្រឹក ទាល់​ព្រឹក, វាល់​ព្រឹក ។ វាស់​វែង វាស់​ឲ្យ​ដឹង​ប្រវែង; វាស់​ឲ្យ​ដឹង​សព្វ​គ្រប់ ។ វាស់​ល្ងាច ទាល់​ល្ងាច, វាស់​ល្ងា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ាស់​វែង</text:p>
          </table:table-cell>
        </table:table-row>
        <table:table-row>
          <table:table-cell table:style-name="តារាង1.A2" office:value-type="string">
            <text:p text:style-name="P8">១១៩១០</text:p>
          </table:table-cell>
          <table:table-cell table:style-name="តារាង1.A2" office:value-type="string">
            <text:p text:style-name="P9">វាសនដ្ឋ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ន៉ាត់-ឋាន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--ស្ថាន) ទី​នៅ, លំនៅ, ផ្ទះ; ភូមិ​លំនៅ (ប្រើ​ជា វសនដ្ឋាន ក៏​បា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១</text:p>
          </table:table-cell>
          <table:table-cell table:style-name="តារាង1.A2" office:value-type="string">
            <text:p text:style-name="P9">វាស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ាស-ស្នា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ចរិយា ឬ ចរិត​ដែល​អប់រំ​សន្សំ​ទុក​ឬ​កប់​ទុក​ក្នុង​ចិត្ត, ចរិយា​ដែល​ថ្នឹក​ស៊ប់​ស៊ាំ​ជាប់​ជា​ទម្លាប់​កែ​ប្រែ​ឬ​កម្ចាត់​ចោល​ពុំ​បាន, បុព្វ​ចរិយា​នៃ​កាយ​ប្រយោគ​និង​វចី​ប្រយោគ : មនុស្ស​មាន​វាសនា​ខុស​គ្នា ។ ពាក្យ​នេះ​ខ្មែរ​ច្រើន​ប្រើ​សំដៅ​សេចក្ដី​ថា <text:s/>“សំណាង, ព្រេង​សំណាង, ភ័ព្វ​ព្រេង; បុណ្យ​ភ័ព្យ” : មាន​វាសនា​ល្អ, វាសនា​អាក្រក់ (សរសេរ​ក្លាយ​ជា វាស្នា តាម​សូរ​សំនៀង​និយាយ​ក៏​មាន សម្រាប់​ប្រើ​ក្នុង​កាព្យ​ក៏​ម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២</text:p>
          </table:table-cell>
          <table:table-cell table:style-name="តារាង1.A2" office:value-type="string">
            <text:p text:style-name="P9">វាស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 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សរ) ថ្ងៃ, វេលា​ថ្ងៃ ។ វាសរសង្គៈ (--សៈរ៉ៈសង់-គៈ) អរុណោទ័យ, វេលា​ព្រះ​អាទិត្យ​រៈ ។ វាសរសង្គាភិវាទ (សំ. &lt; វាសរសង្គ + អភិវាទ ) ការ​ពោល​ពាក្យ​គំនាប់​គ្នា​ទៅ​វិញ​ទៅ​មក​ក្នុង​វេលា​ព្រឹក, ដូច​ជា : សុភស្តេ​ប្រភាត ! ឬ—ប្រភាត​កាល ! (សុភ័ស-ស្តេ--) “វេលា​ព្រឹក​ដ៏​ល្អ (ចូរ​មាន) ដល់​អ្នក !” <text:s/>ឬ​ថា : អរុណ​សុវត្ថិ ! ឬ អរុណ​សួស្តី ! “សួស្តី​ក្នុង​វេលា​ព្រឹក ! ” ជាដើម ។ </text:p>
          </table:table-cell>
          <table:table-cell table:style-name="តារាង1.D2" office:value-type="string">
            <text:p text:style-name="P5">វាសរៈ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៣</text:p>
          </table:table-cell>
          <table:table-cell table:style-name="តារាង1.A2" office:value-type="string">
            <text:p text:style-name="P9">វាសរ​សង្គ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ស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៤</text:p>
          </table:table-cell>
          <table:table-cell table:style-name="តារាង1.A2" office:value-type="string">
            <text:p text:style-name="P9">វាសរ​សង្គាភិវា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ស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៥</text:p>
          </table:table-cell>
          <table:table-cell table:style-name="តារាង1.A2" office:value-type="string">
            <text:p text:style-name="P9">វាសវ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វ៉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្រះ​ឥន្រ្ទ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៦</text:p>
          </table:table-cell>
          <table:table-cell table:style-name="តារាង1.A2" office:value-type="string">
            <text:p text:style-name="P9">វាសវ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៧</text:p>
          </table:table-cell>
          <table:table-cell table:style-name="តារាង1.A2" office:value-type="string">
            <text:p text:style-name="P9">វាសាគ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ាស <text:s/>“ការ​នៅ; លំនៅ” + អគារ “ផ្ទះ”) ល្វែង, បន្ទប់ សម្រាប់​នៅ; បន្ទប់​ដេ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៨</text:p>
          </table:table-cell>
          <table:table-cell table:style-name="តារាង1.A2" office:value-type="string">
            <text:p text:style-name="P9">វាស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អប់​ឲ្យ​ចាប់​ក្លិន​ហើយ ។ ន. របស់​ដែល​អប់​ឲ្យ​ជាប់​ក្លិន​ហើយ ។ វាសិត​ចិត្ត (--តៈ--) ចិត្ត​ដែល​បាន​អប់រំ​សន្សំ​សេចក្ដី​ល្អ​ឬ​អាក្រក់​ស៊ប់​ស៊ាំ ។ វាសិត​ភណ្ឌ ឬ--វត្ថុ (--តៈ--) គ្រឿង​អប់ ។ល។ ទុញ្វសិត ដែល​អប់រំ​មិន​ល្អ, ដែល​អប់រំ​ឲ្យ​ថ្នឹក​ជក់​ជាប់​ទៅ​ក្នុង​ផ្លូវ​អាក្រក់ : ចិត្ត​ទុញ្វសិត ។ សុវាសិត ដែល​អប់រំ​ល្អ : ចិត្ត​សុវាសិ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១៩</text:p>
          </table:table-cell>
          <table:table-cell table:style-name="តារាង1.A2" office:value-type="string">
            <text:p text:style-name="P9">វាសុក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សុកី; --កិ) ស្តេច​នាគ (ម. ព. ពាសុកី ផង) ។</text:p>
          </table:table-cell>
          <table:table-cell table:style-name="តារាង1.D2" office:value-type="string">
            <text:p text:style-name="P5">វាសុក្រី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០</text:p>
          </table:table-cell>
          <table:table-cell table:style-name="តារាង1.A2" office:value-type="string">
            <text:p text:style-name="P9">វាសុទេ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ាសុទេវ) ព្រះ​នារាយណ៍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១</text:p>
          </table:table-cell>
          <table:table-cell table:style-name="តារាង1.A2" office:value-type="string">
            <text:p text:style-name="P9">វាសុរ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៉ា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រាត្រី​កាល, វេលា​យប់; ពសុធា; ស្រ្ត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២</text:p>
          </table:table-cell>
          <table:table-cell table:style-name="តារាង1.A2" office:value-type="string">
            <text:p text:style-name="P9">វាស្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សន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៣</text:p>
          </table:table-cell>
          <table:table-cell table:style-name="តារាង1.A2" office:value-type="string">
            <text:p text:style-name="P9">វាហ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ហន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៤</text:p>
          </table:table-cell>
          <table:table-cell table:style-name="តារាង1.A2" office:value-type="string">
            <text:p text:style-name="P19">វាហន​វិសេ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ហន​វិសេ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៥</text:p>
          </table:table-cell>
          <table:table-cell table:style-name="តារាង1.A2" office:value-type="string">
            <text:p text:style-name="P9">វាហន​សត្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ហន​សត្វ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៦</text:p>
          </table:table-cell>
          <table:table-cell table:style-name="តារាង1.A2" office:value-type="string">
            <text:p text:style-name="P9">វាហ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ង​ទ័ព​ជើង​គោក; តាម​របៀប​ក្នុង​បុរាណ​សម័យ​ថា កង​ទ័ព​ជើង​គោក​ដែល​មាន​ដំរី ៨១, រថ​ឬ​រទេះ​បន្ទុក ៨១, ទាហាន​សេះ​ព្រម​ទាំង​សេះ ២៤៣, ទាហាន​ថ្មើរ​ជើង ៤០៥ នាក់ ហៅ​ថា កង​ទ័ព​មួយ​វាហិនី; លុះ​ចំណេរ​កាល​ត​ៗ​មក ទោះ​បី​កង​ទ័ព​ជើង​គោក​បែប​ណា​ក៏​ដោយ​ដែល​រៀប​ជា​ក្បួន​ទ័ព​មួយ​ក្រុម​ល្មម​ច្បាំង​ត​នឹង​បច្ចាមិត្ត​បាន ក៏​ហៅ កង​ទ័ព​មួយ​វាហិនី ដែ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៧</text:p>
          </table:table-cell>
          <table:table-cell table:style-name="តារាង1.A2" office:value-type="string">
            <text:p text:style-name="P9">វាឡគ្គាហ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ាឡគ្គាហ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៨</text:p>
          </table:table-cell>
          <table:table-cell table:style-name="តារាង1.A2" office:value-type="string">
            <text:p text:style-name="P9">វាឡគ្គាហ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ឡ័ក-គា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្យាលគ្រាហិន៑) អ្នក​ពូកែ​ចាប់​សត្វ​សាហាវ; ហ្ម​ពស់, អាលម្ពាយ (បើ​ស្រ្តី​ជា វាឡគ្គាហិនី) <text:s/>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២៩</text:p>
          </table:table-cell>
          <table:table-cell table:style-name="តារាង1.A2" office:value-type="string">
            <text:p text:style-name="P9">វាឡ​ម្រឹ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ាឡម្រឹគ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០</text:p>
          </table:table-cell>
          <table:table-cell table:style-name="តារាង1.A2" office:value-type="string">
            <text:p text:style-name="P9">វាឡ​សត្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ឡៈស័ត</text:p>
          </table:table-cell>
          <table:table-cell table:style-name="តារាង1.D2" office:value-type="string">
            <text:p text:style-name="P5">បា. 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ឡ + សត្ត; វ្យាល + សត្វ) សត្វ​កាច, សាហាវ : សីហៈ, ខ្លា, ពស់,... ជា​វាឡ​សត្វ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១</text:p>
          </table:table-cell>
          <table:table-cell table:style-name="តារាង1.A2" office:value-type="string">
            <text:p text:style-name="P9">វិក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តិ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តិ; វិក្ឫតិ) ការ​ធ្វើ​ប្លែក; ការ​ធ្វើ​ឲ្យ​ផ្សេង​គ្នា; អ្វី​ៗ​ដែល​ចម្លែក; បែប, បែប​យ៉ាង; គ្រឿង ។ ទន្តវិក័តិ (ទ័ន-ត--) របស់​ដែល​រំលេច​ដោយ​ភ្លុក, គ្រឿង​ប្រកប​ភ្លុក ។ បុប្ផ​វិក័តិ (--បុប-ផៈ--) ផ្កា​ផ្សេង​ៗ ដែល​យក​មក​ដាក់​ចម្រុះ​រំលេច ។ មាលា​វិក័តិ មាលា​ដែល​រំលេច​ផ្កា​ផ្សេង​ៗ ។ល។ គិហិ​វិក័តិ <text:s/>របស់​ដែល​គ្រហស្ថ​ប្រើ​ប្រាស់ ឬ​របស់​សម្រាប់​គ្រហស្ថ​ប្រើ​ប្រាស់ តាម​ផ្ទះ​លំនៅ <text:s text:c="3"/>។ ព. ផ្ទ. សង្ឃិក ឬ សង្ឃិកៈ (ព. វិ. ពុ.) ។</text:p>
          </table:table-cell>
          <table:table-cell table:style-name="តារាង1.D2" office:value-type="string">
            <text:p text:style-name="P5">វិក័តិ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២</text:p>
          </table:table-cell>
          <table:table-cell table:style-name="តារាង1.A2" office:value-type="string">
            <text:p text:style-name="P9">វិកតិ​កត្ត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តិ-ក័ត-តា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ាក្យ​ក្នុង​វេយ្យាករណ៍​មាន​នាទី​ឬ​ដំណើរ​ស្មើ​គ្នា​នឹង​ពាក្យ​ដែល​សម្រេច​អំពើ, ប្រើ​ពាក្យ​ថា “ជា--” ឬ “ដែល​ជា--” នាំ​មុខ​នាម​សព្ទ : អ្នក​ប្រាជ្ញ​ជា​បុគ្គល​មាន​ខន្តី; សេះ​ជា​សត្វ​ខ្លាំង​លុប​មាត្រ; ដែក​ជា​លោហ​ធាតុ​មាន​ប្រយោជន៍​ច្រើន ។ ខ្មែរ​ប្រើ​ពាក្យ​ថា ទោះ​ជា ក៏​បាន : ទោះ​ជា​វត្ថុ​អ្វី​ក៏​ដោ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៣</text:p>
          </table:table-cell>
          <table:table-cell table:style-name="តារាង1.A2" office:value-type="string">
            <text:p text:style-name="P9">វិកតិ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តិ-ក័ម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ាក្យ​ក្នុង​វេយ្យាករណ៍​មាន​នាទី​ឬ​ដំណើរ​ស្មើ​គ្នា​នឹង​ពាក្យ​ដែល​ជា​អំពើ, ប្រើ​ពាក្យ​ថា “ជា--” ឬ “ដែល​ជា--” ជា​គ្រឿង​សម្គាល់ : កុំ​លេង​បៀ ដែល​ជា​ល្បែង​នាំ​ឲ្យ​ហិន​ហោច​ទ្រព្យ​ធន​ខូច​កេរ្តិ៍​ឈ្មោះ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៤</text:p>
          </table:table-cell>
          <table:table-cell table:style-name="តារាង1.A2" office:value-type="string">
            <text:p text:style-name="P9">វិកត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តិ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ាសនៈ​ដែល​ឆ្លាក់​ឬ​គូរ​វិចិត្រ​ដោយ​រូប​ពាឡ​ម្រឹគ​មាន​រូប​សីហៈ​និង​រូប​ខ្លា​ធំ​ជាដើម : គ្រែ​វិកតិកា, កៅអី​វិកត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៥</text:p>
          </table:table-cell>
          <table:table-cell table:style-name="តារាង1.A2" office:value-type="string">
            <text:p text:style-name="P18">វិកតិកាស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តិកាសៈ ន៉ៈ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តិកា + អាសន) ដូច​គ្នា​នឹង វិកតិកា ដែ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៦</text:p>
          </table:table-cell>
          <table:table-cell table:style-name="តារាង1.A2" office:value-type="string">
            <text:p text:style-name="P9">វិកត្ថ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័ត-ថៈន៉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ត្ថន ឬ វិកត្ថា) ការ​ពោល​អួត; អំនួត; សម្តី​អួត​អាង; ការ​និយាយ​លើក​កម្ពស់; សម្ដី​លើក​កម្ពស់; ការ​និយាយ​បញ្ជោរ; សម្តី​លើក​ជើង​: វិកត្ថា​បញ្ជោរ ។ ព. កា. ថា: វិកត្ថា​ជា​វាចា​ពុំ​គួរ​ស្តាប់ បើ​ឮ​ប្រញាប់​ដើរ​ចេញ​ភ្លាម បង្អង់​ស្តាប់​យូរ​ច្រើន​ទាក់​ទាម ឮ​ភ្លាម​ត្រូវ​ចៀស​ភ្លែត​ឲ្យ​ឆ្ងាយ ។</text:p>
          </table:table-cell>
          <table:table-cell table:style-name="តារាង1.D2" office:value-type="string">
            <text:p text:style-name="P5">វិកត្ថ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៧</text:p>
          </table:table-cell>
          <table:table-cell table:style-name="តារាង1.A2" office:value-type="string">
            <text:p text:style-name="P9">វិកប្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័ប-ប៉ៈ ឬ --ក័ប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ិកល្ប) ផ្ញើ​ទុក, ផ្ញើ​អីវ៉ាន់​ទុក​នឹង​គេ : វិកប្ប​ចីវរ ផ្ញើ​ចីវរ​ទុក​នឹង​គេ: ភិក្ខុ​វិកប្ប​អតិរេក​ចីវរ​ទុក​នឹង​ភិក្ខុ​ផង​គ្នា (ព. វិ. ពុ.) ។ ពិចារណា; ប៉ង, ផ្គង​គំនិត​ទុក; កំណត់​ទុក, កត់​សម្គាល់; ពោល, ពណ៌នា; រៀបចំ, រៀប​បម្រុង; តាក់តែង; ជ្រើសរើស; នឹក​សង្ស័យ; ឲ្យ;... ។ ន. ការ​ពិចារណា; ចំណង; ... ។ វិកប្បនា (វិក័ប-ប៉ៈន៉ា) ន. (បា.) ការ​ផ្ញើ​អ្វី​ៗ​នឹង​គេ : ធ្វើ​វិកប្បន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៨</text:p>
          </table:table-cell>
          <table:table-cell table:style-name="តារាង1.A2" office:value-type="string">
            <text:p text:style-name="P19">វិកប្ប​សន្ធ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័ប-ប៉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ប្ប “កំណត់” + សន្ធាន “ការ​បន្ត, តំណ”) និបាត​សព្ទ​ប្រាប់​សេចក្ដី​កំណត់ សម្រាប់​ប្រើ​បន្ថែម​តំណ​សេចក្ដី​ដោយ​ឡែក​ក្នុង​ប្រយោគ​នីមួយ ដូច​ជា : ឬ, ឬ​ក៏; ឬ​ថា; ពុំនោះ, បើ​ពុំនោះ, ពុំនោះ​សោត ជាដើម (ព. វ.) ។ ម. ព. វិកប្ប និង សន្ធាន ផ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៣០</text:p>
          </table:table-cell>
          <table:table-cell table:style-name="តារាង1.A2" office:value-type="string">
            <text:p text:style-name="P9">វិក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រ៉ៈ ឬ--ក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រោគ, ជំងឺ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០</text:p>
          </table:table-cell>
          <table:table-cell table:style-name="តារាង1.A2" office:value-type="string">
            <text:p text:style-name="P9">វិក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ល៉ៈ ឬ--កល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ខ្វះ​ខាត, មិន​គ្រប់គ្រាន់; ពិការ : មនុស្ស​វិកល; វិកល​ភ្នែក​ម្ខាង​ (ខ្វាក់​ម្ខាង); វិកល​ចក្ខុ ឬ ចក្ខុ​វិកល ខ្វាក់​ភ្នែក; វិកល​ចរិត ខូច​ចរិត (ភ្លីភ្លើ, ឆ្កួត) ។ល។ ន. ដំណើរ​ខ្វះ​ខាត; ដំណើរ​ពិការ ។ វិកល​ភាព ដូច​គ្នា​នឹង វិកល្យ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១</text:p>
          </table:table-cell>
          <table:table-cell table:style-name="តារាង1.A2" office:value-type="string">
            <text:p text:style-name="P9">វិកល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ល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ភាវៈ​ខ្វះ​ខាត; ការ​មិន​គ្រប់​គ្រាន់; ដំណើរ​ពិការ (ប្រើ​ជា វិកល​ភាព ក៏​បាន) ។ </text:p>
          </table:table-cell>
          <table:table-cell table:style-name="តារាង1.D2" office:value-type="string">
            <text:p text:style-name="P5">ពិកល្យ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២</text:p>
          </table:table-cell>
          <table:table-cell table:style-name="តារាង1.A2" office:value-type="string">
            <text:p text:style-name="P9">វិកស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សិ-តៈ ឬ--សិត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រីក ។ វិកសិត​ចិត្ត (--កៈសិ-តៈ--) ព. ប្រ. ចិត្ត​រីក (ដូច​ផ្កា) ។ វិកសិត​បទុម (--ប៉ៈទុំ) ផ្កា​ឈូក​រីក ។ វិកសិត​បុប្ផា ឬ--បុស្ប (--បុប-ផា ឬ--បុស) ផ្កា​រី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៣</text:p>
          </table:table-cell>
          <table:table-cell table:style-name="តារាង1.A2" office:value-type="string">
            <text:p text:style-name="P9">វិ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ារៈ ឬ--កា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ការ​ធ្វើ​ប្លែក​ចាក​ប្រក្រតី​ដើម; ការ​ផ្លាស់​ប្រែ; ការ​ផ្លាស់​រូប, ផ្លាស់​ទំនង; ការ​ប្រែប្រួល​ចាក​ភាព​ប្រក្រតី, ការ​ប្រែប្រួល​ខុស​ធម្មតា; ដំណើរ​ពិការ; រោគ ។ វិការ​រូប រូប​ដែល​ប្រែប្រួល​ខុស​ប្រក្រតី, រូប​ពិការ ។ កាយ​វិការ ការ​ប្រែប្រួល​កាយ; ការ​កម្រើក​</text:span><text:span text:style-name="T12">កាយ (មាន​លើក​ដៃ, លើក​ជើង​ជាដើម) ។ល។ (ម. ព. ពិការ ផង)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៤</text:p>
          </table:table-cell>
          <table:table-cell table:style-name="តារាង1.A2" office:value-type="string">
            <text:p text:style-name="P9">វិក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ល​ខុស (តាម​វិន័យ​ពុទ្ធ​សាសនា រាប់​តាំង​ពី​ត្រឹម​ព្រះ​អាទិត្យ​ជ្រេ​ពី​ត្រង់​ទៅ​ទល់​នឹង​អរុណ​រះ): វេលា​វិកាល ។ វិកាល​ភោជន (--ល៉ៈភោ -ជៈនៈ ឬ--ជន់) ការ​បរិភោគ​អាហារ​ក្នុង​វេលា​វិកាល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៥</text:p>
          </table:table-cell>
          <table:table-cell table:style-name="តារាង1.A2" office:value-type="string">
            <text:p text:style-name="P9">វិក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ាឝ) ការ​សម្តែង, ការ​ថ្លែង​ប្រកាស: ធ្វើ​វិកាស​កណ្ដាល​ជំនុំ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៦</text:p>
          </table:table-cell>
          <table:table-cell table:style-name="តារាង1.A2" office:value-type="string">
            <text:p text:style-name="P9">វិក្កយប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ៈយ៉ៈ-បាត់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ិក្កយ “ការ​លក់​ទំនិញ” + បត្រ “ក្រដាស, សន្លឹក​ក្រដាស”) សំបុត្រ​រាយ​មុខ​ទំនិញ ដែល​បាន​លក់, តារាង​រាយ​រាប់​មុខ​អីវ៉ាន់ ដែល​លក់ ព្រម​ទាំង​តម្លៃ​អីវ៉ាន់​នោះ​ៗ​ដែល​អ្នក​លក់​ត្រូវ​ទារ​យក​ពី​អ្នក​ទិញ : សង​ថ្លៃ​ទំនិញ​តាម​ចំនួន​ដែល​ចុះ​ក្នុង​វិក្កយបត្រ (ប្រើ​ជា វិក្រយបត្រ (វិក-ក្រៈយ៉ៈ--) 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៧</text:p>
          </table:table-cell>
          <table:table-cell table:style-name="តារាង1.A2" office:value-type="string">
            <text:p text:style-name="P19">វិក្កយ​សាល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ៈយ៉ៈ សាល៉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ិក្កយ <text:s/>“ការ​លក់​ទំនិញ” + សាលា “រោង” ឬ-+ អគារ <text:s/>“ផ្ទះ, រោង”; វិក្រយ--) រោង​ឬ​ផ្ទះ​លក់​ទំនិញ, ផ្ទះ​លក់​ដូរ, ផ្ទះ​ផ្សារ, ហាង ។ </text:p>
          </table:table-cell>
          <table:table-cell table:style-name="តារាង1.D2" office:value-type="string">
            <text:p text:style-name="P5">វិក្កយាគារ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៨</text:p>
          </table:table-cell>
          <table:table-cell table:style-name="តារាង1.A2" office:value-type="string">
            <text:p text:style-name="P9">វិក្កយ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ៈ--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លក់​ទំនិញ, អ្នក​លក់​ដូរ (បើ​ស្ត្រី​ជា វិក្កយិកា ឬ វិក្រយិកា) ។ </text:p>
          </table:table-cell>
          <table:table-cell table:style-name="តារាង1.D2" office:value-type="string">
            <text:p text:style-name="P5">វិក្រយិក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៤៩</text:p>
          </table:table-cell>
          <table:table-cell table:style-name="តារាង1.A2" office:value-type="string">
            <text:p text:style-name="P9">វិក្កាយ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ត្រូវ​លក់, សម្រាប់​លក់ ។ វិក្កាយិក​ភណ្ឌ (វិក-កា-យិកៈ-ភ័ន) របស់​ដែល​ត្រូវ​លក់, អីវ៉ាន់​សម្រាប់​លក់, ទំនិញ ។ វិក្កាយិក​វត្ថុ ឬ វិក្រាយិក​ពស្តុ ឬ--<text:span text:style-name="T2">ព័ស្តុ (--ព័ស) វត្ថុ​ដែល​ត្រូវ​លក់, អីវ៉ាន់​សម្រាប់​លក់ ។ល។</text:span></text:p>
          </table:table-cell>
          <table:table-cell table:style-name="តារាង1.D2" office:value-type="string">
            <text:p text:style-name="P5">វិក្រាយិក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០</text:p>
          </table:table-cell>
          <table:table-cell table:style-name="តារាង1.A2" office:value-type="string">
            <text:p text:style-name="P9">វិក្ខិត្ត​ចិត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ខិត-តៈ ចិត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្សិក្ត​ចិត្ត) ចិត្ត​រាយមាយ, សាត់​អណ្តែត, រសេមរសាម: រៀន​សូត្រ​ដោយ​វិក្ខិត្ត​ចិត្ត ។ គុ. ដែល​មាន​ចិត្ត​រាយមាយ : មនុស្ស​វិក្ខិត្ត​ចិត្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១</text:p>
          </table:table-cell>
          <table:table-cell table:style-name="តារាង1.A2" office:value-type="string">
            <text:p text:style-name="P9">វិក្ខេ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ខេ-ប៉ៈ ឬ--ខែប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្សេប) ការ​បោះ, ពួយ, គ្រវែង, បន្សាត់, បង្ហើរ; ការ​រំអុក​ឲ្យ; ការ​នាំ​ឲ្យ​អំពល់, ឲ្យ​ខ្វល់​ចិត្ត; សេចក្ដី​ងឿង​ឆ្ងល់ ។ វិក្ខេប​ចិត្ត (វិក-ខេ-ប៉ៈ ចិត) ចិត្ត​ខ្វល់; ចិត្ត​រាយមាយ, រសេមរសាម ទៅ​តាម​តែ​ប្រទះ (ម. ព. វិក្ខិត្ត​ចិត្ត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២</text:p>
          </table:table-cell>
          <table:table-cell table:style-name="តារាង1.A2" office:value-type="string">
            <text:p text:style-name="P9">វិក្រ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(វិក-ក្រៈម៉ៈ ឬ--ក្រំ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្កម) ការ​ឈាន​ទៅ, ជំហាន, ដំណើរ​បោះ​ជំហាន​ទៅ, ការ​ដើរ, ការ​ទៅ; ការ​កម្រើក​ឃ្លាត​ចាក​ទី; ផ្លូវ; បែប​យ៉ាង; កម្លាំង​ក្លាហាន; សេចក្ដី​រឹងប៉ឹង; អំណាច; ជម្ន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៣</text:p>
          </table:table-cell>
          <table:table-cell table:style-name="តារាង1.A2" office:value-type="string">
            <text:p text:style-name="P9">វិក្រយ​គ្រឹ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្រៈយ៉ៈ--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វិក្កយ​សាលា ឬ វិក្កយាគារ ដែរ ។</text:p>
          </table:table-cell>
          <table:table-cell table:style-name="តារាង1.D2" office:value-type="string">
            <text:p text:style-name="P5">វិក្រយ​សាល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៤</text:p>
          </table:table-cell>
          <table:table-cell table:style-name="តារាង1.A2" office:value-type="string">
            <text:p text:style-name="P9">វិក្រយាគ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្រៈយ៉ា គា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វិក្កយាគារ ដែ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៥</text:p>
          </table:table-cell>
          <table:table-cell table:style-name="តារាង1.A2" office:value-type="string">
            <text:p text:style-name="P9"><text:span text:style-name="T8">វិក្រយា</text:span>នុ ស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្រៈយ៉ា--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្រយានុឝយ) ការ​លើក​លែង​លក់​ទំនិញ, ការ​ឈប់​ធ្វើ​ជំនួញ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៦</text:p>
          </table:table-cell>
          <table:table-cell table:style-name="តារាង1.A2" office:value-type="string">
            <text:p text:style-name="P9">វិក្រយ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ក្កយិក) ។</text:p>
          </table:table-cell>
          <table:table-cell table:style-name="តារាង1.D2" office:value-type="string">
            <text:p text:style-name="P5">វិក្រយិក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៧</text:p>
          </table:table-cell>
          <table:table-cell table:style-name="តារាង1.A2" office:value-type="string">
            <text:p text:style-name="P9">វិក្រា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្រាន-តៈ ឬ--ក្រាន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ក្កន្ត) ដែល​ក្លាហាន, ក្លា​ខ្លាំង, អង់អាច, ឥត​ញញើត ។ វិក្រាន្ត​យុទ្ធ​ ឬ--សង្រ្គាម (វិក-ក្រាន-តៈ--) ចម្បាំង​យ៉ាង​ខ្លាំង, យ៉ាង​សម្បើ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៨</text:p>
          </table:table-cell>
          <table:table-cell table:style-name="តារាង1.A2" office:value-type="string">
            <text:p text:style-name="P9">វិក្រាយ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ក្កាយិ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៥៩</text:p>
          </table:table-cell>
          <table:table-cell table:style-name="តារាង1.A2" office:value-type="string">
            <text:p text:style-name="P9">វិក្រិយ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ក្រិយ៉ា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ផ្លាស់​ប្រែ, ការ​ប្រែ​ចាក​រូប​ឬ​ចាក​លំនាំ​ដើម; អាការ​ប្លែក,...។ វិក្រិយា​ភាព ភាព​នៃ​ការ​ផ្លាស់​ប្រែ,...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០</text:p>
          </table:table-cell>
          <table:table-cell table:style-name="តារាង1.A2" office:value-type="string">
            <text:p text:style-name="P9">វិក្រីឌ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ល្បែង​សើច​សប្បាយ; ការ​លេង​កំប្លែង, ការ​ក្រមាច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១</text:p>
          </table:table-cell>
          <table:table-cell table:style-name="តារាង1.A2" office:value-type="string">
            <text:p text:style-name="P9">វិក្រោ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ក្រោឝ) សម្រែក; ការ​ស្រែក​ហៅ​ឲ្យ​គេ​ជួយ : ធ្វើ​វិក្រោស, សូរ​វិក្រោ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២</text:p>
          </table:table-cell>
          <table:table-cell table:style-name="តារាង1.A2" office:value-type="string">
            <text:p text:style-name="P9">វិគ្គហ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គៈហ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 </text:p>
          </table:table-cell>
          <table:table-cell table:style-name="តារាង1.D2" office:value-type="string">
            <text:p text:style-name="P4">(វិគ្គហ; វិគ្រហ) ភាគ, ចំណែក; រូប, រូប​រាង, សរីរៈ, ខ្លួន​ប្រាណ; សេចក្ដី​ពិស្តារ; សេចក្ដី​ពន្យល់; ការ​ប្រកាន់​ខុស​គ្នា, ដំណើរ​ជជែក​ដណ្ដើម​យក​ឈ្នះ, ការ​ជជែក​ទាស់​ដំណើរ​គ្នា, ជម្លោះ ។ ព. វ. លំនាំ​សេចក្ដី​ដែល​ញែក​ចេញ​ឲ្យ​ច្បាស់លាស់​សិន ហើយ​បំប្រួញ​ឲ្យ​ខ្លី​ជា​សព្ទ​មួយ​ៗ, ដូច​ជា: អំណោយ មក​ពី​វិគ្គហៈ​ថា “អ្វី​ដែល​គេ​ត្រូវ​ឲ្យ” ឬ “អ្វី​មួយ​ដែល​គេ​បាន​ឲ្យ​រួច​ហើយ”; សំណូក &lt; អ្វី​មួយ​ដែល​គេ​សូក​ឬ​ដែល​បាន​មក​ព្រោះ​គេ​សូក ។ ចង​វិគ្គហៈ ឬ លើក​វិគ្គហៈ ញែក​ឲ្យ​ឃើញ​សេចក្ដី​អធិប្បាយ​របស់​សព្ទ (ហៅ ចង​វិគ្រោះ ឬ លើក​វិគ្រោះ ក៏​បាន) ។ </text:p>
          </table:table-cell>
          <table:table-cell table:style-name="តារាង1.D2" office:value-type="string">
            <text:p text:style-name="P5">វិគ្គហៈ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៣</text:p>
          </table:table-cell>
          <table:table-cell table:style-name="តារាង1.A2" office:value-type="string">
            <text:p text:style-name="P9">វិគ្រោ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ក្ល.; <text:s/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គ្រហ; វិគ្គហ) មើល​ពាក្យ ពិគ្រោះ និង វិគ្គហៈ ឬ វិគ្គហ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៤</text:p>
          </table:table-cell>
          <table:table-cell table:style-name="តារាង1.A2" office:value-type="string">
            <text:p text:style-name="P9">វិឃាត​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ៈភាព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ឃាត ឬ--ភាវ) ដំណើរ​ទើសទែង; ការ​ទទឹង​ទាស់; ការ​ខ្ទាំងខ្ទប់; ការ​ប៉ះ​ទង្គិច, ទង្គុកទង្គិច; សេចក្ដី​ចង្អៀត​ចង្អល់​ចិត្ត; ការ​ទម្លាយ; ការ​ធ្វើ​ឲ្យ​វិនាស, ការ​បំផ្លាញ; ការ​ប្រហារ (ម. ព. ពិឃាដ ឬ ពិឃាត ទៀត​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៥</text:p>
          </table:table-cell>
          <table:table-cell table:style-name="តារាង1.A2" office:value-type="string">
            <text:p text:style-name="P9">វិឃាស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ឬ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ិឃស &lt; វិឃាស “អាហារ​ជា​សំណល់, ភោជន​ដែល” + អទ “បរិភោគ, ស៊ី” &gt; វិឃាសាទ) អ្នក​បរិភោគ​ភោជន​ដែល​សេស​សល់​ពី​គេ, អ្នក​ស៊ី​បាយ​ដែល : ពួក​វិឃាសាទ អាស្រ័យ​បាយ​បាត្រ​ ប្រមាថ​ព្រះ​សង្ឃ ធម៌​អាថ៌​នៅ​ជិត ពុំ​គិត​ផ្ចិតផ្ចង់ រៀន​សូត្រ​តម្រង់ អាត្មា​សោះ​ឡើយ ។ ប្រើ​ស្រ្តី​ជា វិឃាសាទា ឬ វិឃាសាទ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៦</text:p>
          </table:table-cell>
          <table:table-cell table:style-name="តារាង1.A2" office:value-type="string">
            <text:p text:style-name="P9">វិឃាសាទ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ឃាសាទ) ។</text:p>
          </table:table-cell>
          <table:table-cell table:style-name="តារាង1.D2" office:value-type="string">
            <text:p text:style-name="P5">វិឃាសាទិក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៧</text:p>
          </table:table-cell>
          <table:table-cell table:style-name="តារាង1.A2" office:value-type="string">
            <text:p text:style-name="P19">វិឃាសាហ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ឃស; វិឃាស “ភោជន​ដែល” + អាហារ) អាហារ​ដែល​សេស​សល់​ពី​គេ, អាហារ​ដែល : រស់​ដោយ​វិឃាសាហា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៨</text:p>
          </table:table-cell>
          <table:table-cell table:style-name="តារាង1.A2" office:value-type="string">
            <text:p text:style-name="P9">វិឃ្ន​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ឃ្នៈភាប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ឃ្ន) ដំណើរ​ទើស​ទាក់, ការ​ទាក់​ដំណើរ, ការ​ទាស់​ផ្លូវ​ទាស់​ដំណើរ, ការ​ជំទាស់, ដំណើរ​ជាប់​ជំពាក់​ដោយ​ហេតុ​ឬ​ដោយ​កិច្ច​ណា​មួយ, ឧបសគ្គ : ខ្ញុំ​ទៅ​មិន​រួច ព្រោះ​មាន​វិឃ្ន​ភាព ។ វេវ. ឧបសគ្គ; ព. ផ្ទ. អនុបសគ្គ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៦៩</text:p>
          </table:table-cell>
          <table:table-cell table:style-name="តារាង1.A2" office:value-type="string">
            <text:p text:style-name="P9">វិឃ្នេ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ឃ្នេឝ ឬ វិឃ្នេឝ្វរ &lt; វិឃ្ន <text:s/>“ការ​ជំទាស់” + ឦឝ ឬ ឦឝ្វរ <text:s/>“ដែល​ជា​ធំ” = អ្នក​ដែល​ជា​ធំ​ក្នុង​ការ​ជំទាស់) នាម​របស់​ព្រះ​មួយ​អង្គ, ខ្លួន​ជា​មនុស្ស សីសៈ​ជា​ដំរី, ជា​បុត្រ​របស់​ព្រះ​ឥសូរ, មាន​និយាយ​ក្នុង​សាសនា​ព្រាហ្មណ៍ ហៅ ព្រះ​វិឃ្នេស (ខ្មែរ​ច្រើន​ហៅ ព្រះ​គណេស ឬ ហៅ​ក្លាយ​ជា ព្រះ​ភឃ្នេស) ។</text:p>
          </table:table-cell>
          <table:table-cell table:style-name="តារាង1.D2" office:value-type="string">
            <text:p text:style-name="P5">វិឃ្នេស្វរៈ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០</text:p>
          </table:table-cell>
          <table:table-cell table:style-name="តារាង1.A2" office:value-type="string">
            <text:p text:style-name="P9">វិឃ្រ​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ក-ឃ្រៈភាប</text:p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ឃ្រ) សេចក្ដី​អន្តរាយ; ការ​ខូច​វិនាស; ដំណើរ​ខាត​បង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១</text:p>
          </table:table-cell>
          <table:table-cell table:style-name="តារាង1.A2" office:value-type="string">
            <text:p text:style-name="P9">វិងស៊ុ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វង្វេង​វិល​វល់​ភ័ន្ត​ស្មារតី : វិងស៊ុង​គិត​អ្វី​ពុំ​ឃើញ ។ គុ. ដែល​វង្វេង​វិល​វល់​ភ័ន្ត​ច្រឡំ, ដែល​វិល​វល់​ជ្រប់​ខ្លាំង : គំនិត​វិងស៊ុង, ស្មារតី​វិងស៊ុង, មនុស្ស​វិងស៊ុ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២</text:p>
          </table:table-cell>
          <table:table-cell table:style-name="តារាង1.A2" office:value-type="string">
            <text:p text:style-name="P9">វិ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ត្បាញ​ត្រឡប់​ចុង​ភ្ជិត​មុខ​ចូល​មក​វិញ : វិច​មាត់​ជាល, វិច​កន្ទេល ។ ព. ប្រ. វិច​ចិត្ត ត្រឡប់​ចិត្ត​ភ្នក​គិត ធ្វើ​អាក្រក់​ទៅ​រក ។ ប្រើ​ជា គុ. ក៏​បាន : ចិត្ត​វិ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៣</text:p>
          </table:table-cell>
          <table:table-cell table:style-name="តារាង1.A2" office:value-type="string">
            <text:p text:style-name="P9">វិច​ៗ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ដែល​បក់​ឬ​កម្រើក​ខ្វិច​ៗ ឬ ខ្វើក​ៗ រឿយ​ៗ (រវិច) : គោ​បក់​កន្ទុយ​រវិច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៤</text:p>
          </table:table-cell>
          <table:table-cell table:style-name="តារាង1.A2" office:value-type="string">
            <text:p text:style-name="P9">វិចក្ខណ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័ក-ខៈ ណៈ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ឃើញ​ច្បាស់, ដឹង​ច្បាស់, ឈ្លាស​វៃ ។ វិចក្ខណ​បុរស បុរស​អ្នក​ឈ្លាស​វៃ, អ្នក​ប្រាជ្ញ ។ វិចក្ខណប្បញ្ញា ប្រាជ្ញាឈ្លាស, ប្រាជ្ញា​វាងវៃ ។ល។ ព. កា. ប្រើ​ជា វិចក្ខណា, វិចក្ខណោ ក៏​បាន ។ (ព. កា. សរសើរ​វិចក្ខណ​បុរស) : សប្បុរិសោ​វិចក្ខណោ គំនិត​វាង​វៃ ដើម​ទុន​តិច​តួច ចេះ​ផ្តួច​កែខៃ បាន​ឡើង​តម្លៃ ជា​មហា​សេដ្ឋី ។ ដូច​គេ​បង្កាត់ រងើក​តូច​ក្តាត់ ឲ្យ​ឆេះ​ពេញ​ទី ពន្លឺ​ព្រោងព្រាត ភ្លឺ​ឃ្លាត​ទ្វេ​ទ្វី កើត​ពី​អគ្គី ដើម​ប៉ុន​ភ្នែក​មាន់ ។ កាព្យ​ប្រែ​ពី​គាថា​បាលី​ពុទ្ធ​ភាសិត​ក្នុង​រឿង​ភិក្ខុ​ឈ្មោះ​ចុល្លបន្ថកៈ ។ </text:p>
          </table:table-cell>
          <table:table-cell table:style-name="តារាង1.D2" office:value-type="string">
            <text:p text:style-name="P5">វិចក្សណ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៥</text:p>
          </table:table-cell>
          <table:table-cell table:style-name="តារាង1.A2" office:value-type="string">
            <text:p text:style-name="P9">វិចក្ខ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ចក្សុស៑) ដែល​ខូច​ភ្នែក (ខ្វាក់) ។</text:p>
          </table:table-cell>
          <table:table-cell table:style-name="តារាង1.D2" office:value-type="string">
            <text:p text:style-name="P5">វិចក្សុ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៦</text:p>
          </table:table-cell>
          <table:table-cell table:style-name="តារាង1.A2" office:value-type="string">
            <text:p text:style-name="P9">វិចន្រ្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-ចាន់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ឥត​ព្រះ​ចន្រ្ទ (យប់​ងងឹត, រាត្រី​ខែ​ដាច់) សម្រាប់​ពាក្យ​កាព្យ : រាត្រី​វិចន្រ្ទ ជា​យប់​សំខាន់ នៃ​ជន​លប​លាក់ តែង​តែ​រីករាយ​សប្បាយ​ឥត​អាក់ ព្រោះ​មាន​ចិត្ត​ស្ម័គ្រ ឆ្ពោះ​ការ​បន្លំ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៧</text:p>
          </table:table-cell>
          <table:table-cell table:style-name="តារាង1.A2" office:value-type="string">
            <text:p text:style-name="P9">វិច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ៈយ៉ៈ 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ពិចារណា; ការ​ជ្រើសរើស; សេចក្ដី​គ្នេរគ្នាន់; ការ​គន់​រក; ការ​សម្អិតសម្អាត, ការ​ផ្ចិតផ្ចង់, សម្រិតសម្រាំង (ម. ព. ពិច័យ ផង) ។ វិចយ​ទាន ទាន​ដែល​គេ​ឲ្យ​ដោយ​សេចក្ដី​ពិចារណា; ការ​ពិចារណា​រួច​ទើប​ឲ្យ ។ វិចយ​ហេតុ ឬ វិចយ​ការណ៍ ហេតុ​ឬ​ដំណើរ​ដែល​ពិចារណា​ឃើញ ។ល។</text:p>
          </table:table-cell>
          <table:table-cell table:style-name="តារាង1.D2" office:value-type="string">
            <text:p text:style-name="P5">វិច័យ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៨</text:p>
          </table:table-cell>
          <table:table-cell table:style-name="តារាង1.A2" office:value-type="string">
            <text:p text:style-name="P9">វិចយ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ចយ ឬ វិច័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៧៩</text:p>
          </table:table-cell>
          <table:table-cell table:style-name="តារាង1.A2" office:value-type="string">
            <text:p text:style-name="P9">វិច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ៈល៉ៈឬ--ចល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កម្រើក, កក្រើក, ឃ្លាត​ចាក​ទី; ដែល​ញាប់​ញ័រ, ចំប្រប់, រន្ធត់ : ចិត្ត​វិចល ។ វិចល​ភាព (--ចៈល៉ៈភាប) ភាព​នៃ​ការ​កម្រើក ។ វិចល​ហេតុ (--ចៈល៉ៈហែត) ហេតុ​នៃ​ការ​កម្រើក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០</text:p>
          </table:table-cell>
          <table:table-cell table:style-name="តារាង1.A2" office:value-type="string">
            <text:p text:style-name="P9">វិចលាច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ៈល៉ាចល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 ឬ ន.</text:p>
          </table:table-cell>
          <table:table-cell table:style-name="តារាង1.D2" office:value-type="string">
            <text:p text:style-name="P4">(&lt; វិចល + អាចល) ដែល​កក្រើក​រំពើក​ខ្លាំង; ដំណើរ​កក្រើក​រំពើក​ខ្លាំង, ចំប្រប់​ខ្លាំង; ដំណើរ​ជ្រួល​ច្របល់, ជ្រួលជ្រើម, ជ្រួល​ច្រាល់ (ម. ព. ចលាចល និង វិចល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១</text:p>
          </table:table-cell>
          <table:table-cell table:style-name="តារាង1.A2" office:value-type="string">
            <text:p text:style-name="P9">វិច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ារ៉ៈ ឬ --ចា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ពិចារណា; ការ​ត្រួតត្រា; ការ​ដើរ​ចរ​ច្រប់ ។ សេចក្ដី​រំពឹង​ពិចារណា​អារម្មណ៍​ដែល​កំពុង​ភាវនា (ម. ព. ឈាន ២ ន. ផង) ។ វិចារប្បញ្ញា ប្រាជ្ញា​ដែល​ផុលផុស​ឡើង​ព្រោះ​ការ​ពិចារណា; ប្រាជ្ញា​សម្រាប់​ពិចារណ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២</text:p>
          </table:table-cell>
          <table:table-cell table:style-name="តារាង1.A2" office:value-type="string">
            <text:p text:style-name="P9">វិចារក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៉ៈក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ចារក) អ្នក​ពិនិត្យ​សេចក្ដី​ខុស​ត្រូវ; អ្នក​ពិភាក្សា​សេចក្ដី, អ្នក​ជម្រះ​ក្តី, ចៅក្រម ។ បើ​ស្រ្តី​ជា វិចារិក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៣</text:p>
          </table:table-cell>
          <table:table-cell table:style-name="តារាង1.A2" office:value-type="string">
            <text:p text:style-name="P9">វិចារណ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ចារណ) ការ​ពិចារណា, ការ​រិះរេ, ការ​រំពឹង​រក​ហេតុ, រក​ទំនង : អ្នក​មាន​វិចារណ៍​ច្រើន​តែ​ធ្វើ​ការ​មិន​ឆ្គង ។ ព. កា. ថា: អ្នក​ប្រាជ្ញ​លោក​ថា ត្រូវ​មាន​វិចារណ៍ ក្នុង​ការ​ផ្គូផ្គង គិត​ហើយ​សឹម​ធ្វើ ការ​សារ​ពើ​ផង ទើប​សម​បំណង ពុំ​ដែល​ខុស​ខូ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៤</text:p>
          </table:table-cell>
          <table:table-cell table:style-name="តារាង1.A2" office:value-type="string">
            <text:p text:style-name="P9">វិចារណ​</text:p>
            <text:p text:style-name="P9">កថ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៉ៈណៈក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ាក្យ​សម្តី​ប្រកប​ដោយ​ហេតុ​គួរ​ត្រិះរិះ, ការ​ថ្លែង​បរិយាយ​អំពី​ហេតុ​ការណ៍​ដែល​គួរ​ពិចារណា​ឲ្យ​ល្អិតល្អន់ ។ អត្ថបទ​ឬ​ពាក្យ​សម្តី​ដែល​ផ្សាយ​ចេញ​មក​ពី​ទី​ចាត់​ការ​នៃ​សារពត៌មាន​ឬ​ទស្សនាវដ្ដី​ជាដើ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៥</text:p>
          </table:table-cell>
          <table:table-cell table:style-name="តារាង1.A2" office:value-type="string">
            <text:p text:style-name="P9">វិចារណញ្ញា ណ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៉ៈណ័ញ-ញាន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ញាណ ឬ​ប្រាជ្ញា​ជា​គ្រឿង​ត្រិះរិះ​រាវ​រក​ហេតុ​ផល​ឲ្យ​ឃើញ​ច្បាស់​ឬ​ឲ្យ​ស្គាល់​ខុស​ត្រូវ: បុគ្គល​ប្រកប​ដោយ​វិចារណញ្ញាណ​រមែង​ធ្វើ​ការ​គ្រប់​យ៉ាង ឲ្យ​សម្រេច​បាន​ដោយ​ល្អ​ប្រពៃ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៦</text:p>
          </table:table-cell>
          <table:table-cell table:style-name="តារាង1.A2" office:value-type="string">
            <text:p text:style-name="P9">វិចារ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ចារក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៧</text:p>
          </table:table-cell>
          <table:table-cell table:style-name="តារាង1.A2" office:value-type="string">
            <text:p text:style-name="P9">វិចិកិច្ឆ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ិច-ឆ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ចិកិត្យា) សេចក្ដី​សង្ស័យ, សេចក្ដី​សន្ទិះ; ដំណើរ​មិន​អស់​ចិត្ត, ការ​មិន​ដាច់​ស្រេច, មិន​អស់​មិន​ហើយ​ក្នុង​ចិត្ត, ដំណើរ​មិន​ស្រឡះ​ចិត្ត ។ វិចិកិច្ឆា​សម្បយុត្ត (--ស័ម-ប៉ៈយុត) ចិត្ត​ដែល​ប្រកប​ដោយ​វិចិកិច្ឆ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៨</text:p>
          </table:table-cell>
          <table:table-cell table:style-name="តារាង1.A2" office:value-type="string">
            <text:p text:style-name="P9">វិចិ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ិត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ពិចិត្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៨៩</text:p>
          </table:table-cell>
          <table:table-cell table:style-name="តារាង1.A2" office:value-type="string">
            <text:p text:style-name="P9">វិចិន្ត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ិន-តា ឬ--ដា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នឹក​ឃើញ​ផ្សេង​ៗ, ការ​នឹក​ផ្តេសផ្តាស; សេចក្ដី​រវើរវាយ​ចិត្ត; សេចក្ដី​អផ្សុក ។ (ព. កា.) : រី​វិចិន្តា នាំ​ការ​សិក្សា ឲ្យ​កើត​រាយមាយ ត្រូវ​បោះបង់​ចេញ បណ្តេញ​ឲ្យ​ឆ្ងាយ កុំ​ឲ្យ​រសាយ​ចាក​ការ​រៀន​សូត្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០</text:p>
          </table:table-cell>
          <table:table-cell table:style-name="តារាង1.A2" office:value-type="string">
            <text:p text:style-name="P9">វិចេយ្យ​ទ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ៃ-យ៉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ពិចារណា​រួច​ទើប​ឲ្យ (ដូច​គ្នា​នឹង វិចយ​ទាន ដែរ; ម. ព. វិចយ​ទៀត​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១</text:p>
          </table:table-cell>
          <table:table-cell table:style-name="តារាង1.A2" office:value-type="string">
            <text:p text:style-name="P9">វិចេស្ត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េស-ស្តន់ ឬ--ចែស-ស្តន់</text:p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កម្រើក, ដំណើរ​ឬ​លំនាំ​ដែល​ងាក, បែរ​រេ​នៃ​សរីរាវយវៈ​មាន​ដៃ​ជើង​ជាដើម; ការ​ធ្វើ​ឫកពា, ការ​សម្តែង​ឫក​ឲ្យ​ឃើញ​ប្លែក​ខុស​ប្រក្រតី (ម. ព. ចេស្តា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២</text:p>
          </table:table-cell>
          <table:table-cell table:style-name="តារាង1.A2" office:value-type="string">
            <text:p text:style-name="P9">វិច្ឆន្ទ​គ្រឹ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ឆ័ន-ទៈ--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ច្ឆន្ទ) ផ្ទះ​មាន​ជាន់ មាន​ថ្នាក់​ច្រើន, ផ្ទះ​ច្រើន​ជាន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៣</text:p>
          </table:table-cell>
          <table:table-cell table:style-name="តារាង1.A2" office:value-type="string">
            <text:p text:style-name="P9">វិច្ឆ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ឆាយ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ឥត​ស្រមោល; ដែល​ឥត​ពន្លឺ; ស្រអាប់; ស្លក់, ស្លាំង, ស្លេក​ស្លាំង ។ បើ​រួម​ចូល​នឹង​សព្ទ​ដទៃ រៀង​ពី​ខាង​ដើម អ. ថ. វិច-ឆាយ៉ៈ, ដូច​ជា: វិច្ឆាយ​ព័ណ៌ ឬ--វណ្ណ (--វ័ន-ណៈ ឬ--វ័ន) សម្បុរ​ស្រអាប់; សម្បុរ​ស្លាំង ។ វិច្ឆាយ​ភាព ឬ វិច្ឆាយតា ភាព​ស្លាំង ឬ ស្លក់, ស្រអាប់​ ។ វិច្ឆាយ​មុខ មុខ​ស្លក់; មុខ​ស្លាំង; មុខ​ក្រៀម ។ វិច្ឆាយ​រូប រូប​ប្រដឺត​ប្រដក់​ស្លក់​ស្លាំង, រូប​អាក្រក់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៤</text:p>
          </table:table-cell>
          <table:table-cell table:style-name="តារាង1.A2" office:value-type="string">
            <text:p text:style-name="P9">វិច្ឆាយ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ច្ឆា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៥</text:p>
          </table:table-cell>
          <table:table-cell table:style-name="តារាង1.A2" office:value-type="string">
            <text:p text:style-name="P9">វិច្ឆិក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ឆិ--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ច្ឆិក; វ្ឫឝ្ចិក) ខ្ទួយ ។ ឈ្មោះ​ខែ​ទី ៨ នៃ​សុរិយ​គតិ មាន ៣០ ថ្ងៃ, ត្រូវ​គ្នា​នឹង​ខែ ណូវ៉មប្រិ៍ (ទី១១) បារាំង​សែស (ហៅ​ថា វិច្ឆិក​រាសី ក៏​បាន) សព្វ​ថ្ងៃ​ប្រើ​ជា វិច្ឆិកា ជា​ខែ​ទី ១១ ដែ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៦</text:p>
          </table:table-cell>
          <table:table-cell table:style-name="តារាង1.A2" office:value-type="string">
            <text:p text:style-name="P9">វិច្ឆិក​រាស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ច្ឆិក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៧</text:p>
          </table:table-cell>
          <table:table-cell table:style-name="តារាង1.A2" office:value-type="string">
            <text:p text:style-name="P9">វិច្ឆេ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ឆេទៈ ឬ --ឆែត 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ផ្តាច់​ចេញ, ការ​ធ្វើ​ឲ្យ​ដាច់ដោច; ការ​បំបែក​ចេញ; ការ​បំផ្លាញ​ឲ្យ​ខូច ។ វិឆ្ឆេទ​កម្ម (វិច-ឆេទៈ--) អំពើ​ផ្តាច់ផ្តិល;...។ វិច្ឆេទ​ការី (វិច-ឆេទៈ-ការ៉ី) អ្នក​ធ្វើ​ការ​ផ្តាច់​ចេញ;... (បើ​ស្រ្តី​ជា វិច្ឆេទ​ការិន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៨</text:p>
          </table:table-cell>
          <table:table-cell table:style-name="តារាង1.A2" office:value-type="string">
            <text:p text:style-name="P9">វិច្ឆេទ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ច្ឆេទ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១៩៩៩</text:p>
          </table:table-cell>
          <table:table-cell table:style-name="តារាង1.A2" office:value-type="string">
            <text:p text:style-name="P9">វិជនដ្ឋ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ជៈន័ត-ឋាន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ទី, កន្លែង, តំបន់​ដែល​ឥត​មនុស្ស; ទី​ស្ងាត់, រហោឋាន ។</text:p>
          </table:table-cell>
          <table:table-cell table:style-name="តារាង1.D2" office:value-type="string">
            <text:p text:style-name="P5">--ស្ថាន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០</text:p>
          </table:table-cell>
          <table:table-cell table:style-name="តារាង1.A2" office:value-type="string">
            <text:p text:style-name="P9">វិជ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ជៈយ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ជយ) ការ​ឈ្នះ​វិសេស, ដំណើរ​ឈ្នះ​ស្រេច​បាច់ (ពិជ័យ) ។ វិជយ​បដាក (--ជៈយៈប៉ៈ--) ទង់ជ័យ, ទង់​ចម្បាំង ។ វិជយ​ភូមិ (--ជៈយៈ ភូម) ទី​មាន​ជ័យ, ទី​ឈ្នះ​សឹក ។ វិជយ​ភេរី ស្គរ​ជ័យ, ស្គរ​សម្រាប់​វាយ​ឲ្យ​ដំណឹង​ថា​ឈ្នះ​សឹក​ហើយ ។ </text:p>
          </table:table-cell>
          <table:table-cell table:style-name="តារាង1.D2" office:value-type="string">
            <text:p text:style-name="P5">វិជ័យ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១</text:p>
          </table:table-cell>
          <table:table-cell table:style-name="តារាង1.A2" office:value-type="string">
            <text:p text:style-name="P9">វិជយ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ជ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២</text:p>
          </table:table-cell>
          <table:table-cell table:style-name="តារាង1.A2" office:value-type="string">
            <text:p text:style-name="P9">វិជយិ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ជៈយិន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ជយិន៑; វិជយី) ដែល​មាន​ជ័យ ។ ន. អ្នក​មាន​ជ័យ (បើ​ស្រ្តី​ជា វិជយិន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៣</text:p>
          </table:table-cell>
          <table:table-cell table:style-name="តារាង1.A2" office:value-type="string">
            <text:p text:style-name="P9">វិជយ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ជយិ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៤</text:p>
          </table:table-cell>
          <table:table-cell table:style-name="តារាង1.A2" office:value-type="string">
            <text:p text:style-name="P9">វិជយ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វិជយិ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៥</text:p>
          </table:table-cell>
          <table:table-cell table:style-name="តារាង1.A2" office:value-type="string">
            <text:p text:style-name="P9">វិជលដ្ឋ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ជៈល័ត-ឋាន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ទី, តំបន់, កន្លែង​ដែល​ឥត​ទឹក; ទី​គោគ ។</text:p>
          </table:table-cell>
          <table:table-cell table:style-name="តារាង1.D2" office:value-type="string">
            <text:p text:style-name="P5">--ស្ថាន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៦</text:p>
          </table:table-cell>
          <table:table-cell table:style-name="តារាង1.A2" office:value-type="string">
            <text:p text:style-name="P9">វិជ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កើត​ហើយ; ដែល​កើត​មក ។ វិជាត​កាល --វេលា (--តៈ--) ពេល​ដែល​កើត, ដែល​ប្រសូត, ដែល​សម្រាល ។ វិជាតទិន (--តៈ--) ថ្ងៃ​កំណើត ។ វិជាត​មាតា (--តៈ--) មាតា​បង្កើត ។ សុវិជាត (--ជាត) ដែល​កើត​ល្អ, ដែល​ប្រសូត​ងាយ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៧</text:p>
          </table:table-cell>
          <table:table-cell table:style-name="តារាង1.A2" office:value-type="string">
            <text:p text:style-name="P9">វិជាត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ជា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៨</text:p>
          </table:table-cell>
          <table:table-cell table:style-name="តារាង1.A2" office:value-type="string">
            <text:p text:style-name="P9">វិជា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ជាតិ) ដំណើរ​ផ្សេង​ជាតិ​គ្នា; ដំណើរ​ផ្សេង​បែប​គ្នា, ខុស​បែប​គ្នា ។</text:p>
          </table:table-cell>
          <table:table-cell table:style-name="តារាង1.D2" office:value-type="string">
            <text:p text:style-name="P5">វិជាតិ​ភាព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០៩</text:p>
          </table:table-cell>
          <table:table-cell table:style-name="តារាង1.A2" office:value-type="string">
            <text:p text:style-name="P9">វិជាតី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ី-យ៉ៈ ឬ --តី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ផ្សេង​ជាតិ​គ្នា: មនុស្ស​វិជាតីយ (ប្រើ​ជា វិជាតីយ​មនុស្ស ក៏​បាន) ។ ដែល​ផ្សេង​បែប​គ្នា, ខុស​បែប​គ្នា: របស់​វិជាតីយ (ប្រើ​ជា របស់​វិជាតីយ៍ ក៏​បា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០</text:p>
          </table:table-cell>
          <table:table-cell table:style-name="តារាង1.A2" office:value-type="string">
            <text:p text:style-name="P9">វិជិត​ម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ជិត​មា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១</text:p>
          </table:table-cell>
          <table:table-cell table:style-name="តារាង1.A2" office:value-type="string">
            <text:p text:style-name="P9">វិជិត​រដ្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ជិត​រដ្ឋ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២</text:p>
          </table:table-cell>
          <table:table-cell table:style-name="តារាង1.A2" office:value-type="string">
            <text:p text:style-name="P9">វិជិត​រាស្រ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ជិត​រាស្រ្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៣</text:p>
          </table:table-cell>
          <table:table-cell table:style-name="តារាង1.A2" office:value-type="string">
            <text:p text:style-name="P9">វិជ្ជម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ជៈមាន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កំពុង​មាន​នៅ​ឡើយ, ធរមាន : ច្បាប់​វិជ្ជមាន ឬ វិជ្ជមានប្បញ្ញត្តិ (--ន័ប-ប័ញ-ញ៉ាត់) បញ្ញត្តិ​ដែល​មិន​ទាន់​លើក​លែង​។ ព. កា. ថា: វាហ៊ាន​បំពាន លើ​ច្បាប់​វិជ្ជមាន ឥត​ខ្លាច​ឥត​ក្រែង ធ្វើ​តាម​ទំនើង ទើងមើង​ជាក់​ស្តែង បង​ប្អូន​វា​ឯង ក៏​ខឹង​ក្តៅ​ដែរ ។ ព. ផ្ទ. អវិជ្ជមាន, អធរម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៤</text:p>
          </table:table-cell>
          <table:table-cell table:style-name="តារាង1.A2" office:value-type="string">
            <text:p text:style-name="P9">វិជ្ជ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ជា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ដឹង​ច្បាស់; ការ​ចេះ​ដឹង, ចំណេះ; វេទមន្ត, មន្ត​អាគម: វិជ្ជា​លេខ; វិជ្ជា​ពេទ្យ ។ (ព. កា.) : អ្នក​រៀន​ទាំងឡាយ ប្រយ័ត្ន​រាយមាយ ព្រោះ​ក្តី​សល់វ៉ល់ ត្រូវ​ខាំ​មាត់​រៀន ចំណេះ​សាកល ឲ្យ​ត្រាតែ​ដល់​ ត្រើយត្រាណ​វិទ្យា ។ វិទ្យា​ជា​ទ្រព្យ ប្រើ​បាន​គ្រប់​សព្វ លើស​ទ្រព្យ​នានា អ្នក​មាន​ទ្រព្យ​ស្រាប់ អាប់​ឥត​វិជ្ជា មិត្រ​ភ័ក្តិ​ផង​គ្នា គេ​ច្រើន​មើល​ងាយ ។ល។ វិជ្ជា​ករ ឬ វិទ្យា-- អ្នក​បង្កើត​វិជ្ជា; អ្នក​ចេះ ។ វិជ្ជា​កាម ឬ វិទ្យា-- អ្នក​ប្រាថ្នា​ចំណេះ; អ្នក​ដែល​កំពុង​រៀន​ឲ្យ​ចេះ​ត​ទៅ​ទៀត ។ វិជ្ជា​ការ ឬ វិទ្យា-- ដូច​គ្នា​នឹង វិជ្ជា​ករ ឬ វិទ្យា​ករ ។ តែ​ខ្មែរ​ច្រើន​ប្រើ​សំដៅ​សេចក្ដី​ថា “មន្ត, មន្ត​អាគម” : ចេះ​វិជ្ជា​ការ, មន្ត​វិជ្ជា​ការ ។ វិជ្ជា​កូដ ឬ វិទ្យា-- កំពូល​វិជ្ជា, ចំណេះ​ថ្នាក់​ខ្ពស់​បំផុត ។ វិជ្ជា​កោដ្ឋ (បា. វិជ្ជា + កោដ្ឋ <text:s/>“ជង្រុក; ឃ្លាំង”; សំ. វិទ្យា + កោឞ្ឋ) ឃ្លាំង​ចំណេះ (មន្ទីរ​ដាក់​គម្ពីរ, សាស្រ្តា, ក្បួន, ច្បាប់) ។ វិជ្ជា​គវេសី ឬ វិទ្យា​គវេសិន (--គៈ--; បា. ឬ សំ. វិទ្យា + គវេឝិន៑) អ្នក​ស្វែង​ចំណេះ​ (បើស្រ្តី​ជា --គវេសិនី) ។ វិជ្ជា​គរុ ឬ វិទ្យា​គុរុ គ្រូ​បង្រៀន​វិជ្ជា ។ វិជ្ជាគារ ឬ វិទ្យាគារ (&lt;វិជ្ជា ឬ វិទ្យា + អគារ <text:s/>“ផ្ទះ, រោង”) រោង​រៀន​ឬ​សាលា​រៀន (វេវ. វិជ្ជា​មន្ទីរ, វិទ្យាល័យ, វិទ្យា​សទ្ម័ន, វិជ្ជា​សាលា) ។ វិទ្យា​ច័ណ (សំ. --ចណ) ដែល​មាន​ល្បី​ឈ្មោះ​ខាង​ការ​ចេះ​ដឹង ។ វិជ្ជាជីវ: (វិជ្ជា + អាជីវ) មុខ​តំណែង, មុខ​ការ​របរ​សម្រាប់​ចិញ្ចឹម​ជីវិត : វិជ្ជាជីវៈ​របស់​អ្នក​រាជការ, ប្រកប​វិជ្ជាជីវៈ​ខាង​កសិកម្ម ។ វិជ្ជា​ឋាន ឬ វិទ្យា​ស្ថាន ទី​តាំង​នៃ​វិជ្ជា, គ្រឹះ​ស្ថាន​ជា​ទី​ស្រាវជ្រាវ​រិះរក​ខាង​វិទ្យា​សាស្រ្ត ឬ​ជា​ទី​សម្រាប់​សិក្សា​រៀន​សូត្រ​នូវ​ចំណេះ​វិជ្ជា​ផ្សេង​ៗ ។ វិជ្ជា​ទាន ឬ វិទ្យា-- ការ​ឲ្យ​ចំណេះ, ការ​បង្រៀន​វិជ្ជា ។ វិជ្ជា​ទាយក ឬ វិទ្យា-- (--យក់) អ្នក​ឲ្យ​ចំណេះ, អ្នក​បង្រៀន​វិជ្ជា (បើ​ស្រ្តី​ជា --ទាយិកា) ។ វិជ្ជា​ធន ឬ វិទ្យា-- (--ធន់) វិជ្ជា​ដែល​ទុក​ជា​ទ្រព្យ ។ វិជ្ជា​ធនី ឬ វិទ្យា​ធនិន (--ធៈ--) អ្នក​មាន​វិជ្ជា​ជា​ទ្រព្យ ។ វិជ្ជា​ធរ ឬ វិទ្យា-- (ដូច​គ្នា​នឹង ពិទ្យា​ធរ ដែរ) ។ វិជ្ជា​ធរី ឬ វិទ្យា-- (--ធៈ--) ស្រ្តី​អ្នក​មាន​វិជ្ជា; ទេវតា​អ្នក​ប្រសិទ្ធី​វិជ្ជា ។ វិជ្ជា​ផល ឬ វិទ្យា-- (--ផល់) ផល​ប្រយោជន៍​ដែល​បាន​អំពី​វិជ្ជា ។ វិជ្ជា​ពល ឬ វិទ្យា-- (--ពល់) កម្លាំង​របស់​វិជ្ជា។ វិជ្ជា​ភូមិ ឬ វិទ្យា-- (--ភូម) ថ្នាក់​វិជ្ជា ។ វិជ្ជា​មទៈ, --ម័ទ ឬ​វិទ្យា​មទៈ, --ម័ទ (--មៈទៈ, --ម៉ាត់; បា. វិជ្ជា, សំ. វិទ្យា + មទ <text:s/>“ដែល​ស្រវឹង; សេចក្ដី​ស្រវឹង”) ដែល​ស្រវឹង​ចំណេះ, ដែល​ក្អេងក្អាង, ឆ្មើងឆ្មៃ ព្រោះ​អាង​ចំណេះ : មនុស្ស​វិជ្ជា​ម័ទ ។ សេចក្ដី​ប្រកាន់​មានះ​ថា​ខ្លួន​មាន​ចំណេះ ។ (ព. កា. ប្រើ​ជា វិជ្ជា​មទោ, វិជ្ជា​មទា ក៏​បាន) ។ វិជ្ជា​មន្ទីរ ឬ វិទ្យា-- រោង​រៀន (ម. ព. មន្ទីរ ផង) ។ វិជ្ជា​ម័យ ឬ វិទ្យា-- ដែល​សម្រេច​អំពី​វិជ្ជា ។ វិជ្ជា​លាភ ឬ វិទ្យា-- ការ​បាន​វិជ្ជា, ការ​សម្រេច​ចំណេះ ។ វិជ្ជាល័យ ឬ វិទ្យា-- (បា. វិជ្ជា, សំ. វិទ្យា + អាលយ <text:s/>“ផ្ទះ, លំនៅ; កន្លែង”) ឬ វិទ្យា​សទ្ម័ន, វិជ្ជា​សាលា ឬ វិទ្យា-- សាលា​រៀន, រោង​រៀន (វេវ. វិទ្យាគារ, វិទ្យា​មន្ទីរ) ។ វិទ្យាសាស្រ្ត (--សាស; សំ. វិទ្យា + ឝាស្រ្ត) គម្ពីរ​ប្រាប់​វិជ្ជា​ផ្សេង​ៗ ។ វិជ្ជា​មួយ​ប្រភេទ ដែល​គេ​រក​ឃើញ​ដោយ​ការ​លៃ​ផ្សំ មាន​ការ​ផ្សំ​ធាតុ​ជាដើម ។ វិទ្យា​ស្ថាន (ដូច​គ្នា​នឹង វិជ្ជា​ឋាន ដែរ) ។ វិជ្ជា​ហីន​ភាព ឬ វិទ្យា-- ការ​ខ្សត់​វិជ្ជា; ដំណើរ​ឥត​វិជ្ជា ។ល។ ពាក្យ វិជ្ជា និង វិទ្យា ដែល​ផ្សំ​ជា​មួយ​នឹង​សព្ទ​ដទៃ​ជា​សមាស​នាម​ទាំង​ប៉ុន្មាន​នេះ កវី​ងាយ​នឹង​ជ្រើសរើស​តែង​កាព្យ​បាន​តាម​ត្រូវ​ការ, ដូច​ជា​កាព្យ​ថា : អ្នក​វិជ្ជា​ម័ទ ច្រើន​តែ​វិបត្តិ ដោយ​ក្តី​មើល​ងាយ អ្នក​ចេះ​ផង​គ្នា ថា​ជន​សម្ទាយ​ ព្រោះ​ក្តី​មាក់ងាយ គេ​ស្អប់​ជុំ​ខ្លួន ។ </text:p>
          </table:table-cell>
          <table:table-cell table:style-name="តារាង1.D2" office:value-type="string">
            <text:p text:style-name="P5">វិទ្យ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៥</text:p>
          </table:table-cell>
          <table:table-cell table:style-name="តារាង1.A2" office:value-type="string">
            <text:p text:style-name="P9">វិជ្ជ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ជ្ជា ឬ វិទ្យា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៦</text:p>
          </table:table-cell>
          <table:table-cell table:style-name="តារាង1.A2" office:value-type="string">
            <text:p text:style-name="P9">វិជ្ជ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ជុ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្យុត៑) ផ្លេកបន្ទោរ, មហារីក ។ ន័យ​ផ្សេង​ពី​នេះ​ជា របស់​ពាក្យ វិទ្យុ (ម. ព. វិទ្យុ) ។</text:p>
          </table:table-cell>
          <table:table-cell table:style-name="តារាង1.D2" office:value-type="string">
            <text:p text:style-name="P5">វិទ្យុ, វិទ្យុត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៧</text:p>
          </table:table-cell>
          <table:table-cell table:style-name="តារាង1.A2" office:value-type="string">
            <text:p text:style-name="P9">វិជ្ជុត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ច-ជុ-ត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្យុល្លតា) ខ្សែ​ផ្លេកបន្ទោរ, រស្មី​ផ្លេកបន្ទោរ ។ </text:p>
          </table:table-cell>
          <table:table-cell table:style-name="តារាង1.D2" office:value-type="string">
            <text:p text:style-name="P5">វិជ្ជុលត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៨</text:p>
          </table:table-cell>
          <table:table-cell table:style-name="តារាង1.A2" office:value-type="string">
            <text:p text:style-name="P9">វិជ្ជោ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ទ្យោ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១៩</text:p>
          </table:table-cell>
          <table:table-cell table:style-name="តារាង1.A2" office:value-type="string">
            <text:p text:style-name="P9">វិ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ិ.</text:p>
          </table:table-cell>
          <table:table-cell table:style-name="តារាង1.D2" office:value-type="string">
            <text:p text:style-name="P4">ទៀត; ដូច​ដែល : ត្រឡប់​ទៅ​វិញ, មក​វិញ, ឲ្យ​វិញ ។ ជា​ជាង, ស្រួល​ជាង; ទេតើ : យក​នេះ​វិញ, ទៅ​តាម​ផ្លូវ​ខាង​ណោះ​វិញ ។ វិញ​ទៀត ថែម​ទៀត, ម្តង​ទៀត, ដដែល​ទៀត ។ មួយ​វិញ​ទៀត មួយ​ផ្សេង​ទៀត, ក្រៅ​ពី​នេះ​ទៀត ។ មួយ​វិញ​សោត ក្រៅ​ពី​នេះ​សោត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០</text:p>
          </table:table-cell>
          <table:table-cell table:style-name="តារាង1.A2" office:value-type="string">
            <text:p text:style-name="P9">វិញ្ញត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ញ-ញ័ត-តិ ឬ--ញ័ត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ជ្ញាប្តិ) ការ​សូម, ការ​ស្រែក​សូម; ការ​ជម្រាប, ការ​ផ្ដៀង; ដំណើរ​ថ្លែង​ការណ៍, សេចក្ដី​រាយការណ៍ ។ វិញ្ញត្តិ​កថា (វិញ-ញ័ត-តិ-កៈ--) សម្តី​ស្រែក​សូម; សម្តី​ថ្លែង​ការណ៍... ។ វិញ្ញត្តិ​កម្ម អំពើ​ឬ​ការ​ស្រែក​សូម;...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១</text:p>
          </table:table-cell>
          <table:table-cell table:style-name="តារាង1.A2" office:value-type="string">
            <text:p text:style-name="P9">វិញ្ញាណ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ញ-ញាន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(វិជ្ញាន) ធម្មជាតិ​ដឹង​ច្បាស់​នូវ​អារម្មណ៍ (ចិត្ត) : បាត់​វិញ្ញាណ ឬ រលត់​វិញ្ញាណ រលត់​ចិត្ត : ភ័យ​ស្លុត​ខ្លាំង​ស្ទើរ​បាត់​វិញ្ញាណ ។ វិញ្ញាណក​ទ្រព្យ (វិញ-ញា-ណៈកទ្រ័ប) ទ្រព្យ​មាន​វិញ្ញាណ: គោ, ក្របី, ដំរី, សេះ ជា​វិញ្ញាណក​ទ្រព្យ (ព. ផ្ទ. អវិញ្ញាណក​ទ្រព្យ) ។ វិញ្ញាណក្ខន្ធ (វិញ-ញា-ណ័ក-ខ័ន) </text:span><text:span text:style-name="T12">កង​វិញ្ញាណ (ពួក​ចិត្ត) ដែល​រាប់​បញ្ចូល​ក្នុង​ខន្ធ ៥ (ម. ព. បញ្ចក្ខន្ធ ផង)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២</text:p>
          </table:table-cell>
          <table:table-cell table:style-name="តារាង1.A2" office:value-type="string">
            <text:p text:style-name="P9">វិញ្ញាត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ញ-ញា-តៈ ក័ម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ញ្ញាត “ដែល​បាន​ដឹង​ជាក់” + កម្ម <text:s/>“អំពើ; ការ”) ការ​បាន​ដឹង​ជាក់; ការ​បញ្ជាក់​សេចក្ដី​ឲ្យ​ដឹង​ច្បាស់; អំពើ​ដែល​ធ្វើ​ដោយ​សេចក្ដី​ដឹង​ច្បាស់; ការ​ក្លែង​ធ្វើ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៣</text:p>
          </table:table-cell>
          <table:table-cell table:style-name="តារាង1.A2" office:value-type="string">
            <text:p text:style-name="P9">វិញ្ញាបនប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ញ-ញា-ប៉ៈ ន៉ៈ-បាត់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ំបុត្រ​បញ្ជាក់, លិខិត​បញ្ជាក់​សេចក្ដី; លិខិត​របស់​អ្នក​រាជការ​មាន​សមត្ថកិច្ច​ដែល​បញ្ជាក់​រឿង​អ្វី​មួយ : វិញ្ញាបនបត្រ​នៃ​កិរិយា​មារយាទ; សញ្ញាបត្រ​ចេញ​ឲ្យ​ជា​ព័ស្តុតាង​ដល់​និស្សិត​ដែល​បាន​ប្រឡង​ជាប់ នៅ​វេលា​បាន​រៀន​គ្រប់​កំណត់​ឆ្នាំ​ហើយ : វិញ្ញាបនបត្រ​បឋម​សិក្សា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៤</text:p>
          </table:table-cell>
          <table:table-cell table:style-name="តារាង1.A2" office:value-type="string">
            <text:p text:style-name="P9">វិញ្ញាប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ញ-ញា-ប៉ៈ -ន៉ី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វាចា​បញ្ជាក់​សេចក្ដី, សម្តី​ប្រាកដ​ប្រជា; សម្តី​ពន្យល់; សេចក្ដី​ពន្យ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៥</text:p>
          </table:table-cell>
          <table:table-cell table:style-name="តារាង1.A2" office:value-type="string">
            <text:p text:style-name="P9">វិញ្ញាស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ញ-ញា-សា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ញ្ញា <text:s/>“កិរិយា​ដឹង​ច្បាស់, ការ​យល់​ជាក់លាក់” + អាសា “បំណង, ប្រាថ្នា”) បំណង​ដើម្បី​ដឹង​ឲ្យ​ច្បាស់លាស់, ការ​ពិសោធ, ការ​ល្បង​សាក​មើល​នូវ​របស់​អ្វី​មួយ; ក្រដាស​អក្សរ​ផ្តិត​ពុម្ព​ដែល​ត្រូវ​ពិនិត្យ​កែ : ពិនិត្យ​វិញ្ញាសា, កែ​វិញ្ញាសា​ពុម្ព; ការងារ​ដែល​បំពេញ​ជា​លាយ​ល័ក្ខណ៍​អក្សរ ឬ​ផ្ទាល់​មាត់​ក្នុង​ការ​ប្រឡង : វិញ្ញាសា​សរសេរ, វិញ្ញាសា​សួរ​ផ្ទាល់​មាត់; សន្លឹក​ក្រដាស​ផែន​ទី ឬ​រូប​ថត​ដែល​ផ្តិត​ចម្លង​ចេញ​ពី​គំរូ​ដើម ។ (បារ. épreuve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៦</text:p>
          </table:table-cell>
          <table:table-cell table:style-name="តារាង1.A2" office:value-type="string">
            <text:p text:style-name="P9">វិញ្ញ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ញ-ញូ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ជ្ញ) អ្នក​ដឹង​ច្បាស់, អ្នក​ដឹង​ហេតុ​ផ្សេង​ៗ (អ្នក​ប្រាជ្ញ) ។ គុ. ដែល​ដឹង​ហេតុ​ការណ៍​ផ្សេង​ៗ ។ វិញ្ញុ​ជន ឬ វិញ្ញុ​បុរស (បា. វិញ្ញូ + <text:s/>ជន ឬ បុរិស &gt; វិញ្ញុ--) អ្នក​ប្រាជ្ញ ។ វិញ្ញូតា ឬ វិញ្ញូភាព (បា. វិញ្ញុតា​ឬ វិញ្ញុ​ភាវ) ភាវៈ​ដឹង​ក្តី (ដំណើរ​ដឹង​ក្តី​នៃ​កូន​ក្មេង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៧</text:p>
          </table:table-cell>
          <table:table-cell table:style-name="តារាង1.A2" office:value-type="string">
            <text:p text:style-name="P9">វិតក្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័ក-កៈ ឬ --តក់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តក៌) សេចក្ដី​ត្រិះរិះ, ជញ្ជឹង, រំពឹង​គិត : មាន​វិតក្ក ។ សេចក្ដី​សំដៅ​ឆ្ពោះ​ទៅ​រក​អារម្មណ៍​ដែល​កំពុង​ភាវនា (ម. ព. ឈាន ២ ន. ផង) ។ វិតក្ក​ចរិត (--ត័ក-កៈចៈរ៉ិត) ដែល​មាន​សេចក្ដី​ត្រិះរិះ​ច្រើន​ជា​ចរិត : មនុស្ស​វិតក្ក​ចរិត (មនុស្ស​មាន​គំនិត​សាញ) ។ វិតក្ការម្មណ៍ (បា. &lt; វិតក្ក + អារម្មណ) អារម្មណ៍​ដែល​ប្រកប​ដោយ​វិតក្ក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៨</text:p>
          </table:table-cell>
          <table:table-cell table:style-name="តារាង1.A2" office:value-type="string">
            <text:p text:style-name="P9">វិតស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័ស-ស្តិ</text:p>
          </table:table-cell>
          <table:table-cell table:style-name="តារាង1.D2" office:value-type="string">
            <text:p text:style-name="P5">សំ. ឬ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មាត្រា​វាស់​ប្រវែង ១២ ធ្នាប់ គឺ​មួយ​ចំអាម ។ វិតស្តិ​ប្រមាណ ឬ វិទត្ថិប្បមាណ ប្រមាណ​មួយ​ចំអាម, ប្រហែល​មួយ​ចំអាម ។ សុគត​វិទត្ថិ (សុគៈតៈ--) ចំអាម​សុគតៈ (ព. វិ. ពុ.) ។ </text:p>
          </table:table-cell>
          <table:table-cell table:style-name="តារាង1.D2" office:value-type="string">
            <text:p text:style-name="P5">វិទត្ថិ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២៩</text:p>
          </table:table-cell>
          <table:table-cell table:style-name="តារាង1.A2" office:value-type="string">
            <text:p text:style-name="P9">វិត្ត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ត-តៈ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ត្ត) ទ្រព្យ, សម្បត្តិ ។ វិត្តន្តរាយ (វិត-តន់-តៈរ៉ាយ; &lt; វិត្ត + អន្តរាយ) អន្តរាយ​ទ្រព្យ ។ វិត្ត​លាភ ការ​បាន​ទ្រព្យ ។ វិត្ត​វិនាស ការ​ខូច​ទ្រព្យ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០</text:p>
          </table:table-cell>
          <table:table-cell table:style-name="តារាង1.A2" office:value-type="string">
            <text:p text:style-name="P9">វិត្ថ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ត-ថារ៉ៈ ឬ វិត-ថ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<text:span text:style-name="T12">(វិស្តារ) ទូលាយ; រលុង; វែង​ឆ្ងាយ (ម. ព. ពិស្តារ ផង)</text:span><text:span text:style-name="T6"> ។ វិត្ថារ​កថា ពាក្យ​ពិស្តារ ។ វិត្ថារ​ន័យ ន័យ​ពិស្តារ ។ វិត្ថារ​វាទ ពំនោល​ពិស្តារ ។ល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១</text:p>
          </table:table-cell>
          <table:table-cell table:style-name="តារាង1.A2" office:value-type="string">
            <text:p text:style-name="P9">វិទ័គ្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័ក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ពិទ័គ្ធ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២</text:p>
          </table:table-cell>
          <table:table-cell table:style-name="តារាង1.A2" office:value-type="string">
            <text:p text:style-name="P9">វិទត្ថ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ទ័ត-ថិ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ចំអាម (ម. ព. វិតស្តិ និង លិក្ខា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៣</text:p>
          </table:table-cell>
          <table:table-cell table:style-name="តារាង1.A2" office:value-type="string">
            <text:p text:style-name="P9">វិទ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៑) អ្នក​ដឹង, អ្នក​ចេះ; អ្នក​ប្រាជ្ញ ។ គុ. ដែល​ឈ្លាស, ជំនាញ, មាន​ប្រាជ្ញ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៤</text:p>
          </table:table-cell>
          <table:table-cell table:style-name="តារាង1.A2" office:value-type="string">
            <text:p text:style-name="P9">វិទេ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េឝ) ប្រទេស​ដទៃ, ប្រទេស​ផ្សេង, ដែន​ផ្សេង​គ្នា, បរទេស ។ វិទេស​គមន៍ (--សៈគំ) ដំណើរ​ទៅ​កាន់​ប្រទេស​ដទៃ ។ វិទេសជៈ ឬ វិទេស​ជាត ដែល​កើត​ក្នុង​ប្រទេស​ផ្សេង​គ្នា ។ វិទេសប្បវេណី (--ស័ប-ប៉ៈវេណី) ទំនៀមទម្លាប់​របស់​ប្រទេស​ផ្សេង​គ្នា ។ វិទេស​ភណ្ឌ (--សៈភ័ន) របស់​ដែល​មក​ពី​បរទស, របស់​មក​ពី​ប្រទេស​ដទៃ ។ វិទេស​វាស ការ​នៅ​ក្នុង​ប្រទេស​ផ្សេង ។ វិទេសាគមន៍ (--គំ; បា. &lt; វិទេស + អាគមន “ដំណើរ​មក”) ដំណើរ​មក​អំពី​ប្រទេស​ដទៃ ។ វិទេសុបាយ ឬ វិទេសូបាយ (បា. &lt; វិទេស + ឧបាយ) ឧបាយ​របស់​ប្រទេស​ដទៃ; ឧបាយ​សម្រាប់​រក្សា​ប្រទេស​រាល់​ខ្លួន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៥</text:p>
          </table:table-cell>
          <table:table-cell table:style-name="តារាង1.A2" office:value-type="string">
            <text:p text:style-name="P9">វិទេស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 ឬ ន.</text:p>
          </table:table-cell>
          <table:table-cell table:style-name="តារាង1.D2" office:value-type="string">
            <text:p text:style-name="P4">(វៃទេឝិក ឬ វិទេឝិន៑) ដែល​មាន​នៅ​ក្នុង​ប្រទេស​ដទៃ, ដែល​មក​អំពី​ប្រទេស​ដទៃ; អ្នក​បរទេស; របស់​មក​ពី​បរទេស (ឥត្ថី. ជា វិទេសិកា ឬ វិទេសិនី) ។</text:p>
          </table:table-cell>
          <table:table-cell table:style-name="តារាង1.D2" office:value-type="string">
            <text:p text:style-name="P5">វិទេសី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៦</text:p>
          </table:table-cell>
          <table:table-cell table:style-name="តារាង1.A2" office:value-type="string">
            <text:p text:style-name="P9">វិទេស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ទេសិក ឬ វិទេសី) ។ </text:p>
          </table:table-cell>
          <table:table-cell table:style-name="តារាង1.D2" office:value-type="string">
            <text:p text:style-name="P5">វិទេសិនី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៧</text:p>
          </table:table-cell>
          <table:table-cell table:style-name="តារាង1.A2" office:value-type="string">
            <text:p text:style-name="P9">វិទ្ទ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ត-ទស់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ឈ្លាស; ប៉ិន; ខ្ជាប់ខ្ជួន, ដែល​មាន​ព្យាយាម​ខ្ជាប់ខ្ជួន ។ ន. បណ្ឌិត, អ្នក​ប្រាជ្ញ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៨</text:p>
          </table:table-cell>
          <table:table-cell table:style-name="តារាង1.A2" office:value-type="string">
            <text:p text:style-name="P9">វិទ្ទេ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្វេឞ) កំហឹង; សេចក្ដី​ស្អប់, សម្អប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៣៩</text:p>
          </table:table-cell>
          <table:table-cell table:style-name="តារាង1.A2" office:value-type="string">
            <text:p text:style-name="P9">វិទ្ទេស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ឥត្ថី​លិង្គ​របស់ វិទ្ទេស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០</text:p>
          </table:table-cell>
          <table:table-cell table:style-name="តារាង1.A2" office:value-type="string">
            <text:p text:style-name="P9">វិទ្ទេស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្វេឞិន៑) អ្នក​មាន​សេចក្ដី​ស្អប់; បច្ចា​មិត្ត, សត្រូវ (បើ​ស្រ្តី​ជា វិទ្ទេសិន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១</text:p>
          </table:table-cell>
          <table:table-cell table:style-name="តារាង1.A2" office:value-type="string">
            <text:p text:style-name="P9">វិទ្ធង្ស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ត-ធង់-សៈ ន៉ា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្ធំសន, វិទ្ធំសនា) ការ​កម្ចាត់, ការ​កម្ចាត់​បង់, ការ​កំចោករោក, ការ​រម្លំ​រម្លាយ, ការ​បំផ្លិច​បំផ្លាញ; អំពើ​បំបះបំបោរ​ដើម្បី​រំលំ​រំលើង​របប​គ្រប់គ្រង​រដ្ឋ : ធ្វើ​វិទ្ធង្សនា, ប្រើ​កល​ឧបាយ​ដោយ​វិទ្ធំសនា ។</text:p>
          </table:table-cell>
          <table:table-cell table:style-name="តារាង1.D2" office:value-type="string">
            <text:p text:style-name="P5">វិទ្ធំសន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២</text:p>
          </table:table-cell>
          <table:table-cell table:style-name="តារាង1.A2" office:value-type="string">
            <text:p text:style-name="P9">វិទ្ធង្សនា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ត-ធង់-សៈ ន៉ាកា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ិទ្ធំសន + អាការ) អាការ​កម្ចាត់​បង់, អាការ​ទម្លាយ, កំចោក, <text:s/>បំផ្លាញ; អាការ​រម្លំ​រម្លាយ, លិច​លង់,... ។</text:p>
          </table:table-cell>
          <table:table-cell table:style-name="តារាង1.D2" office:value-type="string">
            <text:p text:style-name="P5">វិទ្ធំសនាការ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៣</text:p>
          </table:table-cell>
          <table:table-cell table:style-name="តារាង1.A2" office:value-type="string">
            <text:p text:style-name="P9">វិទ្យ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ជ្ជ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៤</text:p>
          </table:table-cell>
          <table:table-cell table:style-name="តារាង1.A2" office:value-type="string">
            <text:p text:style-name="P9">វិទ្យ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ត-ទ្យុ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<text:span text:style-name="T6">ក្លាយ​មក​ពី​ពាក្យ វិទ្យុត ។ ពាក្យ វិទ្យុ នេះ ខ្មែរ​បង្កើត​តម្រូវ​នឹង​ពាក្យ​បារាំង​ថា Radio ។ ដូច្នេះ​ពាក្យ វិទ្យុ ទៅ​ជា​បុព្វបទ​ប្រាប់​សេចក្ដី​នៃ​ការ​បញ្ចេញ​រស្មី​ឬ​កាំរស្មី​អ៊ិក្ស</text:span><text:span text:style-name="T9"> ( X ),</text:span><text:span text:style-name="T6"> សម្រាប់​ប្រើ​ក្នុង​ពាក្យ ដែល​ទាក់​ទង​នឹង​រលក​អាកាស​ជាដើម និង​សម្រាប់​ប្រើ​ជា​អាទិ​សង្កេត​នៃ​ពាក្យ​ថា វិទ្យុ​ទូរទស្សន៍, វិទ្យុ​ទូរលេខ, វិទ្យុ​ទូរសព្ទ, វិទ្យុ​ផ្សាយ​សំឡេង ។ល។ គឺ​ហៅ​កាត់​ខ្លី​យក​តែ​ពាក្យ​ខាង​ដើម​ថា វិទ្យុ​ៗ តែ​ប៉ុណ្ណេះ​ក៏​បាន ។ ពាក្យ​នេះ​សម្រាប់​ប្រើ​ផ្សំ​ជា​មួយ​នឹង​សព្ទ​ដទៃ​តាម​សម​គួរ​ដល់​ការ​ប្រកប ដូច​ជា : វិទ្យុ​គមនាគមន៍ (--គៈ-មៈនាគំ) ការ​បញ្ចូល​សំឡេង​ជាដើម​ទៅ​តាម​រលក​អាកាស​ឬ​តាម​វិទ្យុ, (បារ. Radiocommunication) ។ វិទ្យុ​ឃោសនា ការ​ឃោសនា​តាម​វិទ្យុ, ការ​ប្រកាស​ផ្សាយ​ដំណឹង​តាម​ប៉ុស្តិ៍​វិទ្យុ​ផ្សាយ​សំឡេង ។ វិទ្យុ​ឆាយា​កម្ម ការ​បញ្ចាំង​ឆ្លុះ​ស្រមោល​ដោយ​វិទ្យុ, ការ​ថត​មើល​រូប​ដោយ​កាំរស្មី​អ៊ិក្ស (បារ. Radiographie) <text:s/>។ វិទ្យុ​ជាតិ វិទ្យុ​របស់​ជាតិ, ប៉ុស្តិ៍​វិទ្យុ​ផ្សាយ​សំឡេង​សម្រាប់​ជាតិ ។ វិទ្យុ​ទទួល​សំឡេង ប៉ុស្តិ៍​វិទ្យុ​ឬ​ប្រដាប់​សម្រាប់​ទទួល​សំឡេង​នៃ​វិទ្យុ​គមនាគមន៍​ឬ ពី​មន្ទីរ​វិទ្យុ​ផ្សាយ​សំឡេង (បារ. Radiorécepteur) ។ វិទ្យុ​ទូរទស្សន៍ វិទ្យុ​និង​ទូរទស្សន៍ គឺ​ប្រដាប់​ដែល​អាច​បញ្ជូន​ឬ​ទទួល​ទាំង​សំឡេង​ទាំង​រូបភាព (បារ. Radiotélévision) ។ វិទ្យុ​ទូរលេខ ទូរលេខ​តាម​វិទ្យុ, ទូរលេខ​ឥត​ខ្សែ </text:span><text:span text:style-name="T9">(បារ. Radiotélegramme) </text:span><text:span text:style-name="T6">។ វិទ្យុ​ទូរសព្ទ ទូរសព្ទ​តាម​វិទ្យុ, ទូរសព្ទ​ឥត​ខ្សែ (បារ. Radiotéléphone) ។ វិទ្យុ​បាឋក (--ប៉ាឋៈកៈ ឬ--ឋក់) អ្នក​និយាយ​ផ្សាយ​ដំណឹង​តាម​ប៉ុស្តិ៍​វិទ្យុ​ផ្សាយ​សំឡេង, អ្នក​ថ្លែង​សេចក្ដី​តាម​វិទ្យុ (ស្ត្រី​ជា វិទ្យុ​បាឋិកា) ។ វិទ្យុ​ផ្សាយ​សំឡេង ការ​ផ្សាយ​សំឡេង​តាម​មន្ទីរ​</text:span><text:span text:style-name="T12">វិទ្យុ​ឬ​មន្ទីរ​វិទ្យុ​ផ្សាយ​សំឡេង​ទៅ​កាន់​ទី​ដទៃ (បារ. Radiodiffusion)</text:span><text:span text:style-name="T6"> ។ វិទ្យុសកម្ម (--សៈកាំ) ដែល​ប្រកប​ឬ​ដែល​ទាក់ទង​ដោយ​វិទ្យុសកម្ម​ភាព (បារ. Radio-actif, ive) ។ វិទ្យុសកម្ម​ភាព (--សៈកាំ-មៈ--) គុណភាព​នៃ​ធាតុ​គីមី​អង្គ​ខ្លះ, ដូច​ជា រ៉ាឌ្យោម (Radium), អ៊ុយរ៉ាន្យោម (Uranium) ជាដើម ដែល​អាច​ប្រែ​ក្លាយ​ទៅ​ជា​ធាតុ​</text:span><text:span text:style-name="T15">អង្គ​ដទៃ ដោយ​មាន​ទាំង​បញ្ចេញ​នូវ​រស្មី​ផ្សេង​ៗ​ផង</text:span><text:span text:style-name="T6"> (Radioactivité) ។ វិទ្យុ​ឧគ្ឃោសន​សព្ទ (--អ៊ុក-ឃោសៈន៉ៈ--) សូរ​សព្ទ​ប្រកាស</text:span><text:span text:style-name="T12">​ចេញ​ពី​មន្ទីរ​វិទ្យុ​ផ្សាយ​សំឡេង, សព្ទ​កង​រំពង​ដែល​ប្រកាស​តាម​វិទ្យុ ។ល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៥</text:p>
          </table:table-cell>
          <table:table-cell table:style-name="តារាង1.A2" office:value-type="string">
            <text:p text:style-name="P9">វិទ្យុ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ជ្ជុ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៦</text:p>
          </table:table-cell>
          <table:table-cell table:style-name="តារាង1.A2" office:value-type="string">
            <text:p text:style-name="P9">វិទ្យុលត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ជ្ជុតា ឬ វិជ្ជុលត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៧</text:p>
          </table:table-cell>
          <table:table-cell table:style-name="តារាង1.A2" office:value-type="string">
            <text:p text:style-name="P9">វិទ្យោ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ឬ បា.</text:p>
          </table:table-cell>
          <table:table-cell table:style-name="តារាង1.D2" office:value-type="string">
            <text:p text:style-name="P5">គុ. ឬ ន.</text:p>
          </table:table-cell>
          <table:table-cell table:style-name="តារាង1.D2" office:value-type="string">
            <text:p text:style-name="P4">ដែល​រុងរឿង, ភ្លឺ, ព្រោង​ព្រាត ។ ន. សេចក្ដី​រុងរឿង, ពន្លឺ​ព្រោង​ព្រាត ។ វិទ្យោត​ភាព ឬ វិជ្ជោត-- ភាវៈ​រុងរឿង, ភាវៈ​ភ្លឺ​ព្រោង​ព្រាត ។ វិទ្យោត​រស្មី ឬ វិជ្ជោត​រង្សី រស្មី​រុងរឿង; រស្មី​ព្រោង​ព្រាត ។ល។</text:p>
          </table:table-cell>
          <table:table-cell table:style-name="តារាង1.D2" office:value-type="string">
            <text:p text:style-name="P5">វិជ្ជោត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៨</text:p>
          </table:table-cell>
          <table:table-cell table:style-name="តារាង1.A2" office:value-type="string">
            <text:p text:style-name="P9">វិទ្រុ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ទ្រុម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៤៩</text:p>
          </table:table-cell>
          <table:table-cell table:style-name="តារាង1.A2" office:value-type="string">
            <text:p text:style-name="P9">វិទ្វ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ទ្វស៑) កវី, បណ្ឌិ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០</text:p>
          </table:table-cell>
          <table:table-cell table:style-name="តារាង1.A2" office:value-type="string">
            <text:p text:style-name="P9">វិធវ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ធ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្រ្តី​មេម៉ាយ : វិធវា​ទោះ​បី​មាន​បង​ប្អូន​ប្រុស ១០ នាក់ ក៏​ឥត​សិទ្ធិ​ដូច​ស្រ្តី​មាន​ភស្តា​ឡើយ (ម. ទាន​កណ្ឌ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១</text:p>
          </table:table-cell>
          <table:table-cell table:style-name="តារាង1.A2" office:value-type="string">
            <text:p text:style-name="P9">វិធ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2">វិធី; បែប, បែប​យ៉ាង; ប្រការ; មានះ, សេចក្ដី​ប្រកាន់​ខ្លួ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២</text:p>
          </table:table-cell>
          <table:table-cell table:style-name="តារាង1.A2" office:value-type="string">
            <text:p text:style-name="P9">វិធ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វិធី; បែប, បែប​ផែន; កិរិយា, អំពើ;... ។ វិធានការ (--នៈកា) ការ​មាន​របៀប​រៀបរយ, របៀប​ចាត់ការ ។ វិធី​ឬ​មធ្យោបាយ​សម្រាប់​ការពារ​ប្រុង​ប្រយ័ត្ន : ចាត់​វិធានការ, ធ្វើ​តាម​វិធានកា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៣</text:p>
          </table:table-cell>
          <table:table-cell table:style-name="តារាង1.A2" office:value-type="string">
            <text:p text:style-name="P9">វិធ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ិធី, បែប, បែបផែន, បែប​យ៉ាង, បែប​របៀប; ជោគ ។ វិធិ​វ័ត ឬ--វន្ត (--វ័ន) ដែល​មាន​បែប, ដែល​ចុះ​បែប ។ វិធិ​វិរុទ្ធ ឬ--ពិរុទ្ធ ដែល​ខុស​បែប, ដែល​មិន​ចុះ​បែប ។ វិធិ​វិរុទ្ធ​កម្ម ឬ វិធិ​វិរោធ ការ​ខុស​​បែប​បទ, ការ​មិន​ចុះ​បែប ។ វិធិ​វិសេស ឬ--ពិសេស (--សែស) បែប​ប្លែក, បែប​ដោយ​ឡែក ។ល។ បើ​មិន​ផ្សំ​ជា​មួយ​នឹង​សព្ទ​ដទៃ​ទេ ប្រើ​តាម​ទម្លាប់​ជា វិធ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៤</text:p>
          </table:table-cell>
          <table:table-cell table:style-name="តារាង1.A2" office:value-type="string">
            <text:p text:style-name="P9">វិធ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ធី និង វិធិ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៥</text:p>
          </table:table-cell>
          <table:table-cell table:style-name="តារាង1.A2" office:value-type="string">
            <text:p text:style-name="P9">វិធុ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ធុរ) ។ </text:p>
          </table:table-cell>
          <table:table-cell table:style-name="តារាង1.D2" office:value-type="string">
            <text:p text:style-name="P5">វិធុរ​បណ្ឌិត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៦</text:p>
          </table:table-cell>
          <table:table-cell table:style-name="តារាង1.A2" office:value-type="string">
            <text:p text:style-name="P9">វិធុរ​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ធុរ​ភាព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៧</text:p>
          </table:table-cell>
          <table:table-cell table:style-name="តារាង1.A2" office:value-type="string">
            <text:p text:style-name="P9">វិធូប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កៈ ឬ--បក់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បក់, អ្នក​បក់​ផ្លិត ។ បើ​ស្រ្តី​ជា វិធូបិកា (--ប៉ិកា) ។ គួរ​ឲ្យ​យល់​ថា​ពាក្យ បក់ ក្លាយ​មក​ពី វិធូបក នេះ ដោយ​លុប វិធូ ចេញ ដូច​ជា ឧបាសក, ឧបាសិកា លុប ឧ, ឧបា ចេញ នៅ​ត្រឹម​តែ បាសក, សិកា នេះ​ដែរ​ទេ​ដឹង ?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៨</text:p>
          </table:table-cell>
          <table:table-cell table:style-name="តារាង1.A2" office:value-type="string">
            <text:p text:style-name="P9">វិធូបន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ន៉ៈក័ម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ធូបន ឬ--កម្ម) ការ​បក់, ការ​បក់​ផ្លិត : ធ្វើ​វិធូបន​កម្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៥៩</text:p>
          </table:table-cell>
          <table:table-cell table:style-name="តារាង1.A2" office:value-type="string">
            <text:p text:style-name="P9">វិធូប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ធូប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០</text:p>
          </table:table-cell>
          <table:table-cell table:style-name="តារាង1.A2" office:value-type="string">
            <text:p text:style-name="P9">វិន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ៈយ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នយ) ការ​ដឹក​នាំ​ទៅ​រក​ផ្លូវ​ល្អ; ច្បាប់, ច្បាប់​បញ្ញត្ត​ឬ​ច្បាប់​អនុញ្ញាត , ច្បាប់​ប្រដៅ​ឲ្យ​ប្រព្រឹត្ត​ត្រឹម​ត្រូវ; ច្បាប់​ប្រដៅ​ឲ្យ​សង្រួម​កាយ​វាចា​ឲ្យ​ត្រឹម​ត្រូវ; ឲ្យ​ចុះ​បែប​បទ; ឲ្យ​មាន​សណ្ដាប់ធ្នាប់​ល្អ; ច្បាប់​សម្រាប់​បព្វជិត : កាន់​វិន័យ, ធ្វើ​តាម​វិន័យ, ខុស​វិន័យ ។ វិនយ​កថា (វិនៈ យៈកៈថា) សម្តី​ប្រារព្ធ​វិន័យ, សម្តី​អាង​វិន័យ ។ វិនយ​កម្ម អំពើ​ដែល​ធ្វើ​ឲ្យ​គួរ​តាម​វិន័យ; ការ​ធ្វើ​តាម​បែប​បទ​ក្នុង​វិន័យ ។ វិនយ​កិច្ច ឬ--ក្រឹត្យ កិច្ច​ក្នុង​វិន័យ, កិច្ច​តាម​វិន័យ, ក្រឹត្យ​ក្នុង​វិន័យ, ក្រឹត្យ​វិន័យ ។ វិនយ​កោវិទ (វិនៈយៈកោវិត ឬ​វិន័យ-យៈ--) ន. ឬ (សំ. បា.) អ្នក​ឈ្លាស​ក្នុង​វិន័យ គឺ​ភិក្ខុ​អ្នក​ចេះ​ចាំ​វិន័យ​ស្ទាត់​ទាំង​ឈ្លាស​វៃ​ផង : ក្នុង​អាវាស​មួយ​ៗ​គួរ​ឲ្យ​មាន​ភិក្ខុ​ជា​វិនយ​កោវិទ ដើម្បី​ជួយ​ញ៉ាំង​ព្រះ​ពុទ្ធ​សាសនា​ឲ្យ​រុងរឿង (ព. វិ. ពុ.) ។ អ្នក​ចេះ​ចាំ​ច្បាប់​ខាង​តុលាការ​ក៏​គួរ​ហៅ វិនយ​កោវិទ ដែរ ។ វិនយ​គរុ ឬ--គុរុ អ្នក​ធ្ងន់​ចិត្ត​ទៅ​រក​វិន័យ; អ្នក​គោរព​វិន័យ; អ្នក​បង្រៀន​វិន័យ, គ្រូ​ច្បាប់ ។ វិនយគារវៈ ឬ --គោរព (--រៈវៈ ឬ--រប់) ការ​គោរព​វិន័យ, ការ​កាន់​ច្បាប់ ។ វន័យ​ធម្ម (--ធ័ម; បា. សំ.) វិន័យ​និង​ធម៌ ឬ​ធម៌​ដែល​ត្រូវ​តាម​វិន័យ ។ ខ្មែរ​ប្រើ​ពាក្យ​នេះ​ជា​ឋានន្តរ​សមណ​សក្តិ​ទី​ឋានានុក្រម (តាំង​ភិក្ខុ​អ្នក​ចេះ​វិន័យ) មាន​មុខ​ការ​ខាង​ពិភាក្សា​វិន័យ​ក្នុង​ការ​វិនិច្ឆ័យ​អធិករណ៍​សង្ឃ: ព្រះ​វិន័យ​ធម្ម, លោក​វិន័យ​ធម្ម; ប៉ុន្តែ​ដល់​មក ព. ស. ២៥០៥ គ. ស. ១៩៦១ ឋានន្តរ​នេះ​បាន​ផ្លាស់​ទៅ​ជា ធម្មធរ “អ្នក​ទ្រទ្រង់​ធម៌” ដូច្នេះ​វិញ ព្រោះ​ពាក្យ​ថា វិន័យ​ធម្ម ពុំ​សម​តាម​របៀប​វេយ្យា-ករណ៍​បាលី (ជា​គូ​គ្នា​នឹង វិន័យ​ធរ) ។ វិន័យ​ធរ (--ធ; បា. វិនយ--) អ្នក​ទ្រទ្រង់​វិន័យ, អ្នក​ចេះ​វិន័យ ។ ខ្មែរ​ប្រើ​ជា​ឋានន្តរ​សមណ​ស័ក្តិ​ទី​ឋានានុក្រម (តាំង​ភិក្ខុ​អ្នក​ចេះ​វិន័យ) មាន​មុខការ​ខាង​វិនិច្ឆ័យ​កាត់​សេចក្ដី​អធិករណ៍​សង្ឃ : ព្រះ​វិន័យ​ធរ, លោក​វិន័យ​ធរ (ជា​គូ​គ្នា​នឹង ធម្ម​ធរ ឬ ធម្ម​កថិក) ។ វិនយ​បញ្ញត្តិ (--ប័ញ-ញ៉ាត់; បា. វិនយប្បញ្ញត្តិ; សំ. --ប្រជ្ញប្តិ) បញ្ញត្តិ​ក្នុង​វិន័យ ។ វិនយ​បិដក (--ដក់) ចំណែក​គម្ពីរ​ពុទ្ធ​សាសនា​មួយ​ប៉ែក​ខាង​វិន័យ ។ វិនយ​វាទ ពាក្យ​ពោល​អាង​វិន័យ ។ វិនយ​វាទី ឬ--វាទិន អ្នក​ពោល​អាង​វិន័យ, អ្នក​និយាយ​ប្រកាន់​តាម​វិន័យ (បើ​ស្រ្តី​ជា វិនយ​វាទិនី) ។ វិនយ​វិវាទ ការ​ឈ្លោះ​ប្រកែក​ជជែក​រក​ឲ្យ​ឃើញ​ខុស​ត្រូវ​តាម​វិន័យ ។ វិន័យ​សិក្ខា ការ​សិក្សា​វិន័យ; សិក្ខាបទ​ក្នុង​វិន័យ ។ វិនយានុគ្រោះ (&lt; វិនយ + អនុគ្រោះ) ការ​លើក​តម្កើង​វិន័យ; ការ​លើក​យក​ច្បាប់​ជា​ធំ, ជា​អាង ។ល។ យុទ្ធ​វិន័យ (--យុត-ធៈ--) ច្បាប់​ចម្បាំង, ច្បាប់​សឹក ។ យោធ​វិន័យ (--ធៈ--) ច្បាប់​យោធា, ច្បាប់​សម្រាប់​ទាហាន ។ល។ </text:p>
          </table:table-cell>
          <table:table-cell table:style-name="តារាង1.D2" office:value-type="string">
            <text:p text:style-name="P5">វិន័យ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១</text:p>
          </table:table-cell>
          <table:table-cell table:style-name="តារាង1.A2" office:value-type="string">
            <text:p text:style-name="P9">វិនយ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នយ ឬ វិន័យ) ។</text:p>
          </table:table-cell>
          <table:table-cell table:style-name="តារាង1.D2" office:value-type="string">
            <text:p text:style-name="P5">វិន័យ--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២</text:p>
          </table:table-cell>
          <table:table-cell table:style-name="តារាង1.A2" office:value-type="string">
            <text:p text:style-name="P9">វិនាឌ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នាឌិ ឬ វិនាឌិកា) ឈ្មោះ​កម្រិត​វេលា​មួយ​កម្រិត​ក្នុង​នាឡិកា​តូច​បន្ទាប់​ពី​នាទី (៦០ វិនាទី ជា​មួយ​នាទី) ។ </text:p>
          </table:table-cell>
          <table:table-cell table:style-name="តារាង1.D2" office:value-type="string">
            <text:p text:style-name="P5">វិនាឌី ឬ វិនាទី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៣</text:p>
          </table:table-cell>
          <table:table-cell table:style-name="តារាង1.A2" office:value-type="string">
            <text:p text:style-name="P9">វិនាថ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ឥត​ទីពឹង, ឥត​ពំនាក់, អនាថ : មនុស្ស​វិនាថ ឬ វិនាថ​មនុស្ស ។ បើ​ស្រ្តី​ជា វិនាថា, ប្រើ​ជា : ស្រី​វិនាថ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៤</text:p>
          </table:table-cell>
          <table:table-cell table:style-name="តារាង1.A2" office:value-type="string">
            <text:p text:style-name="P9">វិនាថ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នាថ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៥</text:p>
          </table:table-cell>
          <table:table-cell table:style-name="តារាង1.A2" office:value-type="string">
            <text:p text:style-name="P9">វិនាយ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យៈកៈ ឬ--យក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នាំ​វិសេស​គឺ​អ្នក​ដឹក​នាំ​គេ​ឲ្យ​ប្រព្រឹត្ត​ល្អ; អ្នក​ប្រាប់​ផ្លូវ​ខុស​ត្រូវ ។ ព្រះ​ពុទ្ធ ។ អ្នក​នាំ​គេ​ឲ្យ​ឃើញ​ស្ថាន​ឬ​អ្វី​ៗ​ដែល​គេ​មិន​ដែល​ឃើញ​មិន​ដែល​ស្គាល់ ។ បើ​ស្រ្តី​ជា វិនាយ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៦</text:p>
          </table:table-cell>
          <table:table-cell table:style-name="តារាង1.A2" office:value-type="string">
            <text:p text:style-name="P9">វិនាយ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នាយក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៧</text:p>
          </table:table-cell>
          <table:table-cell table:style-name="តារាង1.A2" office:value-type="string">
            <text:p text:style-name="P9">វិន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នាឝ) សេចក្ដី​ខូច​បង់, ការ​បាត់, បាត់បង់; ការ​ខូច​ខាត; សេចក្ដី​អន្តរាយ; ដំណើរ​លាញ, សូន្យ : មាន​វិនាស (ប្រើ​ពាក្យ​ថា សេចក្ដី ផ្សំ​ផង​ក៏​បាន : មាន​សេចក្ដី​វិនាស) ។ ខ្មែរ​ប្រើ​ជា កិ. ផង​ក៏​មាន : ខ្ញុំ​ឆ្នាំ​នេះ​វិនាស​ទ្រព្យ​អស់​ច្រើន​ណាស់ ។ វិនាស​ការណ៍ (--សៈកា) ហេតុ, ដំណើរ​ដែល​នាំ​ឲ្យ​វិនាស ។ វិនាសន្ត​រាយ (--សន់-តៈរ៉ាយ; បា. &lt; វិនាស + អន្តរាយ) អន្តរាយ​បាត់​ទៅ, អន្តរាយ​យ៉ាង​សម្បើម, អន្តរាយ​ធំ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៨</text:p>
          </table:table-cell>
          <table:table-cell table:style-name="តារាង1.A2" office:value-type="string">
            <text:p text:style-name="P9">វិនាស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ន៉ៈ 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នាសន; វិនាឝន) សេចក្ដី​ខូច​បង់, ការ​បាត់, បាត់​បង់;... (ម. ព. វិនាស) ។ វិនាសនាការ (--សៈន៉ាកា; បា. &lt; វិនាសន + អាការ) អាការ​នៃ​វិនាសន៍, អាការ​ដែល​នាំ​បណ្តាល​ឲ្យ​កើត​វិនាសន៍ ។ វិនាសនោបាយ (--សៈន៉ោ--; បា. &lt; វិនាសន + ឧបាយ) ឧបាយ​ឲ្យ​កើត​វិនាសន៍, ឧបាយ​បំផ្លាញ ។ </text:p>
          </table:table-cell>
          <table:table-cell table:style-name="តារាង1.D2" office:value-type="string">
            <text:p text:style-name="P5">វិនាសន៍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៦៩</text:p>
          </table:table-cell>
          <table:table-cell table:style-name="តារាង1.A2" office:value-type="string">
            <text:p text:style-name="P9">វិនិ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មើលងាយ​គេ; ការ​ធ្វើ​ទុក្ខ​បុកម្នេញ​គេ; ដំណើរ​ប្រកាន់​ទោស, ការ​ចាប់​ទោស​កំហុស​គេ: ធ្វើ​វិនិកា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០</text:p>
          </table:table-cell>
          <table:table-cell table:style-name="តារាង1.A2" office:value-type="string">
            <text:p text:style-name="P9">វិនិច្ឆ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ិច-ឆៈយ៉ៈ 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និឆ្ឆយ; វិនិឝ្ចយ) ការ​ពិចារណា​ដោយ​ល្អិត, ការ​ពិនិត្យ​មើល​ឲ្យ​ឃើញ​ពិត; ដំណើរ​កាត់​សង្ស័យ, ការ​រម្លីង​សេចក្ដី​ឲ្យ​អស់​សង្ស័យ; ការ​ជំនុំ​ជម្រះ​សេចក្ដី, ការ​កាត់​សេចក្ដី ។ ខ្មែរ​ច្រើន​ប្រើ​ជា កិ. “ជំនុំ​ជម្រះ​អធិករណ៍, ជម្រះ​ក្តី, កាត់​ក្តី” : ចៅក្រម​វិនិច្ឆ័យ​សេចក្ដី​តាម​មាត្រា​ច្បាប់ ។ វិនិច្ឆយដ្ឋាន; វិនិច្ឆយ​សភា ឬ--សាលា សាលា​ជម្រះ​ក្តី, សាលា​ជំនុំ​ក្តី ។ វិនិច្ឆយ​ធម៌ ធម៌​សម្រាប់​វិនិច្ឆ័យ, ច្បាប់​សម្រាប់​ជំនុំ​ជម្រះ​កាត់​ក្តី ។ វិនិច្ឆយ​មហាមាត្យ (--ម៉ាត; បា. វិនិច្ឆយ + មហា + អមត្ត &gt; វិនិច្ឆយ​មហាមត្ត; សំ. វិនិឝ្ចយ + មហត៑ + អមាត្យ) អមាត្យ​ធំ​អ្នក​សម្រេច​ការ​ជំនុំ​ក្តី, សេនាបតី​ឬ​រដ្ឋ​មន្រ្តី​ក្រសួង​នគរ​បាល ។ វិនិច្ឆយាមាត្យ (--យ៉ាម៉ាត; បា. វិនិច្ឆយ + អមច្ច &gt; វិនិច្ឆយាមច្ច; សំ. វិនិឝ្ចយ + អមាត្យ &gt; វិនិឝ្ចយាមាត្យ) អមាត្យ​អ្នក​ជម្រះ​ក្តី (ចៅក្រម) ។ល។</text:p>
          </table:table-cell>
          <table:table-cell table:style-name="តារាង1.D2" office:value-type="string">
            <text:p text:style-name="P5">វិនិច្ឆ័យ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១</text:p>
          </table:table-cell>
          <table:table-cell table:style-name="តារាង1.A2" office:value-type="string">
            <text:p text:style-name="P9">វិនិទ្រ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ិត-ទ្រា</text:p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និទ្រ) ដំណើរ​បាត់​ងុយ​ដេក, ការ​ដេក​មិន​លក់; ដំណើរ​ដេក​អស់​ល្បក់​ហើយ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២</text:p>
          </table:table-cell>
          <table:table-cell table:style-name="តារាង1.A2" office:value-type="string">
            <text:p text:style-name="P9">វិនិប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ធ្លាក់​ចុះ; ការ​ដួល, ការ​រលំ; ដំណើរ​រលំ​រលាយ; ការ​ទម្លាយ; វិបត្តិ; សេចក្ដី​ទុក្ខ, ការ​រង​ទុក្ខ, រង​លំបា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៣</text:p>
          </table:table-cell>
          <table:table-cell table:style-name="តារាង1.A2" office:value-type="string">
            <text:p text:style-name="P9">វិនិបាត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ាតិកៈ ឬ--តិក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រង​ទុក្ខ; អ្នក​ធ្លាក់​ក្នុង​អបាយ ។ វិនិបាតិក​សត្វ សត្វ​ដែល​កើត​ក្នុង​អបាយ (អាបាយិក​សត្វ) ។ វិនិបាតិកាសូរ (សំ. បា. វិនិបាតិក + អសុរ) អសុរកាយ​ក្នុង​ពួក​វិនិបាតិក​សត្វ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៤</text:p>
          </table:table-cell>
          <table:table-cell table:style-name="តារាង1.A2" office:value-type="string">
            <text:p text:style-name="P9">វិនី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បាន​បង្វឹក, បាន​ហាត់​ស្ទាត់​ហើយ, ដែល​បាន​បទ; ដែល​ថ្នឹក, សាំង, ស៊ប់ស៊ាំ ។ វិនីត​ចិត្ត ចិត្ត​ដែល​បាន​ទូន្មាន, បាន​ហាត់​ថ្នឹក ។ វិនីត​វត្ថុ រឿង​ដែល​នាំ​មក​រៀប​រៀង, រឿង​ដែល​ស្រង់​យក​មក​រៀប​រៀង​តាម​លំដាប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៥</text:p>
          </table:table-cell>
          <table:table-cell table:style-name="តារាង1.A2" office:value-type="string">
            <text:p text:style-name="P9">វិន្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ន-ទៈ ឬ វិន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បាន; ការ​ប្រទះ, ការ​ចួប, ការ​ពើបពះ; អ្នក​បាន; អ្នក​ប្រទះ ។ វិន្ទ​ភាព (វិន-ទៈភាប) ភាវៈ​បាន; ដំណើរ​ចួប, ប្រទះ, ពើបពះ ។ ធន​វិន្ទ ការ​បាន​ទ្រព្យ ។ មិត្ត​វិន្ទ ការ​ចួប​មិត្ត; ការ​បាន​មិត្ត ។ សុខ​វិន្ទ ការ​បាន​សុខ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៦</text:p>
          </table:table-cell>
          <table:table-cell table:style-name="តារាង1.A2" office:value-type="string">
            <text:p text:style-name="P9">វិន្ទ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ន្ទុ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៧</text:p>
          </table:table-cell>
          <table:table-cell table:style-name="តារាង1.A2" office:value-type="string">
            <text:p text:style-name="P9">វិបក្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ក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ួក​ផ្សេង, ពួក​ខុស​គ្នា; បច្ចា​មិត្ត ។ វិបក្ខ​ភាព (--បុ័ក-ខៈភាប) ដំណើរ​ខុស​ពួក​គ្នា; ដំណើរ​ជា​សត្រូវ​នឹង​គ្នា ។ </text:p>
          </table:table-cell>
          <table:table-cell table:style-name="តារាង1.D2" office:value-type="string">
            <text:p text:style-name="P5">វិបក្ស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៨</text:p>
          </table:table-cell>
          <table:table-cell table:style-name="តារាង1.A2" office:value-type="string">
            <text:p text:style-name="P9">វិបត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ត-តិ ឬ --ប័ត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ប្រែប្រួល; ដំណើរ​ថ្លោះ​ធ្លាក់; សេចក្ដី​វិនាស, អន្តរាយ; វិបរិត; ដំណើរ​ទទួល​គ្រោះ​ថ្នាក់, ការ​រង​ទុក្ខ​លំបាក; ដំណើរ​ដុនដាប, ទន់​ទាប; ការ​ភ្លាត់​ខុស, ការ​ខុស​ទំនង; ដំណើរ​ហិន​ហោច, លិច​លង់, ធ្លាក់​ខ្លួន; សេចក្ដី​ស្លាប់ : មាន​វិបត្តិ, ប្រទះ​វិបត្តិ, វិបត្តិ​ចរិត ។ វិបត្តិ​ការណ៍ ឬ វិបត្តិ​ហេតុ ហេតុ, ដំណើរ ឲ្យ​កើត​វិបត្តិ ។ វិបត្តិ​មូល ឫស​ឬ​ទី​តាំង​នៃ​វិបត្តិ, ដើម​កំណើត​វិបត្តិ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៧៩</text:p>
          </table:table-cell>
          <table:table-cell table:style-name="តារាង1.A2" office:value-type="string">
            <text:p text:style-name="P9">វិប័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័ត</text:p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បទ៑ ឬ វិបទា) វិបត្តិ, វិបរិត ។ </text:p>
          </table:table-cell>
          <table:table-cell table:style-name="តារាង1.D2" office:value-type="string">
            <text:p text:style-name="P5">វិបទា</text:p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៨០</text:p>
          </table:table-cell>
          <table:table-cell table:style-name="តារាង1.A2" office:value-type="string">
            <text:p text:style-name="P9"><text:span text:style-name="T8">វិបរិណាម​</text:span>ធម៌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រ៉ិណាមៈ ធ័រ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ធម៌​ប្រែប្រួល, សភាវៈ​ផ្លាស់​ប្រែ, ដំណើរ​មិន​ទៀង : អ្វី​ៗ​ក្នុង​សាកល​លោក សុទ្ធ​តែ​ជា​វិបរិណាម​ធម៌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៨១</text:p>
          </table:table-cell>
          <table:table-cell table:style-name="តារាង1.A2" office:value-type="string">
            <text:p text:style-name="P9">វិបរ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រ៉ិត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បរីត) ដែល​ប្រែប្រួល, ផ្លាស់​ប្រែ; ដែល​មិន​ពិត; ដែល​ជា​ទំនាស់​នឹង​គ្នា, ដែល​ផ្ទុយ​គ្នា, ទីទៃ​ពី​គ្នា : ពាក្យ​វិបរិត, ចិត្ត​វិបរិត ។ ន. ដំណើរ​ប្រែប្រួល, ការ​ផ្លាស់​ប្រែ; ការ​មិន​ស្រួល, ដំណើរ​មាន​ហេតុ​ភេទ​អាក្រក់​ប្លែក​ពី​ធម្មតា : មាន​វិបរិត; ស្រុក​កើត​វិបរិត ។ វិបរិត​ភាព (--ប៉ៈរ៉ិតៈភាប) ភាវៈ​វិបរិត, ដំណើរ​ប្រែប្រួល ។ វិបរិតាការ (សំ. បា. វិបរីត + អាការ) អាការ​វិបរិត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៨២</text:p>
          </table:table-cell>
          <table:table-cell table:style-name="តារាង1.A2" office:value-type="string">
            <text:p text:style-name="P9">វិបរិយ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រ៉ិយ៉ាយ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បយ៌ាយ) ការ​ផ្លាស់​ប្រែ, ដំណើរ​ប្រែប្រួល, វិបរិត (ប្រើ​ជា វិបយ៌ាយ ឬ <text:span text:style-name="T10">វិបរ្យាយ ក៏​បាន) ។ វេវ. វិបរិយាស, វិបរិត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/>
          </table:table-cell>
        </table:table-row>
        <table:table-row>
          <table:table-cell table:style-name="តារាង1.A2" office:value-type="string">
            <text:p text:style-name="P8">១២០៨៣</text:p>
          </table:table-cell>
          <table:table-cell table:style-name="តារាង1.A2" office:value-type="string">
            <text:p text:style-name="P9">វិបរិយ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រ៉ិយ៉ាស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0">(វិបយ៌ាស) ការ​ផ្លាស់​ប្រែ, ដំណើរ​ប្រែប្រួល, វិបរិត (ប្រើ​ជា វិបយ៌ាស ឬ វិបរ្យាស ក៏​បាន) ។ វេវ. វិបរិយាយ, វិបល្លាស, វិបរិ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8">១២០៨៤</text:p>
          </table:table-cell>
          <table:table-cell table:style-name="តារាង1.A2" office:value-type="string">
            <text:p text:style-name="P9">វិបយ៌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រ-យ៉ាយ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23">ដូច​គ្នា​នឹង វិបរិយាយ ដែរ ។ </text:p>
          </table:table-cell>
          <table:table-cell table:style-name="តារាង1.D2" office:value-type="string">
            <text:p text:style-name="P5">វិបរ្យាយ</text:p>
          </table:table-cell>
          <table:table-cell table:style-name="តារាង1.I2" office:value-type="string">
            <text:p text:style-name="P23"/>
          </table:table-cell>
        </table:table-row>
        <table:table-row>
          <table:table-cell table:style-name="តារាង1.A2" office:value-type="string">
            <text:p text:style-name="P8">១២០៨៥</text:p>
          </table:table-cell>
          <table:table-cell table:style-name="តារាង1.A2" office:value-type="string">
            <text:p text:style-name="P9">វិបយ៌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រ-យ៉ាស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វិបរិយាស ដែរ ។</text:p>
          </table:table-cell>
          <table:table-cell table:style-name="តារាង1.D2" office:value-type="string">
            <text:p text:style-name="P5">វិបរ្យា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៨៦</text:p>
          </table:table-cell>
          <table:table-cell table:style-name="តារាង1.A2" office:value-type="string">
            <text:p text:style-name="P9">វិបល្ល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ល-ល៉ា ស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វិបយ៌ាស) ការ​ផ្លាស់​ប្រែ, ដំណើរ​ប្រែប្រួល, វិបរិត; ការ​បំប្លែង; ការ​ក្រឡះ; ការ​ភ្លាត់​ខុស : វិបល្លាស​សញ្ញា, វិបល្លាស​ចិត្ត, វិបល្លាស​ទិដ្ឋិ វិបរិត​សញ្ញា, ចិត្ត, ទិដ្ឋិ (ហៅ​តាម​របៀប​ថា សញ្ញា​វិបល្លាស, ចិត្ត​វិបល្លាស, ទិដ្ឋ​វិបល្លាស ព. ពុ.) ។ វិបល្លាស​ក្នុង​វេយ្យាករណ៍​បាលី មាន ៧ យ៉ាង​គឺ ១- អក្ខរ​វិបល្លាស ការ​បំប្លែង​អក្ខរៈ; ២- លិង្គ​វិបល្លាស ការ​បំប្លែង​លិង្គ, ដំណើរ​ប្រែប្រួល​លិង្គ; ៣- វិភត្តិ​វិបល្លាស ការ​បំប្លែង​វិភត្តិ; ៤- វចន​វិបល្លាស ការ​បំប្លែង​វចនៈ; ៥- បុរិស​វិបល្លាស ការ​បំប្លែង​បុរិសៈ; ៦- កាល​វិបល្លាស ការ​បំប្លែង​កាល; ៧- វាចក​វិបល្លាស ការ​បំប្លែង​វាចកៈ; ដំណើរ​ប្រែប្រួល​វាចកៈ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៨៧</text:p>
          </table:table-cell>
          <table:table-cell table:style-name="តារាង1.A2" office:value-type="string">
            <text:p text:style-name="P9">វិបស្ច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ស-ស្ចិត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បឝ្ចិត៑; វិបស្សី) អ្នក​ឃើញ​វិសេស; បណ្ឌិត, កវី; អ្នក​ប្រាជ្ញ​ធំ (ប្រើ​ជា វិបស្សិ ក៏​បាន; បើ​ស្រ្តី​ជា វិបស្សិន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៨៨</text:p>
          </table:table-cell>
          <table:table-cell table:style-name="តារាង1.A2" office:value-type="string">
            <text:p text:style-name="P9">វិបស្ស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ស-សៈ ន៉ា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ការ​ពិចារណា​ឃើញ​ច្បាស់​តាម​ពិត; ប្រាជ្ញា​ពិចារណា​ឃើញ​ច្បាស់​នូវ​ដំណើរ​សង្ខារ​ធម៌​តាម​ការណ៍​ពិត (ព. ពុ.) ។ វិបស្សនាញាណ ឬ វិបស្សនា​បញ្ញា ញាណ​ឬ​ប្រាជ្ញា​ដែល​ពិចារណា​ឃើញ​នូវ​ដំណើរ​សង្ខារ​ធម៌​តាម​ការណ៍​ពិត (ព. ពុ.) ។ វិបស្សនា​ធុរៈ កិច្ច​ខាង​វិបស្សនា (ជា​ធុរៈ​មួយ​ប្រភេទ​ក្នុង​ពុទ្ធ​សាសនា គូ​គ្នា​នឹង គន្ថ​ធុរៈ <text:s/>“កិច្ច​ខាង​ការ​សិក្សា​រៀន​ទន្ទេញ”) ។ វិបស្សនា​ម័យ ដែល​សម្រេច​ព្រោះ​វិបស្សនា (ព. ពុ.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៨៩</text:p>
          </table:table-cell>
          <table:table-cell table:style-name="តារាង1.A2" office:value-type="string">
            <text:p text:style-name="P9">វិបស្ស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ស--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7">មើល​ពាក្យ <text:s/>វិបស្ចិត ។</text:p>
          </table:table-cell>
          <table:table-cell table:style-name="តារាង1.D2" office:value-type="string">
            <text:p text:style-name="P5">វិបស្ស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8">១២០៩០</text:p>
          </table:table-cell>
          <table:table-cell table:style-name="តារាង1.A2" office:value-type="string">
            <text:p text:style-name="P9">វិបា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ាកៈ ឬ--បាក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ំណើរ​ចាស់, ទុំ, ឆ្អិន; ការ​ចម្អិន; ការ​ទ្រុឌទ្រោម; ដំណើរ​រលួយ ។ ផល​បុណ្យ ឬ​ផល​បាប : ទទួល​វិបាក, តាម​វិបាក ។ វិបាក​ចិត្ត ចិត្ត​ជា​ស្នាម​គំនូស​របស់​កុសល​ឬ​អកុសល ។ វិបាក​ទាយក (--យក់) កម្ម​ដែល​ឲ្យ​ផល ។ វិបាក​ទុក្ខ ទុក្ខ​ដែល​កើត​អំពី​ផល​បាប ។ វិបាក​សុខ សុខ​ដែល​កើត​អំពី​ផល​បុណ្យ ។ វិបាក​សោក សោក​ដែល​កើត​ព្រោះ​ផល​បាប ។ វិបាកាវសេស (បា. &lt; វិបាក + អវសេស <text:s/>“សំណល់”) សំណល់​ផល​កម្ម, សេស​បាប ។ល។ កម្ម​វិបាក ផល​កម្ម (ជា​បុណ្យ​ឬ​ជា​បាប) ។ ម. ព. ពិបាក ផង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១</text:p>
          </table:table-cell>
          <table:table-cell table:style-name="តារាង1.A2" office:value-type="string">
            <text:p text:style-name="P9">វិបាចន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៉ាចៈន៉ៈ ក័ម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និយាយ​បន្តុះ​បង្អាប់ គឺ​ការ​និយាយ​ឲ្យ​គេ​តុះទញ់, ឲ្យ​គេ​អាប់ឱន : វិបាចន​កម្ម​របស់​ជន​ជា​អមិត្រ ច្រើន​តែ​នាំ​ឲ្យ​រឹងរឹត​តែ​ជា​ទោស​សត្រូវ​នឹង​គ្នា​វែង​ឆ្ងាយ​ទៅ​មុខ​ទៀ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២</text:p>
          </table:table-cell>
          <table:table-cell table:style-name="តារាង1.A2" office:value-type="string">
            <text:p text:style-name="P9">វិបុ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ុលៈ ឬ --បុល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6">ធំ, ធំ​ក្រៃលែង; ទូលាយ; ច្រើន, បរិបូរ ។ វិបុល​ផល ផល​ធំ, ផល​ច្រើន ។ វិបុល​ភាព ភាវៈ​ធំ, ទូលាយ ។ វិបុល​រាជ្យ (សំ. ស.) អ្នក​បំពេញ​រាជការ​ផែន​ដី ។ ឋានន្តរ​សេនាបតី​សម្រាប់​ទោ​ក្រសួង​ក្រឡាហោម ក្នុង​កម្ពុជ​រដ្ឋ; សម័យ​ឥឡូវ​តាំង​ជា​ទី​អនុ​រដ្ឋ​លេខាធិការ​ក្រសួង​នុះ​ដែរ : អ្នក​ឧកញ៉ា​វិបុល​រាជ្យ...; ឬ--វិបុល​រាជ​សេនា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៣</text:p>
          </table:table-cell>
          <table:table-cell table:style-name="តារាង1.A2" office:value-type="string">
            <text:p text:style-name="P9">វិប្ប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ការ៉ៈ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មើល​ងាយ, ការ​មាក់ងាយ មាក់​ថោក; ការ​ធ្វើ​ឲ្យ​គេ​ប្រទះ​អន្តរាយ, ការ​ធ្វើ​ឲ្យ​គេ​បាន​សេចក្ដី​ទុក្ខ​ពិបាក; សេចក្ដី​ព្យាបាទ; ការ​ធ្វើ​អាក្រក់​ទៅ​រក; អំពើ​អាក្រក់ : ធ្វើ​វិប្បការ, មាន​វិប្បការ, ប្រទះ​វិប្បការ ។</text:p>
          </table:table-cell>
          <table:table-cell table:style-name="តារាង1.D2" office:value-type="string">
            <text:p text:style-name="P5">វិប្រការ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៤</text:p>
          </table:table-cell>
          <table:table-cell table:style-name="តារាង1.A2" office:value-type="string">
            <text:p text:style-name="P9"><text:span text:style-name="T8">វិប្បកិណ្ណ​</text:span>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កិន-ណៈ​ភាប</text:p>
          </table:table-cell>
          <table:table-cell table:style-name="តារាង1.D2" office:value-type="string">
            <text:p text:style-name="P5">បា.; 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--ភាវ; វិប្រកីណ៌--) ភាវៈ​រោយរាយ; ដំណើរ​រាត់រាយ, រតាត់រតាយ​រយីករយាក; ការ​ធ្វើ​ឲ្យ​ញែក​ចេញ​ពី​គ្នា, ឲ្យ​ស្រដាស់​ពី​គ្ន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8">១២០៩៥</text:p>
          </table:table-cell>
          <table:table-cell table:style-name="តារាង1.A2" office:value-type="string">
            <text:p text:style-name="P9">វិប្បដិសារ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ដិ-សារ៉ៈ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--សារ ឬ--សារ) សេចក្ដី​ក្តៅ​ក្រហាយ​ចិត្ត, សេចក្ដី​នឹក​ស្តាយ​ក្រោយ, សេចក្ដី​នឹក​តូច​ចិត្ត ព្រោះ​ដឹង​ខ្លួន​ជា​ខុស : មាន​វិប្បដិសារៈ ។ វិប្បដិសារ​កម្ម អំពើ​ដែល​នាំ​ឲ្យ​មាន​វិប្បដិសារៈ (អំពើ​អាក្រក់) ។ វិប្បដិសារ​ចិត្ត ចិត្ត​ដែល​មាន​វិប្បដិសារៈ <text:s/>។ វិប្បដិសារ​ភាព ភាព​នៃ​វិប្បដិសារៈ, ដំណើរ​នឹក​ស្តាយ​ក្រោយ ព្រោះ​ដឹង​ខ្លួន​ជា​ខុស ។ល។ </text:p>
          </table:table-cell>
          <table:table-cell table:style-name="តារាង1.D2" office:value-type="string">
            <text:p text:style-name="P5">វិប្រតិសារ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៦</text:p>
          </table:table-cell>
          <table:table-cell table:style-name="តារាង1.A2" office:value-type="string">
            <text:p text:style-name="P19">វិប្បដិសារ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--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វិប្បដិសារ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៧</text:p>
          </table:table-cell>
          <table:table-cell table:style-name="តារាង1.A2" office:value-type="string">
            <text:p text:style-name="P9">វិប្បដិសារ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ដិ-សារ៉ី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ប្រតិសារិន៑) អ្នក​ដែល​មាន​វិប្បដិសារៈ ។ បើ​ស្រ្តី​ជា វិប្បដិសារិន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៨</text:p>
          </table:table-cell>
          <table:table-cell table:style-name="តារាង1.A2" office:value-type="string">
            <text:p text:style-name="P9">វិប្បយ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យោ គៈ ឬ យោក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ព្រាត់​ប្រាស​ចាក​គ្នា, ការ​ប្រាស​និរាស; ដំណើរ​បែក​ឃ្លាត​ចាក​ចេញ​ពី​គ្នា : មាន​វិប្បយោគ ។ វិប្បយោគ​ទុក្ខ ទុក្ខ​ព្រោះ​ការ​ព្រាត់​ប្រាស ។ វិប្បយោគ​ភ័យ ភ័យ​អំពី​ការ​ព្រាត់​ប្រាស ។ល។ បិយ​វិប្បយោគ (ប៉ិយ៉ៈ--) ការ​ព្រាត់​ប្រាស​ចាក​បុគ្គល​ឬ​របស់​ជា​ទី​ស្រឡាញ់ ។ បុត្ត​វិប្បយោគ (ប៉ុត-តៈ--) ការ​ព្រាត់​ប្រាស​ចាក​បុត្រ ។ល។</text:p>
          </table:table-cell>
          <table:table-cell table:style-name="តារាង1.D2" office:value-type="string">
            <text:p text:style-name="P5">វិប្រយោគ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៨</text:p>
          </table:table-cell>
          <table:table-cell table:style-name="តារាង1.A2" office:value-type="string">
            <text:p text:style-name="P9">វិប្បលា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ល៉ាប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ការ​ពោល​ពាក្យ​ខុស; ការ​និយាយ​ភ្លាត់, ការ​និយាយ​ផ្តេសផ្តាស; ដំណើរ​និយាយ​រវើរវាយ; ការ​និយាយ​អង្វរ​ងោច​ៗ ខុស​ខ្លះ​ត្រូវ​ខ្លះ ។</text:p>
          </table:table-cell>
          <table:table-cell table:style-name="តារាង1.D2" office:value-type="string">
            <text:p text:style-name="P5">វិប្រលាប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០៩៩</text:p>
          </table:table-cell>
          <table:table-cell table:style-name="តារាង1.A2" office:value-type="string">
            <text:p text:style-name="P9">វិប្បវ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៉ៈវ៉ាស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ឃ្លាត​ចេញ​ទៅ​នៅ​ក្នុង​ទី​ផ្សេង​ៗ​ពី​គ្នា, ការ​ព្រាត់​ចេញ​ទៅ​នៅ​ក្នុង​ទី​ឆ្ងាយ​ពី​គ្នា; ដំណើរ​ព្រាត់​ប្រាស​គ្នា ។ ប្រើ​ជា គុ. ក៏​មាន : ញាតិ​វិប្បវាស “ការ​ព្រាត់​ញាតិ” ។</text:p>
          </table:table-cell>
          <table:table-cell table:style-name="តារាង1.D2" office:value-type="string">
            <text:p text:style-name="P5">វិប្រវា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០</text:p>
          </table:table-cell>
          <table:table-cell table:style-name="តារាង1.A2" office:value-type="string">
            <text:p text:style-name="P9">វិប្រ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ប្បកា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១</text:p>
          </table:table-cell>
          <table:table-cell table:style-name="តារាង1.A2" office:value-type="string">
            <text:p text:style-name="P9">វិប្រក្រឹ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្រៈក្រិត</text:p>
          </table:table-cell>
          <table:table-cell table:style-name="តារាង1.D2" office:value-type="string">
            <text:p text:style-name="P5">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វិប្រក្ឫតិ) ពាក្យ​ត្មះ​តិះដៀល, ដំណៀល, និន្ទា; ការ​បៀតបៀន, យាយ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២</text:p>
          </table:table-cell>
          <table:table-cell table:style-name="តារាង1.A2" office:value-type="string">
            <text:p text:style-name="P9">វិប្រច្ឆន្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្រ័ច-ឆ័ន -ន៉ៈ ឬ--ឆ័ន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6">ដែល​កំបាំង, ដែល​ស្ងាត់ ។ វិប្រច្ឆន្ន​ការណ៍ ឬ--ហេតុ ហេតុ​បំបាំង, ការណ៍​សម្ងាត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៣</text:p>
          </table:table-cell>
          <table:table-cell table:style-name="តារាង1.A2" office:value-type="string">
            <text:p text:style-name="P9">វិប្រតិ​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្រៈ--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ជជែក​តវ៉ា, ការ​និយាយ​ត​ទល់, ការ​តប​ត; ដំណើរ​ត​ទល់ : ធ្វើ​វិប្រតិ​កា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៤</text:p>
          </table:table-cell>
          <table:table-cell table:style-name="តារាង1.A2" office:value-type="string">
            <text:p text:style-name="P9">វិប្រតិបត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ប្រៈតិ បាត់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្រតិបត្តិ​ខុស; សេចក្ដី​សន្ទិះ​សង្ស័យ; សេចក្ដី​ចង្អៀត​ចិត្ត; ជម្លោះ; ដំណើរ​ប្រកាន់​ខុស​គ្នា : មាន​វិប្រតិបត្តិ, កើត​វិប្រតិបត្តិ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៥</text:p>
          </table:table-cell>
          <table:table-cell table:style-name="តារាង1.A2" office:value-type="string">
            <text:p text:style-name="P9">វិប្រតិ​សារ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ប្បដិសារៈ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៦</text:p>
          </table:table-cell>
          <table:table-cell table:style-name="តារាង1.A2" office:value-type="string">
            <text:p text:style-name="P9">វិប្រយ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ប្បយោគ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៧</text:p>
          </table:table-cell>
          <table:table-cell table:style-name="តារាង1.A2" office:value-type="string">
            <text:p text:style-name="P9">វិប្រលា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ប្បលាប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៨</text:p>
          </table:table-cell>
          <table:table-cell table:style-name="តារាង1.A2" office:value-type="string">
            <text:p text:style-name="P9">វិប្រវ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ប្បវ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០៩</text:p>
          </table:table-cell>
          <table:table-cell table:style-name="តារាង1.A2" office:value-type="string">
            <text:p text:style-name="P9">វិពន្ធ​រ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-ព័ន-ធៈ រោក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រោគ​ទល់​ឧច្ចារៈ; រោគ​ប្រដិត : ថ្នាំ​កែ​វិពន្ធ​រោគ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០</text:p>
          </table:table-cell>
          <table:table-cell table:style-name="តារាង1.A2" office:value-type="string">
            <text:p text:style-name="P9">វិពុ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ែល​មាន​ប្រាជ្ញា​ស្រួច​ស្រាល់, ដែល​មាន​ចំណេះ​ខ្ពង់ខ្ពស់ ។ ន. អមរ, ទេវតា; អ្នក​ប្រាជ្ញ, អ្នក​មាន​ចំណេះ​ខ្ពង់ខ្ពស់; គ្រូ​បង្រៀន​ចំណេះ​ជាន់​ខ្ពស់ ។ វិពុធ​ជន (វិ-ពុ-ធៈជន់) មនុស្ស​មាន​ចំណេះ​ខ្ពង់ខ្ពស់ ។ វិពុធ​រាជ ស្តេច​ទេវតា, ព្រះ​ឥន្រ្ទ ។ វិពុធ​សទ្ម័ន វិមាន​ទេវតា ។ វិពុធ​ស្រ្តី ស្រ្តី​ទេវតា, ស្រ្តី​អប្សរ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១</text:p>
          </table:table-cell>
          <table:table-cell table:style-name="តារាង1.A2" office:value-type="string">
            <text:p text:style-name="P9">វិព្ភ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ភ័ន-តៈ ឬ--ភ័ន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23">ដែល​ភ័ន្ត​គំនិត, ដែល​វិល​គំនិត; ដែល​វិល​ត្រឡប់​ទៅ​រក​ខុស (សរសេរ​ជា វព្ភ័ន្ត ក៏​បាន) ។ វិព្ភន្ត​ចិត្ត ចិត្ត​ដែល​វិល​ត្រឡប់​ទៅ​រក​ខុស; គំនិត​វិល​វ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២</text:p>
          </table:table-cell>
          <table:table-cell table:style-name="តារាង1.A2" office:value-type="string">
            <text:p text:style-name="P9">វិព្ភន្ត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ភ័ន-តៈ កៈ ឬ--ដក់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ដែល​ភ័ន្ត​គំនិត; អ្នក​ដែល​វិល​គំនិត, ដែល​វិល​ត្រឡប់​ទៅ​រក​ខុស ។ បើ​ស្រ្តី​ជា វិព្ភន្ត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៣</text:p>
          </table:table-cell>
          <table:table-cell table:style-name="តារាង1.A2" office:value-type="string">
            <text:p text:style-name="P9">វិព្ភន្ត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ប-ភ័ន-តិ-កា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វិព្ភន្ត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៤</text:p>
          </table:table-cell>
          <table:table-cell table:style-name="តារាង1.A2" office:value-type="string">
            <text:p text:style-name="P9">វិភង្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ភ័ង-គៈ ឬ--ភ័ង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ចែក, ការ​បែង; ចំណែក; ការ​បែក​ចេញ​ផ្សេង ។ ឈ្មោះ​គម្ពីរ​ទី ២ នៃ​ព្រះ​អភិធម្ម​បិដក : គម្ពីរ​វិភង្គ (ព. ពុ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៥</text:p>
          </table:table-cell>
          <table:table-cell table:style-name="តារាង1.A2" office:value-type="string">
            <text:p text:style-name="P9">វិភត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ភ័ត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ភក្តិ) ចំណែក​ប្រាប់​ដំណើរ​បំបែក​នាម​សព្ទ​និង​កិរិយា​សព្ទ​ក្នុង​វេយ្យាករណ៍​ខាង​តន្តិ​ភាសា មាន​ភាសា​សំស្រ្កឹត​និង​បាលី ជាដើម ឲ្យ​មាន​លំនាំ​ផ្សេង​ៗ​គ្នា, មាន ២ យ៉ាង​គឺ វិភត្តិ​នាម ប្រាប់​ដំណើរ​បំបែក​នាម​សព្ទ, ដូច​ជា បុរិស “ប្រុស” បំបែក​ជា បុរិសោ, បុរិសា, បុរិសំ, បុរិសេ, បុរិសេន, បុរិសេហិ ។ល។ បុរិសេសុ; វិភត្តិ​អាខ្យាត ប្រាប់​ដំណើរ​បំបែក​កិរិយា​សព្ទ, ដូច​ជា ចរ “ដើរ” បំបែក​ជា ចរតិ, ចរន្តិ, ចរសិ, ចរថ, ចរាមិ, ចរាម ។ល។ ចរម្ហេ (ព. វ.) ។ វិភត្តិ​វិបល្លាស (វិភ័ត-តិ-វិបុ័ល-ល៉ាស) ការ​បំប្លែង​វិភត្តិ (ម. ព. វិបល្លាស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៦</text:p>
          </table:table-cell>
          <table:table-cell table:style-name="តារាង1.A2" office:value-type="string">
            <text:p text:style-name="P9">វិភ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ភប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ភវ) ទ្រព្យ, សម្បត្តិ; សេចក្ដី​ចម្រើន; លាភ; អំណាច; កម្លាំង; តេជះ ។ ការ​រួច​ស្រឡះ​ចាក​ដំណើរ​កើត​ស្លាប់ (ព. ពុ. ; ម. ព. ពិភព ផង) ។ វិភវ​ធម៌ ធម៌​ដែល​នាំ​ឲ្យ​រួច​ស្រឡះ​ចាក​ដំណើរ​កើត​ស្លាប់ (លោកុត្តរ​ធម៌) ។ </text:p>
          </table:table-cell>
          <table:table-cell table:style-name="តារាង1.D2" office:value-type="string">
            <text:p text:style-name="P5">វិភវ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៧</text:p>
          </table:table-cell>
          <table:table-cell table:style-name="តារាង1.A2" office:value-type="string">
            <text:p text:style-name="P9">វិភ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ន្លឺ, ពន្លឺ​ត្រចះ; ដំណើរ​ភ្លឺ​ត្រចះ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៨</text:p>
          </table:table-cell>
          <table:table-cell table:style-name="តារាង1.A2" office:value-type="string">
            <text:p text:style-name="P9">វិភាក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ធ្វើ​នូវ​ពន្លឺ (ព្រះ​អាទិត្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១៩</text:p>
          </table:table-cell>
          <table:table-cell table:style-name="តារាង1.A2" office:value-type="string">
            <text:p text:style-name="P9">វិភា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ចែក, ការ​បែង, ការ​ញែក​ធាតុ; ចំណែក, វគ្គ, សង្កាត់, ។ ធន​វិភាគ (ធៈនៈ--) ការ​ចែក​ទ្រព្យ ។ ធម្ម​វិភាគ ការ​ចែក​ធម៌​ជា​ពួក​ជា​កង; ចំណែក​ធម៌, កង​ធម៌ ។ វចន​វិភាគ ចំណែក​ពាក្យ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០</text:p>
          </table:table-cell>
          <table:table-cell table:style-name="តារាង1.A2" office:value-type="string">
            <text:p text:style-name="P9">វិភាគ​ទ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គ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ឲ្យ​នូវ​ភាគ​ផ្សេង​ៗ ។ អំណោយ​ដែល​ឥត​កំណត់​ចំនួន; ចំណែក​ដែល​បុគ្គល​ម្នាក់​ៗ​នាំ​យក​មក​ចូល​ជា​ជំនួយ ក្នុង​កិច្ចការ​ណា​មួយ : ធ្វើ​វិភាគ​ទាន, បាន​ទទួល​វិភាគ​ទា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១</text:p>
          </table:table-cell>
          <table:table-cell table:style-name="តារាង1.A2" office:value-type="string">
            <text:p text:style-name="P9">វិភាជ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ជៈកៈ ឬ--ជក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ចែក, មេ​ចំណែក ។ បើ​ស្រ្តី​ជា វិភាជ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២</text:p>
          </table:table-cell>
          <table:table-cell table:style-name="តារាង1.A2" office:value-type="string">
            <text:p text:style-name="P9">វិភាជ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ភាជ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៣</text:p>
          </table:table-cell>
          <table:table-cell table:style-name="តារាង1.A2" office:value-type="string">
            <text:p text:style-name="P9">វិភាត​ក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ិភាត + កាល) អរុណោទ័យ, ពេល​ព្រះ​អាទិត្យ​រះ, ពេល​ព្រលឹម​ស្រាង​ៗ : ចេញ​ទៅ​តាំង​ពី​វិភាត​កា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៤</text:p>
          </table:table-cell>
          <table:table-cell table:style-name="តារាង1.A2" office:value-type="string">
            <text:p text:style-name="P9">វិ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ភាវ) សភាព​ដែល​នាំ​ឲ្យ​កើត​សេចក្ដី​ស្នេហា; សម្លាញ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៥</text:p>
          </table:table-cell>
          <table:table-cell table:style-name="តារាង1.A2" office:value-type="string">
            <text:p text:style-name="P9">វិភាវរ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វ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រាត្រី, វេលា​យប់; ស្រី​ពេស្យា ។ វិភាវរី​មុខ ពេល​ព្រលប់, ក្បាល​ព្រលប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៦</text:p>
          </table:table-cell>
          <table:table-cell table:style-name="តារាង1.A2" office:value-type="string">
            <text:p text:style-name="P9">វិភាវ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ភាវ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៧</text:p>
          </table:table-cell>
          <table:table-cell table:style-name="តារាង1.A2" office:value-type="string">
            <text:p text:style-name="P9">វិភាវ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 </text:p>
          </table:table-cell>
          <table:table-cell table:style-name="តារាង1.D2" office:value-type="string">
            <text:p text:style-name="P4">(វិភាវិន៑) អ្នក​ចេះ​ប្រាកដ, អ្នក​ប្រាជ្ញ ។ បើ​ស្រ្តី​ជា វិភាវិនី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៨</text:p>
          </table:table-cell>
          <table:table-cell table:style-name="តារាង1.A2" office:value-type="string">
            <text:p text:style-name="P9">វិភីសណ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--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ពិភេក ១ ន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២៩</text:p>
          </table:table-cell>
          <table:table-cell table:style-name="តារាង1.A2" office:value-type="string">
            <text:p text:style-name="P9">វិភ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<text:span text:style-name="T6">ដែល​ជា​ធំ​ក្រៃលែង; ដែល​មាន​អំណាច​ខ្លាំង, ដែល​អង់​</text:span><text:span text:style-name="T12">អាច​ខ្លាំង, ខ្លាំង​ពូកែ ។ ន. ម្ចាស់​របស់; អ្នក​ដែល​មាន​អំណាច​ខ្លាំង ។</text:span><text:span text:style-name="T6"> ព្រះ​ព្រហ្ម; ព្រះ​ឥសូរ; វិស្ណុ; ក្សត្រិយ៍​ទ្រង់​រាជ្យ : ព្រះ​វិភូ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០</text:p>
          </table:table-cell>
          <table:table-cell table:style-name="តារាង1.A2" office:value-type="string">
            <text:p text:style-name="P9">វិភូស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ន៉ៈ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ភូសន; វិភូឞណ) គ្រឿង​តាក់តែង, គ្រឿង​ស្អិតស្អាង, គ្រឿង​តែង​ខ្លួន; លម្អ; អាការ​រុងរឿង ។ វិភូសនាលង្ការ (--សៈន៉ាល័ង-កា; បា. &lt; វិភូសន + អលង្ការ) គ្រឿង​ប្រដាប់​សម្រាប់​ស្អិតស្អាង, សម្រាប់​តែង​ខ្លួន (ដែល​ល្មម​ដល់​ការ​ប្រកប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១</text:p>
          </table:table-cell>
          <table:table-cell table:style-name="តារាង1.A2" office:value-type="string">
            <text:p text:style-name="P9">វិភូស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វិភូសនៈ ។ វិភូសាលង្ការ (&lt; វិភូសា + អលង្ការ) ដូច​គ្នា​នឹង វិភូសនាលង្ការ ដែរ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២</text:p>
          </table:table-cell>
          <table:table-cell table:style-name="តារាង1.A2" office:value-type="string">
            <text:p text:style-name="P9">វិភូស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ភូឞិត) ដែល​តាក់តែង​ហើយ, ដែល​ស្អិតស្អាង​ស្រេច​ហើយ ។ ន. គ្រឿង​ស្អិតស្អាង ។ វិភូសិតាលង្ការ (បា. &lt; វិភូសិត + អលង្ការ) គ្រឿង​ប្រដាប់​ដែល​ស្អិតស្អាង​ស្រេច​ហើយ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៣</text:p>
          </table:table-cell>
          <table:table-cell table:style-name="តារាង1.A2" office:value-type="string">
            <text:p text:style-name="P9">វិម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ៈតិ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សង្ស័យ; ដំណើរ​មាន​គំនិត​ផ្សេង​គ្នា : មាន​វិមតិ ។ វិមតិ​កង្ខា ឬ វិមតិ​សង្ស័យ សេចក្ដី​សង្ស័យ​មិន​ដាច់​ស្រេច : មាន​វិមតិ​សង្ស័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៤</text:p>
          </table:table-cell>
          <table:table-cell table:style-name="តារាង1.A2" office:value-type="string">
            <text:p text:style-name="P9">វិម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ៈលៈ ឬ --មល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ឥត​មន្ទិល, ឥត​សៅហ្មង, ហ្មត់ហ្មង; ស្អាត; ថ្លា; បរិសុទ្ធ (ម. ព. ពិមល ផង) ។ វិមល​កម្ម (--មៈលៈ--) អំពើ​បរិសុទ្ធ ។ វិមល​ចិត្ត ចិត្ត​បរិសុទ្ធ; អ្នក​ដែល​មាន​ចិត្ត​បរិសុទ្ធ ។ វិមល​ធម្ម ធម៌​បរិសុទ្ធ; អ្នក​ដែល​មាន​ធម៌​បរិសុទ្ធ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៥</text:p>
          </table:table-cell>
          <table:table-cell table:style-name="តារាង1.A2" office:value-type="string">
            <text:p text:style-name="P9">វិមល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មល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៦</text:p>
          </table:table-cell>
          <table:table-cell table:style-name="តារាង1.A2" office:value-type="string">
            <text:p text:style-name="P9">វិម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មា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៧</text:p>
          </table:table-cell>
          <table:table-cell table:style-name="តារាង1.A2" office:value-type="string">
            <text:p text:style-name="P9">វិមាន​វត្ថ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ៈវ័ត-ថុ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ស្តុ) ឈ្មោះ​គម្ពីរ​មួយ​ក្នុង​ពួក​សុត្តន្ត​បិដក ខុទ្ទក​និកាយ និយាយ​អំពី​រឿង​ទិព្វ​វិមាន​ផ្សេង​ៗ (ព. ពុ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៨</text:p>
          </table:table-cell>
          <table:table-cell table:style-name="តារាង1.A2" office:value-type="string">
            <text:p text:style-name="P19">វិមាន​អាក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មាន​អាក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៣៩</text:p>
          </table:table-cell>
          <table:table-cell table:style-name="តារាង1.A2" office:value-type="string">
            <text:p text:style-name="P9">វិមុត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មុត-តៈ ឬ --មុត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<text:span text:style-name="T6">(វិមុក្ត) ដែល​រួច​ស្រឡះ, ដែល​ផុត​ស្រឡះ; ដែល​មាន​ឥស្សរ​ភាព ។ វិមុត្ត​ចិត្ត (--មុត-តៈចិត) ចិត្ត​ដែល​ផុត​ស្រឡះ​ចាក</text:span><text:span text:style-name="T12">​សេចក្ដី​សៅហ្មង (ព. ពុ. ច្រើន​សំដៅ​លោកុត្តរ​ចិត្ត​ថ្នាក់​ខ្ពស់​បំផុត) ។</text:span><text:span text:style-name="T6"> អ្នក​ដែល​មាន​ចិត្ត​ផុត​ស្រឡះ​ចាក​សេចក្ដី​សៅហ្មង​ហើយ (ព. ពុ. សំដៅ​ព្រះ​ខីណាស្រព)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០</text:p>
          </table:table-cell>
          <table:table-cell table:style-name="តារាង1.A2" office:value-type="string">
            <text:p text:style-name="P9">វិមុត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ុត-តិ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មុក្តិ) ការ​រួច​ឬ​ផុត​ស្រឡះ; ការ​គេច​កែ​ផុត​ផ្លូវ​ផុត​ដំណើរ; ដំណើរ​មាន​ឥស្សរ​ភាព ។ ព្រះ​និញ្វន (ព. ពុ.) ។ វិមុត្តិញ្ញាណ​ទស្សនៈ (វិ-មុត-តិញ-ញាណៈទ័ស-សៈន៉ៈ) ប្រាជ្ញា​ដែល​ដឹង​ដែល​ឃើញ​វិមុត្តិ, ប្រាជ្ញា​ដែល​នាំ​ឲ្យ​បាន​រួច​ស្រឡះ​ចាក​គ្រឿង​សៅហ្មង​ចិត្ត (ព. ពុ.) ។ វិមុត្តិ​សុខ សុខ​ដែល​កើត​អំពី​វិមុត្តិ (ព. ពុ.) <text:s/>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១</text:p>
          </table:table-cell>
          <table:table-cell table:style-name="តារាង1.A2" office:value-type="string">
            <text:p text:style-name="P9">វិមោក្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-មោក-ខៈ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រួច​ឬ​ផុត​ស្រឡះ ។ ព្រះ​និញ្វន (ព. ពុ.) ។ វិមោក្ខ​ធម៌ ធម៌​ដែល​នាំ​ឲ្យ​រួច​ស្រឡះ​ចាក​សេចក្ដី​សៅហ្មង​ចិត្ត (ព្រះ​និញ្វន) ។ </text:p>
          </table:table-cell>
          <table:table-cell table:style-name="តារាង1.D2" office:value-type="string">
            <text:p text:style-name="P5">វិមោក្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២</text:p>
          </table:table-cell>
          <table:table-cell table:style-name="តារាង1.A2" office:value-type="string">
            <text:p text:style-name="P9">វិម្ហយ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ម-ហៈយ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ម្ហយ; វិស្មយ) សេចក្ដី​អស្ចារ្យ, ហេតុ​ឬ​ដំណើរ​ដែល​គួរ​ឲ្យ​លាន់​មាត់​ស្ងើច; សេចក្ដី​រីករាយ; តម្រេក; សេចក្ដី​ស្រឡាញ់, ស្នេហា (ពិស្ម័យ ឬ ពិសម័យ) ។ វិម្ហយត្ថ​និបាត (វិម-ហៈយុ័ត-ថៈ--) និបាត​សព្ទ​ប្រាប់​សេចក្ដី​អស្ចារ្យ, ដូច​ជា យី​អើ ! , អើ​ហ្ន៎ ! ... ។</text:p>
          </table:table-cell>
          <table:table-cell table:style-name="តារាង1.D2" office:value-type="string">
            <text:p text:style-name="P5">វិម្ហ័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៣</text:p>
          </table:table-cell>
          <table:table-cell table:style-name="តារាង1.A2" office:value-type="string">
            <text:p text:style-name="P9">វិយ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ព្រាត់​ប្រាស (ចាក​បុគ្គល​ឬ​អ្វី​ៗ​ដែល​ស្រឡាញ់​ពេញ​ចិត្ត) : មាន​វិយោគ, កើត​វិយោគ ។ វិយោគ​ទុក្ខ (--គៈ--) ទុក្ខ​ដែល​កើត​អំពី​ការ​ព្រាត់​ប្រាស ។ វិយោគ​ធម៌ (--គៈ--) ការ​ព្រាត់​ប្រាស​ដែល​តែង​មាន​ជា​ធម្មតា (សម្រាប់​សាកល​លោក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៤</text:p>
          </table:table-cell>
          <table:table-cell table:style-name="តារាង1.A2" office:value-type="string">
            <text:p text:style-name="P9">វិរ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ៈតិ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វៀរ, វៀរ​លែង; ការ​តម​ដាច់​ខាត, ការ​កាន់​ត្រណម : មាន​វិរតី ។ វិរតិ​ចេតនា ចេតនា​ដែល​វៀរ, ដែល​តម​ដាច់​ខាត ។ វិរតិច្ឆេទ ឬ វិរតិ​ភេទ ដំណើរ​ដាច់​ត្រណ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៥</text:p>
          </table:table-cell>
          <table:table-cell table:style-name="តារាង1.A2" office:value-type="string">
            <text:p text:style-name="P9">វិរា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ប្រាស​ចាក​រាគៈ, ដំណើរ​អស់​តម្រេក; ព្រះ​និញ្វន ។ វិរាគ​ចិត្ត (--គៈ--) ចិត្ត​ដែល​ឥត​រាគៈ, ឥត​តម្រេក ។ វិរាគ​ធម៌ (--គៈ--) ព្រះ​និញ្វន ។ វិរាគ​ភាព (--គៈភាប) ភាព​នៃ​វិរាគ​ធម៌; ភាព​ជា​អ្នក​ឥត​រាគៈ, បែប​បទ​របស់​បុគ្គល​អ្នក​ឥត​រាគៈ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៦</text:p>
          </table:table-cell>
          <table:table-cell table:style-name="តារាង1.A2" office:value-type="string">
            <text:p text:style-name="P9">វិរ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រាវ, វិរវ) សម្រែក, សូរ​សព្ទ​ស្រែក​ខ្លាំង : ទី​ស្ងាត់​ឥត​វិរាព (ច្រើន​ប្រើ​តែ​ក្នុង​កាព្យ) : ទី​ឥត​វិរាព ដែល​មាន​សភាព គួរ​តែ​ញ៉ាំង​ចិត្ត ឲ្យ​បាន​ស្ងប់​ស្ងាត់ បំបាត់​ទុច្ចរិត កុំ​ឲ្យ​មាន​ឋិត នៅ​ក្នុង​ត្រៃ​ទ្វា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៧</text:p>
          </table:table-cell>
          <table:table-cell table:style-name="តារាង1.A2" office:value-type="string">
            <text:p text:style-name="P9">វិរ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ការ​ឃាត់; ការ​បញ្ឈប់; បដិសេធ ។ ឈ្មោះ​វណ្ណយុត្ត​មួយ</text:span><text:span text:style-name="T12">​ប្រភេទ </text:span><text:span text:style-name="T13">(^)</text:span><text:span text:style-name="T12"> នេះ,</text:span><text:span text:style-name="T9"> </text:span><text:span text:style-name="T15">ប្រើ​ក្នុង​ភាសា​សំស្រ្កឹត</text:span><text:span text:style-name="T6"> (ចំពោះ​តែ​អក្សរ​ទេវនាគរី) សម្រាប់​ដាក់​ក្រោម​ព្យញ្ជនៈ ឃាត់​មិន​ឲ្យ​ចេញ​សំឡេង ឲ្យ​គ្រាន់​តែ​ជា​តួ​ប្រកប, ដូច​ជា</text:span><text:span text:style-name="T9"> </text:span><text:span text:style-name="T11">តបស, តេជស, អត្មន</text:span><text:span text:style-name="T9"> </text:span><text:span text:style-name="T6">(អ. ថ. តៈបុ័ស, តេជ័ស, អាត្ម័ន) ជាដើម (ម. ព. ទណ្ឌឃាដ ឬ ទណ្ឌឃាត ផង)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៨</text:p>
          </table:table-cell>
          <table:table-cell table:style-name="តារាង1.A2" office:value-type="string">
            <text:p text:style-name="P9">វិរាល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រាល័យ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៤៩</text:p>
          </table:table-cell>
          <table:table-cell table:style-name="តារាង1.A2" office:value-type="string">
            <text:p text:style-name="P9">វិរុទ្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ខុស; ដែល​ទីទៃ​ពី​គ្នា, ដែល​ផ្ទុយ​គ្នា (ម. ព. ពិរុទ្ធ ទៀត​ផង) ។ វិរុទ្ធ​បាឋ (--រុត-ធៈ--) បាលី​ខុស ។ វិរុទ្ធ​វាចា (--រុត-ធៈ--) សម្តី​ខុស ។ វិរុទ្ធ​សព្ទ (--រុត-ធៈស័ប) សព្ទ​ខុស; សព្ទ​ផ្ទុយ​គ្នា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០</text:p>
          </table:table-cell>
          <table:table-cell table:style-name="តារាង1.A2" office:value-type="string">
            <text:p text:style-name="P9">វិរុឡ្ហ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រុឡ្ហក ឬ វិរូឡ្ហ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១</text:p>
          </table:table-cell>
          <table:table-cell table:style-name="តារាង1.A2" office:value-type="string">
            <text:p text:style-name="P9">វិរុឡ្ហ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ុល-ហៈ កៈ, --រូល-ហៈក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រូឍក) ព្រះ​នាម​មហា​រាជ​ជា​លោក​បាល​មួយ​អង្គ គ្រប់គ្រង​រក្សា​ទិស​ទក្សិណ ជា​អធិបតី​លើ​ពួក​កុម្ភណ្ឌៈ <text:s text:c="2"/>ព្រះ​បាទ​វិរុឡ្ហក (ហៅ​ វិរុឡ្ហៈ <text:s/>ក៏​បាន, អ. ថ. --រុល-ហៈ ។ ម. ព. ចតុ​លោក​បាល ផង) ។ </text:p>
          </table:table-cell>
          <table:table-cell table:style-name="តារាង1.D2" office:value-type="string">
            <text:p text:style-name="P5">វិរូឡ្ហក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២</text:p>
          </table:table-cell>
          <table:table-cell table:style-name="តារាង1.A2" office:value-type="string">
            <text:p text:style-name="P9">វិរូ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 ឬ គុ.</text:p>
          </table:table-cell>
          <table:table-cell table:style-name="តារាង1.D2" office:value-type="string">
            <text:p text:style-name="P4">រូប​អាក្រក់; ដែល​មាន​រូប​អាក្រក់​ប្លែក; ដែល​អាក្រក់, គួរ​ខ្ពើម; ពិការ (ស្រ្តី​ជា វិរូបា គុ.) ។ ព. ផ្ទ. សុរូប, សុរូប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៣</text:p>
          </table:table-cell>
          <table:table-cell table:style-name="តារាង1.A2" office:value-type="string">
            <text:p text:style-name="P9">វិរូបក្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ុ័ក-ខៈ ឬ --បុ័ក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រូបាក្ស) ព្រះ​នាម​លោក​បាល​មហា​រាជ​មួយ​អង្គ ជា​អ្នក​គ្រប់គ្រង​រក្សា​ទិស​បស្ចិម ជា​អធិបតី​លើ​ពួក​នាគ : ព្រះ​បាទ​វិរូបក្ខ (ម. ព. ចតុ​លោក​បាល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៤</text:p>
          </table:table-cell>
          <table:table-cell table:style-name="តារាង1.A2" office:value-type="string">
            <text:p text:style-name="P9">វិរូឡ្ហ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រុឡ្ហ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៥</text:p>
          </table:table-cell>
          <table:table-cell table:style-name="តារាង1.A2" office:value-type="string">
            <text:p text:style-name="P9">វិរេច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ចៈន៉ៈ ឬ--ចន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ដាក់​ថ្នាំ​បញ្ចុះ (ឧច្ចារៈ) : ធ្វើ​វិរេចន ។ ប្រើ​ជា វិរេចន​កម្ម ក៏​បាន <text:s/>“ការ​ដាក់​ថ្នាំ​បញ្ចុះ” : ធ្វើ​វិរេចន​កម្ម ។ វិរេចន​ភេសជ្ជ (--ចៈន៉ៈ ភេស័ច-ជៈ ឬ--សាច់) ថ្នាំ​បញ្ចុ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៦</text:p>
          </table:table-cell>
          <table:table-cell table:style-name="តារាង1.A2" office:value-type="string">
            <text:p text:style-name="P9">វិរោគ​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គៈភាប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--ភាវ) ភាវៈ​ឥត​រោគ, សេចក្ដី​សុខ​សប្បាយ : ប្រកប​ដោយ​វិរោគ​ភាព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៧</text:p>
          </table:table-cell>
          <table:table-cell table:style-name="តារាង1.A2" office:value-type="string">
            <text:p text:style-name="P9">វិរោច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ោ-ចៈន៉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រោចន) ដំណើរ​រុងរឿង, ភ្លឺ​ត្រចះត្រចង់; ព្រះ​អាទិត្យ, ព្រះ​ចន្រ្ទ; ភ្លើង ។ វិរោចន​ភាព ភាវៈ​រុងរឿង, ភ្លឺ ។ វិរោចនាការ (--ចៈន៉ាកា; សំ. បា. &lt; វិរោចន + អាការ) អាការ​រុងរឿង, ភ្លឺ ។ </text:p>
          </table:table-cell>
          <table:table-cell table:style-name="តារាង1.D2" office:value-type="string">
            <text:p text:style-name="P5">វរោចន៍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៨</text:p>
          </table:table-cell>
          <table:table-cell table:style-name="តារាង1.A2" office:value-type="string">
            <text:p text:style-name="P9">វិរោ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ធៈ ឬ--រោត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ិរោធ​គឺ​កំហឹង; កំហុស; សេចក្ដី​ស្អប់; ជម្លោះ; សត្រូវ (ម. ព. ពិរោធ ផង) ។ វិរោធ​ការណ៍ ហេតុ​ឬ​ដំណើរ​ដែល​នាំ​ឲ្យ​កើត​ពិរោធ ។ វិរោធ​ទុក្ខ ទុក្ខ​ដែល​កើត​ព្រោះ​ពិរោធ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៥៩</text:p>
          </table:table-cell>
          <table:table-cell table:style-name="តារាង1.A2" office:value-type="string">
            <text:p text:style-name="P9">វិ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ប្រព្រឹត្ត​ទៅ​មក​រក​កន្លែង​ដើម​វិញ​ដដែល​ៗ : កង់​រទេះ​វិល, កង្ហារ​វិល ។ ដើរ​ជុំ​វិញ : ដើរ​វិល​តាម​ភ្លឺ​ស្រះ ។ ត្រឡប់​ចុះ​ត្រឡប់​ឡើង : វិល​ទៅ​វិល​មក ។ ត្រឡប់​ទៅ​ឬ​មក : វិល​ទៅ​ផ្ទះ​វិញ, វិល​មក​វិញ​ហើយ ។ វិល​កើត​វិល​ស្លាប់ កើត​ស្លាប់, ស្លាប់​ត្រឡប់​កើត​ទៀត​ឥត​ឈប់​ឥត​ស្រាក ។ វិល​ខ្ញាល់ វិល​ញាប់​ខ្លាំង ។ វិល​គំនិត ទើស​គំនិត​គិត​មិន​លេច ។ វិល​វក់ វិល​វីវក់ ។ វិល​វង់ វិល​ជា​វង់, វិល​តាម​វង់​មូល, វិល​កេលកុង : ដើរ​វិល​វង់ ។ វិល​វល់ វិល​ចុះ​វិល​ឡើង​ដូច​ជា​ទឹក​វល់ : គំនិត​វិល​វល់ ។ វិល​វឹង វិល​វិញ; វិល​មក​កើត (ម. ព. ចេរ​វិល ឬ ចេរ​វិល​វឹង ផង) ។ វិល​វៃ វិល​វិញ​ដោយ​រវៀស​រវៃ, វិល​វិញ​ដោយ​ប្រញាប់ ។ល។ (ប្រើ​ជា វឹល ក៏​ម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ិល​វក់ </text:p>
            <text:p text:style-name="P4">វិល​វង់ </text:p>
            <text:p text:style-name="P4">វិល​វល់ <text:s/></text:p>
            <text:p text:style-name="P4">វិល​វឹង</text:p>
            <text:p text:style-name="P4">វិល​វៃ </text:p>
          </table:table-cell>
        </table:table-row>
        <table:table-row>
          <table:table-cell table:style-name="តារាង1.A2" office:value-type="string">
            <text:p text:style-name="P8">១២១៦០</text:p>
          </table:table-cell>
          <table:table-cell table:style-name="តារាង1.A2" office:value-type="string">
            <text:p text:style-name="P9">វិល !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0">ពាក្យ​សម្រាប់​ស្រែក​បង្គាប់​វាហន​សត្វ​មាន​គោ​ជាដើម​ឲ្យ​ត្រឡប់​មក​វិញ (សរសេរ​ជា វឹល ! ក៏​មា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១</text:p>
          </table:table-cell>
          <table:table-cell table:style-name="តារាង1.A2" office:value-type="string">
            <text:p text:style-name="P9">វិល​មុ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ងោង​ងងឹត​មុខ​ឈ្លប់, ចួន​កាល​មើល​ទៅ​អ្វី​ៗ​ឃើញ​ហាក់​ដូច​ជា​វិល : ខ្ញុំ​វិល​មុខ​ណាស់ ។ គុ. ដែល​ងងឹត​មុខ​ឈ្លប់ : រោគ​វិល​មុខ (សរសេរ​ជា វឹល​មុខ ក៏​ម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២</text:p>
          </table:table-cell>
          <table:table-cell table:style-name="តារាង1.A2" office:value-type="string">
            <text:p text:style-name="P9">វិលា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ំណើរ​ពោល​ពាក្យ​រៀបរាប់​ដោយ​ខ្សឹកខ្សួល, ដំណើរ​យំ​បូរបាច់​ឮ​ខ្លាំង​ៗ ដោយ​មាន​សេចក្ដី​ស្តាយ​អាល័យ ឬ​ដោយ​មាន​ទុក្ខ​តូច​ចិត្ត​ខ្លាំង (ម. ព. ពិលាប ផង) ។ វិលាបនិន្នាទ (--ប៉ៈនិន-នាត) សំឡេង​កង​រំពង​ដោយ​ពិលាប ។ វិលាប​សព្ទ (--ប៉ៈស័ប) សូរ​ពិលាប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៣</text:p>
          </table:table-cell>
          <table:table-cell table:style-name="តារាង1.A2" office:value-type="string">
            <text:p text:style-name="P9">វិលាល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រាល័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៤</text:p>
          </table:table-cell>
          <table:table-cell table:style-name="តារាង1.A2" office:value-type="string">
            <text:p text:style-name="P9">វិល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ល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៥</text:p>
          </table:table-cell>
          <table:table-cell table:style-name="តារាង1.A2" office:value-type="string">
            <text:p text:style-name="P9">វិលាស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លាសិន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៦</text:p>
          </table:table-cell>
          <table:table-cell table:style-name="តារាង1.A2" office:value-type="string">
            <text:p text:style-name="P9">វិលាស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លាស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៧</text:p>
          </table:table-cell>
          <table:table-cell table:style-name="តារាង1.A2" office:value-type="string">
            <text:p text:style-name="P9">វិលិប្ត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លិប-ប្តា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វិនាទី​ឬ វិនាឌី ។ ឈ្មោះ​មាត្រា​រាប់​កម្រិត​វេលា​ចំនួន​ភាគ ១ ក្នុង ៣. ៦០០ ភាគ​ក្នុង ១ នាឡិកា (ក្នុង​១ម៉ោង; ចំនួន ៦០ វិលិប្តា (៦០ វិនាទី) ជា ១ លិប្តា (១​នាទី), ៦០ លិប្តា ជា ១ នាឡិកា គឺ ១​ម៉ោង (៦០ x ៦០ = ៣.៦០០) : ក្នុង​មួយ​ម៉ោង​មាន ៦០ លិប្តា, មាន​៣. ៦០០ វិលិប្ត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៨</text:p>
          </table:table-cell>
          <table:table-cell table:style-name="តារាង1.A2" office:value-type="string">
            <text:p text:style-name="P9">វិលីន​ធាត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ៈធាត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ធាតុ​រាវ, ធាតុ​ដែល​រលាយ ដូច​យ៉ាង​ទឹក​និង​ប្រេង​ជាដើម, អាបោ​ធាតុ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៦៩</text:p>
          </table:table-cell>
          <table:table-cell table:style-name="តារាង1.A2" office:value-type="string">
            <text:p text:style-name="P9">វិលុម្ប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លុម្បក) ។</text:p>
          </table:table-cell>
          <table:table-cell table:style-name="តារាង1.D2" office:value-type="string">
            <text:p text:style-name="P5">វិលុម្បិកា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០</text:p>
          </table:table-cell>
          <table:table-cell table:style-name="តារាង1.A2" office:value-type="string">
            <text:p text:style-name="P9">វិលេប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ន៉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លេបន) គ្រឿង​លាប, គ្រឿង​លុបលាប, គ្រឿង​ស្រឡាប, គ្រឿង​ក្រអូប​សម្រាប់​លាប​ស្អិតស្អាង​រាង​កា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១</text:p>
          </table:table-cell>
          <table:table-cell table:style-name="តារាង1.A2" office:value-type="string">
            <text:p text:style-name="P9">វិលោក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ន៉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លោកន) ការ​រមិល​មើល, ដំណើរ​ប្រមើល​មើល, ការ​មើល​សង្កេត​ឲ្យ​ឃើញ​ជាក់, ការ​ប្រមើល​ស្ទង់​មើល ។ វិលោកនាការ (--កៈន៉ាកា; សំ. បា. &lt; វិលោកន + អាការ) អាការ​នៃ​វិលោកនៈ, អាការ​ប្រមើល​មើល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២</text:p>
          </table:table-cell>
          <table:table-cell table:style-name="តារាង1.A2" office:value-type="string">
            <text:p text:style-name="P9">វិលោភ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ភៈន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លោភន) ការ​ល្បួង, លលួង; ដំណើរ​ធ្វើ​ឲ្យ​កើត​សេចក្ដី​សង្ស័យ​ (ប្រើ​ជា វិលោភន​កម្ម ក៏​បាន) ។ វិលោភន​ការណ៍ ហេតុ​ដែល​បណ្តាល​ឲ្យ​មាន​វិលោភនៈ ។ វិលោភនាការ (សំ. បា. &lt; វិលោភន + អាការ) អាការ​នៃ​វិលោភន​កម្ម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៣</text:p>
          </table:table-cell>
          <table:table-cell table:style-name="តារាង1.A2" office:value-type="string">
            <text:p text:style-name="P9">វិវដ្ដ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វ័ត-ដៈ ឬ--វ័ត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វ្ឫត្ត) ការ​វិល​ត្រឡប់; ការ​ត្រឡប់​ធ្វើ​ជា​ថ្មី​ទៀត ។ ការ​រួច​ស្រឡះ​ចាក​ដំណើរ​វិល​កើត​វិល​ស្លាប់ (ព្រះ​និញ្វន) ។ ឈ្មោះ​ចំណែក​ផ្ទៃ​ចីពរ (ឧត្តរាសង្គៈ) ឬ​សង្ឃាដី​ត្រង់​ផ្ទាំង​កណ្តាល : ខណ្ឌ​វិវដ្ដ ឬ ផ្ទាំង​វិវដ្ដ (សរសេរ​ជា វិវដ្ដៈ :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៤</text:p>
          </table:table-cell>
          <table:table-cell table:style-name="តារាង1.A2" office:value-type="string">
            <text:p text:style-name="P9">វិវឌ្ឍ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វ័ត-ឍៈន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វឌ្ឍន; វិវធ៌ន) សេចក្ដី​ចម្រើន (ដូច​គ្នា​នឹង វឌ្ឍន ឬ វឌ្ឍនៈ ដែរ) ។ វិវឌ្ឍនាការ អាការ​នៃ​សេចក្ដី​ចម្រើន ។ </text:p>
          </table:table-cell>
          <table:table-cell table:style-name="តារាង1.D2" office:value-type="string">
            <text:p text:style-name="P5">វិវឌ្ឍន៍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៥</text:p>
          </table:table-cell>
          <table:table-cell table:style-name="តារាង1.A2" office:value-type="string">
            <text:p text:style-name="P9">វិវរដ្ឋ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វៈរ៉ាត់-ឋាន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ទី​ជា​ចន្លោះ, ទី​ចំហ, ទី​មាន​ប្រហោ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៦</text:p>
          </table:table-cell>
          <table:table-cell table:style-name="តារាង1.A2" office:value-type="string">
            <text:p text:style-name="P9">វិវរណ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វៈរៈណ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វរណ) ការ​បើក​ចំហ; ការ​សម្ងាច​ឲ្យ​គេ​ឃើញ​ច្បាស់; ពិព័រណ៍ ។ (ព. វ.) ការ​ខៃ​ជម្រាល​ពាក្យ​ឬ​សេចក្ដី​ពី​មួយ​ទៅ​មួយ​ឬ​ក៏​ពី​មួយ​នោះ​ទៅ​មួយ​ទៀត​បន្ត​គ្នា ឲ្យ​មាន​អត្ថន័យ​កាន់​តែ​ជាក់​ច្បាស់​ឡើង ដោយ​ប្រើ​ពាក្យ គឺ, គឺ​ថា, ក៏​គឺ, ឬ​ក៏​គឺ, គឺ​ជា, ក៏​គឺ​ជា ជា​គ្រឿង​បញ្ជាក់, ដូច​ជា : ល្ងង់ គឺ មិន​ចេះ គឺ​ថា មិន​ដឹង ក៏​គឺ មិន​ដឹង​មិន​យល់​សោះ​ឡើយ ឬ​ក៏​គឺ ងងឹត​សូន្យ​ឈឹង​មោឃៈ​សុទ្ធសាធ​តែ​ម្តង ។ល។ ល្ងង់ ជា វិវរណៈ (ទី ១) ខៃ​ជម្រាល​ទៅ​រក មិន​ចេះ (ជា វិវរណីយៈ), មិន​ចេះ ជា វិវរណៈ (ទី ២) ខៃ​ជម្រាល​ទៅ​រក មិន​ដឹង (ជា វិវរណីយៈ ទី ២) ខៃ​ត​ទៅ​ទៀត​ទៅ​រក មិន​ដឹង​មិន​យល់​សោះ​ឡើយ ... ជា វិវរណៈ និង វិវរណីយៈ ទី ១ ទី ២ ទី៣ តាម​លំដាប់​គ្នា​ត​ៗ​ទៅ​តាម​ចំនួន​សព្ទ​និង​ចំនួន​អត្ថន័យ​តិច​និង​ច្រើន ។ វិវរណៈ នេះ​សម្រាប់​ប្រើ​ចំពោះ​តែ​ក្នុង​វេយ្យាករណ៍ និង​ក្នុង​វិធី​ដែល​ត្រូវ​ការ​ប្រើ​ខ្លះ​ប៉ុណ្ណោះ ទោះ​សរសេរ​ក្តី ទោះ​និយាយ​ស្តី​ក្តី អាច​ប្រើ​បាន, ប៉ុន្តែ​ក្នុង​ការ​សរសេរ​និង​ការ​និយាយ​ស្តី, គួរ​កុំ​ប្រើ វិវរណៈ និង វិវរណីយៈ គឺ ឬ គឺ​ថា​ៗ ញឹក​បន្ត​គ្នា​រដឹក​ច្រើន​ពេក នាំ​ឲ្យ​មិន​ពីរោះ កុំ​ឲ្យ​អ្នក​ស្តាប់​គេ​ធុញ​ទ្រាន់ (គឺ ឬ គឺ​ថា នេះ គួរ​ប្រើ​សឹម​ប្រើ, បើ​មិន​គួរ​ទេ កុំ​ប្រើ​រដឹករដែ​ស្អេកស្កះ​ពេក​ឡើយ ។ (ម. ព. វិវរណីយៈ និង​ សទិស​សញ្ញា, សម​សញ្ញា, ទ្វន្ទ្វ​សញ្ញា, គត​សញ្ញា, អាគត​សញ្ញា ទៀត​ផង ព្រោះ​ជា​ពាក្យ​ទាក់ទង​រក​គ្ន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៧</text:p>
          </table:table-cell>
          <table:table-cell table:style-name="តារាង1.A2" office:value-type="string">
            <text:p text:style-name="P9">វិវរណីយ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វៈរៈណីយ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វរណីយ) អ្វី​ៗ​ដែល​គេ​គួរ​បើក​ចំហ, គួរ​សម្ងាច​ឲ្យ​គេ​ឃើញ​ឬ​ឲ្យ​គេ​ដឹង​ច្បាស់ : របស់​ទាំង​នេះ​ជា​វិវរណីយៈ; រឿង​នុះ​ជា​វិវរណីយៈ ពុំ​គួរ​លាក់​បំបាំង​ទេ ។ (ព. វ.) សព្ទ​ឬ​សេចក្ដី​ដែល​ទទួល​បញ្ជាក់​រង​ត​ពី វិវរណៈ មក ញ៉ាំង​អត្ថន័យ​ឲ្យ​ដាក់​ច្បាស់​ឡើង​ទៀត, ដូច​ជា ល្ងង់ គឺ​ មិន​ចេះ, ល្ងង់ ជា វិវរណៈ ខៃ​ជម្រាល​មក​រក​គឺ មិន​ចេះ, មិន​ចេះ ជា​ វិវរណីយៈ ។ល។ (ម. ព. វិវរណៈ និង សទិស​សញ្ញា, សម​សញ្ញា, ទ្វន្ទ្វ​សញ្ញា, គត​សញ្ញា, អាគត​សញ្ញា ទៀត​ផង ព្រោះ​ជា​ពាក្យ​ទាក់​ទង​រក​គ្នា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៨</text:p>
          </table:table-cell>
          <table:table-cell table:style-name="តារាង1.A2" office:value-type="string">
            <text:p text:style-name="P9">វិវា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ំណើរ​ទាស់ទែង​គ្នា, ដំណើរ​ឈ្លោះ​ប្រកែក​គ្នា : មាន​វិវាទ, កើត​វិវាទ​នឹង​គ្នា ។ វិវាទ​កម្ម អំពើ​វិវាទ ។ វិវាទ​ការណ៍ ឬ វិវាទ​មូល (--ទៈ --) ហេតុ​ដែល​នាំ​ឲ្យ​កើត​វិវាទ, ដំណើរ​វិវាទ ។ វិវាទ​ការី (--ការ៉ី) អ្នក​ហៃ​ឈ្លោះ (បើ​ស្រ្តី​ជា វិវាទ​ការិនី) ។ វិវាទ​បក្ខ ឬ--បក្ស (--ទៈបុ័ក) ពួក​អ្នក​វិវាទ, គូ​វិវាទ ។ វិវាទ​ព័ស្តុ ឬ --វត្ថុ (--ទៈព័ស ឬ --ទៈវ័ត-ថុ) រឿង​ឬ​ដំណើរ​វិវាទ ។ វិវាទាធិករណ៍ (សំ. បា. &lt; វិវាទ + អធិករណ) អធិករណ៍​ដែល​កើត​ព្រោះ​ដំណើរ​ទាស់​មាត់​ពាក្យ​គ្នា; ការ​កើត​ក្តី​ព្រោះ​តែ​សម្តី ។ វិវាទាបន្ន (--ប័ន; សំ. បា. &lt; វិវាទ + អាបន្ន “ដែល​ដល់, ដែល​ប្រទះ”) អ្នក​ដែល​កំពុង​មាន​វិវាទ​នឹង​គ្នា​ដោយ​ហេតុ​ណា​មួយ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៧៩</text:p>
          </table:table-cell>
          <table:table-cell table:style-name="តារាង1.A2" office:value-type="string">
            <text:p text:style-name="P9">វិវាទ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វិវាទ) </text:p>
          </table:table-cell>
          <table:table-cell table:style-name="តារាង1.D2" office:value-type="string">
            <text:p text:style-name="P5">វិវាទា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០</text:p>
          </table:table-cell>
          <table:table-cell table:style-name="តារាង1.A2" office:value-type="string">
            <text:p text:style-name="P9">វិវាហ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ង់-គល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នាំ​កូន​ស្រី​ទៅ​ខាង​លំនៅ​កូន​ប្រុស ឬ​នាំ​ទៅ​កាន់​សំណាក់​កូន​ប្រុស ក្នុង​វេលា​រៀប​មង្គល​ការ, ការ​រៀប​ចំ​ធ្វើ​មង្គល​ការ​គូ​បុរស​ស្រ្តី ។ តាម​ទំនៀម​ខ្មែរ, ការ​នាំ​កូន​ប្រុស​ទៅ​កាន់​សំណាក់​កូន​ស្រី ហៅ​ថា អាវាហៈ ឬ អាពាហ៍; ការ​នាំ​កូន​ស្រី​មក​កាន់​សំណាក់​កូន​ប្រុស​វិញ ហៅ​ថា វិវាហៈ ឬ ពិពាហ៍; បើ​បាន​ធ្វើ​ទាំង​ពីរ​ប្រភេទ រួម​ហៅ​ថា អាពាហ៍​ពិពាហ៍ (ម. ព. នេះ​ផង) ។ </text:p>
          </table:table-cell>
          <table:table-cell table:style-name="តារាង1.D2" office:value-type="string">
            <text:p text:style-name="P5">វិវាហ​មង្គល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១</text:p>
          </table:table-cell>
          <table:table-cell table:style-name="តារាង1.A2" office:value-type="string">
            <text:p text:style-name="P9"><text:span text:style-name="T8">វិវាហ​កៅ</text:span>តុ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ហៈ--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 </text:p>
          </table:table-cell>
          <table:table-cell table:style-name="តារាង1.D2" office:value-type="string">
            <text:p text:style-name="P4">អំបោះ​មង្គល​សម្រាប់​ចង​ដៃ​នៃ​គូ​បុរស​ស្រ្តី​ក្នុង​វេលា​ធ្វើ​វិវាហ​មង្គល, អំបោះ​ចំណង​ដៃ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២</text:p>
          </table:table-cell>
          <table:table-cell table:style-name="តារាង1.A2" office:value-type="string">
            <text:p text:style-name="P9">វិវិត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-វិត-តៈ ឬ វិ-វិត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វិក្ត) ស្ងាត់; ដែល​គួរ​ឲ្យ​កើត​វិវេក : ទី​វិវិត្ត <text:span text:style-name="T2">(ហៅ វិវិត្តដ្ឋាន ក៏​បាន “ទី​ស្ងាត់”) 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៣</text:p>
          </table:table-cell>
          <table:table-cell table:style-name="តារាង1.A2" office:value-type="string">
            <text:p text:style-name="P9">វិវិ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-វិ-ធៈ ឬ វិ-វិត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ផ្សេង​ៗ, ទីទៃ​ៗ, ច្រើន​បែប, ច្រើន​ប្រភេទ (ម. ព. ពិពិធ ផង) ។ វិវិធ​ភណ្ឌ ដូច​គ្នា​នឹង ពិពិធ​ភណ្ឌ ដែរ ។ វិវិធ​ភណ្ឌដ្ឋាន ឬ--ស្ថាន កន្លែង​ដាក់​របស់​ប្លែក​ៗ​ច្រើន​បែប, កន្លែង​ដាក់​បុរាណ​វត្ថុ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៤</text:p>
          </table:table-cell>
          <table:table-cell table:style-name="តារាង1.A2" office:value-type="string">
            <text:p text:style-name="P9">វិវេ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ស្ងាត់; ការ​ស្ងាត់​ចាក​អារម្មណ៍​សៅហ្មង; ការ​ពិចារណា​ឃើញ​សេចក្ដី​ពិត ។ គុ. ស្ងាត់ ។ វិវេកដ្ឋាន ឬ--ស្ថាន ឋាន​ស្ងាត់ ។ វិវេក​ភាព (--កៈ-ភាប) ភាវៈ​ស្ងាត់ ។ វិវេការម្មណ៍ (បា. &lt; វិវេក + អារម្មណ) អារម្មណ៍​ស្ងាត់ (ចាក​សេចក្ដី​សៅហ្មង) ។ (ព. ពុ.) : កាយ​វិវេក (--យ៉ៈ--) សេចក្ដី​ស្ងាត់​កាយ; ចិត្ត​វិវេក (ចិត-តៈ--) សេចក្តី​ស្ងាត់​ចិត្ត; ឧបធិ​វិវេក (អ៊ុ-ប៉ៈ-ធិ--) សេចក្ដី​ស្ងាត់​កិលេស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៥</text:p>
          </table:table-cell>
          <table:table-cell table:style-name="តារាង1.A2" office:value-type="string">
            <text:p text:style-name="P9">វិសជ្ជ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័ច-ជ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ស្សជ្ជនា; វិសជ៌ន) ការ​ដោះ​ស្រាយ, ពាក្យ​ឆ្លើយ, ការ​ឆ្លើយ​តប​ពាក្យ​សួរ (ជា​គូ​គ្នា​នឹង បុច្ផា); ការ​លះ; ការ​ចំណាយ; ការ​ប្រគល់​ឲ្យ​ ។ ខ្មែរ​ប្រើ​ជា កិ. ក៏​មាន “ដោះ​ស្រាយ, ឆ្លើយ​តប​ពាក្យ​សួរ” : ប្រស្នា​នេះ​ជ្រាលជ្រៅ​ណាស់ ខ្ញុំ​វិសជ្ជនា​មិន​បាន​ទេ ។ ប្រើ​ជា វិស្សជ្ជនា តាម​ប្រភព​របស់​ពាក្យ​ក៏​បាន ។ ម. ព. បុប្ផា ទៀត​ផ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៦</text:p>
          </table:table-cell>
          <table:table-cell table:style-name="តារាង1.A2" office:value-type="string">
            <text:p text:style-name="P9">វិសញ្ញិ​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សញ្ញិភាវ, វិសញ្ញិតា; វិសំជ្ញិតា) ភាវៈ​សន្លប់, ដំណើរ​សន្លប់ : ដល់​នូវ​វិសញ្ញិ​ភាព (ព. ខ្ព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៧</text:p>
          </table:table-cell>
          <table:table-cell table:style-name="តារាង1.A2" office:value-type="string">
            <text:p text:style-name="P9">វិសទ​ព័ណ៌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24">--សៈទៈព័រ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ឝទ ឬ -- + វណ៌; វិសទ ឬ -- + វណ្ណ) ដែល​មាន​ព័ណ៌​ឬ​សម្បុរ​បរិសុទ្ធ, ស្អាត, ស្រស់​បំព្រង, ស្រស់​ប៉ប្រៃ, ប៉ផូរ, ស ។ ន. ព័ណ៌​ឬ​សម្បុរ​បរិសុទ្ធ,... ស : សំពត់​វិសទ​ព័ណ៌ ។ </text:p>
          </table:table-cell>
          <table:table-cell table:style-name="តារាង1.D2" office:value-type="string">
            <text:p text:style-name="P5">--វណ្ណ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៨</text:p>
          </table:table-cell>
          <table:table-cell table:style-name="តារាង1.A2" office:value-type="string">
            <text:p text:style-name="P9">វិសទិ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សៈទិ-សៈ 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ម. ប្រ., ច្រ. ប្រ. វិសទិស; វិសទ្ឫឝ) ដែល​ទីទៃ​ពី​គ្នា, មិន​ដូច​គ្នា, ខុស​គ្នា, ផ្សេង​ពី​គ្នា; ដែល​ជា​ទំនាស់​នឹង​គ្នា, ផ្ទុយ​គ្នា (ព. ផ្ទ. សទិស ឬ សាទិស) ។ វិសទិស​ន័យ (--សៈ--) ន័យ​ផ្សេង​គ្នា (ព. ផ្ទ. សទិស​ន័យ) ។ វិសទិស​ព័ណ៌ (--សៈ--) ព័ណ៌​ឬ​សម្បុរ​ផ្សេង​គ្នា (ព. ផ្ទ. សទិស​ព័ណ៌) ។ វិសទិស​ភាព (--សៈ--) ភាព​ខុស​គ្នា, បែប​ផ្សេង​គ្នា <text:s/>ព. ផ្ទ. សទិស​ភាព) ។ វិសទិស​សព្ទ (--សៈស័ប) សព្ទ​ដែល​មាន​សេចក្ដី​ផ្សេង​គ្នា, ពាក្យ​ផ្ទុយ : ខុស​ជា​វិសទិស​សព្ទ​របស់​ពាក្យ​ត្រូវ,... (ព. ផ្ទ. សទិស​សព្ទ, វេវចនៈ) ។ល។</text:p>
          </table:table-cell>
          <table:table-cell table:style-name="តារាង1.D2" office:value-type="string">
            <text:p text:style-name="P5">វិសាទិ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៨៩</text:p>
          </table:table-cell>
          <table:table-cell table:style-name="តារាង1.A2" office:value-type="string">
            <text:p text:style-name="P9">វិសភា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ភាក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គុ. ឬ ន.</text:p>
          </table:table-cell>
          <table:table-cell table:style-name="តារាង1.D2" office:value-type="string">
            <text:p text:style-name="P4">ដែល​មាន​ចំណែក​មិន​ស្មើ​គ្នា, គឺ​ដែល​ខុស​គ្នា, ដែល​ជា​ទំនាស់​នឹង​គ្នា, ដែល​ផ្ទុយ​គ្នា ; ដែល​ជា​សត្រូវ ។ មនុស្ស, សត្វ​ឬ​អ្វី​ៗ​ដែល​ជា​ទំនាស់​នឹង​គ្នា : គេ​នឹង​ខ្ញុំ​ជា​វិសភាគ​នឹង​គ្នា ។ ព. ផ្ទ. សភាគ ។ វិសភាគ​ជន (--គៈជន់) ជន​ដែល​ជា​ទំនាស់​នឹង​គ្នា, ជន​ជា​សត្រូវ ។ វិសភាគារម្មណ៍ (បា. វិសភាគ + អារម្មណ) អារម្មណ៍​ដែល​ជា​ទំនាស់ : ស្រ្តី​ជា​វិសភាគារម្មណ៍​នៃ​បព្វជិត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០</text:p>
          </table:table-cell>
          <table:table-cell table:style-name="តារាង1.A2" office:value-type="string">
            <text:p text:style-name="P9">វិស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ម៉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មិន​ស្មើ, មិន​រាប, មិន​រាប​ទាប, ដែល​ខ្ពស់​ៗ​ទាប​ៗ (ព. ផ្ទ. សម) ។ វិសម​ចិត្ត ចិត្ត​មិន​ស្មើ; ចិត្ត​មិន​ដូច​គ្នា (ព. ផ្ទ. សម​ចិត្ត) ។ វិសមដ្ឋាន ទី​មិន​រាប, មិន​ស្មើ ។ វិសម​ភាគ ភាគ​ឬ​ចំណែក​មិន​ស្មើ​គ្នា ។ វិសម​ភាព ភាព​ឬ​បែប​មិន​ស្មើ​គ្នា ។ វិសម​វាត ខ្យល់​មិន​ស្មើ, ខ្យល់​បក់​ឬ​រត់​មិន​ស្មើ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១</text:p>
          </table:table-cell>
          <table:table-cell table:style-name="តារាង1.A2" office:value-type="string">
            <text:p text:style-name="P9">វិសមាន​ចិត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ម៉ាន៉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ចិត្ត​មិន​ស្មោះ​ស្មើ, ចិត្ត​ប្រកប​ដោយ​សេចក្ដី​រង្កៀស, អធ្យាស្រ័យ​មិន​ត្រូវ​គ្នា; សេចក្ដី​គ្នាន់ក្នាញ់, ការ​មួម៉ៅ​ក្តៅ​ក្រហាយ: ការ​នៅ​រួម​ជា​មួយ​នឹង​បុគ្គល​ដែល​ប្រកប​ដោយ​វិសមាន​ចិត្ត​រមែង នាំ​ឲ្យ​មាន​សេចក្ដី​លំបាក​ជានិច្ច (ព. ផ្ទ. សមាន​ចិត្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២</text:p>
          </table:table-cell>
          <table:table-cell table:style-name="តារាង1.A2" office:value-type="string">
            <text:p text:style-name="P9">វិស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យ៉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សយ; វិឞយ) អារម្មណ៍; គំនិត; ទី, តំបន់; ទី​អាស្រ័យ; ភូមិ, ស្រុក; ប្រទេស; ខេត្ត, ដែន; បរិវេណ; មណ្ឌល; ទី​បំផុត (នៃ​ការ​មើល​ឃើញ); នាទី, ផ្នែក ។ល។ : វិស័យ​របស់​ខ្លួន; ក្រៅ​វិស័យ; ផុត​វិស័យ, ហួស​វិស័យ; វិស័យ​សេដ្ឋកិច្ច ។ វិសយប្បវត្តិ ឬ--ប្រវត្តិ (--សៈយុ័ប-ប៉ៈវ៉ាត់ ឬ--ប្រៈ--) ដំណើរ​ប្រព្រឹត្ត​ទៅ​នៃ​វិស័យ ។ វិសយ​រូប (--សៈយ៉ៈ--) រូប​ដែល​ជា​ផ្លូវ​កើត​នៃ​អារម្មណ៍ : រូប, សំឡេង, ក្លិន, រស, សម្ផស្ស​ជា​វិសយ​រូប ។ ចក្ខុ​វិស័យ ទី​បំផុត​ឬ​ចម្ងាយ​មួយ​ក្រឡេក​មើល​ទៅ​ឃើញ, ចម្ងាយ​មួយ​បំផុត​ចុង​ភ្នែក ។ ពុទ្ធ​វិស័យ វិស័យ​របស់​ព្រះ​ពុទ្ធ ។ល។</text:p>
          </table:table-cell>
          <table:table-cell table:style-name="តារាង1.D2" office:value-type="string">
            <text:p text:style-name="P5">វិស័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៣</text:p>
          </table:table-cell>
          <table:table-cell table:style-name="តារាង1.A2" office:value-type="string">
            <text:p text:style-name="P9">វិសគ៌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័រ-គៈ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ធៀប​នឹង សំ. ជា វិសគ្គ, វិសជ្ជនីយ) ឈ្មោះ​វណ្ណយុត្ត​មួយ​ប្រភេទ <text:span text:style-name="T4">(ះ)</text:span> នេះ (ហៅ រះ​មុខ ក៏​បាន); ខាង​អក្សរ​ទេវនាគរី (សម្រាប់​សំស្រ្កឹត) ប្រើ​ជា​ចំណុច​មួយ​គូ​លើ​ក្រោម ដូច​យុគល​ពិន្ទុ (:), មាន​សូរ​សំឡេង​ស្រដៀង​នឹង​ខ្យល់​អក្សរ ស ដែល​ជា​តួ​ប្រកប ប៉ុន្តែ​មិន​ចេញ​សូរ​សម្ផស្ស​តាម​ប្រទល់​ធ្មេញ​ដូច​តួ ស ទេ, ដូច​ជា កន្លះ, ពោះ សូរ​ខុស​គ្នា​នឹង កន្លាស់, ពស់ ។ ពាក្យ​សំស្រ្កឹត​ដែល​មាន​តួ ហ នៅ​ខាង​ចុង បើ​ផ្លាស់ ហ ជា វិសគ៌ៈ <text:span text:style-name="T4">(ះ)</text:span><text:span text:style-name="T14"> ហើយ</text:span>​មិន​ត្រូវ​ប្រើ​តួ ហ ថែម​ទៀត​ទេ, ដូច​ជា គ្ឫហ, ចន្រ្ទ​គ្រាហ, សំគ្រហ, អនុគ្រហ ទៅ​ជា គ្ឫះ ឬ គ្រឹះ, ចន្រ្ទ​គ្រាះ, សង្រ្គោះ, អនុគ្រោះ; កុំ​ប្រើ​ជា គ្រឹះហ៍, ចន្រ្ទ​គ្រាះហ៍, សង្រ្គោះហ៍, អនុគ្រោះហ៍ ដូច្នេះ​ឡើយ (ម. ព. រះ​មុខ និង វណ្ណយុត្ត ផង) ។</text:p>
          </table:table-cell>
          <table:table-cell table:style-name="តារាង1.D2" office:value-type="string">
            <text:p text:style-name="P5">វិសជ៌នី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៤</text:p>
          </table:table-cell>
          <table:table-cell table:style-name="តារាង1.A2" office:value-type="string">
            <text:p text:style-name="P9">វិសា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សាខ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៥</text:p>
          </table:table-cell>
          <table:table-cell table:style-name="តារាង1.A2" office:value-type="string">
            <text:p text:style-name="P9">វិសាខ​បូជ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សាខ​បូជ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៦</text:p>
          </table:table-cell>
          <table:table-cell table:style-name="តារាង1.A2" office:value-type="string">
            <text:p text:style-name="P9">វិសាខ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ាខា) ឈ្មោះ​នក្សត្រឫក្ស​ទី ១៦ : ផ្កាយ​វិសាខា ឬ ផ្កាយ​វិសាខ (ម. ព. ពិសាខ ផង) ។ នាម​របស់​ស្រ្តី​ម្នាក់ ជា​មហា​ឧបាសិកា បាន​សម្រេច​សោតាបត្តិ​ផល ជា​ឧបដ្ឋាយិកា​ធំ​របស់​ព្រះ​សក្យមុនី​សម្ពុទ្ធ, បាន​កសាង​វត្ត​បុញ្វរាម ដែល​ជា​គូ​គ្នា​នឹង​វត្ត​ជេតពន ជិត​ក្រុង​សាវត្ថី​ដែន​កោសល ក្នុង​មជ្ឈិមប្បទេ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៧</text:p>
          </table:table-cell>
          <table:table-cell table:style-name="តារាង1.A2" office:value-type="string">
            <text:p text:style-name="P9">វិសាទិ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សទិ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៨</text:p>
          </table:table-cell>
          <table:table-cell table:style-name="តារាង1.A2" office:value-type="string">
            <text:p text:style-name="P9">វិសាមញ្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៉ាញ់</text:p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ប្លែក​ពី​ធម្មតា​ឬ​ពី​សព្វ​ដង; ដែល​ខុស​ប្រក្រតី; ដែល​មិន​មែន​ជា​សាធារណៈ, មិន​ទួទៅ ។ ព. ផ្ទ. សាមញ្ញ ឬ សាមាន្យ ។ វិសាមញ្ញ​ការណ៍ ឬ--ហេតុ (--ម៉ាញ់-ញ៉ៈ--) ហេតុ​ឬ​ដំណើរ​ប្លែក​ពី​សព្វ​ដង ។ វិសាមញ្ញ​នាម (--ម៉ាញ់-ញ៉-) នាម​ដែល​មិន​ទួទៅ (អសាធារណ​នាម) ។ វិសាមញ្ញ​លក្ខណៈ (--ម៉ាញ់-ញ៉ៈល័ក-ខៈណៈ) លក្ខណៈ​ប្លែក​ពី​ធម្មតា, ពី​ប្រក្រតី ។ល។ សន្និបាត​វិសាមញ្ញ, សេចក្ដី​រាយ​ការណ៍​វិសាមញ្ញ, ការ​ប្រជុំ​វិសាមញ្ញ, សេចក្ដី​រាយ​ការណ៍​វិសាមញ្ញ, ការ​ប្រជុំ​វិសាមញ្ញ គឺ​សន្និបាត​ពិសេស, សេចក្ដី​រាយ​ការណ៍​ពិសេស, ការ​ប្រជុំ​ពិសេស​ខុស​ពី​ធម្មតា, ខុស​ពី​ប្រក្រតី (ដែល​ផ្ទុយ​ពី សាមញ្ញ) ។</text:p>
          </table:table-cell>
          <table:table-cell table:style-name="តារាង1.D2" office:value-type="string">
            <text:p text:style-name="P5">វិសាមាន្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១៩៩</text:p>
          </table:table-cell>
          <table:table-cell table:style-name="តារាង1.A2" office:value-type="string">
            <text:p text:style-name="P9">វិសារ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ៈទ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សារទ; វិឝារទ) ដែល​ក្លៀវក្លា, អង់អាច, ឈ្លាស​វៃ ក្នុង​ការ​និយាយ​ស្តី ឬ​ក្នុង​ការ​ជជែក (ក្នុង​កណ្តាល​ជំនុំ) : មនុស្ស​វិសារទៈ ។ ន. អ្នក​ប្រាជ្ញ​សម្តី; អ្នក​ចាំ​ច្បាប់; អ្នក​កាន់​ច្បាប់ ។ វិសារទ​ភាព ភាវៈ​ឬ​សេចក្ដី​អង់អាច... (ក្នុង​កណ្តាល​ជំនុំ) : មាន​វិសារទ​ភាព; វិសារទ​ភាព​របស់​អ្នក​រៀន ។ល។</text:p>
          </table:table-cell>
          <table:table-cell table:style-name="តារាង1.D2" office:value-type="string">
            <text:p text:style-name="P5">--ទ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០</text:p>
          </table:table-cell>
          <table:table-cell table:style-name="តារាង1.A2" office:value-type="string">
            <text:p text:style-name="P9">វិស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ឝាល) ទូលាយ; ធំ; ប្រសើរ (ម. ព. ពិសាល ផង) ។ វិសាល​គ្រឹះ ឬ ពិសាល-- (--ល៉ៈ--) ផ្ទះ​ទូលាយ, ផ្ទះ​ធំ​ទូលាយ ។ វិសាលដ្ឋាន ឬ ពិសាល-- (--លុ័ត-ឋាន) ទី​ទូលាយ ។ វិសាល​សន្តាន ឬ ពិសាល--(--ល៉ៈសន់ដាន) សន្តាន​ចិត្ត​ទូលាយ; ដែល​មាន​សន្តាន​ចិត្ត​ទូលាយ : មនុស្ស​វិសាល​សន្តាន ។ វិសេស​វិសាល (វិសែស--) ទូលាយ​ប្លែក; ប្រសើរ, ប្លែក, ល្អ​ប្លែក; ដែល​ទូលំទូលាយ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ិសេស​វិសាល</text:p>
          </table:table-cell>
        </table:table-row>
        <table:table-row>
          <table:table-cell table:style-name="តារាង1.A2" office:value-type="string">
            <text:p text:style-name="P8">១២២០១</text:p>
          </table:table-cell>
          <table:table-cell table:style-name="តារាង1.A2" office:value-type="string">
            <text:p text:style-name="P9">វិសិដ្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ឝិឞ្ត) ឧត្តម, ប្រសើរ, ថ្លៃថ្លា;... (ម. ព. ពិសិដ្ឋ) ។ វិសិដ្ឋ​ភណ្ឌ ឬ ពិសិដ្ឋ-- (--សិត-ឋៈភ័ន) របស់​ឧត្តម, ទ្រព្យ​ប្រសើរ ។ វិសិដ្ឋ​វិជ្ជា ឬ ពិសិដ្ឋ-- (--សិត-ឋៈ--) វិជ្ជា​វិសេស, វិជ្ជា​ជាន់​ខ្ពស់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២</text:p>
          </table:table-cell>
          <table:table-cell table:style-name="តារាង1.A2" office:value-type="string">
            <text:p text:style-name="P9">វិសុទ្ធ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<text:span text:style-name="T6">(វិឝុទ្ធ) បរិសុទ្ធ, ស្អាត​វិសេស, ហ្មត់ហ្មង, ឥត​មន្ទិល (ម. ព. ពិសុទ្ធ ផង) ។ វិសុទ្ធ​កម្ម (--សុត-ធៈក័ម) អំពើ​បរិសុទ្ធ ។ វិសុទ្ធ​ចិត្ត ចិត្ត​ដែល​ឥត​មន្ទិល ។ វិសុទ្ធញ្ញាណ (--សុត-ធ័ញ-ញាន) ញាណ​បរិសុទ្ធ; អ្នក​ដែល​មាន​ញាណ​ដ៏​បរិសុទ្ធ : ព្រះ​សព្វញ្ញុពុទ្ធ​វិសុទ្ធញ្ញាណ ។ វិសុទ្ធ​សន្តាន (--សុត-ធៈសន់-ដាន) សន្តាន​</text:span><text:span text:style-name="T12">ដ៏​បរិសុទ្ធ; អ្នក​ដែល​មាន​សន្តាន​បរិសុទ្ធ, អ្នក​មាន​អំពើ​ដ៏​ស្អាត ។ល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៣</text:p>
          </table:table-cell>
          <table:table-cell table:style-name="តារាង1.A2" office:value-type="string">
            <text:p text:style-name="P9">វិសុទ្ធ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សុទ្ធិ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៤</text:p>
          </table:table-cell>
          <table:table-cell table:style-name="តារាង1.A2" office:value-type="string">
            <text:p text:style-name="P9">វិសុទ្ធិ​មគ្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ុត-ធិ-ម័ក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ុទ្ធិមាគ៌) ផ្លូវ​នៃ​សេចក្ដី​បរិសុទ្ធ ។ ឈ្មោះ​គម្ពីរ​មួយ​ខាង​ព្រះ​ពុទ្ធ​សាសនា និយាយ​អំពី​សីល សមាធិ បញ្ញា ដែល​ជា​ផ្លូវ​នៃ​សេចក្ដី​បរិសុទ្ធ, ជា​គម្ពីរ​មាន​ដំណើរ​សេចក្ដី​ពីរោះ​ចាប់​ចិត្ត, កើត​អំពី​ស្នាដៃ​របស់​ព្រះ​មហា​ថេរ​មួយ​អង្គ​នាម ពុទ្ធ​ឃោសៈ ឬ ពុទ្ធ​ឃោសាចារ្យ បាន​តែង​នៅ​កោះ​លង្កា ជា​ភាសា​បាលី ក្នុង​សតវត្សរ៍​ទី ១០ នៃ​ពុទ្ធ​សករាជ ក្នុង​កាល​ដែល​ព្រះ​ថេរៈ​អង្គ​នេះ​ចេញ​ពី​ប្រទេស​ឥណ្ឌា​ទៅ​នៅ​ឯ​លង្កា​ទ្វីប ដើម្បី​នឹង​ប្រែ​គម្ពីរ​អដ្ឋកថា​ព្រះ​ត្រៃបិដក ពី​សីហឡ​ភាសា​មក​ជា​ភាសា​បាលី (ម. ព. ពុទ្ធ​ឃោសៈ ឬ ពុទ្ធ​ឃោសាចារ្យ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៥</text:p>
          </table:table-cell>
          <table:table-cell table:style-name="តារាង1.A2" office:value-type="string">
            <text:p text:style-name="P9">វិសូច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ឞូចិកា) រោគ​ឈឺ​ចាក់​ដោត; អហិវាត​រោគ​ដែល​បណ្តាល​ឲ្យ​ចុក​សៀត​ឬ​ឲ្យ​រមួល​ក្រពើ​ផង (ហៅ វិសូចិកា​រោគ ឬ វិសូចិកាពាធ 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៦</text:p>
          </table:table-cell>
          <table:table-cell table:style-name="តារាង1.A2" office:value-type="string">
            <text:p text:style-name="P9">វិសេ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សេស) ។ វិសេស​ភាព (--សែសៈ--) ភាព​ប្លែក ។ វិសេស​វិសាល ទូលាយ​ប្លែក, ទូលាយ​ណាស់; ប្រសើរ​ប្លែក, ល្អ​ប្លែក (ម. ព. ពិសាល ផង) ។ វិសេស​វិសុទ្ធ ស្អាត​វិសេស, ស្អាត​ឥត​មាន​ហ្មង ។ វិសេស​វិសោ (ព. សា.) វិសេស​ក្រៃលែង, វិសេស​ជាង​គេ: របស់​នុះ​មិន​វិសេស​វិសោ​អ្វី​ទេ !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ិសេស​វិសាល វិសេស​វិសុទ្ធ វិសេស​វិសោ</text:p>
          </table:table-cell>
        </table:table-row>
        <table:table-row>
          <table:table-cell table:style-name="តារាង1.A2" office:value-type="string">
            <text:p text:style-name="P8">១២២០៧</text:p>
          </table:table-cell>
          <table:table-cell table:style-name="តារាង1.A2" office:value-type="string">
            <text:p text:style-name="P9">វិសេស​គុណ​ន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គុ-ណៈ--</text:p>
          </table:table-cell>
          <table:table-cell table:style-name="តារាង1.D2" office:value-type="string">
            <text:p text:style-name="P5">បា.; សំ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សេស + គុណ​នាម; វិឝេឞ + គុណ​នាមន៑) គុណ​នាម ដែល​មាន​លក្ខណៈ​ឬ​បែប​ភាព​ប្លែក​បន្តិច​ជាង​ប្រក្រតី, ដូច​ជា ធំ-ល្មម, តូច-ជំទើរ, ច្រើន-ក្រែល, ល្អ​គ្រាន់​បើ​ដែរ (ព. វ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៨</text:p>
          </table:table-cell>
          <table:table-cell table:style-name="តារាង1.A2" office:value-type="string">
            <text:p text:style-name="P9"><text:span text:style-name="T8">វិសេសត្ថ​</text:span>វាច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័ត-ថៈវា ចៈកៈ ឬ--ចក់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េឞថ៌វាចក ឬ--វាច្យ) និបាត​សព្ទ​ប្រាប់​សេចក្ដី​ដោយ​ឡែក​ផ្សេង​អំពី​សេចក្ដី​មុន, ដូច​ជា ... តើ, ទេតើ, សោះ​តើ; គេ​និយាយ​ថា : ... ម្ល៉េះ​តើ !, មិន​មែន... ទេតើ !, ដូច្នេះ​ទេ​តើ !, ឯណោះ​សោះ​តើ ! ...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០៩</text:p>
          </table:table-cell>
          <table:table-cell table:style-name="តារាង1.A2" office:value-type="string">
            <text:p text:style-name="P9">វិសេស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ន៉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23">(វិសេសន; វិឝេឞណ) ដែល​ប្រាប់​លក្ខណៈ; ដែល​ជា​ជំនួយ​គេ ។ ន. ការ​ធ្វើ​ឲ្យ​ផ្សេង​គ្នា, ឲ្យ​ប្លែក​គ្នា; ការ​ធ្វើ​ឲ្យ​ច្បាស់​លាស់, ឲ្យ​ជាក់​លាក់ ។ គុណ​សព្ទ​ឬ​តុល្យាធិករណៈ គឺ​សព្ទ​ដែល​ប្រាប់​លក្ខណៈ​របស់​នាម​នាម ប្រើ​ជា​ជំនួយ​នាម​នាម, ដូច​ជា ផ្ទះ​តូច​ទាប; តូច <text:span text:style-name="T2">និង ទាប ជា​វិសេសនៈ​របស់ ផ្ទះ (ព. វ.) ។ </text:span></text:p>
          </table:table-cell>
          <table:table-cell table:style-name="តារាង1.D2" office:value-type="string">
            <text:p text:style-name="P5">--ន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០</text:p>
          </table:table-cell>
          <table:table-cell table:style-name="តារាង1.A2" office:value-type="string">
            <text:p text:style-name="P9">វិសេសន​</text:p>
            <text:p text:style-name="P9">សព្វ​ន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ៈន៉ៈ ស័ប-ព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េឞណ + សវ៌នាមន៑) សព្វ​នាម​ដែល​ប្រើ​បាន​ចំពោះ​តែ​ជា​វិសេសនៈ​របស់​នាម​នាម, ដូច​ជា នេះ, នោះ, ឯណា, នុះ, នុ៎ះ, ឯណោះ ជាដើម : ផ្ទះ​នេះ​ធំ​ជាង​ផ្ទះ​នុ៎ះ; នេះ​និង នុ៎ះ ជា​វិសេសន​សព្វ​នាម​របស់ ផ្ទះ (ព. វ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១</text:p>
          </table:table-cell>
          <table:table-cell table:style-name="តារាង1.A2" office:value-type="string">
            <text:p text:style-name="P9">វិសោធ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ធៈន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សោធន; វិឝោធន) ការ​សម្អាត, ជម្រះ, រម្លីង​សេចក្ដី; ការ​ល្បង​មើល, ការ​ពិនិត្យ​ឬ​សាក​មើល​ឲ្យ​ឃើញ​ពិត (ម. ព. ពិសោធ, ពិសោធន៍) ។ វិសោធន​ការណ៍ ហេតុ​នៃ​ការ​ពិសោធន៍, ហេតុ​ដែល​ត្រូវ​ពិសោធន៍ ។ វិសោធន​កិច្ច កិច្ច​ដែល​ត្រូវ​ពិនិត្យ, ដែល​ត្រូវ​សាក​មើល​ឲ្យ​ឃើញ​ពិត ។ វិសោធន​ភាព ភាវៈ​ឬ​បែប​ពិសោធន៍ ។ល។</text:p>
          </table:table-cell>
          <table:table-cell table:style-name="តារាង1.D2" office:value-type="string">
            <text:p text:style-name="P5">--ន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២</text:p>
          </table:table-cell>
          <table:table-cell table:style-name="តារាង1.A2" office:value-type="string">
            <text:p text:style-name="P9">វិស្ណុ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ស្ណុ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៣</text:p>
          </table:table-cell>
          <table:table-cell table:style-name="តារាង1.A2" office:value-type="string">
            <text:p text:style-name="P9">វិស្ម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សម័យ និង វិម្ហយៈ ឬ វិម្ហ័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៤</text:p>
          </table:table-cell>
          <table:table-cell table:style-name="តារាង1.A2" office:value-type="string">
            <text:p text:style-name="P9">វិស្វក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្វៈក</text:p>
          </table:table-cell>
          <table:table-cell table:style-name="តារាង1.D2" office:value-type="string">
            <text:p text:style-name="P5">សំ. 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្វ “ទាំងអស់, ទាំងមូល; ទួទៅ; គ្រប់​មុខ, សព្វ​គ្រប់, គ្រប់​យ៉ាង” + ករ <text:s/>“ធ្វើ; អ្នក​ធ្វើ”) អ្នក​ធ្វើ​ការ​ទួទៅ ។ ប្រើ​ដោយ​សន្មតិ​សំដៅ​សេចក្ដី​ចំពោះ “អធិបតី​អ្នក​សម្រេច​ការ​ហត្ថ​កម្ម​ទួទៅ​និង ការ​បច្ចេក​ទេស​ផ្សេង​ៗ មាន​ការ​សង់​ផ្ទះ, សង់​ស្ពាន, លើក​ថ្នល់, ធ្វើ​ផ្លូវ​ជាដើម សម្រាប់​រាជការ​គ្រប់​ប្រទេស (បារ. អ័ងហ៊្សេនីញើរ lngénieur)” : សញ្ញាបត្រ​វិស្វករ; ទី​វិស្វករ; វិស្វករ​ក្រសួង​សាធារណ​ការ... (ម. ព. វិស្សកម្ម និង ពិស្ណុការ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៥</text:p>
          </table:table-cell>
          <table:table-cell table:style-name="តារាង1.A2" office:value-type="string">
            <text:p text:style-name="P9">វិស្វនាថ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្វៈនាត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្វ--) អ្នក​ដែល​ជា​ទី​ពឹង​ឬ​ពំនាក់​របស់​មនុស្ស​សត្វ​ទួទៅ; ព្រះ​សិវៈ (ហៅ​តាម​លទ្ធិ​ព្រាហ្មណ៍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៦</text:p>
          </table:table-cell>
          <table:table-cell table:style-name="តារាង1.A2" office:value-type="string">
            <text:p text:style-name="P9">វិស្វាមិ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្វា-មិត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្វា--) នាម​មហា​ឫសី​មួយ​រូប​មាន​តំណាល​ក្នុង​រឿង​រាមាយណៈ​ថា​ជា​អាចារ្យ​របស់​ព្រះ​រាម: មហា​ឫសី​វិស្វាមិត្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៧</text:p>
          </table:table-cell>
          <table:table-cell table:style-name="តារាង1.A2" office:value-type="string">
            <text:p text:style-name="P9">វិស្វាសបា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ស្វា-សៈ បាត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្វាស--) អ្នក​ដែល​ស្និទ្ធស្នាល, អ្នក​ទំនុក​ទុក​ចិត្ត (ម. ព. វិស្សាសៈ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៨</text:p>
          </table:table-cell>
          <table:table-cell table:style-name="តារាង1.A2" office:value-type="string">
            <text:p text:style-name="P9">វិស្ស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ៈក័ម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ឝ្វកម៌ន៑ &lt; បា. វិស្ស, សំ. វិឝ្វ <text:s/>“ទាំងអស់, ទាំងមូល, សព្វ​គ្រប់, គ្រប់​មុខ, គ្រប់​យ៉ាង; ទួទៅ” + បា. កម្ម, សំ. កម៌ន៑ <text:s/>“អំពើ, កិច្ច​ការ”) អ្នក​ធ្វើ​កិច្ច​ការ​បាន​គ្រប់​យ៉ាង ។ នាម​ទេវបុត្រ​អ្នក​មាន​ចំណេះ​ខាង​ការ​ជាង​ជា​អ្នក​សម្រេច​កិច្ច​ការ​គ្រប់​យ៉ាង​ថ្វាយ​ព្រះ​ឥន្រ្ទ : ព្រះ​វិស្សកម្ម ឬ ព្រះ​វិស្សកម្ម​ទេវបុត្រ ។ ប្រើ​ក្លាយ​ជា វិស្សុកម្ម ក៏​មាន, គួរ​លែង​ប្រើ (ម. ព. វិស្វករ និង ពិស្ណុការ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១៩</text:p>
          </table:table-cell>
          <table:table-cell table:style-name="តារាង1.A2" office:value-type="string">
            <text:p text:style-name="P9">វិស្ស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ៈម៉ៈ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សម្រាក; ការ​ឈប់​សម្រាក, ដំណើរ​ឈប់ (មិន​ធ្វើ​ការ); ការ​សំណាក់ ។ វិស្សម​កាល, វិស្សម​មាស ឬ​វិស្សមោកាស (បា. &lt; វិស្សម + ឱកាស) ពេល, ខែ ឬ​ឱកាស ដែល​ឈប់​សម្រាក​មិន​ធ្វើ​ការ​ឬ​មិន​ចូល​សាលា​រៀន ។ វិស្សមដ្ឋាន ទី​សម្រាប់​ឈប់​សម្រាក; ទី​សម្រាប់​សំណាក់; ទី​សម្រាប់​ចត, ទី​សំចត ។ វិស្សម​មាល ឬ វិស្សម​សាលា រោង​សម្រាប់​សំណាក់, សាលា​សំណាក់ ។ វិស្សម​សង្រ្គាម ការ​ឈប់​ច្បាំង, ការ​ស្ងប់​សឹក; ប្រទេស​ដែល​ស្ងប់ ឥត​ចម្បាំង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០</text:p>
          </table:table-cell>
          <table:table-cell table:style-name="តារាង1.A2" office:value-type="string">
            <text:p text:style-name="P9">វិស្សាស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ាសៈ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ស្សាស; វិឝ្វាស) សេចក្ដី​ស្និទ្ធស្នាល, ដំណើរ​ជឿ​ចិត្ត​គ្នា, ការ​ទុក​ចិត្ត​គ្នា : មាន​វិស្សាសៈ​នឹង​គ្នា ។ វិស្សាស​ភាព ភាវៈ​ស្និទ្ធស្នាល ។ វិស្សាស​លាភ ការ​បាន​វិស្សាសៈ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១</text:p>
          </table:table-cell>
          <table:table-cell table:style-name="តារាង1.A2" office:value-type="string">
            <text:p text:style-name="P9">វិស្សាស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ាសិ-កៈ ឬ --សិក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ឝ្វាសិក) ដែល​មាន​វិស្សាសៈ; ដែល​ប្រកប​ដោយ​សេចក្ដី​ស្និទ្ធស្នាល: មនុស្ស​វិស្សាសិក (បើ​ស្រ្តី​ជា វិស្សាសិកា) ។ វិស្សាសិកដ្ឋាន (--ក័ត-ឋាន) ទី​ដែល​ប្រកប​ដោយ​វិស្សាសៈ ។ វិស្សាសិក​មិត្ត (--កៈមិត) មិត្ត​ដែល​ប្រកប​ដោយ​វិស្សាសៈ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២</text:p>
          </table:table-cell>
          <table:table-cell table:style-name="តារាង1.A2" office:value-type="string">
            <text:p text:style-name="P9">វិស្សាស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ស្សាសិ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៣</text:p>
          </table:table-cell>
          <table:table-cell table:style-name="តារាង1.A2" office:value-type="string">
            <text:p text:style-name="P9">វិស្សុ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ស្សុ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៤</text:p>
          </table:table-cell>
          <table:table-cell table:style-name="តារាង1.A2" office:value-type="string">
            <text:p text:style-name="P9">វិស្សុត​ន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ិះ-សុ-ត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ិឝ្រុត + នាមន៑) ដែល​មាន​កេរ្តិ៍​ឈ្មោះ​ល្បី​ល្បាញ : មនុស្ស​វិស្សុត​នាម (ម. ព. ពិស្សុត ផង) ។ វិស្សុត​ភាព ភាព​នៃ​បុគ្គល​អ្នក​មាន​កេរ្តិ៍​ឈ្មោះ​ល្បី​ល្បាញ, ការ​ល្បី​ឈ្មោ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៥</text:p>
          </table:table-cell>
          <table:table-cell table:style-name="តារាង1.A2" office:value-type="string">
            <text:p text:style-name="P9">វិហ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ហក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3">អ្នក​ដែល​ទៅ​តាម​អាកាស, សត្វ​ស្លាប ។ វិហគាធិប ឬ វិហគាធិបតី (សំ. បា. &lt; វិហគ + អធិប ឬ អធិបតិ) ស្តេច​បក្សី គ្រុឌ (ពាក្យ​សន្មត​ប្រើ​តាម​សម័យ) : វិហង្គ​ចក្រ ឬ--យន្រ្ត (--ហង់គៈច័ក ឬ--យន់) គ្រឿង​ចក្រ​ឬ​យន្ត​សម្រាប់​ទៅ​តាម​អាកាស (អាកាស​យាន) ។ វិហង្គ​ជន (--ហង់គៈជន់) ជន​អ្នក​ទៅ​តាម​អាកាស​បាន, អ្នក​ជិះ​យន្ត​ហោះ (អាកាស​យានិក) ។ វិហង្គ​យាន ឬ—ពាហនៈ, --វាហនៈ (--ហង់គៈ --) អាកាស​យាន ។ វិហង្គ​យានដ្ឋាន ឬ អាកាស​យានដ្ឋាន ទី, កន្លែង​សម្រាប់​យន្ត​ហោះ​ឡើង​ចុះ​ឬ​សម្រាប់​ចត​យន្ត​ហោះ ។ វិហង្គ​សត្វ បក្សី, ពួក​បក្សី (ទួទៅ) ។ វិហង្គ​យាន​សាលា, វិហង្គ​យាន​មាល ឬ អាកាស​យាន-- (--ហង់គៈយានៈសាល៉ា, --មាល ឬ--សៈយានៈ --) រោង​ដាក់​យន្ត​ហោះ ។ វិហង្គ​យានារោហក (--ហង់គៈ-ហៈកៈ ឬ --ហក់; &lt; វិហង្គ + យាន + អារោហក “អ្នក​ជិះ”) អ្នក​ជិះ​យន្ត​ហោះ (បើ​ស្រ្តី​ជា វិហង្គ​យានារោហិកា) ។ល។ (ម. ព. អាកាស ផង) ។ </text:p>
          </table:table-cell>
          <table:table-cell table:style-name="តារាង1.D2" office:value-type="string">
            <text:p text:style-name="P5">វិហង្គ ឬ វិហង្គម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៦</text:p>
          </table:table-cell>
          <table:table-cell table:style-name="តារាង1.A2" office:value-type="string">
            <text:p text:style-name="P9">វិហគ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ហគ, វិហង្គ) ។ </text:p>
          </table:table-cell>
          <table:table-cell table:style-name="តារាង1.D2" office:value-type="string">
            <text:p text:style-name="P5">វិហង្គ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៧</text:p>
          </table:table-cell>
          <table:table-cell table:style-name="តារាង1.A2" office:value-type="string">
            <text:p text:style-name="P9">វិហ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ហ៊ា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ឋាន​សួគ៌; អាកាស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៨</text:p>
          </table:table-cell>
          <table:table-cell table:style-name="តារាង1.A2" office:value-type="string">
            <text:p text:style-name="P9">វិហ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ហ៊ា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នៅ, ការ​នៅ​អាស្រ័យ ។ លំនៅ, កុដិ​ធំ, ទី​វត្ត (ទាំងមូល) សម្រាប់​ពួក​បព្វជិត​ពុទ្ធ​សាសនិក ។ ខ្មែរ​ហៅ​តាម​ទម្លាប់ ចំពោះ​តែ​ឧបោសថាគារ (រោង​ឧបោសថ៍) ថា “វិហារ” : សង់​វិហារ, បុណ្យ​ឆ្លង​វិហារ ។ វិហារ​កម្ម (--ហារៈក័ម) ការ​សាង​វត្ត; ការ​ធ្វើ​វិហារ ។ វិហារ​បាល (--ហារៈបាល) អ្នក​រក្សា​ទី​វត្ត, អ្នក​អ្នក​ថែ​វត្ត ។ វិហារ​បាលិនី (--ហារៈប៉ា--) ស្រ្តី​អ្នក​ថែ​ទី​វត្ត; ដូន​ជី​ឬ​យាយ​ជី ។ វិហារ​ភណ្ឌ (--ហារៈភ័ន) របស់​សម្រាប់​កុដិ​ធំ; របស់​សម្រាប់​វត្ត, <text:s/>ទ្រព្យ​វត្ត (ទ្រព្យ​សង្ឃ) ។ វិហារ​មហ​កម្ម (--ហារៈមៈហៈក័ម) បុណ្យ​ឆ្លង​វត្ត; ឬ​បុណ្យ​ឆ្លង​វិហារ ។ វិហារ​វត្ថុ (--ហារៈវ័ត-ថុ) អ្វី​ៗ​ដែល​មាន​នៅ​ក្នុង​ទី​វត្ត​មាន​ដើម​ឈើ, ដំណាំ​ជាដើម ។ វិហារ​វិឃាសាទ (--ហារៈ-សាត) អ្នក​បរិភោគ​បាយ​ដែល​ក្នុង​វត្ត (អ្នក​ស៊ី​បាយ​វត្ត); បើ​ស្រ្តី​ជា វិហារ​វិឃាសាទិកា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២៩</text:p>
          </table:table-cell>
          <table:table-cell table:style-name="តារាង1.A2" office:value-type="string">
            <text:p text:style-name="P9">វិហារ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ហារ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ហារ) ការ​នៅ, ការ​នៅ​ដោយ​សប្បាយ; ការ​ដើរ​លេង, ការ​ដើរ​កំសាន្ត​សប្បាយ; ការ​សម្រួល​អារម្មណ៍​ឲ្យ​គេច​ផុត​ចាក​កង្វល់ ។ វិហារ​កីឡា ឬ--ក្រីឌា ល្បែង​កំសាន្ត​ចិត្ត, ការ​លេង​កំសាន្ត​អារម្មណ៍ ។ វិហារដ្ឋាន, --ស្ថាន, --ទេស, --ភូមិ ទី​សម្រាប់​ឈប់​សម្រាក​កំសាន្ត​សប្បាយ (ដូច​យ៉ាង​ទី​សម្រាប់​ពួក​សិស្ស​ឈប់​សម្រាក​កំសាន្ត​ក្នុង​ចន្លោះ​ម៉ោង​រៀន​ជាដើម) ។ វិហារ​ទិន ឬ វិស្សម​ទិន ថ្ងៃ​ឈប់​សម្រាក ។ វិហារ​ធម៌ ធម៌​ឬ​សភាវៈ​ជា​ទី​សម្រាក​ចិត្ត; ឈាន, សមាបត្តិ ។ វិហារ​បព៌ត (--ហារៈបរពត់) ភ្នំ​សម្រាប់​កំសាន្ត​សប្បាយ ។ វិហារ​មាស ឬ--កាល ឬ​ក៏ វិហារោកាស (បា. វិហារ + ឱកាស) ខែ​ឬ​ពេល, ឧកាស ដែល​ឈប់​សម្រាក​មិន​ធ្វើ​ការ​ឬ​មិន​ចូល​សាលា​រៀន (វិស្សម​មាស, វិស្សម​កាល, វិស្សមោកាស) ។ វិហារ​យាត្រា ការ​ដើរ​លេង​សប្បាយ, ការ​ដើរ​លេង​កំសាន្ត​ចិត្ត ឬ រំហើយ​ខ្លួន ។ វិហារ​វ័ន ព្រៃ​សម្រាប់​កំសាន្ត​សប្បាយ, ឧទ្យាន ។ល។ ទិព្វ​វិហារ (ទិប-ពៈវិហ៊ា) ការ​នៅ​ដូច​ជា ទេវតា ។ ផាសុ​វិហារ (--ហ៊ា) ការ​នៅ​សប្បាយ ។ ព្រហ្ម​វិហារ (ម. ព. នេះ) ។ សុខ​វិហារ (--ហ៊ា) ការ​នៅ​ជា​សុខ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០</text:p>
          </table:table-cell>
          <table:table-cell table:style-name="តារាង1.A2" office:value-type="string">
            <text:p text:style-name="P9">វិហារ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ហារ និង វិហារៈ ទាំង ២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១</text:p>
          </table:table-cell>
          <table:table-cell table:style-name="តារាង1.A2" office:value-type="string">
            <text:p text:style-name="P9">វិហិង្ស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ហឹង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ហឹសា, វិហេសា) សេចក្ដី​បៀតបៀន, ការ​ធ្វើ​ឲ្យ​គេ​បាន​សេចក្ដី​ទុក្ខ​ពិបាក, ការ​ធ្វើ​ទុក្ខ​បុកម្នេញ​គេ ។ ព. ផ្ទ. អវិហឹសា, អវិហេសា ។ </text:p>
          </table:table-cell>
          <table:table-cell table:style-name="តារាង1.D2" office:value-type="string">
            <text:p text:style-name="P5">វិហឹសា</text:p>
            <text:p text:style-name="P5">ឬ វិហេសា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២</text:p>
          </table:table-cell>
          <table:table-cell table:style-name="តារាង1.A2" office:value-type="string">
            <text:p text:style-name="P9">វិហេសក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<text:span text:style-name="T6">វិហេសៈកៈ </text:span>ក័ម</text:p>
          </table:table-cell>
          <table:table-cell table:style-name="តារាង1.D2" office:value-type="string">
            <text:p text:style-name="P5">បា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ធ្វើ​ឲ្យ​អ្នក​សួរ​មាន​ការ​លំបាក​គឺ​ការ​នៅ​ទ្រឹង​ស្ងៀម​មិន​ព្រម​និយាយ ដូច​ជា​គេ​សួរ​យក​ការណ៍​ពិត​ពី​រឿង​អ្វី​មួយ​ដែល​ជា​ការ​ចាំបាច់ ហើយ​ខ្លួន​នៅ​ស្ងៀម​មិន​ព្រម​និយាយ ធ្វើ​ឲ្យ​អ្នក​សួរ​មាន​សេចក្ដី​លំបាក : វិហេសក​កម្ម ជា​អំពើ​ខុស​ផ្លូវ​សុចរិត​យុត្តិធម៌​ក្នុង​លោក ។ ព. វិ. ពុ. ថា: ភិក្ខុ​ត្រូវ​អាបត្តិ​បាចិត្តិយៈ ព្រោះ​វិហេសក​កម្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៣</text:p>
          </table:table-cell>
          <table:table-cell table:style-name="តារាង1.A2" office:value-type="string">
            <text:p text:style-name="P9">វិឡ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ិឡារ ) ។ </text:p>
          </table:table-cell>
          <table:table-cell table:style-name="តារាង1.D2" office:value-type="string">
            <text:p text:style-name="P5">វិឡារី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៤</text:p>
          </table:table-cell>
          <table:table-cell table:style-name="តារាង1.A2" office:value-type="string">
            <text:p text:style-name="P9">វិ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ដែល​ជ្រិះ, ជ្រលិះ; ឆិត, ទៀប; ស្ទើរ​នឹង : ចោល​វិះ​នឹង​ត្រូវ (និយាយ​ថា វឹះ ក៏​មា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៥</text:p>
          </table:table-cell>
          <table:table-cell table:style-name="តារាង1.A2" office:value-type="string">
            <text:p text:style-name="P9">វី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វី) “ឃ្លាត​ចាក​ទី; ដើរ, ទៅ; ផ្សាយ​ទូទៅ, ផ្សាយ​សព្វ”) វាច​ដោយ​ម្រាម​ដៃ​ច្រើន​សា​ច្រើន​ត្រឡប់ : វី​ស្រូវ, វី​គ្រាប់​សណ្តែត (វាច​គ្រាប់​ស្រូវ​ឬ​គ្រាប់​សណ្តែត​ដែល​ហាល (ច្រើន​ត្រឡប់) ដើម្បី​ឲ្យ​ត្រូវ​កម្តៅ​ថ្ងៃ​ស្មើ​គ្នា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្រដាប់​ធ្វើ​ដោយ​ឈើ មាន​សណ្ឋាន​ស្រដៀង​នឹង​ស្នូក តែ​តូច​រាក់​ លក​ជា​ស្នាម​ចង្អូរ​តូច​ពីរ​ទទឹម​គ្នា​ប្រវែង​មាន​កំណត់, សម្រាប់​ដាក់​កាស​វាល់​ឲ្យ​ដឹង​ចំនួន ជា​ជំនួស​ការ​រាប់​រាយ : វី​រាប់​កាស (មាន​ប្រើ​តែ​ក្នុង​សម័យ​ដែល​ចាយ​ក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៦</text:p>
          </table:table-cell>
          <table:table-cell table:style-name="តារាង1.A2" office:value-type="string">
            <text:p text:style-name="P9">វ៉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ុ. ស.</text:p>
          </table:table-cell>
          <table:table-cell table:style-name="តារាង1.D2" office:value-type="string">
            <text:p text:style-name="P4">អា, អា​នាង; មេ, មេ​នាង; ហង; ឯង ។ ពាក្យ​សម្រាប់​និយាយ​ទៅ​រក​កូន​ក្មេង​សាមញ្ញ ឬ​សម្រាប់​មនុស្ស​ដែល​ត្រូវ​និយាយ អញ, ឯង ទៅ​រក : ទៅ​ណា​វ៉ី ?; ប្រយ័ត្ន​វ៉ី ! ... (ព. ម. វ៉ឺយ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៧</text:p>
          </table:table-cell>
          <table:table-cell table:style-name="តារាង1.A2" office:value-type="string">
            <text:p text:style-name="P9">វីជ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ជ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ីជន ឬ វ្យជន) ផ្លិត; ស៊ែ (រ. ស.) : ព្រះ​វីជនី ផ្លិត​សម្រាប់​បក់​ថ្វាយ​ក្សត្រិយ៍​ឬ​ផ្លិត​ដែល​ព្រះ​រាជា​ទ្រង់​ប្រើ​ប្រាស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៨</text:p>
          </table:table-cell>
          <table:table-cell table:style-name="តារាង1.A2" office:value-type="string">
            <text:p text:style-name="P9">វី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ី-តៈ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ប្រាស​ឬ​ឃ្លាត​ចេញ​ហើយ, ដែល​ឥត, ដែល​គ្មាន។ សម្រាប់​ប្រើ​ផ្សំ​ជា​សមាស​នាម, ដូច​ជា វីត​រាគៈ, វីត​ទោសៈ, វីត​មោហៈ អ្នក​ដែល​ឥត​រាគៈ, ឥត​ទោសៈ, ឥត​មោហៈ (ព្រះ​អរហន្ត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៣៩</text:p>
          </table:table-cell>
          <table:table-cell table:style-name="តារាង1.A2" office:value-type="string">
            <text:p text:style-name="P9">វីតាមី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ីន</text:p>
          </table:table-cell>
          <table:table-cell table:style-name="តារាង1.D2" office:value-type="string">
            <text:p text:style-name="P5">បារ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Vitamine) ឱជា, ឱជារស, ជីវជាតិ ឬ​ជីពជាតិ គឺ​ឱជារស​របស់​ផ្លែ​ឈើ​ជាដើម​ដែល​មាន​តាម​ធម្មតា​ដើម ជា​រស​ឆ្ងាញ់​ស្រាប់​ពី​កំណើត : ដាំ​បាយ​កុំ​ផាត់​ទឹក​បាយ​ចោល ព្រោះ​នាំ​ឲ្យ​ខាត​វីតាមីន របស់​អង្ករ...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០</text:p>
          </table:table-cell>
          <table:table-cell table:style-name="តារាង1.A2" office:value-type="string">
            <text:p text:style-name="P9">វីតិក្ក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តិក-កៈម៉ៈ</text:p>
          </table:table-cell>
          <table:table-cell table:style-name="តារាង1.D2" office:value-type="string">
            <text:p text:style-name="P5">បា. ឬ សំ. ក្ល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្យតិក្រម) អជ្ឈាចារ, ការ​កន្លង​ឬ​ល្មើស​បញ្ញត្តិ, ការ​បំពាន​ច្បាប់ ។ ព. ផ្ទ. អវីតិក្កម ឬ អវីតិក្រម ។ វីតិក្កម​ចេតនា (--តៈន៉ា) គំនិត​ដែល​បម្រុង​នឹង​កន្លង ឬ​បំពាន​លើ​បញ្ញត្តិ ។ វីតិក្កម​ទោស ទោស​ឬ​កំហុស​ព្រោះ​ការ​កន្លង​បញ្ញត្តិ ។ វីតិក្កម​វាចា ឬ--វាទ សម្តី​បំពាន​ច្បាប់ ។ល។</text:p>
          </table:table-cell>
          <table:table-cell table:style-name="តារាង1.D2" office:value-type="string">
            <text:p text:style-name="P5">វីតិក្រម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១</text:p>
          </table:table-cell>
          <table:table-cell table:style-name="តារាង1.A2" office:value-type="string">
            <text:p text:style-name="P9">វីថ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ផ្លូវ, ថ្នល់; ជាយ​ព្រៃ; ជួរ, សង្កាត់, ប៉ែក (ប្រើ​ក្លាយ​ជា វិថី ក៏​មាន) ។ វីថិ​ចិត្ត ចិត្ត​ដែល​ត្រាច់​ទៅ​តាម​ផ្លូវ​អារម្មណ៍, ចិត្ត​ដែល​កើត​ដោយ​សង្កាត់, ដោយ​ប៉ែក (ព. អ.) ។ វីថិ​សិង្ឃាដក (--ដៈកៈ ឬ--ដក់) ថ្នល់​បែក​បី​ឬ​បែក​បួន, ផ្លូវ​ត្រឡែងកែង ។ គោ​វីថិ ឬ គោណ-- ផ្លូវ​គោ ។ អជ​វីថិ (អៈជៈ--) ផ្លូវ​ពពែ (ព. ហ.)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២</text:p>
          </table:table-cell>
          <table:table-cell table:style-name="តារាង1.A2" office:value-type="string">
            <text:p text:style-name="P9">វីមង្ស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ម័ង-សា</text:p>
          </table:table-cell>
          <table:table-cell table:style-name="តារាង1.D2" office:value-type="string">
            <text:p text:style-name="P5">បា. ;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ីមំសា; វីមាំសា អ. ថ. --ម៉ាម-សា) ការ​ពិចារណា​ដោយ​ល្អិត; ប្រាជ្ញា​សម្រាប់​ស្រាល់​ជ្រើស​រើស​រក​ឲ្យ​ឃើញ​ការណ៍​ពិត, ការ​ពិសោធ, ការ​ល្បង​មើល; ការ​ប្រឡង ។ វីមំសា​វិជ្ជា វិជ្ជា​ដែល​កើត​អំពី​ការ​ពិចារណា​ឈ្លេចឈ្លី​រក ឬ​វិជ្ជា​ដែល​សម្រេច​ដោយ​ការ​ប្រឡង​ហើយ ។ </text:p>
          </table:table-cell>
          <table:table-cell table:style-name="តារាង1.D2" office:value-type="string">
            <text:p text:style-name="P5">វីមំសា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៣</text:p>
          </table:table-cell>
          <table:table-cell table:style-name="តារាង1.A2" office:value-type="string">
            <text:p text:style-name="P9">វីមវ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ទីមទាម, ទទាក់ទទាម​ទាល់​ផ្លូវ​ទាល់​ដំណើរ : ដើរ​វីមវាម; គំនិត​វីមវា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៤</text:p>
          </table:table-cell>
          <table:table-cell table:style-name="តារាង1.A2" office:value-type="string">
            <text:p text:style-name="P9">វីមវើ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ពីមពើម​ឬ​ពេមពើម​ព្រោះ​ស្រវាំង​ឬ​ព្រោះ​ងងឹត : ដើរ​វីមវើម; ដំណើរ​វេមវើម ។ </text:p>
          </table:table-cell>
          <table:table-cell table:style-name="តារាង1.D2" office:value-type="string">
            <text:p text:style-name="P5">វេមវើម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៥</text:p>
          </table:table-cell>
          <table:table-cell table:style-name="តារាង1.A2" office:value-type="string">
            <text:p text:style-name="P9">វី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ខ្ជាប់ខ្ជួន, មួនមាំ, រ៉ឹងប៉ឹង, អង់អាច, ក្លាហាន, ក្លៀវក្លា, មោះមុត, ខ្លាំង​ពូកែ; ដែល​មាន​ព្យាយាម​ខ្ជាប់ខ្ជួន ។ ន. អ្នក​អង់អាច, ក្លៀវក្លា; អ្នក​ចម្បាំង; អ្នក​ប្រាជ្ញ ។ វីរ​ជន ជន​អង់អាច;... ។ វីរ​បុរស បុរស​អង់អាច;.... ។ វីរ​ភ័ដ អមាត្យ​អង់អាច; មេ​ទ័ព ។ វីរ​ភាព ភាព​ដែល​អង់អាច, ដំណើរ​អង់អាច ។ វីរ​សេនា សេនា​មោះមុត, សេនា​ខ្លាំង​ពូកែ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៦</text:p>
          </table:table-cell>
          <table:table-cell table:style-name="តារាង1.A2" office:value-type="string">
            <text:p text:style-name="P9">វីរិ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ីរិយ; វីយ៌) ព្យាយាម, ពិព្យាយាម; តេជះ; តេជ​ដៃ ។ វីរិយ​ពល (--យៈពល់) កម្លាំង​ព្យាយាម ។ វីរិយ​ភាព ភាព, បែប​បទ នៃ​ព្យាយាម ។ វីរិយ​វន្ត (--យៈវ័ន) ដែល​មាន​វីរិយៈ; អ្នក​មាន​ព្យាយាម (បើ​ស្រ្តី​ជា វីរិយ​វតី ឬ វីរិយ​វន្តី) ។ វីរិយ​សម្ប័ទ, --សម្បទា ឬ--សម្បត្តិ (--យៈ ស័ម-ប៉ៈទា ឬ--សំ-ប័ត) ការ​បូរិបូណ៌​ដោយ​ព្យាយាម ។ល។<text:span text:style-name="T6"> វីរិយារម្ភ (--រ័ម-ភៈ ឬ --រុ័ម; បា. &lt;វីរិយ + អារម្ភ) ការ​ប្រារព្ធ​ព្យាយាម, ការ​តាំង​ផ្គង​ព្យាយាម ។ល។ </text:span></text:p>
          </table:table-cell>
          <table:table-cell table:style-name="តារាង1.D2" office:value-type="string">
            <text:p text:style-name="P5">វីរិយ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៧</text:p>
          </table:table-cell>
          <table:table-cell table:style-name="តារាង1.A2" office:value-type="string">
            <text:p text:style-name="P9">វីរិយ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ក្នុង ព. វីរិយ ឬ វីរិយៈ) ។</text:p>
          </table:table-cell>
          <table:table-cell table:style-name="តារាង1.D2" office:value-type="string">
            <text:p text:style-name="P5">វីរិយា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៨</text:p>
          </table:table-cell>
          <table:table-cell table:style-name="តារាង1.A2" office:value-type="string">
            <text:p text:style-name="P9">វីវ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ក់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៤៩</text:p>
          </table:table-cell>
          <table:table-cell table:style-name="តារាង1.A2" office:value-type="string">
            <text:p text:style-name="P9">វីវ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វ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កិ. វិ.</text:p>
          </table:table-cell>
          <table:table-cell table:style-name="តារាង1.D2" office:value-type="string">
            <text:p text:style-name="P4">ធ្វើ​ឲ្យ​ទាស់​ការ, ឲ្យ​ទាស់​ដំណើរ, ឲ្យ​ទាស់​ទំនង; ដែល​នាំ​ឲ្យ​វីវក់, <text:s/>ឲ្យ​វរវឹក, ឲ្យ​ច្របូកច្របល់ : កុំ​វីវរ​អី !; ធ្វើ​វីវរ​ខូច​អស់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០</text:p>
          </table:table-cell>
          <table:table-cell table:style-name="តារាង1.A2" office:value-type="string">
            <text:p text:style-name="P9">វីវា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វីវាច​ចុះ​វាច​ឡើង, វី​ឲ្យ​រាចរាយ : វីវាច​អង្ករ, វីវាច​ដី​ឲ្យ​ស្មើ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១</text:p>
          </table:table-cell>
          <table:table-cell table:style-name="តារាង1.A2" office:value-type="string">
            <text:p text:style-name="P9">វីវែ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វាស​ឆ្ការ​ដៃ​ដូច​គេ​ចាប់​វី​ចាប់​វែក​ញែក​ចេញ ។ ពាក្យ​សម្រាប់​ប្រើ​ជា​បរិវារ​របស់​ពាក្យ ជជែក ថា : ជជែក​វីវែក ជជែក​ឆ្ការ​ដៃ​ព្រោង​ទាំង​ពីរ​ខាង ដណ្តើម​យក​ផ្លូវ​យក​ដំណើរ​រៀង​ខ្លួ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២</text:p>
          </table:table-cell>
          <table:table-cell table:style-name="តារាង1.A2" office:value-type="string">
            <text:p text:style-name="P9">វឹក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កូរ​វិល​ទៅ​វិល​មក​រឿយ​ៗ; កូរ​រឿយ​ៗ ដើម្បី​ឲ្យ​ខាប់​ឬ​ឲ្យ​ទន់, ឲ្យ​ឡើង​សម្បុរ​រលោង ឬ​ឲ្យ​ស : វឹក​ឲ្យ​សព្វ, កូរ​វឹក, វឹក​ស្ករ​ត្នោត, វឹក​តាំង​ម៉ែ (និយាយ​ថា វឹត ឬ វិត ក៏​មាន, តាម​ទម្លាប់​ប្រើ​ដោយ​ស្រុក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វក់​ធ្វើ​ម្តង​ៗ, ស្រើប​ធ្វើ​តាម​គ្នា​ម្តង​ៗ, បណ្តាល​ឲ្យ​មាន​ច្រើន​ម្តង​ៗ : វឹក​ធ្វើ​ការ, វឹក​ដាំ​សណ្តែក​បាយ​មិន​សល់​ម្នាក់, វឹក​មើល​ល្ខោន (ម. ព. វើត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៣</text:p>
          </table:table-cell>
          <table:table-cell table:style-name="តារាង1.A2" office:value-type="string">
            <text:p text:style-name="P9">វឹកវ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កិ. វិ.</text:p>
          </table:table-cell>
          <table:table-cell table:style-name="តារាង1.D2" office:value-type="string">
            <text:p text:style-name="P4">វរវឹក, ធ្វើ​ឲ្យ​ច្រឡំ​បល់, ឲ្យ​ទាស់​ការ; ច្របូកច្របល់ : នាំ​វឹកវរ, ធ្វើ​វឹកវរ (ម. ព. វរ ១ កិ.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៤</text:p>
          </table:table-cell>
          <table:table-cell table:style-name="តារាង1.A2" office:value-type="string">
            <text:p text:style-name="P9">វឹង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ិ.</text:p>
          </table:table-cell>
          <table:table-cell table:style-name="តារាង1.D2" office:value-type="string">
            <text:p text:style-name="P4">វិញ, វិញ​ទៀត; ភ្លាម : វឹង​ខ្មី, វឹង​រ៉ា, វឹង​ស្នង (ព. កា.) : ខ្ញុំ​ឥត​ទីពឹង សូម​បង​វិល​វឹង ឲ្យ​រួសរាន់​រ៉ា ទោះ​បាន​អ្វី​ក្តី ពុំ​បាន​ក្តី​ណា សូម​បង​យាត្រា វិល​ឆាប់​កុំ​ខាន ។ ឪ​គាត់​បាន​ប្រាប់ ថា​ឲ្យ​ប្រញាប់ វិល​វិញ​ឲ្យ​បាន ត្រូវ​កុំ​បង្អង់ ឲ្យ​ខក​ឲ្យ​ខាន ត្រូវ​តែ​ឲ្យ​បាន ត្រឡប់​វឹង​ស្នង ។ កិ. វិ. ដែល​លឿន​អស់​ល្បឿន, ពេញ​ទំហឹង : រត់​វឹង, លឿន​វឹ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 </text:p>
          </table:table-cell>
          <table:table-cell table:style-name="តារាង1.D2" office:value-type="string">
            <text:p text:style-name="P4">សូរ​ឮ​ដោយ​ចោល​ឬ​គ្រវែង​ពេញ​កម្លាំង​ដៃ: ចោល​វឹង, ចោល​ដុំ​ដី​ឮ​សូរ​វឹ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៥</text:p>
          </table:table-cell>
          <table:table-cell table:style-name="តារាង1.A2" office:value-type="string">
            <text:p text:style-name="P9">វឹ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ឹក ១ កិ.) ។</text:p>
          </table:table-cell>
          <table:table-cell table:style-name="តារាង1.D2" office:value-type="string">
            <text:p text:style-name="P5">វិត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៦</text:p>
          </table:table-cell>
          <table:table-cell table:style-name="តារាង1.A2" office:value-type="string">
            <text:p text:style-name="P9">វឹ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ដោយ​ទាញ​កន្រ្តាក់​ខ្លាំង : ទាញ​វឹប, កន្រ្តាក់​វឹប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៧</text:p>
          </table:table-cell>
          <table:table-cell table:style-name="តារាង1.A2" office:value-type="string">
            <text:p text:style-name="P9">វឹ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ល កិ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៨</text:p>
          </table:table-cell>
          <table:table-cell table:style-name="តារាង1.A2" office:value-type="string">
            <text:p text:style-name="P9">វឹល !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ល! ឧ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៥៩</text:p>
          </table:table-cell>
          <table:table-cell table:style-name="តារាង1.A2" office:value-type="string">
            <text:p text:style-name="P9">វិល​មុ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ល​មុខ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០</text:p>
          </table:table-cell>
          <table:table-cell table:style-name="តារាង1.A2" office:value-type="string">
            <text:p text:style-name="P9">វឹ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ិះ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១</text:p>
          </table:table-cell>
          <table:table-cell table:style-name="តារាង1.A2" office:value-type="string">
            <text:p text:style-name="P9">វឺ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ដោយ​ចោល​អ្វី​ៗ​ពេញ​កម្លាំង​ដៃ : ចោល​ដំបង​វឺ, ខ្យល់​បក់​ស្លឹក​ស្រល់​វ៉ឺ​ៗ ។</text:p>
          </table:table-cell>
          <table:table-cell table:style-name="តារាង1.D2" office:value-type="string">
            <text:p text:style-name="P5">វ៉ឺ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២</text:p>
          </table:table-cell>
          <table:table-cell table:style-name="តារាង1.A2" office:value-type="string">
            <text:p text:style-name="P9">វ៉ឺ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ម្តី​ឬ​សំឡេង​ឮ​គ្រលួច : និយាយ​វ៉ឺង, ស្រែក​វ៉ឺង (ម. ព. វ៉ូង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៣</text:p>
          </table:table-cell>
          <table:table-cell table:style-name="តារាង1.A2" office:value-type="string">
            <text:p text:style-name="P9">វ៉ឺងវ៉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ម្តី​ដែល​និយាយ​ឮ​ខ្លាំង​ពេញ​ទ្រពង​មាត់ : និយាយ​វ៉ឺងវ៉ាង, ឈ្លោះ​គ្នា​វ៉ូងវ៉ាង ។</text:p>
          </table:table-cell>
          <table:table-cell table:style-name="តារាង1.D2" office:value-type="string">
            <text:p text:style-name="P5">វ៉ូងវ៉ាង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៤</text:p>
          </table:table-cell>
          <table:table-cell table:style-name="តារាង1.A2" office:value-type="string">
            <text:p text:style-name="P9">វ៉ឺត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ដោយ​បឺត​ឬ​ស្រូប​ខ្លាំង​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៥</text:p>
          </table:table-cell>
          <table:table-cell table:style-name="តារាង1.A2" office:value-type="string">
            <text:p text:style-name="P9">វ៉ឺនវ៉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សម្តែង​អាការ​ស្ទាក់ស្ទើរ, រារែក, មិន​ដាច់​ស្រេច : បើ​ថា​ឲ្យ​ក៏​ឲ្យ​មក កុំ​វ៉ឺនវ៉ាយ​ដល់​ណា​ទៀត ! ។ ប្រើ​ជា គុ. ក៏​បាន. សម្តី​វ៉ឺនវ៉ា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៦</text:p>
          </table:table-cell>
          <table:table-cell table:style-name="តារាង1.A2" office:value-type="string">
            <text:p text:style-name="P9">វឺប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កង្ហារ​ធំ​វិល​ញាប់​ខ្លាំង​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៧</text:p>
          </table:table-cell>
          <table:table-cell table:style-name="តារាង1.A2" office:value-type="string">
            <text:p text:style-name="P9">វ៉ឺ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ិ.</text:p>
          </table:table-cell>
          <table:table-cell table:style-name="តារាង1.D2" office:value-type="string">
            <text:p text:style-name="P4">ពាក្យ​អាលបនៈ​សម្រាប់​និយាយ​ទៅ​រក​កូន​ក្មេង​សាមញ្ញ​ឬ​សម្រាប់​មនុស្ស​ដែល​ត្រូវ​ប្រើ​ពាក្យ អញ, ឯង ទៅ​រក : វ៉ឺយ​កន​យើង !; នែ​វ៉ឺយ កុំ​លេង​វ៉ឺយ !... (ប្រើ​ពាក្យ វ៉ី ជា​ជំនួស​ក៏​ម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៨</text:p>
          </table:table-cell>
          <table:table-cell table:style-name="តារាង1.A2" office:value-type="string">
            <text:p text:style-name="P9">វ៉ឺ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ិ. ជា ឧ.</text:p>
          </table:table-cell>
          <table:table-cell table:style-name="តារាង1.D2" office:value-type="string">
            <text:p text:style-name="P27">ពាក្យ​ស្រែក​បង្កូក​ហៅ​គ្នា​ឬ​ស្រែក​ឆ្លើយ​គ្នា​ពី​ចម្ងាយ​ដោយ​ពេញ​សំឡេង​ខ្ពស់​ស្រួច​គ្រលួច : វ៉ឺះ​អ្នក ! (ម្នាក់​ឆ្លើយ​ថា) : <text:span text:style-name="T4">វ៉ឺ៎ះ </text:span>! ខ្ញុំ​នៅ​ៗ​នេះ​ទេ ! </text:p>
          </table:table-cell>
          <table:table-cell table:style-name="តារាង1.D2" office:value-type="string">
            <text:p text:style-name="P11">វ៉ឺ៎ះ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៦៩</text:p>
          </table:table-cell>
          <table:table-cell table:style-name="តារាង1.A2" office:value-type="string">
            <text:p text:style-name="P9">វុឌ្ឍាចារ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ុត-ឍា ឬ--ធា-ចា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ព្រឹទ្ធាចារ្យ ។</text:p>
          </table:table-cell>
          <table:table-cell table:style-name="តារាង1.D2" office:value-type="string">
            <text:p text:style-name="P5">វុទ្ធាចារ្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០</text:p>
          </table:table-cell>
          <table:table-cell table:style-name="តារាង1.A2" office:value-type="string">
            <text:p text:style-name="P9">វុឌ្ឍាបចាយ</text:p>
            <text:p text:style-name="P9">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24">វុត-ឍា ឬ ធា-ប៉ៈចា យ៉ៈន៉ៈ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ព្រឹទ្ធាបចាយនៈ ដែរ ។</text:p>
          </table:table-cell>
          <table:table-cell table:style-name="តារាង1.D2" office:value-type="string">
            <text:p text:style-name="P5">វុទ្ធា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១</text:p>
          </table:table-cell>
          <table:table-cell table:style-name="តារាង1.A2" office:value-type="string">
            <text:p text:style-name="P9">វុឌ្ឍ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ុត-ឍិ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្ឫទ្ធិ) សេចក្ដី​ចម្រើន; ការ​លូតលាស់, ដុះដាល, បរិបូណ៌; ការ​កើត​កាល​វាល​គុម្ព : មាន​វុឌ្ឍិ ។ វុឌ្ឍិ​កម្ម អំពើ​ដែល​នាំ​ឲ្យ​មាន​សេចក្ដី​ចម្រើន ។ វុឌ្ឍិ​ការណ៍ ហេតុ​ដែល​នាំ​ឲ្យ​មាន​សេចក្ដី​ចម្រើន, ហេតុ​នៃ​សេចក្ដី​ចម្រើន ។ វុឌ្ឍិ​កាល ឬ--សម័យ កាល​ឬ​សម័យ​ដែល​មាន​សេចក្ដី​ចម្រើន ។ វុឌ្ឍិ​ជន្ម (--ជន់) ឬ ជន្ម​វុឌ្ឍិ (ជន់-ន្មៈ--) អាយុ​ដែល​ចម្រើន​ឬ​សេចក្ដី​ចម្រើន​អាយុ ។ វុឌ្ឍិ​ធម៌ ធម៌​ឬ​សភាវៈ​ដែល​នាំ​ឲ្យ​មាន​សេចក្ដី​ចម្រើន ។ វុឌ្ឍិ​ពរ ឬ វរ​វុឌ្ឍិ (វៈរៈ--) ពរ​ដ៏​ចម្រើន ឬ​សេចក្ដី​ចម្រើន​ដោយ​ពរ ។ វុឌ្ឍិ​ភាព ភាព, បែប​បទ, ដំណើរ​ដែល​នាំ​ឲ្យ​មាន​សេចក្ដី​ចម្រើន ។ល។ ប្រើ​ជា​បទ​សមាស​រៀង​ពី​ខាង​ចុង​នាម​សព្ទ​ដទៃ​បាន​តាម​គួរ​ដល់​ការ​ប្រកប, ដូច​ជា គុណ​វុឌ្ឍិ (គុណៈ --) សេចក្ដី​ចម្រើន​ដោយ​គុណ ។ ធន​វុឌ្ឍិ (ធៈនៈ--) សេចក្ដី​ចម្រើន​ដោយ​ទ្រព្យ ។ បុញ្ញ​វុឌ្ឍិ (ប៉ុញ-ញ៉ៈ--) សេចក្ដី​ចម្រើន​ដោយ​បុណ្យ ។ ពល​វុឌ្ឍិ (ពៈលៈ--) សេចក្ដី​ចម្រើន​កម្លាំង ។ ភោគ​វុឌ្ឍិ (--គៈ--) សេចក្ដី​ចម្រើន​ភោគៈ ។ យស​វុឌ្ឍិ (យៈសៈ--) សេចក្ដី​ចម្រើន​ដោយ​យស, ដោយ​បរិវារ ។ លាភ​វុឌ្ឍិ (--ភៈ--) ការ​ចម្រើន​លាភ ។ សិរី​វុឌ្ឍិ សេចក្ដី​ចម្រើន​សិរី ។ សីល​វុឌ្ឍិ (--ល៉ៈ--) សេចក្ដី​ចម្រើន​ឬ​ការ​បរិបូណ៌​ដោយ​សីល ។ សុខ​វុឌ្ឍិ (សុ-ខៈ--) សេចក្ដី​ចម្រើន​ដោយ​សុខ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២</text:p>
          </table:table-cell>
          <table:table-cell table:style-name="តារាង1.A2" office:value-type="string">
            <text:p text:style-name="P9">វុត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ុត-ត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ឧក្ត) ដែល​បាន​ពោល, បាន​និយាយ, បាន​ថ្លែង, បាន​ថា រួច​មក​ហើយ ។ សម្រាប់​ប្រើ​ជា​បទ​សមាស​រៀង​ពី​ខាង​ដើម​នាម​នាម, ដូច​ជា វុត្ត​ការណ៍ ហេតុ, ដំណើរ ដែល​បាន​និយាយ​រួច​មក​ហើយ ។ វុត្តដ្ឋាន (វុត-ត័ត-ឋាន) កន្លែង​ដែល​បាន​និយាយ​រួច​មក​ហើយ; កន្លែង​ដែល​បាន​និយាយ​គ្នា ។ វុត្ត​ន័យ ន័យ​ដែល​បាន​ពោល​រួច​ហើយ ។ វុត្ត​និយម (--យំ) ឬ --និយាម កំណត់, កំណត់​ហេតុ ឬ ទំនង ដែល​បាន​និយាយ​រួច​មក​ហើយ ។ វុត្តប្បមាណ (វុត-ត័ប-ប៉ៈ ម៉ាន) ប្រមាណ, សន្ទង់, ខ្នាត ដែល​បាន​និយាយ​រួច​មក​ហើយ ។ វុត្ត​ភាព ភាព, បែប​បទ, ដំណើរ ដែល​បាន​និយាយ​រួច​មក​ហើយ ។ វុត្ត​វាចា ឬ--វាទ សម្តី​ដែល​បាន​និយាយ​រួច​មក​ហើយ ។ វុត្តានុក្រម (--ក្រំ;&lt; បា. វុត្ត + សំ. អនុក្រម “លំដាប់”) លំដាប់​នៃ​ពាក្យ​ដែល​បាន​និយាយ​រួច​ហើយ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៣</text:p>
          </table:table-cell>
          <table:table-cell table:style-name="តារាង1.A2" office:value-type="string">
            <text:p text:style-name="P9">វុត្ត​ពី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ុត-ត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ុត្ត; ឧប្ត “ដែល​បណ្តុះ, សាប, ព្រោះ រួច​ហើយ” + វីជ ឬ ពីជ “ពូជ”) ពូជ (ដំណាំ) ដែល​បណ្តុះ, សាប, ព្រោះ រួច​ហើយ; ពូជ​សម្រាប់​បណ្តុះ, សាប, ព្រោះ ។</text:p>
          </table:table-cell>
          <table:table-cell table:style-name="តារាង1.D2" office:value-type="string">
            <text:p text:style-name="P5">--ពូជ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៤</text:p>
          </table:table-cell>
          <table:table-cell table:style-name="តារាង1.A2" office:value-type="string">
            <text:p text:style-name="P9">វុត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ុត-តិ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្ឫត្តិ) ការ​រស់​នៅ, ការ​ចិញ្ចឹម​ជីវិត ។ វុត្តិ​កម្ម ការ​របរ​សម្រាប់​ចិញ្ចឹម​ជីវិត ។ វុត្តិ​ភាព ភាវៈ​រស់​នៅ, ភាព​នៃ​ការ​ចិញ្ចឹម​ជីវិត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៥</text:p>
          </table:table-cell>
          <table:table-cell table:style-name="តារាង1.A2" office:value-type="string">
            <text:p text:style-name="P9">វុត្តោទ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ុត្តោទយ &lt; វុត្ត “ដែល​បាន​ពោល​ហើយ” + ឧទយ <text:s/>“ការ​រះ​ឡើង; ការ​បំភ្លឺ”) ឈ្មោះ​គម្ពីរ​មួយ ប្រាប់​ដំណើរ​មេ​កាព្យ​ភាសា​បាល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៦</text:p>
          </table:table-cell>
          <table:table-cell table:style-name="តារាង1.A2" office:value-type="string">
            <text:p text:style-name="P9">វុទ្ធាចារ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ព្រឹទ្ធាចារ្យ ដែរ (ម. ព. វុឌ្ឍាចារ្យ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៧</text:p>
          </table:table-cell>
          <table:table-cell table:style-name="តារាង1.A2" office:value-type="string">
            <text:p text:style-name="P19">វុទ្ធាបចាយ 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ព្រឹទ្ធាបចាយនៈ ដែរ (ម. ព. វុឌ្ឍាបចាយនៈ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៨</text:p>
          </table:table-cell>
          <table:table-cell table:style-name="តារាង1.A2" office:value-type="string">
            <text:p text:style-name="P9">វុទ្ធិ​រ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្រឹទ្ធិ​រោគ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៧៩</text:p>
          </table:table-cell>
          <table:table-cell table:style-name="តារាង1.A2" office:value-type="string">
            <text:p text:style-name="P9">វុ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21"><text:span text:style-name="T4">(វុ់ន)</text:span> វរ​ចិត្ត, ទញ់​គំនិត, វល់​ចិត្ត : វុន​ចិត្ត, វុន​គំនិត; នាំ​ឲ្យ​វុន​ធ្វើ​ការ​មិន​កើត, កំពុង​វុន​វិលវល់​ខ្វល់​គំនិត​គិត​អ្វី​ពុំ​ឃើញ​ទេ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8">១២២៨០</text:p>
          </table:table-cell>
          <table:table-cell table:style-name="តារាង1.A2" office:value-type="string">
            <text:p text:style-name="P9">វុនវ៉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20">(<text:span text:style-name="T4">វុ់នវាយ</text:span> អ. ថ. វុនវ៉ាយ) ធ្វើ​ឲ្យ​វឹកវរ, នាំ​ឲ្យ​វរ​ចិត្ត, ឲ្យ​ទញ់​គំនិត, ឲ្យ​អផ្សុក​ចិត្ត : នាំ​វុនវ៉ាយ​ឲ្យ​គិត​អ្វី​មិន​លេ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8">១២២៨១</text:p>
          </table:table-cell>
          <table:table-cell table:style-name="តារាង1.A2" office:value-type="string">
            <text:p text:style-name="P9">វ៉ុ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23">សូរ​ឮ​ដោយ​បក្សី​តូច​ហើរ​ឡើង​ដោយ​ប្រញាប់ : លលក​ហើរ​វ៉ុ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3"/>
          </table:table-cell>
        </table:table-row>
        <table:table-row>
          <table:table-cell table:style-name="តារាង1.A2" office:value-type="string">
            <text:p text:style-name="P8">១២២៨២</text:p>
          </table:table-cell>
          <table:table-cell table:style-name="តារាង1.A2" office:value-type="string">
            <text:p text:style-name="P9">វូ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ុំ​ឈើ​មូល​តូច មាន​ស្នូល​លៀន​ចេញ​ជាដើម​សម្រាប់​ក្មេង​ចោល​លេង​ឲ្យ​វិល​លើ​ទី​ផ្ទៃ​រាប : ក្មេង​លេង​វូ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6">សូរ​ឮ​ដោយ​ខ្យល់​បក់​ប៉ះ​ខ្លាំង : សូរ​ខ្យល់​បក់​វូ​ៗ ។ ន. ល្បឿន​កម្លាំង​ខ្យល់​បក់​ប៉ះ​ខ្លាំង : ខ្យល់​តែ​មួយ​វូ​ស្ងប់​ឈឹង​ទៅ​វិញ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៨៣</text:p>
          </table:table-cell>
          <table:table-cell table:style-name="តារាង1.A2" office:value-type="string">
            <text:p text:style-name="P9">វ៉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កញ្ចែ​កប៉ាល់​តូច​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៨៤</text:p>
          </table:table-cell>
          <table:table-cell table:style-name="តារាង1.A2" office:value-type="string">
            <text:p text:style-name="P9">វ៉ូ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6">សូរ​សម្តី​ឬ​សំឡេង​ឮ​ក្អូង​ខ្លាំង : និយាយ​វ៉ូង, ស្រែក​វ៉ូង (និយាយ​ថា វ៉ឺង ក៏​បាន, តាម​ទម្លាប់​ដែល​ឮ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៨៥</text:p>
          </table:table-cell>
          <table:table-cell table:style-name="តារាង1.A2" office:value-type="string">
            <text:p text:style-name="P9">វ៉ូងវ៉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7">(ម. ព. វ៉ឺងវ៉ា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8">១២២៨៦</text:p>
          </table:table-cell>
          <table:table-cell table:style-name="តារាង1.A2" office:value-type="string">
            <text:p text:style-name="P9">វ៉ូ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ំឡេង​ស្វា​ក្រិស​ថ្ងូរ​ជាដើម (ប្រើ​ជា ង៉ូត ឬ ង៉ូត​ៗ ក៏​មាន, តាម​ដំណើរ​ឮ) ។ </text:p>
          </table:table-cell>
          <table:table-cell table:style-name="តារាង1.D2" office:value-type="string">
            <text:p text:style-name="P5">វ៉ូត​ៗ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៨៧</text:p>
          </table:table-cell>
          <table:table-cell table:style-name="តារាង1.A2" office:value-type="string">
            <text:p text:style-name="P9">វូ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ខ្យល់​បក់​ប៉ះ​ខ្លាំង​ត្រូវ​ជញ្ជាំង​ឬ​សូរ​កញ្ចែ​កប៉ាល់​ធំ​ជាដើ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៨៨</text:p>
          </table:table-cell>
          <table:table-cell table:style-name="តារាង1.A2" office:value-type="string">
            <text:p text:style-name="P9">វ៉ូ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6">សូរ​ច្របាច់​ស៊ិហ្វេ្ល​កៅស៊ូ​រថយន្ត​ជាដើ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៨៩</text:p>
          </table:table-cell>
          <table:table-cell table:style-name="តារាង1.A2" office:value-type="string">
            <text:p text:style-name="P9">វូបស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សន់-តៈ ឬ--សន់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&lt; វិ <text:s/>“វិសេស, ប្លែក” + ឧប <text:s/>“ចូល​ជិត; ស៊ប់” + សន្ត “ស្ងប់; រម្ងាប់”) ដែល​ស្ងប់​ប្លែក; ដែល​រម្ងាប់; ដែល​ជើយ; សាន្តត្រាណ ។ វូបសន្ត​ចិត្ត (--ប៉ៈសន់-តៈ--) ចិត្ត​ស្ងប់, ចិត្ត​មិន​ជ្រួល​ច្រាល់ ។ វូបសន្តដ្ឋាន (--ប៉ៈសន់-ត័ត-ឋាន) ទី​ស្ងប់, កន្លែង​សាន្តត្រាណ​ឬ​សុខ​ស្រួល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០</text:p>
          </table:table-cell>
          <table:table-cell table:style-name="តារាង1.A2" office:value-type="string">
            <text:p text:style-name="P9">វូ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6">សូរ​សម្រែក​ដំរី ។</text:p>
          </table:table-cell>
          <table:table-cell table:style-name="តារាង1.D2" office:value-type="string">
            <text:p text:style-name="P5">វ៉ូម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8">១២២៩១</text:p>
          </table:table-cell>
          <table:table-cell table:style-name="តារាង1.A2" office:value-type="string">
            <text:p text:style-name="P9">វូមវៈ!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6">(ម. ព. វៈ ! ឬ វៈ​អឺ !) ។ </text:p>
          </table:table-cell>
          <table:table-cell table:style-name="តារាង1.D2" office:value-type="string">
            <text:p text:style-name="P5">វូមវៈ​អឺ !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២</text:p>
          </table:table-cell>
          <table:table-cell table:style-name="តារាង1.A2" office:value-type="string">
            <text:p text:style-name="P9">វ៉ូ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្រែក​បង្អើល ឬ​ស្រែក​ដង្ហោយ​ហៅ​គ្នា​ពី​ចម្ងាយ​ជាដើម (បើ​ស្រែក​ពី​ទី​ឆ្ងាយ​ពេក​ថា <text:span text:style-name="T4">វ៉ូ៎ស</text:span> មាន​សូរ​ស្រួច​ខ្ពស់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៣</text:p>
          </table:table-cell>
          <table:table-cell table:style-name="តារាង1.A2" office:value-type="string">
            <text:p text:style-name="P9">វ៉ូសវ៉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្រែក​បង្អើល​ដោយ​មាន​គ្នា​ច្រើន ។ </text:p>
          </table:table-cell>
          <table:table-cell table:style-name="តារាង1.D2" office:value-type="string">
            <text:p text:style-name="P5">វ៉េសវ៉ាស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៤</text:p>
          </table:table-cell>
          <table:table-cell table:style-name="តារាង1.A2" office:value-type="string">
            <text:p text:style-name="P9">វើក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វល្លិ​មួយ​ប្រភេទ វារ​រាប​លើ​ដី មាន​មើម​កើត​ឫស​ដើម​ដែល​ចាប់​ចុះ​ទៅ​ក្នុង​ដី ដូច​ដំឡូង​ជ្វា, សណ្ឋាន​ដើម​ស្រដៀង​នឹង​ដំឡូង​រលួស តែ​មាន​ជ័រ​ស្អិត​នៅ​សំបក, បរិភោគ​ឆៅ​បាន : វល្លិ​វើក, មើម​វើ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ល្លិ​វើក</text:p>
            <text:p text:style-name="P4">មើម​វើក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6">(<text:span text:style-name="T4">វេិក</text:span><text:span text:style-name="T14"> </text:span>អ. ថ. វ៉ឺក <text:s/>“បើក; លើក​ឡើង; សើយ”) ធ្វើ​ឲ្យរ​ង្វើល​ល្បោះ​ៗ​ពី​គ្នា : វើក​ស្រូវ ដក​ស្រូវ​ពង្រោះ​ចេញ​ខ្លះ​ឲ្យ​រង្វើល​ៗ ហើយ​យក​ស្រូវ​ដែល​ដក​នោះ​ទៅ​ស្ទូង​ក្នុង​ស្រែ​ឯ​ទៀត (សម្តី​អ្នក​ស្រុក​មង្គលបុរ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៥</text:p>
          </table:table-cell>
          <table:table-cell table:style-name="តារាង1.A2" office:value-type="string">
            <text:p text:style-name="P9">វើក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ដែល​កម្រើក​យឺត​ៗ, យឺត​ៗ​វើក​ៗ : ដង្កូវ​វារ​វើក​ៗ, ធ្វើ​ការ​វើក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៦</text:p>
          </table:table-cell>
          <table:table-cell table:style-name="តារាង1.A2" office:value-type="string">
            <text:p text:style-name="P9">វើ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បណ្តាល​កើត​ឡើង ឬ​មាន​ឡើង​ព្រម​គ្នា; ស្រើប​ធ្វើ​តាម​គ្នា​ម្តង​ៗ, វឹក : វើត​មាន​មូស; វើត​មើល​ល្ខោន, វើត​ដើរ​ទិញ​ស្រូវ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៧</text:p>
          </table:table-cell>
          <table:table-cell table:style-name="តារាង1.A2" office:value-type="string">
            <text:p text:style-name="P9">វើម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6">ទើម​ៗ, គើម​ៗ : វារ​វើម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៨</text:p>
          </table:table-cell>
          <table:table-cell table:style-name="តារាង1.A2" office:value-type="string">
            <text:p text:style-name="P9">វៀ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ល. 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វ្យង, វ្យើង អ. ថ. វៀង ដូច​គ្នា) រាជធានី, ក្រុង; វាំង; កំពែង​ក្រុង : វៀង​ចន្ទន៍ ក្រុង​ចន្ទន៍ (ក្នុង​ប្រទេស​លាវ​ប៉ែក​ខាង​កើត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២៩៩</text:p>
          </table:table-cell>
          <table:table-cell table:style-name="តារាង1.A2" office:value-type="string">
            <text:p text:style-name="P9">វៀង​ជ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្រុង​ឬ​វាំង​មាន​ជ័យ ។ ខ្មែរ​ប្រើ​ជា​គោរមងារ​របស់​សេនាបតី​ក្រសួង​ព្រះ​រាជ​វាំង : អ្នក​ឧញ៉ា​វាំង​វរ​វៀង​ជ័យ ... (ម. ព. វៀង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០</text:p>
          </table:table-cell>
          <table:table-cell table:style-name="តារាង1.A2" office:value-type="string">
            <text:p text:style-name="P9">វៀ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ទីទៃ​ពី​ត្រង់ គឺ​ដែល​មាន​រំពត់, មាន​របត់, កោង, រមួល : ឈើ​វៀច, ផ្លូវ​វៀច, ចិត្ត​វៀច, អំពើ​វៀច ។ វៀច​វរ វៀច​វឹកវរ ។ វៀច​វាង វាង​ព្រោះ​វៀច ។ វៀច​វេរ វៀច​ងាក​បែរ, វៀច​បែរ​រេ : ចិត្ត​វៀច​វេរ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ៀច​វាង</text:p>
            <text:p text:style-name="P4">វៀច​វេរ</text:p>
          </table:table-cell>
        </table:table-row>
        <table:table-row>
          <table:table-cell table:style-name="តារាង1.A2" office:value-type="string">
            <text:p text:style-name="P8">១២៣០១</text:p>
          </table:table-cell>
          <table:table-cell table:style-name="តារាង1.A2" office:value-type="string">
            <text:p text:style-name="P9">វៀន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ព័ទ្ធ​ពេន​ចូល, ព័ទ្ធ​ខ្វេរ​ក្រវៀន : វៀន​ដេក ដេក​ផ្អៀង​ក្នុង​ទី​ចង្អៀត​អង្កុញ​ជើង​ដៃ​ក្រវៀ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្រដាប់​ត្បាញ​ដោយ​ចម្រៀក​ផ្តៅ ចាក់​ទាក់​ជា​ក្រឡា​បួន​ជ្រុង​ៗ ចង​ព័ទ្ធ​ពី​ខាង​ក្រោយ​កូប​ឬ​រយាង​ដំរី​សម្រាប់​ដាក់​អីវ៉ាន់​រាយ​រង​ផ្សេង​ៗ : កូប​ដំរី​ខ្លះ​មាន​វៀន ខ្លះ​ឥត​វៀ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២</text:p>
          </table:table-cell>
          <table:table-cell table:style-name="តារាង1.A2" office:value-type="string">
            <text:p text:style-name="P9">វៀ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លើក​លែង, តម, ឈប់​ខាន, អត់​មិន​ធ្វើ: វៀរ​ចាក​ទុច្ចរិត ឈប់​មិន​កាន់​ទុច្ចរិត ។ វៀរ​តែ និ. លើក​តែ, លើក​លែង​តែ ។ វៀរ​ត្រី​សាច់ តម​ត្រី​សាច់ ។ វៀរ​បង់ លះបង់, លះ​ចោល​បង់ ។ វៀរ​លែង លះលែង, លះ​ស្រឡះ ។ វៀរ​លែង​តែ និ. លើក​លែង​តែ : ចង់​ស៊ី​អ្វី​ស៊ី​ចុះ, វៀរ​លែង​តែ​ចេក​ពង​មាន់​៣​ស្និត​នុ៎ះ ទុក​ប្រគេន​លោក !; គេ​ទៅ​ទាំងអស់​គ្នា, វៀរ​លែង​តែ​ខ្ញុំ ត្រូវ​នៅ​ចាំ​ផ្ទ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៣</text:p>
          </table:table-cell>
          <table:table-cell table:style-name="តារាង1.A2" office:value-type="string">
            <text:p text:style-name="P9">វៀ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ចិត​ឆ្កៀល​ជុំ​វិញ​ដើម្បី​យក​សាច់​ខាង​ក្រៅ​ឬ​សាច់​ខាង​ក្នុង​ដែល​មូល : វៀល​សាច់​ដូង ។ <text:s/>ចិត​យក​សាច់​ចេញ​សម្រួល​ឲ្យ​ផត​តាម​គួរ​ដល់​ការ​ប្រកប : វៀល​ផ្នៀង​នង្គ័ល ។ វៀល​វង់ វៀល​កេល​ជុំ​វិញ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ៀល​វង់ </text:p>
          </table:table-cell>
        </table:table-row>
        <table:table-row>
          <table:table-cell table:style-name="តារាង1.A2" office:value-type="string">
            <text:p text:style-name="P8">១២៣០៤</text:p>
          </table:table-cell>
          <table:table-cell table:style-name="តារាង1.A2" office:value-type="string">
            <text:p text:style-name="P9">វៀ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ះ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៥</text:p>
          </table:table-cell>
          <table:table-cell table:style-name="តារាង1.A2" office:value-type="string">
            <text:p text:style-name="P9">វៀះវៀ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ះវៀ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៦</text:p>
          </table:table-cell>
          <table:table-cell table:style-name="តារាង1.A2" office:value-type="string">
            <text:p text:style-name="P9">វ៉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3">ឈ្មោះ​រដ្ឋ​ធានី​របស់​ដែន​អណ្ណាម (វៀតណាម​កណ្តាល) : ក្រុង​វ៉េ។ </text:p>
          </table:table-cell>
          <table:table-cell table:style-name="តារាង1.D2" office:value-type="string">
            <text:p text:style-name="P5">ហ្វេ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៧</text:p>
          </table:table-cell>
          <table:table-cell table:style-name="តារាង1.A2" office:value-type="string">
            <text:p text:style-name="P9">វេគ​ព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គៈពល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គ <text:s/>“សន្ទុះ​ល្បឿន” + ពល “កម្លាំង”) កម្លាំង​សន្ទុះ, កម្លាំង​ល្បឿន : ល្បឿន​ទៅ​ដោយ​វេគ​ព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៨</text:p>
          </table:table-cell>
          <table:table-cell table:style-name="តារាង1.A2" office:value-type="string">
            <text:p text:style-name="P9">វេគ​ស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គៈស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ះ; ល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០៩</text:p>
          </table:table-cell>
          <table:table-cell table:style-name="តារាង1.A2" office:value-type="string">
            <text:p text:style-name="P9">វេគ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គ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០</text:p>
          </table:table-cell>
          <table:table-cell table:style-name="តារាង1.A2" office:value-type="string">
            <text:p text:style-name="P9">វេគ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េគិន៑) ដែល​មាន​ល្បឿន ។ ន. អ្នក​មាន​ល្បឿន; អ្នក​ដើរ​លឿន; បើ​ស្ត្រី​ជា វេគិន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១</text:p>
          </table:table-cell>
          <table:table-cell table:style-name="តារាង1.A2" office:value-type="string">
            <text:p text:style-name="P9">វេ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ធ្វើ​ឲ្យ​ជា​បង្វេច : វេច​សម្ពាយ ។ ខ្ចប់​ឲ្យ​ជា​សំណុំ : វេច​បាយ, វេច​បាយ​សំណុំ ។ វេច​ទុក​តែ​ក្នុង​ចិត្ត (ព. ប្រ.) គិត​ទុក​តែ​ក្នុង​ចិត្ត​មិន​ចេញ​ថា ។ វេច​សុំ វេច​ក្បិតក្បៀត​លាក់​ទុក, វេច​លាក់​សុំ, វេច​ត្រដក់​ត្រសុំ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២</text:p>
          </table:table-cell>
          <table:table-cell table:style-name="តារាង1.A2" office:value-type="string">
            <text:p text:style-name="P9">វេច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នួល, ថ្លៃ​ឈ្នួល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៣</text:p>
          </table:table-cell>
          <table:table-cell table:style-name="តារាង1.A2" office:value-type="string">
            <text:p text:style-name="P9">វេច្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ច-ចៈ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ាក្យ​ប្រើ​ក្លាយ​មក​ពី វច្ច ។ វេច្ចកុដិ, វេច្ចមគ្គ ក្លាយ​មក​ពី វិច្ចកុដិ, វច្ចមគ្គ (ម. ព. ទាំង​នុះ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េច្ចកុដិ វេច្ចមគ្គ </text:p>
          </table:table-cell>
        </table:table-row>
        <table:table-row>
          <table:table-cell table:style-name="តារាង1.A2" office:value-type="string">
            <text:p text:style-name="P8">១២៣១៤</text:p>
          </table:table-cell>
          <table:table-cell table:style-name="តារាង1.A2" office:value-type="string">
            <text:p text:style-name="P9">វេជ​យ័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េជ​យ័ន្ត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៥</text:p>
          </table:table-cell>
          <table:table-cell table:style-name="តារាង1.A2" office:value-type="string">
            <text:p text:style-name="P9">វេជ្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ច-ជ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ៃទ្យ “អ្នក​ចេះ​អាយុ​វេទ គឺ​ចេះ​វិជ្ជា​សម្រាប់​រក្សា​អាយុ”) ពេទ្យ ឬ ពែទ្យ ។ វេជ្ជ​កម្ម ការ​របស់​ពេទ្យ, ការ​រក្សា​រោគ, ការ​មើល​ជំងឺ ។ វេជ្ជ​គ្រឹះ ផ្ទះ​ពេទ្យ (ម. ព. ពេទ្យ​មន្ទីរ ផង) ។ វេជ្ជដ្ឋាន (ម. ព. ពេទ្យ​ស្ថាន) ។ វេជ្ជប្បញ្ញតិ្ត បញ្ញត្តិ, ការ​ហាម​ប្រាម​របស់​ពេទ្យ។ វេជ្ជ​មន្ទីរ (ម. ព. ពេទ្យ​មន្ទីរ) ។ វេជ្ជ​វិជ្ជា (ម. ព. ពេទ្យ​វិទ្យា)។ វេជ្ជ​សាស្រ្ត (ម. ព. ពេទ្យ​សាស្រ្ត) ។ វេជ្ជ​សាស្រ្តាចារ្យ សាស្រ្តាចារ្យ​ពេទ្យ គឺ​គ្រូ​ធំ​បង្រៀន​វេជ្ជ​វិជ្ជ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៦</text:p>
          </table:table-cell>
          <table:table-cell table:style-name="តារាង1.A2" office:value-type="string">
            <text:p text:style-name="P9">វេ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ត្របាញ់​បញ្ចូល​ធ្លុង : វេញ​ខ្សែ ។ វេញ​គំនិត​គ្នា (ព. ប្រ.) រួម​គំនិត​គ្នា​តែ​មួយ (ដូច​គេ​វេញ​ខ្សែ​បញ្ចូល​ធ្លុ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៧</text:p>
          </table:table-cell>
          <table:table-cell table:style-name="តារាង1.A2" office:value-type="string">
            <text:p text:style-name="P9">វេឋន​ពស្រ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-ឋៈន៉ៈ ព័ស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ឋន; វេឞ្តន) សំពត់​សម្រាប់​ជួត, ឈ្នួត​ក្បាល (ម. ព. ពស្រ្ត ឬ ពស្រ្តា ផង) ។ </text:p>
          </table:table-cell>
          <table:table-cell table:style-name="តារាង1.D2" office:value-type="string">
            <text:p text:style-name="P5">វេស្តន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៨</text:p>
          </table:table-cell>
          <table:table-cell table:style-name="តារាង1.A2" office:value-type="string">
            <text:p text:style-name="P9">វេឌ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ភេត្រា, សំព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១៩</text:p>
          </table:table-cell>
          <table:table-cell table:style-name="តារាង1.A2" office:value-type="string">
            <text:p text:style-name="P9">វេត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ិសាច, បិសាច​ដែល​បរិភោគ​តែ​គំរង់ (បិសាច​ស្អុយ​គគ្រុ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០</text:p>
          </table:table-cell>
          <table:table-cell table:style-name="តារាង1.A2" office:value-type="string">
            <text:p text:style-name="P9">វេតាឡ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 ឬ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វាយ​ស្គរ​ឬ​គោះ​ត្រដោក​ចាំ​យាម; អ្នក​ផ្លុំ​ត្រែ​ដាស់​គេ​ឲ្យ​ភ្ញាក់; អ្នក​ច្រៀង​ភ្លេង ។ </text:p>
          </table:table-cell>
          <table:table-cell table:style-name="តារាង1.D2" office:value-type="string">
            <text:p text:style-name="P5">វៃតាលិក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១</text:p>
          </table:table-cell>
          <table:table-cell table:style-name="តារាង1.A2" office:value-type="string">
            <text:p text:style-name="P9">វេ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-ទៈ ឬ វេត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េចក្ដី​ដឹង, វិជ្ជា, ចំណេះ ។ គម្ពីរ​សម្តែង​បែប​របៀប​ផ្សេង​ៗ​ខាង​សាសនា​ព្រាហ្មណ៍, ក្នុង​សម័យ​ដើម មាន​ត្រឹម​តែ​៣ យ៉ាង​គឺ ១-ឫគ្វេទ ឬ ឥរុ​វេទ មាន​ដំណើរ​សេចក្ដី​ជា​ពាក្យ​ឆន្ទ​សម្រាប់​សូត្រ​សរសើរ​ពួក​ទេវតា; ២-យជុវ៌េទ ឬ យជ្ជុ​វេទ មាន​ដំណើរ​សេចក្ដី​ជា​ពាក្យ​រាយ​រណ្តំ សម្រាប់​សូត្រ​បូជា​ឬ​បួងសួង; ៣-សាម​វេទ មាន​ដំណើរ​សេចក្ដី​ជា​ពាក្យ​ឆន្ទ​សម្រាប់​សូត្រ​ក្នុង​ពិធី​ថ្វាយ​ទឹក​សោម... ។ វេទ​ទាំង ៣ នេះ​សុទ្ធ​តែ​ប្រើ​ភាសា​សំស្រ្កឹត ហៅ​ដោយ​រួបរួម​ថា វេទ​ត្រ័យ ឬ ត្រ័យ​វិទ្យា ឬ​ក៏ ត្រៃ​វេទ; ពួក​ព្រាហ្មណិក​ប្រកាន់​ជឿ​ស៊ប់​ថា មហា​ព្រហ្ម​ប្រសិទ្ធី​ឲ្យ​កើត​ឡើង មិន​មែន​មនុស្ស​តាក់តែង​ទេ; លុះ​ចំណេរ​ត​មក កើត​មាន អថព៌​វេទ ឬ អថព្វ-- “វេទ​សម្រាប់​សូត្រ​ហៅ​ឬ​បណ្តេញ​ខ្មោច​បិសាច...” មួយ​ថែម​ទៀត​រួម​ជា​វេទ​មាន ៤ យ៉ាង ។ វេទ​កោសល (--ទៈកោសល់) សេចក្ដី​ឈ្លាស, ស្ទាត់, ជំនាញ ក្នុង​វេទ ។ វេទ​ប្រទាន (--ទ័ប-ប្រៈ--) ការ​បង្រៀន​វេទ ។ វេទ​មន្ត ឬ--មន្រ្ត (វេត-មន់) មន្ត​ក្នុង​វេទ។ ខ្មែរ​ច្រើន​និយាយ​សំដៅ​មន្ត​អាគម, មន្ត​សម្រាប់​សូត្រ​ស្តោះ​ផ្លុំ ។ វេទ​វិទ្យា (--ទៈវិត-ទ្យា) វិទ្យា​ក្នុង​វេទ, ការ​ចេះ​វេទ ។ <text:s/>វេទ​សាស្រ្ត (--ទៈសាស) គម្ពីរ​វេទ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២</text:p>
          </table:table-cell>
          <table:table-cell table:style-name="តារាង1.A2" office:value-type="string">
            <text:p text:style-name="P9">វេទ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ក្នុង ព. វេទ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៣</text:p>
          </table:table-cell>
          <table:table-cell table:style-name="តារាង1.A2" office:value-type="string">
            <text:p text:style-name="P9">វេទគ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ទគ) អ្នក​បាន​ដល់​ត្រើយ​វេទ គឺ​អ្នក​ចេះ​វេទ​ចប់​ហើយ; អ្នក​បាន​សម្រេច​វេទ, អ្នក​ចេះ​វេទ; អ្នក​ដែល​កំពុង​តែ​រៀន​វេទ (ហៅ​តាម​លទ្ធិ​ព្រាហ្មណិក) ។ តាម​ពុទ្ធិក​លទ្ធិ វេទគូ សំដៅ​ចំពោះ​ព្រះ​អរហន្ត ពី​ព្រោះ​ព្រះ​អរហន្ត លោក​បាន​សម្រេច​អរហត្ត​ផល ដែល​ជា​ត្រើយ​នៃ​សមុទ្រ គឺ​ភព​វដ្ដសំសារ​ហើយ ឈ្មោះ​ថា​លោក​ចេះ​ចប់​វេទ​គ្រប់​សព្វ​ហើយ (ផ្ទុយ​គ្នា​នឹង​លទ្ធិ​ព្រាហ្មណិក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៤</text:p>
          </table:table-cell>
          <table:table-cell table:style-name="តារាង1.A2" office:value-type="string">
            <text:p text:style-name="P9">វេទន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ៈ--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ារ​ទទួល​អារម្មណ៍, ការ​សោយ​ឬ​ការ​រង​អារម្មណ៍, ការ​ដឹង​អារម្មណ៍​ជា​សុខ​ឬ​ជា​ទុក្ខ... ។ ច្រើន​សំដៅ​ចំពោះ​ការ​ទទួល​អារម្មណ៍​ជា​ទុក្ខ : គួរ​ឲ្យ​មាន​វេទនា​ណាស់ ! ។ ពោល​តាម​គម្ពីរ​ពុទ្ធ​សាសនា វេទនា មាន​៥​យ៉ាង​គឺ ១-សុខ​វេទនា ការ​ទទួល​អារម្មណ៍​ជា​សុខ; ២-ទុក្ខ​វេទនា... ជា​ទុក្ខ; ៣-ឧបេក្ខា​វេទនា... ជា​ឧបេក្ខា; ៤-សោមនស្ស​វេទនា ... ជា​សោមនស្ស; ៥-ទោមនស្ស​វេទនា... ជា​ទោមនស្ស ។ ខ្មែរ​ប្រើ​ក្លាយ​ជា កិ. ក៏​មាន, សំដៅ​សេចក្ដី​ថា “រង​ទុក្ខ, លំបាក”: វេទនា​ណាស់ !; វេទនា​អ្វី​ម្ល៉េះ​ទេ ! ។ វេទនាក្សាន្តិ (--ក្សាន) ការ​អត់​ទ្រាំ​ទុក្ខ​វេទនា ។ វេទនា​ខន្ធ ឬ--ស្កន្ធ (--ខ័ន ឬ--ស្ក័ន) ពួក​ឬ​កង​វេទនា, វេទនា​ដែល​រាប់​ជា​ខន្ធ​មួយ​ក្នុង​ខន្ធ​ទាំង​៥ ។ វេទនានុរូប (សំ. បា. &lt; វេទនា + អនុរូប) តាម​សម​គួរ​ដល់​វេទនា : នៅ​តាម​វេទនានុរូប ។ វេទនានុវត្តន៍ (--វ័ត; បា. &lt; វេទនា + អនុវត្តន) ការ​ប្រព្រឹត្ត​ទៅ​តាម​វេទនា ។ វេទនា​ប្រាប្ត (--ប្រាប) អ្នក​ដែល​ដល់​នូវ​ទុក្ខ​វេទនា, អ្នក​រង​សេចក្ដី​លំបាក ។ វេទនាភិភូត (&lt; វេទនា + អភិភូត “គ្រប​សង្កត់”) អ្នក​ដែល​ត្រូវ​ទុក្ខ​វេទនា​គ្រប​សង្កត់, អ្នក​ដែល​ឈឺ​ចាប់​ខ្លាំង ។ 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៥</text:p>
          </table:table-cell>
          <table:table-cell table:style-name="តារាង1.A2" office:value-type="string">
            <text:p text:style-name="P9">វេទនា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ក្នុង ព. វេទនា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៦</text:p>
          </table:table-cell>
          <table:table-cell table:style-name="តារាង1.A2" office:value-type="string">
            <text:p text:style-name="P9">វេទ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័ន-តៈ ឬ--ទ័ន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ដូច​គ្នា​នឹង វេទាន្ត ដែ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៧</text:p>
          </table:table-cell>
          <table:table-cell table:style-name="តារាង1.A2" office:value-type="string">
            <text:p text:style-name="P9">វេទាង្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ាង-គៈ ឬ--ទាង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(&lt; វេទ + អង្គ “ចំណែក”; វេទង្គ) អង្គ, ចំណែក​របស់​វេទ​គឺ​ច្បាប់​សម្រាប់​រក្សា​វេទ​ឲ្យ​គង់​នៅ​គ្រប់គ្រាន់, មាន ៦ យ៉ាង​គឺ ១-ការ​ហាត់​ថា​ឬ​ហាត់​និយាយ​បញ្ចេញ​សម្តី​ឲ្យ​ច្បាស់​លាស់; </text:span><text:span text:style-name="T12">២-ភាគ​ពិស្តារ​របស់​គម្ពីរ ឬ​ការ​សិក្សា​សេចក្ដី​ពិស្តារ; ៣-គម្ពីរ​វេយ្យាករណ៍</text:span><text:span text:style-name="T6"> ឬ​ការ​សិក្សា​វេយ្យាករណ៍​ដោយ​សព្វ​គ្រប់; ៤- ឆន្ទ​សាស្រ្ត​ឬ​សិក្សា​ឲ្យ​ចេះ​លក្ខណៈ​របស់​ឆន្ទ; ៥- ទ្យោតិ​សាស្រ្ត ឬ​ការ​សិក្សា​ឲ្យ​ចេះ​ទ្យោតិ​សាស្រ្ត; ៦- គម្ពីរ​អធិប្បាយ​សព្ទ ឬ​រៀន​អធិប្បាយ​សព្ទ ក្នុង​វេទ​ទាំង​មូល (តាម​លទ្ធិ​ព្រាហ្មណ៍)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៨</text:p>
          </table:table-cell>
          <table:table-cell table:style-name="តារាង1.A2" office:value-type="string">
            <text:p text:style-name="P9">វេទាន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ទាន-តៈ ឬ--ទាន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េទ + អន្ត “ទី​បំផុត, ចុង”; វេទន្ត) ទី​បំផុត​នៃ​វេទ (ឧបនិស័ទ) គឺ​ការ​ចេះ​វេទ​ចប់​គ្រប់គ្រាន់​របស់​ពួក​ព្រាហ្មណិក... (តាម​លទ្ធិ​ព្រាហ្មណ៍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២៩</text:p>
          </table:table-cell>
          <table:table-cell table:style-name="តារាង1.A2" office:value-type="string">
            <text:p text:style-name="P9">វេទ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ភ្នាក់​ដៃ; បង្កាន់​ដៃ; <text:span text:style-name="T14">ក្តារ</text:span><text:span text:style-name="T4">ហ៊‌ឹង;</text:span> ជើងម៉ា​សម្រាប់​អង្គុយ; ថ្នាក់​ខ្ពស់ គឺ​ថ្នាក់​ដែល​គេ​លើក​តម្កល់​ឲ្យ​ខ្ពស់​ជាង​ទី​ម្ខាង (សម្រាប់​អង្គុយ​មើល​មហោស្រព​ជាដើម ឲ្យ​ស្រឡះ​ភ្នែក) ឬ​កន្លែង​ខ្ពស់​ដាច់​ដោយ​ឡែក​ពី​ទី​អង្គុយ​ធម្មតា​សម្រាប់​វាគ្មិន​ថ្លែង​សេចក្ដី​ក្នុង​សន្និបាត​ផ្សេង​ៗ ដូច​យ៉ាង​វេទិកា​នៅ​រដ្ឋសភា​ជាដើម ។ វេទិកា​ស្វៃរិន វេទិកា​សេរី; វេទិកា​ទំនេរ ។ ពាក្យ​នេះ​ប្រើ​សំដៅ​យក​ខ្ទង់​ឬ​ទំព័រ​សារពត៌មាន ដែល​គេ​បើក​សម្រាប់​ឲ្យ​មហា​ជន​សរសេរ​អត្ថបទ​ផ្សេង​ៗ​ផ្ញើ​ទៅ​ចុះ​ផ្សាយ​ដើម្បី​បញ្ចេញ​យោបល់​របស់​ខ្លួន (តម្រូវ​នឹង​ពាក្យ​បារាំង​ថា Tribune libre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០</text:p>
          </table:table-cell>
          <table:table-cell table:style-name="តារាង1.A2" office:value-type="string">
            <text:p text:style-name="P9">វេទ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ទ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១</text:p>
          </table:table-cell>
          <table:table-cell table:style-name="តារាង1.A2" office:value-type="string">
            <text:p text:style-name="P9">វេទ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ទិន៑) អ្នក​ចេះ​វេទ; អ្នក​មាន​ចំណេះ; អ្នក​ប្រាជ្ញ : អ្នក​វេទី, ពួក​វេទី ។ <text:s/>បើ​ស្រ្តី​ជា វេទិន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២</text:p>
          </table:table-cell>
          <table:table-cell table:style-name="តារាង1.A2" office:value-type="string">
            <text:p text:style-name="P9">វេធ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ធៈក័ម</text:p>
          </table:table-cell>
          <table:table-cell table:style-name="តារាង1.D2" office:value-type="string">
            <text:p text:style-name="P5">បា. 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ធ ឬ--កម្ម) ការ​ចោះ, ទម្លុះ, ចាក់; ការ​បាញ់, ការ​បាញ់​តម្រង់ : ធ្វើ​វេធ​កម្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៣</text:p>
          </table:table-cell>
          <table:table-cell table:style-name="តារាង1.A2" office:value-type="string">
            <text:p text:style-name="P9">វេធ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ធិន៑) អ្នក​ចោះ, ទម្លុះ, ចាក់, អ្នក​បាញ់, អ្នក​បាញ់​ត្រង់ (បើ​ស្រ្តី​ជា វេធិន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៤</text:p>
          </table:table-cell>
          <table:table-cell table:style-name="តារាង1.A2" office:value-type="string">
            <text:p text:style-name="P9">វេ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រ) កាល​កំណត់​ដំណើរ​ធ្វើ​ការ​ផ្លាស់​គ្នា​តាម​ប្តេជ្ញា : ចូល​វេន, ចេញ​វេន, ធ្វើ​ការ​មាន​វេន, ត្រូវ​វេន... ។ វេន​កែន វេន​ធ្វើ​ការ​របស់​អ្នក​កំណែន ។ វេន​របស់​កម្ម ការ​ចេញ​មុខ​ឲ្យ​ផល​តាម​ការ​កំណត់​របស់​កម្ម (ជា​កុសល​ឬ​ជា​អកុសល) : ត្រូវ​ទទួល​សុខ​ទុក្ខ​តាម​វេន​របស់​កម្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៥</text:p>
          </table:table-cell>
          <table:table-cell table:style-name="តារាង1.A2" office:value-type="string">
            <text:p text:style-name="P9">វេន​តេយ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ៈតៃ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ៃនតេយ) គ្រុឌ (ព. កា.) ពួក​វេន​តេយ្យ ហិច​ហើរ​រំពៃ​ឃើញ​ពួក​នាគា បោះ​ពួយ​ឆាប​មក ឆក់​យក​ភ័ក្សា អស់​ពួក​នាគា វិនាស​ច្រើន​ក្រៃ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៦</text:p>
          </table:table-cell>
          <table:table-cell table:style-name="តារាង1.A2" office:value-type="string">
            <text:p text:style-name="P9">វេនេយ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ៃ-យៈ ឬ--នៃ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ដែល​គួរ​ទូន្មាន​បាន; អ្នក​ដែល​ពុទ្ធាទិ​បណ្ឌិត​ល្មម​ទូន្មាន​បាន; ច្រើន​ហៅ វេនេយ្យ​ជន, --សត្ត ឬ--សត្វ ជន​ឬ​សត្វ​ដែល​ពុទ្ធាទិ​បណ្ឌិត​ល្មម​ទូន្មាន​បាន : ព្រះ​សម្ពុទ្ធ​ទ្រង់​ក្រាល​សំណាញ់​ញាណ​ប្រមើល​មើល​ឧបនិស្ស័យ​នៃ​វេនេយ្យ​សត្វ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៧</text:p>
          </table:table-cell>
          <table:table-cell table:style-name="តារាង1.A2" office:value-type="string">
            <text:p text:style-name="P9">វេបចិត្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ៈចិត-តិ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ិប្រចិត្តិ) នាម​របស់​អសុរ​ម្នាក់​ជា​ធំ​ជាង​អស់​ពួក​អសុរ, ច្រើន​ហៅ វេបចិត្តិ​អសុរិន្ទ (ម. ព. រាហុ ឬ រាហូ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៨</text:p>
          </table:table-cell>
          <table:table-cell table:style-name="តារាង1.A2" office:value-type="string">
            <text:p text:style-name="P9">វេបេត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េ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ដែល​កើត​អំពី​បិតា​ផ្សេង​គ្នា គឺ​កូន ឬ​បង-ប្អូន​ម្តាយ​ជា​មួយ ឪពុក​ទីទៃ ។ បើ​ស្រ្តី​ជា វេបេត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៣៩</text:p>
          </table:table-cell>
          <table:table-cell table:style-name="តារាង1.A2" office:value-type="string">
            <text:p text:style-name="P9">វេបេត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ប៉េ--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មើល​ពាក្យ វេបេតិ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០</text:p>
          </table:table-cell>
          <table:table-cell table:style-name="តារាង1.A2" office:value-type="string">
            <text:p text:style-name="P9">វេមវើ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ីមវើម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១</text:p>
          </table:table-cell>
          <table:table-cell table:style-name="តារាង1.A2" office:value-type="string">
            <text:p text:style-name="P9">វេមាត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ដែល​កើត​ពី​មាតា​ផ្សេង​គ្នា គឺ​កូន ឬ​បង-ប្អូន​ឪពុក​ជា​មួយ ម្តាយ​ទីទៃ ។ បើ​ស្រ្តី​ជា វេមាតិក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២</text:p>
          </table:table-cell>
          <table:table-cell table:style-name="តារាង1.A2" office:value-type="string">
            <text:p text:style-name="P9">វេមាត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មាតិ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៣</text:p>
          </table:table-cell>
          <table:table-cell table:style-name="តារាង1.A2" office:value-type="string">
            <text:p text:style-name="P9">វេមានិក​</text:p>
            <text:p text:style-name="P9">ប្រេ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ិ-កៈប្រែត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្រេត​ដែល​មាន​ពិមាន គឺ​អមនុស្ស​ដែល​ចួន​កាល​ជា​វេទតា ចួន​កាល​ជា​ប្រេត ។ បើ​ស្រ្តី​ជា វេមានិក​ប្រេត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៤</text:p>
          </table:table-cell>
          <table:table-cell table:style-name="តារាង1.A2" office:value-type="string">
            <text:p text:style-name="P9">វេមានិក​</text:p>
            <text:p text:style-name="P9">ប្រេត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មានិក​ប្រេត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៥</text:p>
          </table:table-cell>
          <table:table-cell table:style-name="តារាង1.A2" office:value-type="string">
            <text:p text:style-name="P19">វេយ្យាករណ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24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យ្យាករណ; សំ. វៃយាករណ ឬ វ្យាករណ) ការ​ធ្វើ​ឲ្យ​ជាក់​ច្បាស់, ឲ្យ​ប្រាកដ; ការ​ពន្យល់; ពាក្យ​អធិប្បាយ; ពាក្យ​ដោះ​ស្រាយ; ពាក្យ​រាយ; ទំនាយ; ឈ្មោះ​អង្គ​នៃ​ពុទ្ធ​ភាសិត (បាលី​ភាសា ឮ) មួយ​យ៉ាង​ជា​ពាក្យ​រាយ (មិនមែន​គាថា, បាលី ជា​ពាក្យ​រាយ​នេះ​ហៅ​ វេយ្យាករណ​បាឋ វិញ​ក៏​បាន); គម្ពីរ​ប្រាប់​គោល​របស់​ភាសា, មូល​របស់​ភាសា: រៀន​វេយ្យាករណ៍, ចេះ​វេយ្យាករណ៍, អ្នក​វេយ្យាករណ៍ (ម. ព. ព្យាករណ៍ ផង) ។ វេយ្យាករណ​បណ្ឌិត (--កៈរ៉ៈណៈ--) អ្នក​ប្រាជ្ញ​ខាង​វេយ្យាករណ៍ (អ្នក​ប្រាជ្ញ​ចេះ​គោល​ឬ​មូល​របស់​ភាសា) ។ </text:p>
          </table:table-cell>
          <table:table-cell table:style-name="តារាង1.D2" office:value-type="string">
            <text:p text:style-name="P5">វៃយាករណ៍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៦</text:p>
          </table:table-cell>
          <table:table-cell table:style-name="តារាង1.A2" office:value-type="string">
            <text:p text:style-name="P9">វេយ្យាក</text:p>
            <text:p text:style-name="P9">រណ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រ៉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អ្នក​រៀន​វេយ្យាករណ៍, អ្នក​រៀន​គម្ពីរ​ប្រាប់​គោល​របស់​ភាសា; អ្នក​តែង​វេយ្យាករណ៍; អ្នក​ចេះ​វេយ្យាករណ៍; គ្រូ​វេយ្យាករណ៍ : ពួក​វេយ្យាករណិក ។ បើ​ស្រ្តី​ជា វេយ្យាករណិក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៧</text:p>
          </table:table-cell>
          <table:table-cell table:style-name="តារាង1.A2" office:value-type="string">
            <text:p text:style-name="P9"><text:span text:style-name="T8">វេយ្យា</text:span>ករ ណិក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យ្យាករណិ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៨</text:p>
          </table:table-cell>
          <table:table-cell table:style-name="តារាង1.A2" office:value-type="string">
            <text:p text:style-name="P9">វេយ្យាវច្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ៃ-យាវ័ច-ចៈ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យ្យាវច្ច; វៃយាវ្ឫត្យ) ការ​ខ្វល់ខ្វាយ, ការ​ខ្នះខ្នែង, ការ​មិន​ប្រចាំ​គ្នា, ការ​យក​ចិត្ត​ទុក​ដាក់ ។ វេយ្យាវច្ច​កម្ម ការ​ប្រឹងប្រែង​ធ្វើ​កិច្ចការ​ដោយ​យក​ចិត្ត​ទុក​ដាក់​ពី​ចិត្ត​ឯង ។ វេយ្យាវច្ច​ករ អ្នក​ខ្នះខ្នែង​ធ្វើ​ការ​កិច្ចការ; អ្នក​ធ្វើ​ការ​បម្រើបម្រាស់​ដោយ​យក​ចិត្ត​ទុក​ដាក់​មិន​មើល​បំណាំ, មិន​ប្រចាំ​គ្នា ។ វេយ្យាវច្ច​មយៈ ឬ--ម័យ ប្រយោជន៍​ឬ​បុណ្យ​ដែល​កើត​មាន​ព្រោះ​ការ​ខ្វល់ខ្វាយ​ធ្វើ (ម. ព. បុញ្ញ​កិរិយា​វត្ថុ ផង) ។ </text:p>
          </table:table-cell>
          <table:table-cell table:style-name="តារាង1.D2" office:value-type="string">
            <text:p text:style-name="P5">--វច្ច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៤៩</text:p>
          </table:table-cell>
          <table:table-cell table:style-name="តារាង1.A2" office:value-type="string">
            <text:p text:style-name="P9">វេរ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ប្រគល់​ឬ​ប្រគេន​អ្វី​ៗ ឲ្យ​ដោយ​បញ្ចេញ​វាចា​ថា តាម​គ្នា (ព. ពុ.) : វេរ​ភត្ត, វេរ​កុដិ, វេរ​សាលា​ប្រគេន​ជំនុំ​សង្ឃ ។ វេរ​ចង្ហាន់​សង្ឃ ឈ្មោះ​របៀប​មង្គល​ការ​មួយ​យ៉ាង ធ្វើ​ដោយ​ពិធី​វេរ​ភត្ត និង​គ្រឿង​បរិក្ខារ​ប្រគេន​ភិក្ខុ​សង្ឃ : រៀប​មង្គល​ការ​វេរ​ចង្ហាន់​សង្ឃ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០</text:p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ងាក​បែរ​ទ្រេត​ឬ​បញ្ឆៀង, ងាក​បែរ​រេ : សសរ​វេរ, ដើម​ឫស្សី​ត្រូវ​ខ្យល់​ខ្លាំង វេរ​មក​លើ​ផ្លូវ, ទូក​វេរ ។ វៀច​វេរ (ម. ព. វៀច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ៀច​វេរ 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ំណើរ​យក​វេន​គ្នា, ដំណើរ​ធ្វើ​ការ​ឲ្យ​គ្នា​ទៅ​វិញ​ទៅ​មក​ម្តង​ម្នាក់ : យក​វេរ, ជំពាក់​វេរ​គេ, សង​វេរ​គេ (និយាយ​តាម​ទម្លាប់​ដោយ​ស្រុក, អ្នក​ស្រុក​ខ្លះ​និយាយ​ថា យក​ដៃ, ជំពាក់​ដៃ​គេ, សង​ដៃ​គេ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១</text:p>
          </table:table-cell>
          <table:table-cell table:style-name="តារាង1.A2" office:value-type="string">
            <text:p text:style-name="P9">វេរប្បដិវេ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-រុ័ប-ប៉ៈ-ដិ-វេ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ៃរ + ប្រតិ + វៃរ) ដំណើរ​ចង​ពៀរ​តប​ពៀរ, ការ​ចង​ពៀរ​ម្តង​ម្នាក់ គឺ​ការ​ដែល​អ្នក​មួយ​ចង​ពៀរ​ទៅ​រក​ហើយ អ្នក​មួយ​ត្រឡប់​ចង​ពៀរ​មក​រក​វិញ : វេរប្បដិវេរ​ជា​អំពើ​នាំ​ឲ្យ​បាន​សេចក្ដី​ទុក្ខ​វិនាស​ម្តង​ម្នាក់ មួយ​មុន​មួយ​ក្រោយ...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២</text:p>
          </table:table-cell>
          <table:table-cell table:style-name="តារាង1.A2" office:value-type="string">
            <text:p text:style-name="P9">វេរភាព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ៈភាប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រភាវ; វៃរតា ឬ វៃរ + ភាវ) ភាវៈ​នៃ​ពៀរ; ភាព​របស់​បុគ្គល​ជា​សត្រូវ​នឹង​គ្ន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៣</text:p>
          </table:table-cell>
          <table:table-cell table:style-name="តារាង1.A2" office:value-type="string">
            <text:p text:style-name="P9">វេរមណ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ៈមៈនី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គំនិត​ដែល​តាំង​ផ្គង​នឹង​វៀរ; ការ​វៀរ, ការ​តម; ការ​វៀរ​ចាក​ទុច្ចរិ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៤</text:p>
          </table:table-cell>
          <table:table-cell table:style-name="តារាង1.A2" office:value-type="string">
            <text:p text:style-name="P9">វេរម្ភវ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័ម-ភ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ខ្យល់​វល់​គឺ​ខ្យល់​ដែល​បក់​ពី​ទិស​ផ្សេង​ៗ​ប្រសព្វ​គ្នា; ខ្យល់​កំបុត​ត្បូ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៥</text:p>
          </table:table-cell>
          <table:table-cell table:style-name="តារាង1.A2" office:value-type="string">
            <text:p text:style-name="P9">វេរវេ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ៈវេក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ៃរ--) កម្លាំង​ពៀរ; កម្លាំង​ឬ​សន្ទុះ​របស់​សត្រូវ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៦</text:p>
          </table:table-cell>
          <table:table-cell table:style-name="តារាង1.A2" office:value-type="string">
            <text:p text:style-name="P9">វេរ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រ; វៃរ) ពៀរ: មាន​វេរា​នឹង​គ្នា; សូម​ស្មារលា កុំ​ឲ្យ​មាន​វេរា​ត​ទៅ​មុខ​ទៀត សុំ​ឲ្យ​ចប់​អស់​ត្រឹម​ប៉ុណ្ណឹង​ទៅ​ចុះ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៧</text:p>
          </table:table-cell>
          <table:table-cell table:style-name="តារាង1.A2" office:value-type="string">
            <text:p text:style-name="P9">វេរិ --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រ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៨</text:p>
          </table:table-cell>
          <table:table-cell table:style-name="តារាង1.A2" office:value-type="string">
            <text:p text:style-name="P9">វេរ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រ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៥៩</text:p>
          </table:table-cell>
          <table:table-cell table:style-name="តារាង1.A2" office:value-type="string">
            <text:p text:style-name="P9">វេរ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ៃរិន៑) ដែល​មាន​ពៀរ​នឹង​គ្នា; ដែល​ជា​សត្រូវ​នឹង​គ្នា : មនុស្ស​វេរី ។ ន. អ្នក​មាន​ពៀរ​នឹង​គ្នា; សត្រូវ ។ បើ​ស្រ្តី​ជា វេរិនី ។ វេរីជន, វេរិ-- ឬ --បុគ្គល ជន​ឬ​បុគ្គល​ដែល​មាន​ពៀរ​នឹង​គ្នា, ដែល​ជា​សត្រូវ​នឹងគ្ន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០</text:p>
          </table:table-cell>
          <table:table-cell table:style-name="តារាង1.A2" office:value-type="string">
            <text:p text:style-name="P9">វេល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េល, ពេលា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១</text:p>
          </table:table-cell>
          <table:table-cell table:style-name="តារាង1.A2" office:value-type="string">
            <text:p text:style-name="P9">វ៉េ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ប៉េវ, ប៉ី : ឆក់​វ៉េវ, រសាត់​វ៉េវ, លឿន​វ៉េវ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២</text:p>
          </table:table-cell>
          <table:table-cell table:style-name="តារាង1.A2" office:value-type="string">
            <text:p text:style-name="P9">វេវច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វៈចៈន៉ៈ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វចន) ពាក្យ​ដែល​ប្រើ​ផ្លាស់​ប្តូរ​គ្នា ឬ​ប្រើ​ជា​ជំនួស​គ្នា​បាន គឺ​ពាក្យ​ដែល​មាន​សូរ​សំនៀង​ខុស​គ្នា​តែ​មាន​ដំណើរ​សេចក្ដី​ត្រូវ​គ្នា ឬ​រលឿ​គ្នា, ដូច​ជា ពេស្យា, វេសិយា, វេសី, នគរ​សោភិនី, លញ្ជិកា, រូប​ជីវិនី, រូបាជីវា, រូបូប​ជីវិនី, វណ្ណទាសី ប្រែ​ថា “ស្រី​ផ្កា​មាស” ដូច​គ្នា​ យ៉ាង​នេះ​ជា វេវចនៈ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៣</text:p>
          </table:table-cell>
          <table:table-cell table:style-name="តារាង1.A2" office:value-type="string">
            <text:p text:style-name="P9">វ៉េវវ៉ា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ំឡេង​ស្អកស្អា​ញ័រ​ញាប់​រន្ថាន់; សូរ​អែក​ង៉ាវ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៤</text:p>
          </table:table-cell>
          <table:table-cell table:style-name="តារាង1.A2" office:value-type="string">
            <text:p text:style-name="P9">វ៉េសវ៉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វ៉េស​ៗ វ៉ស​ៗ រឿយ​ៗ, រវ៉េសរវ៉ស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៥</text:p>
          </table:table-cell>
          <table:table-cell table:style-name="តារាង1.A2" office:value-type="string">
            <text:p text:style-name="P9">វ៉េសវ៉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វ៉េស​ៗ វ៉ាស​ៗ រឿយ​ៗ, រវ៉េសរវ៉ាស : ឮ​សូរ​មាត់​វ៉េសវ៉ា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៦</text:p>
          </table:table-cell>
          <table:table-cell table:style-name="តារាង1.A2" office:value-type="string">
            <text:p text:style-name="P9">វ៉េសវ៉ូ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ឮ​វ៉េស​ៗ វ៉ូស​ៗ រឿយ​ៗ, រវ៉សរវ៉ូ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៧</text:p>
          </table:table-cell>
          <table:table-cell table:style-name="តារាង1.A2" office:value-type="string">
            <text:p text:style-name="P9">វេសាល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ពៃសាល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៨</text:p>
          </table:table-cell>
          <table:table-cell table:style-name="តារាង1.A2" office:value-type="string">
            <text:p text:style-name="P9">វេសិយ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យ៉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ឝ្យា) ស្រី​ពេស្យា (ស្រី​ផ្កា​មាស) ។ វេសិយាគោចរ (ម. ព. ពេស្យាគោចរ) ។ វេសិយា​គ្រឹះ ឬ ពេស្យា​គ្រឹះ ផ្ទះ​ស្រី​ផ្កា​មាស ។ល។</text:p>
          </table:table-cell>
          <table:table-cell table:style-name="តារាង1.D2" office:value-type="string">
            <text:p text:style-name="P5">វេសី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៦៩</text:p>
          </table:table-cell>
          <table:table-cell table:style-name="តារាង1.A2" office:value-type="string">
            <text:p text:style-name="P9">វេស្តន​ព្រស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ឋន​ពស្រ្ត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០</text:p>
          </table:table-cell>
          <table:table-cell table:style-name="តារាង1.A2" office:value-type="string">
            <text:p text:style-name="P9">វេស្ម័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ឝ្មន៑; វេស្ម) ផ្ទះ; លំនៅ; វាំង (ព. កា.) : រាជ​វេស្ម័ន មាន​ឆ្មាំ​កំណាន់ កាន់​ការ​ថែទាំ ទ្វារ​តូច​ទ្វារ​ធំ សុទ្ធ​តែ​មាំ​ៗ ពួក​ឆ្មាំ​អ្នក​ចាំ​ ប្រយ័ត្ន​រាល់​ពេ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១</text:p>
          </table:table-cell>
          <table:table-cell table:style-name="តារាង1.A2" office:value-type="string">
            <text:p text:style-name="P9">វេស្ស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ស-សៈ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ស្ស ឬ វេសិយាន; វៃឝ្យ) អ្នក​ជំនួញ; មនុស្ស​ក្នុង​វណ្ណៈ ឬ កុល​វគ្គ ទី ៣, មនុស្ស​ពូជ​ព្រៃ​ងារ (ម. ព. វណ្ណ ឬ វណ្ណៈ ២ ន.) ។ វេស្ស​កូល ឬ --ត្រកូល ត្រកូល​វេស្សៈ (ហៅ វេស្សវង្ស វង្សវេស្សៈ​ក៏​បាន) ។ល។ </text:p>
          </table:table-cell>
          <table:table-cell table:style-name="តារាង1.D2" office:value-type="string">
            <text:p text:style-name="P5">វៃស្យ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២</text:p>
          </table:table-cell>
          <table:table-cell table:style-name="តារាង1.A2" office:value-type="string">
            <text:p text:style-name="P9">វេស្សន្ត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ស-សន់តៈ រ៉ៈ ឬ--សន់-ដ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េស្ស “ឈ្មួញ; ពួក​ជន​វេស្ស” + អន្តរ “ចន្លោះ; រវាង​ពាក់​កណ្តាល”; វៃឝ្យាន្តរ &lt; វៃឝ្យ + អន្តរ) រវាង​ឬ​ទី​ពាក់​កណ្តាល​ផ្លូវ​ពួក​វេស្សៈ ។ ព្រះ​នាម​ពោធិសត្វ​ក្នុង​មហា​វេស្សន្តរ​ជាតក (បាន​ជា​ថ្វាយ​ព្រះ​នាម​ដូច្នេះ ព្រោះ​ទ្រង់​ប្រសូត​ក្នុង​ពាក់​កណ្តាល​ទី​ប្រជុំ​ផ្លូវ​ពួក​វេស្សៈ) ។ វេស្សន្តរ​ជាតក (វេស-សន់-តៈរ៉ៈជាដក់) ឈ្មោះ​គម្ពីរ​ជាតក សម្តែង​រឿង​ព្រះ​វេស្សន្តរ (គម្ពីរ​មហា​ជាតក៍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៣</text:p>
          </table:table-cell>
          <table:table-cell table:style-name="តារាង1.A2" office:value-type="string">
            <text:p text:style-name="P9">វេស្សភូ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ស-ស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្រះ​នាម​ព្រះ​សព្វញ្ញុពុទ្ធ​មួយ​ព្រះ​អង្គ​ក្នុង​អតីត​កាល យូរ​អង្វែង​ហើយ : ព្រះ​ពុទ្ធ​វេស្សភូ (ព. ពុ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៤</text:p>
          </table:table-cell>
          <table:table-cell table:style-name="តារាង1.A2" office:value-type="string">
            <text:p text:style-name="P9">វេស្សវ័ណ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ស-សៈ--</text:p>
          </table:table-cell>
          <table:table-cell table:style-name="តារាង1.D2" office:value-type="string">
            <text:p text:style-name="P5">បា.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ស្សវណ; វៃឝ្រវណ) ព្រះ​នាម​លោក​បាល​មហា​រាជ​មួយ​អង្គ ជា​អ្នក​គ្រប់គ្រង​រក្សា​ទិស​ឧត្តរ ជា​អធិបតី​លើ​ពួក​យក្ស : ព្រះ​បាទ​វេស្សវ័ណ; ព្រះ​នាម​ដើម​ហៅ កុវេរៈ, តែ​ដោយ​ហេតុ​ដែល​ទ្រង់​គង់​នៅ​ក្នុង​រាជ​ធានី​ឈ្មោះ វិសាណា ទើប​មាន​ព្រះ​នាម​ថា វេស្សវ័ណ ផង, គេ​ច្រើន​ប្រើ​ពាក្យ​ថា ព្រះ​បាទ​វេស្សវ័ណ​កុវេរ​រាជ (ម. ព. ពៃស្រពណ៍ និង ចតុលោកបាល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៥</text:p>
          </table:table-cell>
          <table:table-cell table:style-name="តារាង1.A2" office:value-type="string">
            <text:p text:style-name="P9">វេស្សាន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េស-សាន៉ៈ រៈ ឬ--ន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ៃឝ្វនរ) ភ្លើង (ព. កា.) : រី​វេស្សានរ អ្នក​ស្រុក​នគរ ត្រូវ​ប្រើ​ប្រយ័ត្ន បណ្តែត​បណ្តោយ ធ្វេស​ធ្លោយ​ភ្លាំងភ្លាត់ ច្រើន​មាន​វិបត្តិ ឆេះ​ផ្ទះ​លំន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៦</text:p>
          </table:table-cell>
          <table:table-cell table:style-name="តារាង1.A2" office:value-type="string">
            <text:p text:style-name="P9">វេហ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ហ៊ា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ហាស “ប្រទេស​ជា​ទី​រីករាយ​នៃ​ពួក​បក្សី”; វិហ, វិហា, វិហាយស៑) អាកាស, មេឃ : កណ្តាល​វេហា, ព្ធដ៏​វេហាស៍ (ច្រើន​ប្រើ​ក្នុង​កាព្យ) : អាកាស​យាន ទើប​តែ​កើត​មាន សម័យ​ជាន់​ក្រោយ ហោះ​ខ្ពស់​អណ្តែត ត្រសែត​លឿន​លយ ទទឹង​បណ្តោយ កណ្តាល​វេហា ។ វេហា​សនិន្នាទ (--ហា-សៈនិន-នាត) សូរ​សព្ទ​កង​រំពង​ឬ​គគ្រុម​គគ្រេង​ក្នុង​អាកាស (សូរ​ផ្គរ​ឬ​សូរ​រន្ទះ) ។ល។</text:p>
          </table:table-cell>
          <table:table-cell table:style-name="តារាង1.D2" office:value-type="string">
            <text:p text:style-name="P5">វេហាស៍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៧៧</text:p>
          </table:table-cell>
          <table:table-cell table:style-name="តារាង1.A2" office:value-type="string">
            <text:p text:style-name="P9">វេឡុវ័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េឡុ; វេណុ ឬ វេណូ “ឫស្សី” + វន “ព្រៃ”) ព្រៃ​ឫស្សី ។ ឈ្មោះ​ឧទ្យាន​ព្រៃ​ឫស្សី​ដែល​ព្រះ​បាទ​ពិម្ពិសារ (មគធ​រាជ) សាង​ជា​អារាម​ថ្វាយ​ព្រះ​សក្យមុនី, ជា​វត្ត​ធំ កើត​មាន​មុន​វត្ត​ឯ​ទៀត​ៗ​ក្នុង​ពុទ្ធ​កាល : វត្ត​វេឡុវ័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ត្ត​វេឡុវ័ន</text:p>
          </table:table-cell>
        </table:table-row>
        <table:table-row>
          <table:table-cell table:style-name="តារាង1.A2" office:value-type="string">
            <text:p text:style-name="P8">១២៣៧៨</text:p>
          </table:table-cell>
          <table:table-cell table:style-name="តារាង1.A2" office:value-type="string">
            <text:p text:style-name="P9">វេ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 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<text:span text:style-name="T14">(</text:span><text:span text:style-name="T4">េវេះ </text:span>អ. ថ. វ៉ែៈ “ចត, សំចត, ឈប់​តាម​ផ្លូវ; គេច​ចូល”) គេច​មិន​ឲ្យ​ចួប, ដោះ​ខ្លួន​ចេញ​មិន​ឲ្យ​ឃើញ: វេះ​មិន​មក​ផ្ទះ, វេះ​មិន​ចូល​សាលា​រៀន ។ វេះ​ខម វេះ​ក្នុង​ការ​លាក់​ខ្លួន​លប​មើល​ម្តង​ៗ ដោយ​អាការ​មុខ​ដូច​គេ​ខម ។ វេះ​ថ្លៃ​រាជការ គេច​មិន​បង់​ពន្ធ ។ វេះ​បាត់ គេច​បាត់ ។ វេះ​មុខ គេច​មុខ​មិន​ឲ្យ​ចួប ។ វេះ​វាង វេះ​គេច​វាង ។ល។ (និយាយ​ថា វៀះ ក៏​ម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<text:s/>វេះវាង</text:p>
          </table:table-cell>
        </table:table-row>
        <table:table-row>
          <table:table-cell table:style-name="តារាង1.A2" office:value-type="string">
            <text:p text:style-name="P8">១២៣៧៩</text:p>
          </table:table-cell>
          <table:table-cell table:style-name="តារាង1.A2" office:value-type="string">
            <text:p text:style-name="P9">វេះ​វៀ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គេច​ពួន​ក្រវៀន, គេច​ពួន​ក្នុង​ទី​ជិត​ៗ (និយាយ​ថា វៀះ​វៀន ក៏​ម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៨០</text:p>
          </table:table-cell>
          <table:table-cell table:style-name="តារាង1.A2" office:value-type="string">
            <text:p text:style-name="P9">វែក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ញែក​ឲ្យ​ឃ្លាត​ចេញ, ឲ្យ​ស្រឡះ, ឲ្យ​មាន​ចន្លោះ, ឲ្យ​មាន​ជ្រលង, ឲ្យ​មាន​ផ្លូវ; ផាត់​ចេញ : វែក​វាំងនន, វែក​មុង ។ វែក​ជែក វែក​ប្រជ្រៀត​ចូល ។ វែក​ញែក វែក​ផាត់​ឲ្យ​ញែក​ចេញ ។ វែក​ផ្លូវ វែក​យក​ផ្លូវ, វែក​ឲ្យ​បាន​ជា​ផ្លូវ ។ វែក​ផ្លូវ​វែក​ដំណើរ វែក​ឲ្យ​មាន​ទំនង​សេចក្ដី​ល្មម​ប្រព្រឹត្ត​ទៅ​បាន ។ វែក​ផ្លូវ​សេចក្ដី អធិប្បាយ​ឲ្យ​ឃើញ​ដំណើរ​សេចក្ដី, អធិប្បាយ​សេចក្ដី​ឲ្យ​ទូលាយ ។ វែក​មុខ វែក​ឲ្យ​មាន​មុខ; វែក​ចំ​ពី​មុខ; វែក​យក​មុខ យក​ប្រយោជន៍ ។ វែក​មុខ​វែក​មាត់ ជែក​ជែង​យក​មុខ, យក​អំណាច ឬ​យក​ប្រយោជន៍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ែក​ជែក</text:p>
            <text:p text:style-name="P4">វែក​ញែក </text:p>
            <text:p text:style-name="P4">វែក​ផ្លូវ​វែក</text:p>
            <text:p text:style-name="P4">ដំណើរ </text:p>
            <text:p text:style-name="P4">វែក​មុខ​វែក​មាត់ 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្រដាប់​មាន​ដង​មាន​ផ្លែ​សម្រាប់​ដោះ​ដួស​ភោជនាហារ: ដង​វែក, ផ្លែ​វែក; បាយ​ពីរ​វែក សម្ល​មួយ​វែក ។ អា​វែក ! អា​ល្ងង់ ! (ព. ទ្រ. ម.) ។ ព. ទ. បុ. អា​វែក ! គេ​ស៊ី​ក្រោម​ភ្នែក អា​វែក​មិន​ដឹង ! អា​ល្ងង់, គេ​លួច​ប្រពន្ធ អា​ឯង​គ្មាន​ដឹង ! (ព. ទ្រ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អា​វែក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ពស់​មាន​ពិស​ឃោរឃៅ​មួយ​ពួក មាន​ឈ្មោះ​ផ្សេង​ៗ​គ្នា : ពស់​វែក​រនាម, វែក​ស្រងែ, វែក​ក្របី, វែក​ដំបូក,..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ពស់​វែក​រនាម</text:p>
            <text:p text:style-name="P4">វែក​ស្រងែ</text:p>
            <text:p text:style-name="P4">វែក​ក្របី </text:p>
            <text:p text:style-name="P4">វែក​ដំបូក </text:p>
          </table:table-cell>
        </table:table-row>
        <table:table-row>
          <table:table-cell table:style-name="តារាង1.A2" office:value-type="string">
            <text:p text:style-name="P8">១២៣៨១</text:p>
          </table:table-cell>
          <table:table-cell table:style-name="តារាង1.A2" office:value-type="string">
            <text:p text:style-name="P9">វែក​ចំហៀ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សិត​សក់​វែក​ផាត់​តែ​មួយ​ចំហៀង : សិត​សក់​វែក​ចំហៀង ។ ប្រើ​ជា <text:s/>គុ. ក៏​បាន : សក់​វែក​ចំហៀង សក់​ដែល​សិត​វែក​ចំហៀ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៨២</text:p>
          </table:table-cell>
          <table:table-cell table:style-name="តារាង1.A2" office:value-type="string">
            <text:p text:style-name="P9">វែកឱ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សិត​សក់​វែក​ញែក​ចំ​កណ្តាល​ផាត់​ចេញ​ទៅ​ខាង​ទាំង​ពីរ​ស្មើ​ភាគ : សិត​សក់​វែកឱ ។ ប្រើ​ជា គុ. ក៏​បាន : សក់​វែកឱ សក់​ដែល​សិត​វែកឱ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៨៣</text:p>
          </table:table-cell>
          <table:table-cell table:style-name="តារាង1.A2" office:value-type="string">
            <text:p text:style-name="P9">វ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ទីទៃ​ពី​ខ្លី គឺ​មាន​ប្រវែង, មាន​ចំនួន​ឆ្ងាយ : ខ្សែ​វែង, សេចក្ដី​វែង ។ <text:s/>ព. ទ. បុ. វែង​លែង​ដឹង ឬ វែង​លែង​ដឹង ខ្លី​ក្រញឹង លី​ដឹង​ទៅ​ព្រៃ កាត់ (ឈើ) ទុក​ឲ្យ​វែង​ស្រួល​ជាង, បើ​លើស​ពី​ខ្នាត សឹម​តម្រឹម​តម្រូវ​ជា​ខាង​ក្រោយ​ទៀត ។ (ធ្វើ​ការ​អ្វី​ៗ បើ​យល់​ថា​មិន​គួរ​ប្រញឹក​ប្រញាប់​ពេក​ទេ ត្រូវ​លៃ​ពេល​តាម​គួរ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៨៤</text:p>
          </table:table-cell>
          <table:table-cell table:style-name="តារាង1.A2" office:value-type="string">
            <text:p text:style-name="P9">វ៉ែ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<text:span text:style-name="T4">េហ្វេត</text:span><text:span text:style-name="T14"> </text:span>អ. ថ. ហ្វែត) ឈ្មោះ​ទូក​ចែវ​មួយ​ប្រភេទ មាឌ​វែង ខាង​កន្សៃ​រីក​ខ្ពស់​ស្ទើត​ជាង​ក្បាល, មាន​កឹង, សម្រាប់​ឥស្សរ​ជន​ប្រើ​ប្រាស់​មួយ​ដង​មួយ​កាល : ទូក​វ៉ែត ។ <text:s/>រ. ស. ព្រះ​ទីន័ង​វ៉ែត ។ </text:p>
          </table:table-cell>
          <table:table-cell table:style-name="តារាង1.D2" office:value-type="string">
            <text:p text:style-name="P4"/>
          </table:table-cell>
          <table:table-cell table:style-name="តារាង1.I2" office:value-type="string">
            <text:p text:style-name="P4">ទូក​វ៉ែត</text:p>
          </table:table-cell>
        </table:table-row>
        <table:table-row>
          <table:table-cell table:style-name="តារាង1.A2" office:value-type="string">
            <text:p text:style-name="P8">១២៣៨៥</text:p>
          </table:table-cell>
          <table:table-cell table:style-name="តារាង1.A2" office:value-type="string">
            <text:p text:style-name="P9">វ៉ែ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<text:span text:style-name="T4">េហ្វេន</text:span> អ. ថ. ហ្វែ៎ន “ចិញ្ចៀន”) ឈ្មោះ​ចិញ្ចៀន​មួយ​ប្រភេទ មាន​សណ្ឋាន​រាប​ដាំ​ត្បូង​រាយ : ចិញ្ចៀន​វ៉ែ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ចិញ្ចៀន​វ៉ែន</text:p>
          </table:table-cell>
        </table:table-row>
        <table:table-row>
          <table:table-cell table:style-name="តារាង1.A2" office:value-type="string">
            <text:p text:style-name="P8">១២៣៨៦</text:p>
          </table:table-cell>
          <table:table-cell table:style-name="តារាង1.A2" office:value-type="string">
            <text:p text:style-name="P9">វ៉ែនត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<text:span text:style-name="T4">េវេ់ន</text:span><text:span text:style-name="T14"> </text:span>អ. ថ. វ៉ែន់ “រង្វង់​មូល; ប្រដាប់​សម្រាប់​ឆ្លុះ​ស្រមោល; ពពិល; ...” + តា “ភ្នែក” &gt; <text:span text:style-name="T4">វេ់នតា</text:span>) កែវ​ស្នង​ភ្នែក គឺ​កែវ​សម្រាប់​ពាក់​ជា​ជំនួយ​ភ្នែក ដែល​ស្រវាំង​ឲ្យ​ភ្លឺ​ច្បាស់​ឬ​ជា​ជំនួយ​ឲ្យ​ស្រួល​ភ្នែក : ភ្នែក​ស៊ី​វ៉ែនតា ភ្នែក​ដែល​ទទួល​ពន្លឺ​វ៉ែនតា ។ រ. ស. ហៅ ស្នង​ព្រះ​នេត្រ ។ វ៉ែនតា​ស្រទំ វ៉ែនតា​ព័ណ៌​មាន​ពន្លឺ​ស្រទំ​សម្រាប់​ពាក់​ឲ្យ​ត្រជាក់​ភ្នែក ។ ខ្មែរ​បុរាណ​ហៅ ស្នង​ភ្នែក; សម្រាប់​ភិក្ខុ​សង្ឃ​ហៅ ស្នង​នេត្រា; រ. ស. ហៅ ស្នង​ព្រះ​នេត្រ (គួរ​ធ្វើ​ទម្លាប់​ហៅ​តាម​នេះ ឲ្យ​ត្រូវ​នឹង​ខ្មែរ​ក្នុង​បុរាណ​សម័យ​វិញ ហៅ​យូរ​ៗ​ទៅ​គង់​នឹង​ថ្នឹក​មាត់​ពុំ​ខាន; ហៅ​ជា​បាលី​ថា ចក្ខុ​បត្ថម្ភក (ច័ក-ខុ-ប៉ាត់-ថ័ម-ភក់) “កែវ​ជា​ជំនួយ​ភ្នែក”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៨៧</text:p>
          </table:table-cell>
          <table:table-cell table:style-name="តារាង1.A2" office:value-type="string">
            <text:p text:style-name="P9">វ៉ែប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ម្រែក​កង្កែប ។</text:p>
          </table:table-cell>
          <table:table-cell table:style-name="តារាង1.D2" office:value-type="string">
            <text:p text:style-name="P5">វ៉ោប​ៗ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៨៨</text:p>
          </table:table-cell>
          <table:table-cell table:style-name="តារាង1.A2" office:value-type="string">
            <text:p text:style-name="P9">វៃ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ល. ស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 ល. ស. វៃ អ. ថ. វ៉ៃ ) ឆាប់, រហ័ស, ភ្លាម, ឆាប់​ភ្លាម: ឆាប់​វៃ, ទៅវៃៗ ។ ឈ្លាស; ស្ទាត់​ប្រាកដ; ជំនាញ, ប៉ិន; ដែល​ឆាប់​យល់, ឆាប់ឮ​ : ប្រាជ្ញា​វៃ, ត្រ​ចៀក​វៃ ។ វៃ​វាង ដូច​គ្នា​នឹង វាង​វៃ ដែ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ៃវាង</text:p>
          </table:table-cell>
        </table:table-row>
        <table:table-row>
          <table:table-cell table:style-name="តារាង1.A2" office:value-type="string">
            <text:p text:style-name="P8">១២៣៨៩</text:p>
          </table:table-cell>
          <table:table-cell table:style-name="តារាង1.A2" office:value-type="string">
            <text:p text:style-name="P9">វៃ​ក្វែ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ល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<text:span text:style-name="T4">េក្វេ់ន</text:span><text:span text:style-name="T14"> </text:span>“ក្លាហាន; វាងវៃ”; <text:span text:style-name="T4">េក្វេ់ន</text:span><text:span text:style-name="T14"> </text:span>“ដែល​ស្និទ្ធស្នាល”) វាងវៃ, ឈ្លាសវៃ, ស្ទាត់​ជំនាញ; ប៉ិន : ប្រាជ្ញា​វៃ​ក្វែន, សេនា​វៃ​ក្វែ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០</text:p>
          </table:table-cell>
          <table:table-cell table:style-name="តារាង1.A2" office:value-type="string">
            <text:p text:style-name="P9">វ៉ៃ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ពាក្យ​សាមញ្ញ​ក្លាយ​មក​ពី​ពាក្យ វាយ កិ. (ម. ព. នុះ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១</text:p>
          </table:table-cell>
          <table:table-cell table:style-name="តារាង1.A2" office:value-type="string">
            <text:p text:style-name="P9">វៃតាលិ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តាឡិក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២</text:p>
          </table:table-cell>
          <table:table-cell table:style-name="តារាង1.A2" office:value-type="string">
            <text:p text:style-name="P9">វៃយរាពណ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វៃយៈរាប ឬ វៃរាប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ឈ្មោះ​យក្ស​ម្នាក់ ក្នុង​រឿង​រាមាយណៈ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៣</text:p>
          </table:table-cell>
          <table:table-cell table:style-name="តារាង1.A2" office:value-type="string">
            <text:p text:style-name="P9">វៃយាករណ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យ្យាករណ៍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៤</text:p>
          </table:table-cell>
          <table:table-cell table:style-name="តារាង1.A2" office:value-type="string">
            <text:p text:style-name="P9">វៃស្ណវ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ស្ណៈវៈ ឬ--ស្ណប់</text:p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ៃឞ្ណវ) ដែល​ជា​របស់​វិស្ណុ, ដែល​ជាប់​ទាក់ទង​ដោយ​វិស្ណុ ។ ន. អ្នក​ដែល​ជឿ​លទ្ធិ​វិស្ណុ: ពួក​វៃស្ណវៈ ។</text:p>
          </table:table-cell>
          <table:table-cell table:style-name="តារាង1.D2" office:value-type="string">
            <text:p text:style-name="P5">វៃស្ណព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៥</text:p>
          </table:table-cell>
          <table:table-cell table:style-name="តារាង1.A2" office:value-type="string">
            <text:p text:style-name="P9">វៃស្យ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េស្សៈ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៦</text:p>
          </table:table-cell>
          <table:table-cell table:style-name="តារាង1.A2" office:value-type="string">
            <text:p text:style-name="P9">វោ !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ឱ !, យើ !; ពាក្យ​លាន់​មាត់​ដោយ​អស្ចារ្យ ឬ​ដោយ​ភ្ញាក់​ស្មារតី : វោ ! ល្អ​ណាស់​តើ !; ព្រះ​ឥន្រ្ទ​លាន់​ព្រះ​ឱស្ឋ​ថា វោ! អ្នក​ណា​ហ្ន៎ ញ៉ាំង​អញ​ឲ្យ​ឃ្លាត​ចាក​ទី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៧</text:p>
          </table:table-cell>
          <table:table-cell table:style-name="តារាង1.A2" office:value-type="string">
            <text:p text:style-name="P9">វោ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អវការ) ចំណែក​នៃ​រាង​កាយ, ខន្ធ : បញ្ចវោការ (បុ័ញ-ចៈ--) ខន្ធ​ប្រាំ ។ គុ. លាមក, អាក្រក់, ថយថោ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៣៩៨</text:p>
          </table:table-cell>
          <table:table-cell table:style-name="តារាង1.A2" office:value-type="string">
            <text:p text:style-name="P9">វោ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ំណើរ​សេចក្ដី​មួយ​ប្រយោគ​វែង : សេចក្ដី​មួយ​វោត ។ វោតវគ្គ (ម. ព. វគ្គ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វោតវគ្គ</text:p>
          </table:table-cell>
        </table:table-row>
        <table:table-row>
          <table:table-cell table:style-name="តារាង1.A2" office:value-type="string">
            <text:p text:style-name="P8">១២៣៩៩</text:p>
          </table:table-cell>
          <table:table-cell table:style-name="តារាង1.A2" office:value-type="string">
            <text:p text:style-name="P9">វោទាន​កម្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នៈក័ម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ោទាន) ការ​លាង, ជម្រះ, សម្អាត; ការ​ធ្វើ​ចិត្ត​ឲ្យ​បរិសុទ្ធ, ឲ្យ​ផូរផង់, ឲ្យ​ស្អាត : ធ្វើ​វោទាន​កម្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០</text:p>
          </table:table-cell>
          <table:table-cell table:style-name="តារាង1.A2" office:value-type="string">
            <text:p text:style-name="P9">វ៉ោប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៉ែប​ៗ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១</text:p>
          </table:table-cell>
          <table:table-cell table:style-name="តារាង1.A2" office:value-type="string">
            <text:p text:style-name="P9">វោលោកន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កៈ--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ិ + ឱលោកន) ការ​សម្លឹង​មើល​ជា​ពិសេស, ការ​ប្រមើល​មើល, ការ​រំពឹង​ជញ្ជឹង​មើល (ច្រើន​ប្រើ​ចំពោះ​ការ​ប្រមើល​នូវ​ឧបនិស្ស័យ​របស់​សត្វ ដោយ​ទិព្វ​ចក្ខុ​ឬ​ដោយ​ប្រាជ្ញា​ញាណ នៃ​ព្រះ​ខីណាស្រព មាន​ព្រះ​ពុទ្ធ​ជាដើម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២</text:p>
          </table:table-cell>
          <table:table-cell table:style-name="តារាង1.A2" office:value-type="string">
            <text:p text:style-name="P9">វោហារ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្យាហារ) ពាក្យ, ពាក្យ​ពេចន៍; សំនួន​សម្តី : បញ្ចេញ​វោហារ, បាន​វោហារ ។ វោហារ​កោសល (--រ៉ៈកោសល់) អ្នក​ឈ្លាសវៃ, ប៉ិន​ប្រសប់​ខាង​វោហារ, ខាង​ពាក្យ​សម្តី​ថ្វី​មាត់ (ប្រើ​ជា គុ. ក៏​បាន) ។ វោហារ​កោសល្យ (--សល់) ការ​ឈ្លាសវៃ, ការ​ប៉ិន​ប្រសប់​ស្ទាត់​ជំនាញ​ក្នុង​វោហារ, ការ​ចេះ​និយាយ​ថ្លែង​សេចក្ដី​យ៉ាង​ពីរោះ ក្បោះក្បាយ ឥត​មាន​រអាក់​រអួល : វោហារ​កោសល្យ ជា​ឧបនិស្ស័យ​មាន​ប្រចាំ​នៅ​ក្នុង​សន្តាន​នៃ​បុគ្គល​ខ្លះ ។ វោហារ​ទេសនា (--រៈ ទេសៈន៉ា ឬ--ទេស្នា) ការ​សម្តែង​វោហារ, ការ​សម្តែង​ធម៌​អធិប្បាយ​បញ្ចេញ​វោហារ ឲ្យ​ទូលាយ​ងាយ​ស្តាប់​ងាយ​យល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 </text:p>
          </table:table-cell>
          <table:table-cell table:style-name="តារាង1.D2" office:value-type="string">
            <text:p text:style-name="P4">(វ្យវហារ) ទំនៀម, ទំនៀម​ទម្លាប់; ធម្ម​សាស្រ្ត, ច្បាប់​បញ្ញត្តិ; វិវាទ, ក្តី; ការ​លក់​ដូរ, ជំនួញ ។ វោហារ​វិជ្ជា, --វិទ្យា ឬ--សាស្រ្ត វិជ្ជា​ឬ​សាស្រ្ត​ខាង​ច្បាប់​សម្រាប់​ប្រទេស, ធម្ម​សាស្រ្ត ។ វោហារ​វិធី ឬ--កម្ម ដំណើរ​ក្តី 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៣</text:p>
          </table:table-cell>
          <table:table-cell table:style-name="តារាង1.A2" office:value-type="string">
            <text:p text:style-name="P9">វោហារ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 ម. ព. វោហារី 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៤</text:p>
          </table:table-cell>
          <table:table-cell table:style-name="តារាង1.A2" office:value-type="string">
            <text:p text:style-name="P9">វោហារ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វ្យវហារិន៑) អ្នក​មាន​វិវាទ, អ្នក​កើត​ក្តី ។ បើ​ស្រ្តី​ជា វោហារិន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៥</text:p>
          </table:table-cell>
          <table:table-cell table:style-name="តារាង1.A2" office:value-type="string">
            <text:p text:style-name="P19">វោហា រុប <text:s/>ជីវិន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វោហារុបជីវី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៦</text:p>
          </table:table-cell>
          <table:table-cell table:style-name="តារាង1.A2" office:value-type="string">
            <text:p text:style-name="P9">វោហារុបជីវ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>--រុ-ប៉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&lt; វោហារ “ការ​លក់​ដូរ” + ឧបជីវី <text:s/>“ដែល​ចិញ្ចឹម​ជីវិត, ដែល​រស់​នៅ”; វ្យវហារ + ឧបជីវិន៑) អ្នក​ចិញ្ចឹម​ជីវិត​ដោយ​ការ​លក់​ដូរ, អ្នក​ជំនួញ ។ បើ​ស្រ្តី​ជា វោហារុបជីវិន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៧</text:p>
          </table:table-cell>
          <table:table-cell table:style-name="តារាង1.A2" office:value-type="string">
            <text:p text:style-name="P9">វ៉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លឿន​ខ្លាំង : លឿន​វ៉ៅ, រសាត់​វ៉ៅ ។ ដែល​ឮ​ច្បាស់​មិន​ស្អក​ស្អា : និយាយ​វ៉ៅ​កណ្ដាល​ជំនុំ; សំឡេង​វ៉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៨</text:p>
          </table:table-cell>
          <table:table-cell table:style-name="តារាង1.A2" office:value-type="string">
            <text:p text:style-name="P9">វាំង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បាំង, បាំង​ព័ទ្ធ, បិទ​បាំង​មិន​ឲ្យ​ឃើញ, បិទ​បាំង​ព័ទ្ធ​ជុំ​វិញ : វាំង​រនាំង; វាំង​របង; វាំង​ចំណារ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កំពែង​ព័ទ្ធ​ភូមិ​លំនៅ​របស់​ក្សត្រិយ៍ : អ្នក​ក្នុង​វាំង; វាំង​ព្រះ​អង្គ​ម្ចាស់... , វាំង​សម្តេច​មហា​ឧបរាជ; ព្រះ​រាជ​វាំង ឬ ព្រះ​បរម​រាជ​វាំង ។ ឋានន្តរ​របស់​សេនាបតី​ក្រសួង​ព្រះ​រាជ​វាំង : អ្នក​ឧកញ៉ា​វាំង​វរ​វៀងជ័យ​សេនាបតី​ក្រសួង​ព្រះ​រាជ​វាំង ... ។ សម័យ​បច្ចុប្បន្ន​លែង​ហៅ សេនាបតី ហៅ រដ្ឋមន្រ្តី វិញ ។ ម. ព. វៀង និង វៀងជ័យ ផ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០៩</text:p>
          </table:table-cell>
          <table:table-cell table:style-name="តារាង1.A2" office:value-type="string">
            <text:p text:style-name="P9">វាំងជ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វុ័ងជា អ. ថ. វុ័ងឆា) ដែល​រឹងប៉ឹង, មាំមួន, រហ័សរហួន (ប្រើ​ចំពោះ​តែ​កម្លាំង) : កម្លាំង​វាំងជា កម្លាំង​រឹងប៉ឹង,... (ម. ប្រ., ច្រ. ប្រ. កម្លាំង​វាំងនាំ ម. ព. នេះ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១០</text:p>
          </table:table-cell>
          <table:table-cell table:style-name="តារាង1.A2" office:value-type="string">
            <text:p text:style-name="P9">វាំងន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សំពត់​ផ្ទាំង​ធំ​សម្រាប់​ចង​បិទ​បាំង​កន្លែង​ដេក​ជាដើម, រនាំង​ធំ (ច្រើន​ប្រើ​សំពត់​ព័ណ៌) : ចង​វាំងនន, បាំង​វាំងនន ។ តាម​លំនាំ​ពាក្យ​នេះ សម​តែ​នឹង​យល់​ថា វាំង “បាំង” ជា​ពាក្យ​ខ្មែរ, ន្ចន អ. ថ. ន៉ន សៀម​ថា “ដេក” = (សំពត់​សម្រាប់​បាំង​ដេក); ប៉ុន្តែ​នឹង​យក​ជា​ការ​ពិត​តាម​ន័យ​នេះ​ពុំ​បាន, ព្រោះ​សៀម​ហៅ វាំងនន ថាមា់ន អ. ថ. ម៉ាន់, មិន​មែន​ហៅ វ័ងន្ចន (វុ័ងន៉ន) ទេ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១១</text:p>
          </table:table-cell>
          <table:table-cell table:style-name="តារាង1.A2" office:value-type="string">
            <text:p text:style-name="P9">វាំងនា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4">ពាក្យ​សម្រាប់​និយាយ​ផ្សំ​នឹង​ពាក្យ កម្លាំង ថា : កម្លាំង​វាំងនាំ កម្លាំង​របស់​មនុស្ស​ជា​បរិវារ ឬ​កម្លាំង​របស់​មនុស្ស​ច្រើន​នាក់, ដែល​ជួយ​ធ្វើ​កិច្ច​ការ​ផ្សេង​ៗ : មាន​កម្លាំង​វាំងនាំ​ច្រើន (សំដៅ​សេចក្ដី​ថា “មាន​មនុស្ស​ច្រើន​នាក់​ជា​អ្នក​ជួយ​ធ្វើ​កិច្ច​ការ” 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កម្លាំង​វាំងនាំ </text:p>
          </table:table-cell>
        </table:table-row>
        <table:table-row>
          <table:table-cell table:style-name="តារាង1.A2" office:value-type="string">
            <text:p text:style-name="P8">១២៤១២</text:p>
          </table:table-cell>
          <table:table-cell table:style-name="តារាង1.A2" office:value-type="string">
            <text:p text:style-name="P9">វ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<text:span text:style-name="T4">េហ្វេះ</text:span><text:span text:style-name="T14"> អ. </text:span>ថ. ហ្វែៈ) ធ្វើ​ឲ្យ​មាន​រង្វះ, ពុះ, កាត់, ពន្លះ ឲ្យ​ដាច់​ជា​រង្វះ ឬ​ហែក​ញែក​ចេញ : វះ​ងៀត, វះ​ពោះ​ត្រី, ពេទ្យ​វះ​របួស ។ វះ​កាត់ វះ​ហើយ​កាត់​ឲ្យ​ដាច់​ចេញ​ផង ។ វះ​ច្រៀក វះ​ជា​ចម្រៀក ។ល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១៣</text:p>
          </table:table-cell>
          <table:table-cell table:style-name="តារាង1.A2" office:value-type="string">
            <text:p text:style-name="P9">វ្ហ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សម្តែង​អាការ​ឆ្ងើយ, តោះតើយ, ព្រងើយ​កន្តើយ ធ្វើ​ដូច​មិន​ឃើញ​មិន​ឮ : អង្គុយ​ធ្វើ​វ្ហី ។ វ្ហី​ទៅ និ. ក៏​ដោយ; មិន​រវល់: ឲ្យ​ហើយ, បើ​គេ​មិន​យក​វ្ហី​ទៅ ! . (ព. សា. ថា ហី : មិន​យក​ហី​ទៅ !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១៤</text:p>
          </table:table-cell>
          <table:table-cell table:style-name="តារាង1.A2" office:value-type="string">
            <text:p text:style-name="P9">វ្ហើ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តោះតើយ, ដែល​ធ្វើ​ព្រងើយ: ធ្វើ​វ្ហើយ; ឫក​វ្ហើយ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២៤១៥</text:p>
          </table:table-cell>
          <table:table-cell table:style-name="តារាង1.A2" office:value-type="string">
            <text:p text:style-name="P9">វ្ហោះវ្ហើ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 . វិ. ឬ គុ.</text:p>
          </table:table-cell>
          <table:table-cell table:style-name="តារាង1.D2" office:value-type="string">
            <text:p text:style-name="P4">ដែល​តោះតើយ​ព្រងើយ​ធ្វើ​ជើយ​ហួស​ហេតុ : ឃើញ​ភ្ញៀវ​មក​ធ្វើ​វ្ហោះវ្ហើយ <text:s/>(មើល​ក្នុង​ពាក្យ ប្រពន្ធ ត្រង់​ពាក្យ​កាព្យ​ទៀត​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4T09:01:21</dc:date>
    <meta:print-date>2005-12-01T09:25:03</meta:print-date>
    <dc:language>en-US</dc:language>
    <meta:editing-cycles>176</meta:editing-cycles>
    <meta:editing-duration>P3DT14H25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32" meta:paragraph-count="3851" meta:word-count="14271" meta:character-count="156878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